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may-break-between-rows="false" style:writing-mode="lr-tb"/>
    </style:style>
    <style:style style:name="Tabulka1.A" style:family="table-column">
      <style:table-column-properties style:column-width="4.101cm" style:rel-column-width="24892*"/>
    </style:style>
    <style:style style:name="Tabulka1.B" style:family="table-column">
      <style:table-column-properties style:column-width="1.099cm" style:rel-column-width="6670*"/>
    </style:style>
    <style:style style:name="Tabulka1.C" style:family="table-column">
      <style:table-column-properties style:column-width="0.397cm" style:rel-column-width="2408*"/>
    </style:style>
    <style:style style:name="Tabulka1.D" style:family="table-column">
      <style:table-column-properties style:column-width="4.207cm" style:rel-column-width="25535*"/>
    </style:style>
    <style:style style:name="Tabulka1.E" style:family="table-column">
      <style:table-column-properties style:column-width="0.993cm" style:rel-column-width="6030*"/>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may-break-between-rows="false" style:writing-mode="lr-tb"/>
    </style:style>
    <style:style style:name="Table1.A" style:family="table-column">
      <style:table-column-properties style:column-width="4.099cm" style:rel-column-width="24882*"/>
    </style:style>
    <style:style style:name="Table1.B" style:family="table-column">
      <style:table-column-properties style:column-width="1.099cm" style:rel-column-width="6670*"/>
    </style:style>
    <style:style style:name="Table1.C" style:family="table-column">
      <style:table-column-properties style:column-width="0.397cm" style:rel-column-width="2408*"/>
    </style:style>
    <style:style style:name="Table1.D" style:family="table-column">
      <style:table-column-properties style:column-width="4.207cm" style:rel-column-width="25535*"/>
    </style:style>
    <style:style style:name="Table1.E" style:family="table-column">
      <style:table-column-properties style:column-width="0.995cm" style:rel-column-width="6040*"/>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6" style:family="table-cell">
      <style:table-cell-properties fo:padding="0.097cm" fo:border-left="none" fo:border-right="none" fo:border-top="none" fo:border-bottom="1pt solid #000000"/>
    </style:style>
    <style:style style:name="Table2" style:family="table">
      <style:table-properties style:width="10.797cm" table:align="margins" style:may-break-between-rows="false" style:writing-mode="lr-tb"/>
    </style:style>
    <style:style style:name="Table2.A" style:family="table-column">
      <style:table-column-properties style:column-width="4.101cm" style:rel-column-width="24892*"/>
    </style:style>
    <style:style style:name="Table2.B" style:family="table-column">
      <style:table-column-properties style:column-width="1.099cm" style:rel-column-width="6670*"/>
    </style:style>
    <style:style style:name="Table2.C" style:family="table-column">
      <style:table-column-properties style:column-width="0.397cm" style:rel-column-width="2408*"/>
    </style:style>
    <style:style style:name="Table2.D" style:family="table-column">
      <style:table-column-properties style:column-width="4.207cm" style:rel-column-width="25535*"/>
    </style:style>
    <style:style style:name="Table2.E" style:family="table-column">
      <style:table-column-properties style:column-width="0.993cm" style:rel-column-width="6030*"/>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Footer">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text-properties officeooo:paragraph-rsid="0ce95318"/>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2b2710" officeooo:paragraph-rsid="1aac0adc" style:font-style-asian="italic" style:font-style-complex="italic"/>
    </style:style>
    <style:style style:name="P8" style:family="paragraph" style:parent-style-name="Text_20_body">
      <style:text-properties fo:font-style="italic" officeooo:rsid="1b8dcbac" officeooo:paragraph-rsid="1b8dcbac" style:font-style-asian="italic" style:font-style-complex="italic"/>
    </style:style>
    <style:style style:name="P9" style:family="paragraph" style:parent-style-name="Text_20_body">
      <style:text-properties fo:font-style="italic" officeooo:rsid="1caa881e" officeooo:paragraph-rsid="1caa881e" style:font-style-asian="italic" style:font-style-complex="italic"/>
    </style:style>
    <style:style style:name="P10" style:family="paragraph" style:parent-style-name="Text_20_body">
      <style:text-properties fo:font-style="italic" officeooo:rsid="1c9e1742" officeooo:paragraph-rsid="1d121150" style:font-style-asian="italic" style:font-style-complex="italic"/>
    </style:style>
    <style:style style:name="P11" style:family="paragraph" style:parent-style-name="Text_20_body">
      <style:text-properties fo:font-style="italic" officeooo:rsid="1c9e1742" officeooo:paragraph-rsid="1c9e1742" style:font-style-asian="italic" style:font-style-complex="italic"/>
    </style:style>
    <style:style style:name="P12" style:family="paragraph" style:parent-style-name="Text_20_body">
      <style:text-properties fo:font-style="italic" officeooo:rsid="15e6b6dc" officeooo:paragraph-rsid="17205437" style:font-style-asian="italic" style:font-style-complex="italic"/>
    </style:style>
    <style:style style:name="P13" style:family="paragraph" style:parent-style-name="Text_20_body">
      <style:text-properties fo:font-style="italic" officeooo:rsid="20e55bd0" officeooo:paragraph-rsid="20e55bd0"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9c7ad6" officeooo:paragraph-rsid="226129cb" style:font-style-asian="italic" style:font-style-complex="italic"/>
    </style:style>
    <style:style style:name="P16" style:family="paragraph" style:parent-style-name="Text_20_body">
      <style:text-properties fo:font-style="italic" officeooo:rsid="18e87d0d" officeooo:paragraph-rsid="227b4df1" style:font-style-asian="italic" style:font-style-complex="italic"/>
    </style:style>
    <style:style style:name="P17" style:family="paragraph" style:parent-style-name="Text_20_body">
      <style:text-properties fo:font-style="italic" officeooo:rsid="1d1a7fb6" officeooo:paragraph-rsid="228e1efa" style:font-style-asian="italic" style:font-style-complex="italic"/>
    </style:style>
    <style:style style:name="P18" style:family="paragraph" style:parent-style-name="Text_20_body">
      <style:text-properties fo:font-style="italic" officeooo:rsid="18f8f928" officeooo:paragraph-rsid="22b24f50" style:font-style-asian="italic" style:font-style-complex="italic"/>
    </style:style>
    <style:style style:name="P19" style:family="paragraph" style:parent-style-name="Text_20_body">
      <style:text-properties fo:font-style="italic" officeooo:rsid="208a4fcb" officeooo:paragraph-rsid="208a4fcb" style:font-style-asian="italic" style:font-style-complex="italic"/>
    </style:style>
    <style:style style:name="P20" style:family="paragraph" style:parent-style-name="Text_20_body">
      <style:text-properties fo:font-style="italic" officeooo:rsid="208a4fcb" officeooo:paragraph-rsid="22b313da" style:font-style-asian="italic" style:font-style-complex="italic"/>
    </style:style>
    <style:style style:name="P21" style:family="paragraph" style:parent-style-name="Text_20_body">
      <style:text-properties fo:font-style="italic" officeooo:rsid="1d11737a" officeooo:paragraph-rsid="22b209a1" style:font-style-asian="italic" style:font-style-complex="italic"/>
    </style:style>
    <style:style style:name="P22" style:family="paragraph" style:parent-style-name="Text_20_body">
      <style:text-properties fo:font-style="italic" officeooo:rsid="1d11737a" officeooo:paragraph-rsid="22b48858" style:font-style-asian="italic" style:font-style-complex="italic"/>
    </style:style>
    <style:style style:name="P23" style:family="paragraph" style:parent-style-name="Text_20_body">
      <style:text-properties fo:font-style="italic" officeooo:rsid="1d11737a" officeooo:paragraph-rsid="22b75f06" style:font-style-asian="italic" style:font-style-complex="italic"/>
    </style:style>
    <style:style style:name="P24" style:family="paragraph" style:parent-style-name="Text_20_body">
      <style:text-properties fo:font-style="italic" officeooo:rsid="1d11737a" officeooo:paragraph-rsid="22b8f4cb" style:font-style-asian="italic" style:font-style-complex="italic"/>
    </style:style>
    <style:style style:name="P25" style:family="paragraph" style:parent-style-name="Text_20_body">
      <style:text-properties fo:font-style="italic" officeooo:rsid="1d11737a" officeooo:paragraph-rsid="22ba8833" style:font-style-asian="italic" style:font-style-complex="italic"/>
    </style:style>
    <style:style style:name="P26" style:family="paragraph" style:parent-style-name="Text_20_body">
      <style:text-properties fo:font-style="italic" officeooo:rsid="1d11737a" officeooo:paragraph-rsid="22b65da1" style:font-style-asian="italic" style:font-style-complex="italic"/>
    </style:style>
    <style:style style:name="P27" style:family="paragraph" style:parent-style-name="Text_20_body">
      <style:text-properties fo:font-style="italic" officeooo:rsid="196af6b0" officeooo:paragraph-rsid="22b75f06" style:font-style-asian="italic" style:font-style-complex="italic"/>
    </style:style>
    <style:style style:name="P28" style:family="paragraph" style:parent-style-name="Text_20_body">
      <style:text-properties fo:font-style="italic" officeooo:rsid="17aa0a03" officeooo:paragraph-rsid="22b75f06" style:font-style-asian="italic" style:font-style-complex="italic"/>
    </style:style>
    <style:style style:name="P29" style:family="paragraph" style:parent-style-name="Text_20_body">
      <style:text-properties fo:font-style="italic" officeooo:rsid="17aaa137" officeooo:paragraph-rsid="22b75f06" style:font-style-asian="italic" style:font-style-complex="italic"/>
    </style:style>
    <style:style style:name="P30" style:family="paragraph" style:parent-style-name="Text_20_body">
      <style:text-properties fo:font-style="italic" officeooo:rsid="192ade04" officeooo:paragraph-rsid="22b75f06" style:font-style-asian="italic" style:font-style-complex="italic"/>
    </style:style>
    <style:style style:name="P31" style:family="paragraph" style:parent-style-name="Text_20_body">
      <style:text-properties fo:font-style="italic" officeooo:rsid="19682f89" officeooo:paragraph-rsid="19d3a8f0" style:font-style-asian="italic" style:font-style-complex="italic"/>
    </style:style>
    <style:style style:name="P32" style:family="paragraph" style:parent-style-name="Text_20_body">
      <style:text-properties fo:font-style="italic" officeooo:rsid="1570c2b1" officeooo:paragraph-rsid="17205437" style:font-style-asian="italic" style:font-style-complex="italic"/>
    </style:style>
    <style:style style:name="P33" style:family="paragraph" style:parent-style-name="Text_20_body">
      <style:text-properties fo:font-style="italic" officeooo:rsid="1a272546" officeooo:paragraph-rsid="1a272546" style:font-style-asian="italic" style:font-style-complex="italic"/>
    </style:style>
    <style:style style:name="P34" style:family="paragraph" style:parent-style-name="Text_20_body">
      <style:text-properties fo:font-style="italic" officeooo:rsid="1533b4e0" officeooo:paragraph-rsid="17205437" style:font-style-asian="italic" style:font-style-complex="italic"/>
    </style:style>
    <style:style style:name="P35" style:family="paragraph" style:parent-style-name="Text_20_body">
      <style:text-properties fo:font-style="italic" officeooo:rsid="21bb4c85" officeooo:paragraph-rsid="21bb4c85" style:font-style-asian="italic" style:font-style-complex="italic"/>
    </style:style>
    <style:style style:name="P36" style:family="paragraph" style:parent-style-name="Text_20_body">
      <style:text-properties fo:font-style="italic" officeooo:rsid="19cdc9f0" officeooo:paragraph-rsid="19cdc9f0" style:font-style-asian="italic" style:font-style-complex="italic"/>
    </style:style>
    <style:style style:name="P37" style:family="paragraph" style:parent-style-name="Text_20_body">
      <style:text-properties fo:font-style="italic" officeooo:rsid="14c28908" officeooo:paragraph-rsid="1a0cd988" style:font-style-asian="italic" style:font-style-complex="italic"/>
    </style:style>
    <style:style style:name="P38" style:family="paragraph" style:parent-style-name="Text_20_body">
      <style:text-properties fo:font-style="italic" officeooo:rsid="1d7e301a" officeooo:paragraph-rsid="22d22cb7" style:font-style-asian="italic" style:font-style-complex="italic"/>
    </style:style>
    <style:style style:name="P39" style:family="paragraph" style:parent-style-name="Text_20_body">
      <style:text-properties fo:font-style="italic" officeooo:rsid="1d3968dc" officeooo:paragraph-rsid="23076ff9" style:font-style-asian="italic" style:font-style-complex="italic"/>
    </style:style>
    <style:style style:name="P40" style:family="paragraph" style:parent-style-name="Text_20_body">
      <style:text-properties fo:font-style="italic" officeooo:rsid="1d997504" officeooo:paragraph-rsid="2300c2f4" style:font-style-asian="italic" style:font-style-complex="italic"/>
    </style:style>
    <style:style style:name="P41" style:family="paragraph" style:parent-style-name="Text_20_body">
      <style:text-properties fo:font-style="italic" officeooo:rsid="17f2c093" officeooo:paragraph-rsid="1aa9a78a" style:font-style-asian="italic" style:font-style-complex="italic"/>
    </style:style>
    <style:style style:name="P42" style:family="paragraph" style:parent-style-name="Text_20_body">
      <style:text-properties fo:font-style="italic" officeooo:rsid="1521bb62" officeooo:paragraph-rsid="1b1a5bf4" style:font-style-asian="italic" style:font-style-complex="italic"/>
    </style:style>
    <style:style style:name="P43" style:family="paragraph" style:parent-style-name="Text_20_body">
      <style:text-properties fo:font-style="italic" officeooo:rsid="23849229" officeooo:paragraph-rsid="238616ac" style:font-style-asian="italic" style:font-style-complex="italic"/>
    </style:style>
    <style:style style:name="P44" style:family="paragraph" style:parent-style-name="Text_20_body">
      <style:text-properties fo:font-style="italic" officeooo:rsid="190d6d44" officeooo:paragraph-rsid="23db23da" style:font-style-asian="italic" style:font-style-complex="italic"/>
    </style:style>
    <style:style style:name="P45" style:family="paragraph" style:parent-style-name="Text_20_body">
      <style:text-properties fo:font-style="italic" officeooo:rsid="1c82dd2c" officeooo:paragraph-rsid="1c9dbd6e" style:font-style-asian="italic" style:font-style-complex="italic"/>
    </style:style>
    <style:style style:name="P46" style:family="paragraph" style:parent-style-name="Text_20_body">
      <style:text-properties fo:font-style="italic" officeooo:rsid="1c82dd2c" officeooo:paragraph-rsid="1d4999ce" style:font-style-asian="italic" style:font-style-complex="italic"/>
    </style:style>
    <style:style style:name="P47" style:family="paragraph" style:parent-style-name="Text_20_body">
      <style:text-properties fo:font-style="italic" officeooo:rsid="1bca54bf" officeooo:paragraph-rsid="23ff19ee" style:font-style-asian="italic" style:font-style-complex="italic"/>
    </style:style>
    <style:style style:name="P48" style:family="paragraph" style:parent-style-name="Text_20_body">
      <style:text-properties fo:font-style="italic" style:text-underline-style="none" officeooo:rsid="1779b628" officeooo:paragraph-rsid="1779b628" style:font-style-asian="italic" style:font-style-complex="italic"/>
    </style:style>
    <style:style style:name="P49" style:family="paragraph" style:parent-style-name="Text_20_body">
      <style:text-properties fo:font-style="italic" style:text-underline-style="none" officeooo:rsid="2337940f" officeooo:paragraph-rsid="2337940f" style:font-style-asian="italic" style:font-style-complex="italic"/>
    </style:style>
    <style:style style:name="P50" style:family="paragraph" style:parent-style-name="Text_20_body">
      <style:text-properties fo:font-style="italic" style:text-underline-style="none" officeooo:paragraph-rsid="23fb4823" style:font-style-asian="italic" style:font-style-complex="italic"/>
    </style:style>
    <style:style style:name="P51" style:family="paragraph" style:parent-style-name="Text_20_body">
      <style:text-properties fo:language="cs" fo:country="CZ" fo:font-style="italic" officeooo:rsid="176aaf3b" officeooo:paragraph-rsid="176aaf3b" style:font-style-asian="italic" style:font-style-complex="italic"/>
    </style:style>
    <style:style style:name="P52" style:family="paragraph" style:parent-style-name="Text_20_body">
      <style:text-properties fo:language="cs" fo:country="CZ" fo:font-style="italic" officeooo:rsid="1ad54024" officeooo:paragraph-rsid="1ad54024" style:font-style-asian="italic" style:font-style-complex="italic"/>
    </style:style>
    <style:style style:name="P53"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4"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5"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6" style:family="paragraph" style:parent-style-name="Text_20_body">
      <style:text-properties fo:language="cs" fo:country="CZ" fo:font-style="normal" officeooo:rsid="17e6c942" officeooo:paragraph-rsid="235f2c9e" style:font-style-asian="normal" style:font-style-complex="normal"/>
    </style:style>
    <style:style style:name="P57" style:family="paragraph" style:parent-style-name="Text_20_body">
      <style:text-properties fo:font-style="normal" officeooo:rsid="1543b540" officeooo:paragraph-rsid="1aac0adc" style:font-style-asian="normal" style:font-style-complex="normal"/>
    </style:style>
    <style:style style:name="P58" style:family="paragraph" style:parent-style-name="Text_20_body">
      <style:text-properties fo:font-style="normal" officeooo:rsid="20b57a92" officeooo:paragraph-rsid="20b57a92" style:font-style-asian="normal" style:font-style-complex="normal"/>
    </style:style>
    <style:style style:name="P59" style:family="paragraph" style:parent-style-name="Text_20_body">
      <style:text-properties fo:font-style="normal" officeooo:rsid="18f8f928" officeooo:paragraph-rsid="22b24f50" style:font-style-asian="normal" style:font-style-complex="normal"/>
    </style:style>
    <style:style style:name="P60" style:family="paragraph" style:parent-style-name="Text_20_body">
      <style:text-properties fo:font-style="normal" officeooo:rsid="1d13a54a" officeooo:paragraph-rsid="229e2479" style:font-style-asian="normal" style:font-style-complex="normal"/>
    </style:style>
    <style:style style:name="P61" style:family="paragraph" style:parent-style-name="Text_20_body">
      <style:text-properties fo:font-style="normal" officeooo:rsid="18a629ed" officeooo:paragraph-rsid="22a02bc1" style:font-style-asian="normal" style:font-style-complex="normal"/>
    </style:style>
    <style:style style:name="P62" style:family="paragraph" style:parent-style-name="Text_20_body">
      <style:text-properties fo:font-style="normal" officeooo:rsid="229adfe8" officeooo:paragraph-rsid="229e2479" style:font-style-asian="normal" style:font-style-complex="normal"/>
    </style:style>
    <style:style style:name="P63" style:family="paragraph" style:parent-style-name="Text_20_body">
      <style:text-properties fo:font-style="normal" officeooo:paragraph-rsid="229e2479" style:font-style-asian="normal" style:font-style-complex="normal"/>
    </style:style>
    <style:style style:name="P64" style:family="paragraph" style:parent-style-name="Text_20_body">
      <style:text-properties fo:font-style="normal" officeooo:rsid="1d8a2e78" officeooo:paragraph-rsid="22fbd21c" style:font-style-asian="normal" style:font-style-complex="normal"/>
    </style:style>
    <style:style style:name="P65" style:family="paragraph" style:parent-style-name="Text_20_body">
      <style:text-properties fo:font-style="normal" officeooo:rsid="17480cd3" officeooo:paragraph-rsid="233a4f3d" style:font-style-asian="normal" style:font-style-complex="normal"/>
    </style:style>
    <style:style style:name="P66" style:family="paragraph" style:parent-style-name="Text_20_body">
      <style:text-properties fo:font-style="normal" officeooo:rsid="1b1a5bf4" officeooo:paragraph-rsid="23826af7" style:font-style-asian="normal" style:font-style-complex="normal"/>
    </style:style>
    <style:style style:name="P67" style:family="paragraph" style:parent-style-name="Text_20_body">
      <style:text-properties fo:font-style="normal" officeooo:rsid="1c81d622" officeooo:paragraph-rsid="23e714e7" style:font-style-asian="normal" style:font-style-complex="normal"/>
    </style:style>
    <style:style style:name="P68" style:family="paragraph" style:parent-style-name="Text_20_body">
      <style:text-properties fo:font-style="normal" officeooo:rsid="1bd0abba" officeooo:paragraph-rsid="23ff19ee" style:font-style-asian="normal" style:font-style-complex="normal"/>
    </style:style>
    <style:style style:name="P69" style:family="paragraph" style:parent-style-name="Text_20_body">
      <style:text-properties fo:font-style="normal" officeooo:rsid="14b72b10" officeooo:paragraph-rsid="23a5779e" style:font-style-asian="normal" style:font-style-complex="normal"/>
    </style:style>
    <style:style style:name="P70" style:family="paragraph" style:parent-style-name="Text_20_body">
      <style:text-properties fo:font-style="normal" officeooo:rsid="14b72b10" officeooo:paragraph-rsid="23ca212b" style:font-style-asian="normal" style:font-style-complex="normal"/>
    </style:style>
    <style:style style:name="P71" style:family="paragraph" style:parent-style-name="Text_20_body">
      <style:text-properties fo:font-style="normal" officeooo:rsid="202d51f4" officeooo:paragraph-rsid="202d51f4" style:font-style-asian="normal" style:font-style-complex="normal"/>
    </style:style>
    <style:style style:name="P72" style:family="paragraph" style:parent-style-name="Text_20_body">
      <style:text-properties fo:font-style="normal" officeooo:rsid="191f564a" officeooo:paragraph-rsid="23d38cee" style:font-style-asian="normal" style:font-style-complex="normal"/>
    </style:style>
    <style:style style:name="P73" style:family="paragraph" style:parent-style-name="Text_20_body">
      <style:text-properties fo:font-style="normal" officeooo:rsid="19168136" officeooo:paragraph-rsid="23db23da" style:font-style-asian="normal" style:font-style-complex="normal"/>
    </style:style>
    <style:style style:name="P74" style:family="paragraph" style:parent-style-name="Text_20_body">
      <style:text-properties fo:font-style="normal" officeooo:rsid="2411030d" officeooo:paragraph-rsid="242378e4" style:font-style-asian="normal" style:font-style-complex="normal"/>
    </style:style>
    <style:style style:name="P7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7"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78"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9"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0"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1"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2" style:family="paragraph" style:parent-style-name="Text_20_body">
      <style:text-properties officeooo:rsid="142dd805" officeooo:paragraph-rsid="17205437"/>
    </style:style>
    <style:style style:name="P83" style:family="paragraph" style:parent-style-name="Text_20_body">
      <style:text-properties officeooo:rsid="1470ab33" officeooo:paragraph-rsid="17205437"/>
    </style:style>
    <style:style style:name="P84" style:family="paragraph" style:parent-style-name="Text_20_body">
      <style:text-properties officeooo:rsid="12bd1159" officeooo:paragraph-rsid="17205437"/>
    </style:style>
    <style:style style:name="P85" style:family="paragraph" style:parent-style-name="Text_20_body">
      <style:text-properties officeooo:rsid="17d7660b" officeooo:paragraph-rsid="17d7660b"/>
    </style:style>
    <style:style style:name="P86" style:family="paragraph" style:parent-style-name="Text_20_body">
      <style:text-properties officeooo:rsid="1215a39f" officeooo:paragraph-rsid="17205437"/>
    </style:style>
    <style:style style:name="P87" style:family="paragraph" style:parent-style-name="Text_20_body">
      <style:text-properties officeooo:rsid="18059df4" officeooo:paragraph-rsid="1aaab28b"/>
    </style:style>
    <style:style style:name="P88" style:family="paragraph" style:parent-style-name="Text_20_body">
      <style:text-properties fo:font-weight="bold" officeooo:rsid="1b155c13" officeooo:paragraph-rsid="1b155c13" style:font-weight-asian="bold" style:font-weight-complex="bold"/>
    </style:style>
    <style:style style:name="P89" style:family="paragraph" style:parent-style-name="Text_20_body">
      <style:text-properties officeooo:rsid="1b611a13" officeooo:paragraph-rsid="1b611a13"/>
    </style:style>
    <style:style style:name="P90" style:family="paragraph" style:parent-style-name="Text_20_body">
      <style:text-properties officeooo:paragraph-rsid="1d11026e"/>
    </style:style>
    <style:style style:name="P91" style:family="paragraph" style:parent-style-name="Text_20_body">
      <style:text-properties officeooo:rsid="1471fc0d" officeooo:paragraph-rsid="1e573006"/>
    </style:style>
    <style:style style:name="P92" style:family="paragraph" style:parent-style-name="Text_20_body">
      <style:text-properties officeooo:rsid="1e650113" officeooo:paragraph-rsid="1e650113"/>
    </style:style>
    <style:style style:name="P93" style:family="paragraph" style:parent-style-name="Text_20_body">
      <style:text-properties officeooo:rsid="1ac3a729" officeooo:paragraph-rsid="1eae0bfd"/>
    </style:style>
    <style:style style:name="P94" style:family="paragraph" style:parent-style-name="Text_20_body">
      <style:text-properties officeooo:paragraph-rsid="1a894516"/>
    </style:style>
    <style:style style:name="P95" style:family="paragraph" style:parent-style-name="Text_20_body">
      <style:text-properties officeooo:rsid="20ae9233" officeooo:paragraph-rsid="20b3c77a"/>
    </style:style>
    <style:style style:name="P96" style:family="paragraph" style:parent-style-name="Text_20_body">
      <style:text-properties officeooo:rsid="20ae9233" officeooo:paragraph-rsid="20b868e0"/>
    </style:style>
    <style:style style:name="P97" style:family="paragraph" style:parent-style-name="Text_20_body">
      <style:text-properties officeooo:rsid="20c1dfbe" officeooo:paragraph-rsid="20cc0cde"/>
    </style:style>
    <style:style style:name="P98" style:family="paragraph" style:parent-style-name="Text_20_body">
      <style:text-properties officeooo:rsid="20e3ad4a" officeooo:paragraph-rsid="20e3ad4a"/>
    </style:style>
    <style:style style:name="P99" style:family="paragraph" style:parent-style-name="Text_20_body">
      <style:text-properties style:font-name="Georgia3"/>
    </style:style>
    <style:style style:name="P100"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1" style:family="paragraph" style:parent-style-name="Text_20_body">
      <style:text-properties officeooo:rsid="14f3c9c1" officeooo:paragraph-rsid="17205437"/>
    </style:style>
    <style:style style:name="P102" style:family="paragraph" style:parent-style-name="Text_20_body">
      <style:text-properties officeooo:rsid="2162cbc8" officeooo:paragraph-rsid="2162cbc8"/>
    </style:style>
    <style:style style:name="P103" style:family="paragraph" style:parent-style-name="Text_20_body">
      <style:text-properties officeooo:rsid="2147fd05" officeooo:paragraph-rsid="218a0d09"/>
    </style:style>
    <style:style style:name="P104" style:family="paragraph" style:parent-style-name="Text_20_body">
      <style:text-properties officeooo:paragraph-rsid="21953dca"/>
    </style:style>
    <style:style style:name="P105" style:family="paragraph" style:parent-style-name="Text_20_body">
      <style:text-properties officeooo:paragraph-rsid="1a59fbf0"/>
    </style:style>
    <style:style style:name="P106" style:family="paragraph" style:parent-style-name="Text_20_body">
      <style:text-properties officeooo:paragraph-rsid="21e78584"/>
    </style:style>
    <style:style style:name="P107" style:family="paragraph" style:parent-style-name="Text_20_body">
      <style:text-properties officeooo:rsid="21ebec9f" officeooo:paragraph-rsid="21ebec9f"/>
    </style:style>
    <style:style style:name="P108" style:family="paragraph" style:parent-style-name="Text_20_body">
      <style:text-properties officeooo:rsid="21499c1b" officeooo:paragraph-rsid="218d7d64"/>
    </style:style>
    <style:style style:name="P109" style:family="paragraph" style:parent-style-name="Text_20_body">
      <style:text-properties officeooo:rsid="215ff24d" officeooo:paragraph-rsid="215ff24d"/>
    </style:style>
    <style:style style:name="P110" style:family="paragraph" style:parent-style-name="Text_20_body">
      <style:text-properties officeooo:rsid="17beb1df" officeooo:paragraph-rsid="22b75f06"/>
    </style:style>
    <style:style style:name="P111" style:family="paragraph" style:parent-style-name="Text_20_body">
      <style:text-properties officeooo:rsid="14c38be7" officeooo:paragraph-rsid="2206d47c"/>
    </style:style>
    <style:style style:name="P112" style:family="paragraph" style:parent-style-name="Text_20_body">
      <style:text-properties officeooo:rsid="21267627" officeooo:paragraph-rsid="21267627"/>
    </style:style>
    <style:style style:name="P113" style:family="paragraph" style:parent-style-name="Text_20_body">
      <style:text-properties officeooo:paragraph-rsid="2251c340"/>
    </style:style>
    <style:style style:name="P114" style:family="paragraph" style:parent-style-name="Text_20_body">
      <style:text-properties officeooo:rsid="226129cb" officeooo:paragraph-rsid="22a02bc1"/>
    </style:style>
    <style:style style:name="P115" style:family="paragraph" style:parent-style-name="Text_20_body">
      <style:text-properties officeooo:paragraph-rsid="2288d7d1"/>
    </style:style>
    <style:style style:name="P116" style:family="paragraph" style:parent-style-name="Text_20_body">
      <style:text-properties officeooo:paragraph-rsid="22a02bc1"/>
    </style:style>
    <style:style style:name="P117" style:family="paragraph" style:parent-style-name="Text_20_body">
      <style:text-properties officeooo:paragraph-rsid="22a72b9c"/>
    </style:style>
    <style:style style:name="P118" style:family="paragraph" style:parent-style-name="Text_20_body">
      <style:text-properties officeooo:paragraph-rsid="22b209a1"/>
    </style:style>
    <style:style style:name="P119" style:family="paragraph" style:parent-style-name="Text_20_body">
      <style:text-properties officeooo:rsid="1d433671" officeooo:paragraph-rsid="22b75f06"/>
    </style:style>
    <style:style style:name="P120" style:family="paragraph" style:parent-style-name="Text_20_body">
      <style:text-properties officeooo:rsid="1d69db0a" officeooo:paragraph-rsid="22b75f06"/>
    </style:style>
    <style:style style:name="P121" style:family="paragraph" style:parent-style-name="Text_20_body">
      <style:text-properties officeooo:paragraph-rsid="22b8f4cb"/>
    </style:style>
    <style:style style:name="P122" style:family="paragraph" style:parent-style-name="Text_20_body">
      <style:text-properties officeooo:paragraph-rsid="2291ef2b"/>
    </style:style>
    <style:style style:name="P123" style:family="paragraph" style:parent-style-name="Text_20_body">
      <style:text-properties officeooo:paragraph-rsid="22d22cb7"/>
    </style:style>
    <style:style style:name="P124" style:family="paragraph" style:parent-style-name="Text_20_body">
      <style:text-properties officeooo:rsid="1c81d622" officeooo:paragraph-rsid="22f8e413"/>
    </style:style>
    <style:style style:name="P125" style:family="paragraph" style:parent-style-name="Text_20_body">
      <style:text-properties officeooo:rsid="1c81d622" officeooo:paragraph-rsid="22f8efa9"/>
    </style:style>
    <style:style style:name="P126" style:family="paragraph" style:parent-style-name="Text_20_body">
      <style:text-properties officeooo:rsid="1c81d622" officeooo:paragraph-rsid="23e714e7"/>
    </style:style>
    <style:style style:name="P127" style:family="paragraph" style:parent-style-name="Text_20_body">
      <style:text-properties officeooo:rsid="1c81d622" officeooo:paragraph-rsid="23f063d8"/>
    </style:style>
    <style:style style:name="P128" style:family="paragraph" style:parent-style-name="Text_20_body">
      <style:text-properties officeooo:paragraph-rsid="22f7c55a"/>
    </style:style>
    <style:style style:name="P129" style:family="paragraph" style:parent-style-name="Text_20_body">
      <style:text-properties officeooo:rsid="1d8fe60c" officeooo:paragraph-rsid="22fbd21c"/>
    </style:style>
    <style:style style:name="P130" style:family="paragraph" style:parent-style-name="Text_20_body">
      <style:text-properties officeooo:paragraph-rsid="230435b4"/>
    </style:style>
    <style:style style:name="P131" style:family="paragraph" style:parent-style-name="Text_20_body">
      <style:text-properties officeooo:rsid="151cf1f3" officeooo:paragraph-rsid="230fa82d"/>
    </style:style>
    <style:style style:name="P132" style:family="paragraph" style:parent-style-name="Text_20_body">
      <style:text-properties officeooo:paragraph-rsid="231efd0a"/>
    </style:style>
    <style:style style:name="P133" style:family="paragraph" style:parent-style-name="Text_20_body">
      <style:text-properties officeooo:paragraph-rsid="231f564e"/>
    </style:style>
    <style:style style:name="P134" style:family="paragraph" style:parent-style-name="Text_20_body">
      <style:text-properties officeooo:paragraph-rsid="23205b56"/>
    </style:style>
    <style:style style:name="P135" style:family="paragraph" style:parent-style-name="Text_20_body">
      <style:text-properties officeooo:paragraph-rsid="23234b40"/>
    </style:style>
    <style:style style:name="P136"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7" style:family="paragraph" style:parent-style-name="Text_20_body">
      <style:text-properties officeooo:paragraph-rsid="17205437"/>
    </style:style>
    <style:style style:name="P138" style:family="paragraph" style:parent-style-name="Text_20_body">
      <style:text-properties officeooo:rsid="160397eb" officeooo:paragraph-rsid="23db23da"/>
    </style:style>
    <style:style style:name="P139" style:family="paragraph" style:parent-style-name="Text_20_body">
      <style:text-properties officeooo:rsid="1ad6edef" officeooo:paragraph-rsid="237eec38"/>
    </style:style>
    <style:style style:name="P140" style:family="paragraph" style:parent-style-name="Text_20_body">
      <style:text-properties officeooo:rsid="20df05fc" officeooo:paragraph-rsid="237eec38"/>
    </style:style>
    <style:style style:name="P141" style:family="paragraph" style:parent-style-name="Text_20_body">
      <style:text-properties officeooo:rsid="122829e6" officeooo:paragraph-rsid="237eec38"/>
    </style:style>
    <style:style style:name="P142" style:family="paragraph" style:parent-style-name="Text_20_body">
      <style:text-properties officeooo:rsid="1c83c954" officeooo:paragraph-rsid="23e7dff0"/>
    </style:style>
    <style:style style:name="P143" style:family="paragraph" style:parent-style-name="Text_20_body">
      <style:text-properties officeooo:paragraph-rsid="1b3aa9da"/>
    </style:style>
    <style:style style:name="P144" style:family="paragraph" style:parent-style-name="Text_20_body">
      <style:text-properties officeooo:paragraph-rsid="1f480d51"/>
    </style:style>
    <style:style style:name="P145" style:family="paragraph" style:parent-style-name="Text_20_body">
      <style:text-properties officeooo:rsid="23849229" officeooo:paragraph-rsid="23855347"/>
    </style:style>
    <style:style style:name="P146" style:family="paragraph" style:parent-style-name="Text_20_body">
      <style:text-properties officeooo:rsid="23849229" officeooo:paragraph-rsid="2385ba7b"/>
    </style:style>
    <style:style style:name="P147" style:family="paragraph" style:parent-style-name="Text_20_body">
      <style:text-properties officeooo:rsid="14b72b10" officeooo:paragraph-rsid="23a4842d"/>
    </style:style>
    <style:style style:name="P148" style:family="paragraph" style:parent-style-name="Text_20_body">
      <style:text-properties officeooo:rsid="18162dee" officeooo:paragraph-rsid="1aac0adc"/>
    </style:style>
    <style:style style:name="P149" style:family="paragraph" style:parent-style-name="Text_20_body">
      <style:text-properties officeooo:rsid="179fb25b" officeooo:paragraph-rsid="23ba8e30"/>
    </style:style>
    <style:style style:name="P150" style:family="paragraph" style:parent-style-name="Text_20_body">
      <style:text-properties officeooo:rsid="1b5e1c0d" officeooo:paragraph-rsid="1b5e1c0d"/>
    </style:style>
    <style:style style:name="P151" style:family="paragraph" style:parent-style-name="Text_20_body">
      <style:text-properties officeooo:rsid="191f564a" officeooo:paragraph-rsid="23c6a097"/>
    </style:style>
    <style:style style:name="P152" style:family="paragraph" style:parent-style-name="Text_20_body">
      <style:text-properties officeooo:rsid="19306b54" officeooo:paragraph-rsid="23cd2eb0"/>
    </style:style>
    <style:style style:name="P153" style:family="paragraph" style:parent-style-name="Text_20_body">
      <style:text-properties officeooo:rsid="19306b54" officeooo:paragraph-rsid="23cf0c44"/>
    </style:style>
    <style:style style:name="P154" style:family="paragraph" style:parent-style-name="Text_20_body">
      <style:text-properties officeooo:paragraph-rsid="23ca7a68"/>
    </style:style>
    <style:style style:name="P155" style:family="paragraph" style:parent-style-name="Text_20_body">
      <style:text-properties officeooo:paragraph-rsid="23cd2eb0"/>
    </style:style>
    <style:style style:name="P156" style:family="paragraph" style:parent-style-name="Text_20_body">
      <style:text-properties officeooo:paragraph-rsid="23db23da"/>
    </style:style>
    <style:style style:name="P157" style:family="paragraph" style:parent-style-name="Text_20_body">
      <style:text-properties officeooo:rsid="23f188a5" officeooo:paragraph-rsid="23f219d6"/>
    </style:style>
    <style:style style:name="P158" style:family="paragraph" style:parent-style-name="Text_20_body">
      <style:text-properties officeooo:paragraph-rsid="23ff19ee"/>
    </style:style>
    <style:style style:name="P159" style:family="paragraph" style:parent-style-name="Text_20_body">
      <style:text-properties officeooo:paragraph-rsid="2406d03d"/>
    </style:style>
    <style:style style:name="P160" style:family="paragraph" style:parent-style-name="Text_20_body">
      <style:text-properties officeooo:paragraph-rsid="2419a7e5"/>
    </style:style>
    <style:style style:name="P161" style:family="paragraph" style:parent-style-name="Text_20_body">
      <style:text-properties officeooo:rsid="1d67446e" officeooo:paragraph-rsid="22ba8833"/>
    </style:style>
    <style:style style:name="P162" style:family="paragraph" style:parent-style-name="Text_20_body">
      <style:text-properties officeooo:paragraph-rsid="242df0d0"/>
    </style:style>
    <style:style style:name="P163" style:family="paragraph" style:parent-style-name="Text_20_body">
      <style:text-properties officeooo:paragraph-rsid="2434619c"/>
    </style:style>
    <style:style style:name="P164" style:family="paragraph" style:parent-style-name="Text_20_body">
      <style:text-properties officeooo:rsid="21ce11c9" officeooo:paragraph-rsid="22044d38"/>
    </style:style>
    <style:style style:name="P165" style:family="paragraph" style:parent-style-name="Text_20_body">
      <style:text-properties officeooo:rsid="1ff514e4" officeooo:paragraph-rsid="24543bc7"/>
    </style:style>
    <style:style style:name="P166" style:family="paragraph" style:parent-style-name="Example_20_Header">
      <style:text-properties officeooo:paragraph-rsid="0ce95318"/>
    </style:style>
    <style:style style:name="P167" style:family="paragraph" style:parent-style-name="Example_20_Header">
      <style:text-properties fo:font-style="italic" style:font-style-asian="italic" style:font-style-complex="italic"/>
    </style:style>
    <style:style style:name="P168" style:family="paragraph" style:parent-style-name="Example_20_Header">
      <style:text-properties fo:font-style="italic" officeooo:paragraph-rsid="22e0370d" style:font-style-asian="italic" style:font-style-complex="italic"/>
    </style:style>
    <style:style style:name="P169" style:family="paragraph" style:parent-style-name="Text_20_Body_20_Full_20_Page">
      <style:text-properties officeooo:paragraph-rsid="17205437"/>
    </style:style>
    <style:style style:name="P170" style:family="paragraph" style:parent-style-name="Table_20_Contents">
      <style:text-properties fo:font-style="normal" officeooo:rsid="1ff80449" officeooo:paragraph-rsid="1ffa3fc7" style:font-style-asian="normal" style:font-style-complex="normal"/>
    </style:style>
    <style:style style:name="P171" style:family="paragraph" style:parent-style-name="Table_20_Contents">
      <style:text-properties fo:font-style="normal" officeooo:rsid="24580707" officeooo:paragraph-rsid="24580707" style:font-style-asian="normal" style:font-style-complex="normal"/>
    </style:style>
    <style:style style:name="P172" style:family="paragraph" style:parent-style-name="Table_20_Contents">
      <style:text-properties fo:font-style="normal" officeooo:rsid="24596855" officeooo:paragraph-rsid="24596855" style:font-style-asian="normal" style:font-style-complex="normal"/>
    </style:style>
    <style:style style:name="P173" style:family="paragraph" style:parent-style-name="Table_20_Contents">
      <style:text-properties fo:font-style="normal" officeooo:rsid="24752634" officeooo:paragraph-rsid="24752634" style:font-style-asian="normal" style:font-style-complex="normal"/>
    </style:style>
    <style:style style:name="P174"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75" style:family="paragraph" style:parent-style-name="Table_20_Contents">
      <style:text-properties fo:font-style="normal" fo:font-weight="bold" officeooo:rsid="2010415d" officeooo:paragraph-rsid="2010415d" style:font-style-asian="normal" style:font-weight-asian="bold" style:font-style-complex="normal" style:font-weight-complex="bold"/>
    </style:style>
    <style:style style:name="P176" style:family="paragraph" style:parent-style-name="Table_20_Contents">
      <style:text-properties fo:font-style="normal" fo:font-weight="normal" officeooo:rsid="2010415d" officeooo:paragraph-rsid="2010415d" style:font-style-asian="normal" style:font-weight-asian="normal" style:font-style-complex="normal" style:font-weight-complex="normal"/>
    </style:style>
    <style:style style:name="P177" style:family="paragraph" style:parent-style-name="Table_20_Contents">
      <style:text-properties fo:font-style="normal" fo:font-weight="normal" officeooo:rsid="2450f64b" officeooo:paragraph-rsid="2450f64b" style:font-style-asian="normal" style:font-weight-asian="normal" style:font-style-complex="normal" style:font-weight-complex="normal"/>
    </style:style>
    <style:style style:name="P178" style:family="paragraph" style:parent-style-name="Table_20_Contents">
      <style:text-properties fo:font-weight="bold" style:font-weight-asian="bold" style:font-weight-complex="bold"/>
    </style:style>
    <style:style style:name="P179"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80"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81" style:family="paragraph" style:parent-style-name="Table_20_Contents">
      <style:paragraph-properties fo:text-align="center" style:justify-single-word="false"/>
      <style:text-properties officeooo:rsid="1ffa3fc7" officeooo:paragraph-rsid="1ffa3fc7"/>
    </style:style>
    <style:style style:name="P182" style:family="paragraph" style:parent-style-name="Table_20_Contents">
      <style:paragraph-properties fo:text-align="center" style:justify-single-word="false"/>
      <style:text-properties officeooo:rsid="1ffb9ff7" officeooo:paragraph-rsid="1ffb9ff7"/>
    </style:style>
    <style:style style:name="P183" style:family="paragraph" style:parent-style-name="Table_20_Contents">
      <style:paragraph-properties fo:text-align="center" style:justify-single-word="false"/>
      <style:text-properties officeooo:rsid="1ffbbadf" officeooo:paragraph-rsid="1ffbbadf"/>
    </style:style>
    <style:style style:name="P184" style:family="paragraph" style:parent-style-name="Table_20_Contents">
      <style:paragraph-properties fo:text-align="center" style:justify-single-word="false"/>
      <style:text-properties officeooo:rsid="1ffce479" officeooo:paragraph-rsid="1ffce479"/>
    </style:style>
    <style:style style:name="P185" style:family="paragraph" style:parent-style-name="Table_20_Contents">
      <style:paragraph-properties fo:text-align="center" style:justify-single-word="false"/>
      <style:text-properties officeooo:rsid="1ffda665" officeooo:paragraph-rsid="1ffda665"/>
    </style:style>
    <style:style style:name="P186" style:family="paragraph" style:parent-style-name="Table_20_Contents">
      <style:paragraph-properties fo:text-align="center" style:justify-single-word="false"/>
      <style:text-properties officeooo:rsid="1fff41cd" officeooo:paragraph-rsid="1fff41cd"/>
    </style:style>
    <style:style style:name="P187" style:family="paragraph" style:parent-style-name="Table_20_Contents">
      <style:paragraph-properties fo:text-align="center" style:justify-single-word="false"/>
      <style:text-properties officeooo:rsid="20004e49" officeooo:paragraph-rsid="20004e49"/>
    </style:style>
    <style:style style:name="P188" style:family="paragraph" style:parent-style-name="Table_20_Contents">
      <style:paragraph-properties fo:text-align="center" style:justify-single-word="false"/>
      <style:text-properties officeooo:rsid="20027fda" officeooo:paragraph-rsid="20027fda"/>
    </style:style>
    <style:style style:name="P189" style:family="paragraph" style:parent-style-name="Table_20_Contents">
      <style:paragraph-properties fo:text-align="center" style:justify-single-word="false"/>
      <style:text-properties officeooo:rsid="2002d8d3" officeooo:paragraph-rsid="2002d8d3"/>
    </style:style>
    <style:style style:name="P190" style:family="paragraph" style:parent-style-name="Table_20_Contents">
      <style:paragraph-properties fo:text-align="center" style:justify-single-word="false"/>
      <style:text-properties officeooo:rsid="2003ce8f" officeooo:paragraph-rsid="2003ce8f"/>
    </style:style>
    <style:style style:name="P191" style:family="paragraph" style:parent-style-name="Table_20_Contents">
      <style:paragraph-properties fo:text-align="center" style:justify-single-word="false"/>
      <style:text-properties officeooo:rsid="2004a8e4" officeooo:paragraph-rsid="2004a8e4"/>
    </style:style>
    <style:style style:name="P192" style:family="paragraph" style:parent-style-name="Table_20_Contents">
      <style:paragraph-properties fo:text-align="center" style:justify-single-word="false"/>
      <style:text-properties officeooo:rsid="2006169d" officeooo:paragraph-rsid="2006169d"/>
    </style:style>
    <style:style style:name="P193" style:family="paragraph" style:parent-style-name="Table_20_Contents">
      <style:paragraph-properties fo:text-align="center" style:justify-single-word="false"/>
      <style:text-properties officeooo:rsid="200644d6" officeooo:paragraph-rsid="200644d6"/>
    </style:style>
    <style:style style:name="P194" style:family="paragraph" style:parent-style-name="Table_20_Contents">
      <style:paragraph-properties fo:text-align="center" style:justify-single-word="false"/>
      <style:text-properties officeooo:rsid="2007af55" officeooo:paragraph-rsid="2007af55"/>
    </style:style>
    <style:style style:name="P195" style:family="paragraph" style:parent-style-name="Table_20_Contents">
      <style:paragraph-properties fo:text-align="center" style:justify-single-word="false"/>
      <style:text-properties officeooo:rsid="2008c822" officeooo:paragraph-rsid="2008c822"/>
    </style:style>
    <style:style style:name="P196" style:family="paragraph" style:parent-style-name="Table_20_Contents">
      <style:paragraph-properties fo:text-align="center" style:justify-single-word="false"/>
      <style:text-properties officeooo:rsid="200a9156" officeooo:paragraph-rsid="200a9156"/>
    </style:style>
    <style:style style:name="P197" style:family="paragraph" style:parent-style-name="Table_20_Contents">
      <style:paragraph-properties fo:text-align="center" style:justify-single-word="false"/>
      <style:text-properties officeooo:rsid="200c7bd7" officeooo:paragraph-rsid="200c7bd7"/>
    </style:style>
    <style:style style:name="P198" style:family="paragraph" style:parent-style-name="Table_20_Contents">
      <style:paragraph-properties fo:text-align="center" style:justify-single-word="false"/>
      <style:text-properties officeooo:rsid="200e0280" officeooo:paragraph-rsid="200e0280"/>
    </style:style>
    <style:style style:name="P199" style:family="paragraph" style:parent-style-name="Table_20_Contents">
      <style:paragraph-properties fo:text-align="center" style:justify-single-word="false"/>
      <style:text-properties officeooo:rsid="200f5d25" officeooo:paragraph-rsid="200f5d25"/>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07a9f" officeooo:paragraph-rsid="20207a9f"/>
    </style:style>
    <style:style style:name="P202" style:family="paragraph" style:parent-style-name="Table_20_Contents">
      <style:paragraph-properties fo:text-align="center" style:justify-single-word="false"/>
      <style:text-properties fo:language="en" fo:country="US" officeooo:rsid="20201219" officeooo:paragraph-rsid="20201219"/>
    </style:style>
    <style:style style:name="P203" style:family="paragraph" style:parent-style-name="Table_20_Contents">
      <style:paragraph-properties fo:text-align="center" style:justify-single-word="false"/>
      <style:text-properties fo:language="en" fo:country="US" officeooo:rsid="202612cc" officeooo:paragraph-rsid="202612cc"/>
    </style:style>
    <style:style style:name="P204" style:family="paragraph" style:parent-style-name="Table_20_Contents">
      <style:paragraph-properties fo:text-align="center" style:justify-single-word="false"/>
      <style:text-properties fo:language="en" fo:country="US" officeooo:rsid="201eac04" officeooo:paragraph-rsid="201eac04"/>
    </style:style>
    <style:style style:name="P205" style:family="paragraph" style:parent-style-name="Table_20_Contents">
      <style:paragraph-properties fo:text-align="center" style:justify-single-word="false"/>
      <style:text-properties fo:language="en" fo:country="US" officeooo:rsid="2017adee" officeooo:paragraph-rsid="2017adee"/>
    </style:style>
    <style:style style:name="P206" style:family="paragraph" style:parent-style-name="Table_20_Contents">
      <style:paragraph-properties fo:text-align="center" style:justify-single-word="false"/>
      <style:text-properties fo:language="en" fo:country="US" officeooo:rsid="2027fae7" officeooo:paragraph-rsid="2027fae7"/>
    </style:style>
    <style:style style:name="P207" style:family="paragraph" style:parent-style-name="Table_20_Contents">
      <style:paragraph-properties fo:text-align="center" style:justify-single-word="false"/>
      <style:text-properties fo:language="en" fo:country="US" officeooo:rsid="20283196" officeooo:paragraph-rsid="20283196"/>
    </style:style>
    <style:style style:name="P208" style:family="paragraph" style:parent-style-name="Table_20_Contents">
      <style:paragraph-properties fo:text-align="center" style:justify-single-word="false"/>
      <style:text-properties fo:language="en" fo:country="US" officeooo:rsid="201928d5" officeooo:paragraph-rsid="201928d5"/>
    </style:style>
    <style:style style:name="P209" style:family="paragraph" style:parent-style-name="Table_20_Contents">
      <style:paragraph-properties fo:text-align="center" style:justify-single-word="false"/>
      <style:text-properties fo:language="en" fo:country="US" officeooo:rsid="2022373a" officeooo:paragraph-rsid="2022373a"/>
    </style:style>
    <style:style style:name="P210" style:family="paragraph" style:parent-style-name="Table_20_Contents">
      <style:paragraph-properties fo:text-align="center" style:justify-single-word="false"/>
      <style:text-properties fo:language="en" fo:country="US" officeooo:rsid="2019174a" officeooo:paragraph-rsid="2019174a"/>
    </style:style>
    <style:style style:name="P211" style:family="paragraph" style:parent-style-name="Table_20_Contents">
      <style:paragraph-properties fo:text-align="center" style:justify-single-word="false"/>
      <style:text-properties fo:language="en" fo:country="US" officeooo:rsid="20169b3e" officeooo:paragraph-rsid="20169b3e"/>
    </style:style>
    <style:style style:name="P212" style:family="paragraph" style:parent-style-name="Table_20_Contents">
      <style:paragraph-properties fo:text-align="center" style:justify-single-word="false"/>
      <style:text-properties fo:language="en" fo:country="US" officeooo:rsid="20242577" officeooo:paragraph-rsid="20242577"/>
    </style:style>
    <style:style style:name="P213" style:family="paragraph" style:parent-style-name="Table_20_Contents">
      <style:paragraph-properties fo:text-align="center" style:justify-single-word="false"/>
      <style:text-properties fo:language="en" fo:country="US" officeooo:rsid="2026f42c" officeooo:paragraph-rsid="2026f42c"/>
    </style:style>
    <style:style style:name="P214" style:family="paragraph" style:parent-style-name="Table_20_Contents">
      <style:paragraph-properties fo:text-align="center" style:justify-single-word="false"/>
      <style:text-properties fo:language="en" fo:country="US" officeooo:rsid="201ff5b0" officeooo:paragraph-rsid="201ff5b0"/>
    </style:style>
    <style:style style:name="P215" style:family="paragraph" style:parent-style-name="Table_20_Contents">
      <style:paragraph-properties fo:text-align="center" style:justify-single-word="false"/>
      <style:text-properties fo:language="en" fo:country="US" officeooo:rsid="201be08f" officeooo:paragraph-rsid="201be08f"/>
    </style:style>
    <style:style style:name="P216" style:family="paragraph" style:parent-style-name="Table_20_Contents">
      <style:paragraph-properties fo:text-align="center" style:justify-single-word="false"/>
      <style:text-properties fo:language="en" fo:country="US" officeooo:rsid="20205a5c" officeooo:paragraph-rsid="20205a5c"/>
    </style:style>
    <style:style style:name="P217" style:family="paragraph" style:parent-style-name="Table_20_Contents">
      <style:paragraph-properties fo:text-align="center" style:justify-single-word="false"/>
      <style:text-properties fo:language="en" fo:country="US" officeooo:rsid="201a2cb0" officeooo:paragraph-rsid="201a2cb0"/>
    </style:style>
    <style:style style:name="P218" style:family="paragraph" style:parent-style-name="Table_20_Contents">
      <style:paragraph-properties fo:text-align="center" style:justify-single-word="false"/>
      <style:text-properties fo:language="en" fo:country="US" officeooo:rsid="201d1026" officeooo:paragraph-rsid="201d1026"/>
    </style:style>
    <style:style style:name="P219" style:family="paragraph" style:parent-style-name="Table_20_Contents">
      <style:paragraph-properties fo:text-align="center" style:justify-single-word="false"/>
      <style:text-properties fo:language="en" fo:country="US" officeooo:rsid="20249fc0" officeooo:paragraph-rsid="20249fc0"/>
    </style:style>
    <style:style style:name="P220" style:family="paragraph" style:parent-style-name="Table_20_Contents">
      <style:text-properties fo:font-weight="normal" style:font-weight-asian="normal" style:font-weight-complex="normal"/>
    </style:style>
    <style:style style:name="P221"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22" style:family="paragraph" style:parent-style-name="Table_20_Contents">
      <style:text-properties fo:font-weight="normal" officeooo:rsid="244c432a" officeooo:paragraph-rsid="244c432a" style:font-weight-asian="normal" style:font-weight-complex="normal"/>
    </style:style>
    <style:style style:name="P223" style:family="paragraph" style:parent-style-name="Table_20_Contents">
      <style:paragraph-properties fo:text-align="center" style:justify-single-word="false"/>
      <style:text-properties officeooo:rsid="2011b307" officeooo:paragraph-rsid="2011b307"/>
    </style:style>
    <style:style style:name="P224" style:family="paragraph" style:parent-style-name="Table_20_Contents">
      <style:paragraph-properties fo:text-align="center" style:justify-single-word="false"/>
      <style:text-properties officeooo:rsid="20146691" officeooo:paragraph-rsid="20146691"/>
    </style:style>
    <style:style style:name="P225" style:family="paragraph" style:parent-style-name="Table_20_Contents">
      <style:paragraph-properties fo:text-align="center" style:justify-single-word="false"/>
    </style:style>
    <style:style style:name="P226" style:family="paragraph" style:parent-style-name="Contents_20_1">
      <style:paragraph-properties>
        <style:tab-stops>
          <style:tab-stop style:position="14.801cm" style:type="right" style:leader-style="dotted" style:leader-text="."/>
        </style:tab-stops>
      </style:paragraph-properties>
    </style:style>
    <style:style style:name="P227" style:family="paragraph" style:parent-style-name="Contents_20_2">
      <style:paragraph-properties>
        <style:tab-stops>
          <style:tab-stop style:position="14.801cm" style:type="right" style:leader-style="dotted" style:leader-text="."/>
        </style:tab-stops>
      </style:paragraph-properties>
    </style:style>
    <style:style style:name="P2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30"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31" style:family="paragraph" style:parent-style-name="Standard">
      <style:paragraph-properties fo:text-align="center" style:justify-single-word="false"/>
      <style:text-properties style:font-name="Georgia3" officeooo:rsid="057aae1d" officeooo:paragraph-rsid="057aae1d"/>
    </style:style>
    <style:style style:name="P23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33" style:family="paragraph" style:parent-style-name="Text_20_body">
      <style:paragraph-properties fo:margin-left="1.251cm" fo:margin-right="0cm" fo:text-indent="0cm" style:auto-text-indent="false"/>
      <style:text-properties officeooo:rsid="189c7ad6" officeooo:paragraph-rsid="226129cb"/>
    </style:style>
    <style:style style:name="P23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3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36" style:family="paragraph" style:parent-style-name="Text_20_body">
      <style:paragraph-properties fo:margin-left="0cm" fo:margin-right="0cm" fo:text-indent="0cm" style:auto-text-indent="false"/>
      <style:text-properties officeooo:rsid="160397eb" officeooo:paragraph-rsid="22a55d57"/>
    </style:style>
    <style:style style:name="P237" style:family="paragraph" style:parent-style-name="Example" style:list-style-name="L33"/>
    <style:style style:name="P238" style:family="paragraph" style:parent-style-name="Example" style:list-style-name="L40"/>
    <style:style style:name="P239" style:family="paragraph" style:parent-style-name="Example" style:list-style-name="L52"/>
    <style:style style:name="P240" style:family="paragraph" style:parent-style-name="Example" style:list-style-name="L52">
      <style:text-properties officeooo:paragraph-rsid="2333a4c4"/>
    </style:style>
    <style:style style:name="P241" style:family="paragraph" style:parent-style-name="Example" style:list-style-name="L58"/>
    <style:style style:name="P242" style:family="paragraph" style:parent-style-name="Example" style:list-style-name="L117"/>
    <style:style style:name="P243" style:family="paragraph" style:parent-style-name="Heading_20_1" style:master-page-name="Standard">
      <style:paragraph-properties style:page-number="auto" fo:break-before="page"/>
      <style:text-properties officeooo:rsid="2038100f" officeooo:paragraph-rsid="2038100f"/>
    </style:style>
    <style:style style:name="P244" style:family="paragraph" style:parent-style-name="Heading_20_2">
      <style:text-properties officeooo:rsid="146d70b4" officeooo:paragraph-rsid="17205437"/>
    </style:style>
    <style:style style:name="P245" style:family="paragraph" style:parent-style-name="Heading_20_2">
      <style:text-properties officeooo:paragraph-rsid="210134c1"/>
    </style:style>
    <style:style style:name="P246" style:family="paragraph" style:parent-style-name="Heading_20_2">
      <style:text-properties officeooo:rsid="1e738991"/>
    </style:style>
    <style:style style:name="P247" style:family="paragraph" style:parent-style-name="Heading_20_3">
      <style:text-properties officeooo:paragraph-rsid="17205437"/>
    </style:style>
    <style:style style:name="P248" style:family="paragraph" style:parent-style-name="Heading_20_3">
      <style:text-properties officeooo:rsid="199c9f8e" officeooo:paragraph-rsid="199c9f8e"/>
    </style:style>
    <style:style style:name="P249" style:family="paragraph" style:parent-style-name="Heading_20_3">
      <style:text-properties officeooo:rsid="196348ba" officeooo:paragraph-rsid="196348ba"/>
    </style:style>
    <style:style style:name="P250" style:family="paragraph" style:parent-style-name="Heading_20_3">
      <style:text-properties officeooo:rsid="199ecb14" officeooo:paragraph-rsid="199ecb14"/>
    </style:style>
    <style:style style:name="P251" style:family="paragraph" style:parent-style-name="Heading_20_3">
      <style:text-properties officeooo:rsid="1963ff4f" officeooo:paragraph-rsid="1963ff4f"/>
    </style:style>
    <style:style style:name="P252" style:family="paragraph" style:parent-style-name="Heading_20_3">
      <style:text-properties officeooo:rsid="189c7ad6" officeooo:paragraph-rsid="189c7ad6"/>
    </style:style>
    <style:style style:name="P253" style:family="paragraph" style:parent-style-name="Heading_20_3">
      <style:text-properties officeooo:rsid="1c9e1742" officeooo:paragraph-rsid="1c9e1742"/>
    </style:style>
    <style:style style:name="P254" style:family="paragraph" style:parent-style-name="Heading_20_3">
      <style:text-properties officeooo:rsid="18e87d0d" officeooo:paragraph-rsid="18e87d0d"/>
    </style:style>
    <style:style style:name="P255" style:family="paragraph" style:parent-style-name="Heading_20_3">
      <style:text-properties officeooo:rsid="18ebce8e" officeooo:paragraph-rsid="18ebce8e"/>
    </style:style>
    <style:style style:name="P256" style:family="paragraph" style:parent-style-name="Heading_20_3">
      <style:text-properties officeooo:rsid="192584cc" officeooo:paragraph-rsid="192584cc"/>
    </style:style>
    <style:style style:name="P257" style:family="paragraph" style:parent-style-name="Heading_20_3">
      <style:text-properties officeooo:paragraph-rsid="1bc6ea06"/>
    </style:style>
    <style:style style:name="P258" style:family="paragraph" style:parent-style-name="Heading_20_3">
      <style:text-properties officeooo:paragraph-rsid="1da85e96"/>
    </style:style>
    <style:style style:name="P259" style:family="paragraph" style:parent-style-name="Heading_20_3">
      <style:text-properties officeooo:rsid="1c9c170c" officeooo:paragraph-rsid="1c9c170c"/>
    </style:style>
    <style:style style:name="P260" style:family="paragraph" style:parent-style-name="Heading_20_3">
      <style:text-properties officeooo:paragraph-rsid="1bc785f1"/>
    </style:style>
    <style:style style:name="P261" style:family="paragraph" style:parent-style-name="Heading_20_3">
      <style:text-properties officeooo:paragraph-rsid="1aa9a78a"/>
    </style:style>
    <style:style style:name="P262" style:family="paragraph" style:parent-style-name="Heading_20_3">
      <style:text-properties officeooo:paragraph-rsid="1aaab28b"/>
    </style:style>
    <style:style style:name="P263" style:family="paragraph" style:parent-style-name="Heading_20_3">
      <style:text-properties officeooo:rsid="17ca5d5b" officeooo:paragraph-rsid="1a894516"/>
    </style:style>
    <style:style style:name="P264" style:family="paragraph" style:parent-style-name="Heading_20_3">
      <style:text-properties officeooo:paragraph-rsid="1aac0adc"/>
    </style:style>
    <style:style style:name="P265" style:family="paragraph" style:parent-style-name="Heading_20_3">
      <style:text-properties officeooo:rsid="17a0e9db" officeooo:paragraph-rsid="1aac0adc"/>
    </style:style>
    <style:style style:name="P266" style:family="paragraph" style:parent-style-name="Heading_20_3">
      <style:text-properties officeooo:rsid="1836b5be" officeooo:paragraph-rsid="1836b5be"/>
    </style:style>
    <style:style style:name="P267" style:family="paragraph" style:parent-style-name="Heading_20_3">
      <style:text-properties officeooo:rsid="190c854f" officeooo:paragraph-rsid="1aac0adc"/>
    </style:style>
    <style:style style:name="P268" style:family="paragraph" style:parent-style-name="Heading_20_3">
      <style:text-properties officeooo:rsid="1bc3a86a" officeooo:paragraph-rsid="1bc3a86a"/>
    </style:style>
    <style:style style:name="P269" style:family="paragraph" style:parent-style-name="Heading_20_3">
      <style:text-properties officeooo:rsid="1bc3a86a" officeooo:paragraph-rsid="1c9dbd6e"/>
    </style:style>
    <style:style style:name="P270" style:family="paragraph" style:parent-style-name="Heading_20_3">
      <style:text-properties officeooo:rsid="1bc3a86a" officeooo:paragraph-rsid="1bc6ea06"/>
    </style:style>
    <style:style style:name="P271" style:family="paragraph" style:parent-style-name="Heading_20_3">
      <style:text-properties officeooo:paragraph-rsid="1ac21d32"/>
    </style:style>
    <style:style style:name="P272" style:family="paragraph" style:parent-style-name="Heading_20_3">
      <style:text-properties officeooo:rsid="1c9dbd6e" officeooo:paragraph-rsid="1c9dbd6e"/>
    </style:style>
    <style:style style:name="P273" style:family="paragraph" style:parent-style-name="Heading_20_3">
      <style:text-properties officeooo:paragraph-rsid="1c9dbd6e"/>
    </style:style>
    <style:style style:name="P274" style:family="paragraph" style:parent-style-name="Table_20_Contents">
      <style:paragraph-properties fo:text-align="center" style:justify-single-word="false"/>
      <style:text-properties fo:language="en" fo:country="US" fo:font-style="normal" fo:font-weight="normal" officeooo:rsid="2026f42c" officeooo:paragraph-rsid="2450f64b" style:font-style-asian="normal" style:font-weight-asian="normal" style:font-style-complex="normal" style:font-weight-complex="normal"/>
    </style:style>
    <style:style style:name="P275" style:family="paragraph" style:parent-style-name="Heading_20_4">
      <style:text-properties officeooo:rsid="1543b540" officeooo:paragraph-rsid="1aac0adc"/>
    </style:style>
    <style:style style:name="P276" style:family="paragraph" style:parent-style-name="Heading_20_4">
      <style:text-properties officeooo:paragraph-rsid="1aac0adc"/>
    </style:style>
    <style:style style:name="P277" style:family="paragraph" style:parent-style-name="Heading_20_4">
      <style:text-properties fo:font-style="italic" officeooo:rsid="19306b54" officeooo:paragraph-rsid="1f6bfdc1" style:font-style-asian="italic" style:font-style-complex="italic"/>
    </style:style>
    <style:style style:name="P278"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79" style:family="paragraph" style:parent-style-name="Text_20_body" style:list-style-name="L1">
      <style:text-properties fo:font-style="italic" officeooo:rsid="209cce01" officeooo:paragraph-rsid="20e55bd0" style:font-style-asian="italic" style:font-style-complex="italic"/>
    </style:style>
    <style:style style:name="P280" style:family="paragraph" style:parent-style-name="Text_20_body" style:list-style-name="L1">
      <style:text-properties fo:font-style="italic" officeooo:rsid="209cec66" officeooo:paragraph-rsid="20e55bd0" style:font-style-asian="italic" style:font-style-complex="italic"/>
    </style:style>
    <style:style style:name="P281" style:family="paragraph" style:parent-style-name="Text_20_body" style:list-style-name="L2">
      <style:text-properties fo:font-style="italic" officeooo:rsid="21bb4c85" officeooo:paragraph-rsid="21bb4c85" style:font-style-asian="italic" style:font-style-complex="italic"/>
    </style:style>
    <style:style style:name="P282" style:family="paragraph" style:parent-style-name="Text_20_body" style:list-style-name="L19">
      <style:text-properties fo:font-style="italic" officeooo:rsid="20440fb0" officeooo:paragraph-rsid="20440fb0" style:font-style-asian="italic" style:font-style-complex="italic"/>
    </style:style>
    <style:style style:name="P283" style:family="paragraph" style:parent-style-name="Text_20_body" style:list-style-name="L24">
      <style:text-properties fo:font-style="italic" officeooo:rsid="18e0c1bb" officeooo:paragraph-rsid="2265474c" style:font-style-asian="italic" style:font-style-complex="italic"/>
    </style:style>
    <style:style style:name="P284" style:family="paragraph" style:parent-style-name="Text_20_body" style:list-style-name="L24">
      <style:text-properties fo:font-style="italic" officeooo:rsid="18e7f060" officeooo:paragraph-rsid="2265474c" style:font-style-asian="italic" style:font-style-complex="italic"/>
    </style:style>
    <style:style style:name="P285" style:family="paragraph" style:parent-style-name="Text_20_body" style:list-style-name="L24">
      <style:text-properties fo:font-style="italic" officeooo:rsid="1fccba84" officeooo:paragraph-rsid="248ed1d1" style:font-style-asian="italic" style:font-style-complex="italic"/>
    </style:style>
    <style:style style:name="P286" style:family="paragraph" style:parent-style-name="Text_20_body" style:list-style-name="L38">
      <style:text-properties fo:font-style="italic" officeooo:rsid="1dbb95e8" officeooo:paragraph-rsid="22da86ee" style:font-style-asian="italic" style:font-style-complex="italic"/>
    </style:style>
    <style:style style:name="P287" style:family="paragraph" style:parent-style-name="Text_20_body" style:list-style-name="L53">
      <style:text-properties fo:font-style="italic" officeooo:paragraph-rsid="2337940f" style:font-style-asian="italic" style:font-style-complex="italic"/>
    </style:style>
    <style:style style:name="P288" style:family="paragraph" style:parent-style-name="Text_20_body" style:list-style-name="L69">
      <style:text-properties fo:font-style="italic" officeooo:rsid="20b97fcf" officeooo:paragraph-rsid="20b97fcf" style:font-style-asian="italic" style:font-style-complex="italic"/>
    </style:style>
    <style:style style:name="P289" style:family="paragraph" style:parent-style-name="Text_20_body" style:list-style-name="L85">
      <style:text-properties fo:font-style="italic" officeooo:rsid="20c5a179" officeooo:paragraph-rsid="20c5a179" style:font-style-asian="italic" style:font-style-complex="italic"/>
    </style:style>
    <style:style style:name="P290" style:family="paragraph" style:parent-style-name="Text_20_body" style:list-style-name="L94">
      <style:text-properties fo:font-style="italic" officeooo:rsid="190d6d44" officeooo:paragraph-rsid="23df0c02" style:font-style-asian="italic" style:font-style-complex="italic"/>
    </style:style>
    <style:style style:name="P291" style:family="paragraph" style:parent-style-name="Text_20_body" style:list-style-name="L111">
      <style:text-properties fo:font-style="italic" officeooo:rsid="1bfb018b" officeooo:paragraph-rsid="1bfffc6a" style:font-style-asian="italic" style:font-style-complex="italic"/>
    </style:style>
    <style:style style:name="P292" style:family="paragraph" style:parent-style-name="Text_20_body">
      <style:text-properties fo:font-style="italic" officeooo:rsid="18ee82d5" officeooo:paragraph-rsid="2491a188" style:font-style-asian="italic" style:font-style-complex="italic"/>
    </style:style>
    <style:style style:name="P293" style:family="paragraph" style:parent-style-name="Text_20_body" style:list-style-name="L3">
      <style:text-properties officeooo:rsid="14585935" officeooo:paragraph-rsid="17205437"/>
    </style:style>
    <style:style style:name="P294" style:family="paragraph" style:parent-style-name="Text_20_body" style:list-style-name="L4">
      <style:text-properties officeooo:rsid="14585935" officeooo:paragraph-rsid="17205437"/>
    </style:style>
    <style:style style:name="P295" style:family="paragraph" style:parent-style-name="Text_20_body" style:list-style-name="L4">
      <style:text-properties officeooo:rsid="1455f337" officeooo:paragraph-rsid="17205437"/>
    </style:style>
    <style:style style:name="P296" style:family="paragraph" style:parent-style-name="Text_20_body" style:list-style-name="L4">
      <style:text-properties officeooo:rsid="145c504d" officeooo:paragraph-rsid="17205437"/>
    </style:style>
    <style:style style:name="P297" style:family="paragraph" style:parent-style-name="Text_20_body" style:list-style-name="L4">
      <style:text-properties officeooo:rsid="14d526cd" officeooo:paragraph-rsid="1e5d0c9f"/>
    </style:style>
    <style:style style:name="P298" style:family="paragraph" style:parent-style-name="Text_20_body" style:list-style-name="L4">
      <style:text-properties officeooo:rsid="145722f9" officeooo:paragraph-rsid="17205437"/>
    </style:style>
    <style:style style:name="P299" style:family="paragraph" style:parent-style-name="Text_20_body" style:list-style-name="L4">
      <style:text-properties officeooo:rsid="14d3e335" officeooo:paragraph-rsid="17205437"/>
    </style:style>
    <style:style style:name="P300" style:family="paragraph" style:parent-style-name="Text_20_body" style:list-style-name="L4">
      <style:text-properties officeooo:rsid="14641de2" officeooo:paragraph-rsid="17205437"/>
    </style:style>
    <style:style style:name="P301" style:family="paragraph" style:parent-style-name="Text_20_body" style:list-style-name="L5"/>
    <style:style style:name="P302" style:family="paragraph" style:parent-style-name="Text_20_body" style:list-style-name="L5">
      <style:text-properties officeooo:rsid="21960d9a" officeooo:paragraph-rsid="21960d9a"/>
    </style:style>
    <style:style style:name="P303" style:family="paragraph" style:parent-style-name="Text_20_body" style:list-style-name="L6">
      <style:text-properties officeooo:rsid="21499c1b" officeooo:paragraph-rsid="218a0d09"/>
    </style:style>
    <style:style style:name="P304" style:family="paragraph" style:parent-style-name="Text_20_body" style:list-style-name="L7">
      <style:text-properties officeooo:rsid="218d7d64" officeooo:paragraph-rsid="218d7d64"/>
    </style:style>
    <style:style style:name="P305" style:family="paragraph" style:parent-style-name="Text_20_body" style:list-style-name="L7">
      <style:text-properties officeooo:rsid="218de9e7" officeooo:paragraph-rsid="218de9e7"/>
    </style:style>
    <style:style style:name="P306" style:family="paragraph" style:parent-style-name="Text_20_body" style:list-style-name="L8">
      <style:text-properties officeooo:rsid="1e650113" officeooo:paragraph-rsid="1e650113"/>
    </style:style>
    <style:style style:name="P307" style:family="paragraph" style:parent-style-name="Text_20_body" style:list-style-name="L8">
      <style:text-properties officeooo:rsid="1e650113" officeooo:paragraph-rsid="1d3b7456"/>
    </style:style>
    <style:style style:name="P308" style:family="paragraph" style:parent-style-name="Text_20_body" style:list-style-name="L9">
      <style:text-properties officeooo:rsid="1ac3a729" officeooo:paragraph-rsid="1eb1ccb8"/>
    </style:style>
    <style:style style:name="P309" style:family="paragraph" style:parent-style-name="Text_20_body" style:list-style-name="L9">
      <style:text-properties officeooo:rsid="1ac3a729" officeooo:paragraph-rsid="1eae0bfd"/>
    </style:style>
    <style:style style:name="P310" style:family="paragraph" style:parent-style-name="Text_20_body" style:list-style-name="L9">
      <style:text-properties officeooo:rsid="1eaf2fd7" officeooo:paragraph-rsid="1eaf2fd7"/>
    </style:style>
    <style:style style:name="P311" style:family="paragraph" style:parent-style-name="Text_20_body" style:list-style-name="L9">
      <style:text-properties officeooo:rsid="214bec0f" officeooo:paragraph-rsid="214bec0f"/>
    </style:style>
    <style:style style:name="P312" style:family="paragraph" style:parent-style-name="Text_20_body" style:list-style-name="L9">
      <style:text-properties fo:language="cs" fo:country="CZ" officeooo:rsid="215f927b" officeooo:paragraph-rsid="215f927b"/>
    </style:style>
    <style:style style:name="P313" style:family="paragraph" style:parent-style-name="Text_20_body" style:list-style-name="L9">
      <style:text-properties fo:language="cs" fo:country="CZ" officeooo:rsid="214bec0f" officeooo:paragraph-rsid="214bec0f"/>
    </style:style>
    <style:style style:name="P314" style:family="paragraph" style:parent-style-name="Text_20_body" style:list-style-name="L56">
      <style:text-properties fo:language="cs" fo:country="CZ" fo:font-style="normal" officeooo:rsid="174f078d" officeooo:paragraph-rsid="1f3a304a" style:font-style-asian="normal" style:font-style-complex="normal"/>
    </style:style>
    <style:style style:name="P315" style:family="paragraph" style:parent-style-name="Text_20_body" style:list-style-name="L62">
      <style:text-properties fo:language="cs" fo:country="CZ" fo:font-style="normal" officeooo:rsid="151696fd" officeooo:paragraph-rsid="1f482e4a" style:font-style-asian="normal" style:font-style-complex="normal"/>
    </style:style>
    <style:style style:name="P316" style:family="paragraph" style:parent-style-name="Text_20_body" style:list-style-name="L63">
      <style:text-properties fo:language="cs" fo:country="CZ" fo:font-style="normal" officeooo:rsid="17e650e7" officeooo:paragraph-rsid="1f482e4a" style:font-style-asian="normal" style:font-style-complex="normal"/>
    </style:style>
    <style:style style:name="P317"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18"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19" style:family="paragraph" style:parent-style-name="Text_20_body" style:list-style-name="L105">
      <style:text-properties fo:language="cs" fo:country="CZ" fo:font-style="normal" officeooo:rsid="1d7874ab" officeooo:paragraph-rsid="1d7874ab" style:font-style-asian="normal" style:font-style-complex="normal"/>
    </style:style>
    <style:style style:name="P320" style:family="paragraph" style:parent-style-name="Text_20_body" style:list-style-name="L57">
      <style:text-properties fo:language="cs" fo:country="CZ" fo:font-style="normal" style:text-underline-style="none" officeooo:rsid="17545d44" officeooo:paragraph-rsid="17545d44" style:font-style-asian="normal" style:font-style-complex="normal"/>
    </style:style>
    <style:style style:name="P321" style:family="paragraph" style:parent-style-name="Text_20_body" style:list-style-name="L64">
      <style:text-properties fo:language="cs" fo:country="CZ" fo:font-style="normal" fo:font-weight="normal" officeooo:rsid="23662674" officeooo:paragraph-rsid="23662674" style:font-style-asian="normal" style:font-weight-asian="normal" style:font-style-complex="normal" style:font-weight-complex="normal"/>
    </style:style>
    <style:style style:name="P322" style:family="paragraph" style:parent-style-name="Text_20_body" style:list-style-name="L64">
      <style:text-properties fo:language="cs" fo:country="CZ" officeooo:rsid="19498945" officeooo:paragraph-rsid="236d9f31"/>
    </style:style>
    <style:style style:name="P323" style:family="paragraph" style:parent-style-name="Text_20_body" style:list-style-name="L10">
      <style:text-properties officeooo:rsid="21ccc7c3" officeooo:paragraph-rsid="216180ca"/>
    </style:style>
    <style:style style:name="P324" style:family="paragraph" style:parent-style-name="Text_20_body" style:list-style-name="L10">
      <style:text-properties officeooo:rsid="21ccc7c3" officeooo:paragraph-rsid="220cf1ba"/>
    </style:style>
    <style:style style:name="P325" style:family="paragraph" style:parent-style-name="Text_20_body" style:list-style-name="L11">
      <style:text-properties officeooo:paragraph-rsid="21ccc7c3"/>
    </style:style>
    <style:style style:name="P326" style:family="paragraph" style:parent-style-name="Text_20_body" style:list-style-name="L12">
      <style:text-properties officeooo:paragraph-rsid="2215eb3a"/>
    </style:style>
    <style:style style:name="P327" style:family="paragraph" style:parent-style-name="Text_20_body" style:list-style-name="L12">
      <style:text-properties fo:font-style="normal" officeooo:rsid="15c3be93" officeooo:paragraph-rsid="19dd4a30" style:font-style-asian="normal" style:font-style-complex="normal"/>
    </style:style>
    <style:style style:name="P328" style:family="paragraph" style:parent-style-name="Text_20_body" style:list-style-name="L12">
      <style:text-properties fo:font-style="normal" officeooo:rsid="15c64218" officeooo:paragraph-rsid="19dd4a30" style:font-style-asian="normal" style:font-style-complex="normal"/>
    </style:style>
    <style:style style:name="P329" style:family="paragraph" style:parent-style-name="Text_20_body" style:list-style-name="L12">
      <style:text-properties fo:font-style="normal" officeooo:rsid="2473116f" officeooo:paragraph-rsid="2473116f" style:font-style-asian="normal" style:font-style-complex="normal"/>
    </style:style>
    <style:style style:name="P330" style:family="paragraph" style:parent-style-name="Text_20_body" style:list-style-name="L12">
      <style:text-properties fo:font-style="normal" officeooo:rsid="2213b7d1" officeooo:paragraph-rsid="2213b7d1" style:font-style-asian="normal" style:font-style-complex="normal"/>
    </style:style>
    <style:style style:name="P331" style:family="paragraph" style:parent-style-name="Text_20_body" style:list-style-name="L13">
      <style:text-properties fo:font-style="normal" officeooo:rsid="198998f7" officeooo:paragraph-rsid="198998f7" style:font-style-asian="normal" style:font-style-complex="normal"/>
    </style:style>
    <style:style style:name="P332" style:family="paragraph" style:parent-style-name="Text_20_body" style:list-style-name="L13">
      <style:text-properties fo:font-style="normal" officeooo:rsid="19856c73" officeooo:paragraph-rsid="19d69cdb" style:font-style-asian="normal" style:font-style-complex="normal"/>
    </style:style>
    <style:style style:name="P333" style:family="paragraph" style:parent-style-name="Text_20_body" style:list-style-name="L13">
      <style:text-properties fo:font-style="normal" officeooo:rsid="19856c73" officeooo:paragraph-rsid="2390bdfe" style:font-style-asian="normal" style:font-style-complex="normal"/>
    </style:style>
    <style:style style:name="P334" style:family="paragraph" style:parent-style-name="Text_20_body" style:list-style-name="L14">
      <style:text-properties fo:font-style="normal" officeooo:rsid="19870822" officeooo:paragraph-rsid="19870822" style:font-style-asian="normal" style:font-style-complex="normal"/>
    </style:style>
    <style:style style:name="P335" style:family="paragraph" style:parent-style-name="Text_20_body" style:list-style-name="L14">
      <style:text-properties fo:font-style="normal" officeooo:rsid="19910f6e" officeooo:paragraph-rsid="22c00e24" style:font-style-asian="normal" style:font-style-complex="normal"/>
    </style:style>
    <style:style style:name="P336" style:family="paragraph" style:parent-style-name="Text_20_body" style:list-style-name="L14">
      <style:text-properties fo:font-style="normal" officeooo:rsid="19910f6e" officeooo:paragraph-rsid="19d5448a" style:font-style-asian="normal" style:font-style-complex="normal"/>
    </style:style>
    <style:style style:name="P337" style:family="paragraph" style:parent-style-name="Text_20_body">
      <style:text-properties fo:font-style="normal" officeooo:rsid="1a303286" officeooo:paragraph-rsid="2484bd5f" style:font-style-asian="normal" style:font-style-complex="normal"/>
    </style:style>
    <style:style style:name="P338" style:family="paragraph" style:parent-style-name="Text_20_body" style:list-style-name="L19">
      <style:text-properties fo:font-style="normal" officeooo:rsid="1b903f5a" officeooo:paragraph-rsid="1bb576b5" style:font-style-asian="normal" style:font-style-complex="normal"/>
    </style:style>
    <style:style style:name="P339" style:family="paragraph" style:parent-style-name="Text_20_body" style:list-style-name="L22">
      <style:text-properties fo:font-style="normal" officeooo:rsid="18bc925c" officeooo:paragraph-rsid="1cba1e95" style:font-style-asian="normal" style:font-style-complex="normal"/>
    </style:style>
    <style:style style:name="P340" style:family="paragraph" style:parent-style-name="Text_20_body" style:list-style-name="L22">
      <style:text-properties fo:font-style="normal" officeooo:rsid="18db3469" officeooo:paragraph-rsid="224ac421" style:font-style-asian="normal" style:font-style-complex="normal"/>
    </style:style>
    <style:style style:name="P341" style:family="paragraph" style:parent-style-name="Text_20_body" style:list-style-name="L22">
      <style:text-properties fo:font-style="normal" officeooo:rsid="224ad583" officeooo:paragraph-rsid="224ad583" style:font-style-asian="normal" style:font-style-complex="normal"/>
    </style:style>
    <style:style style:name="P342" style:family="paragraph" style:parent-style-name="Text_20_body" style:list-style-name="L22">
      <style:text-properties fo:font-style="normal" officeooo:rsid="1db71e7f" officeooo:paragraph-rsid="2247e1ed" style:font-style-asian="normal" style:font-style-complex="normal"/>
    </style:style>
    <style:style style:name="P343" style:family="paragraph" style:parent-style-name="Text_20_body" style:list-style-name="L24">
      <style:text-properties fo:font-style="normal" officeooo:rsid="1cba1e95" officeooo:paragraph-rsid="2265474c" style:font-style-asian="normal" style:font-style-complex="normal"/>
    </style:style>
    <style:style style:name="P344" style:family="paragraph" style:parent-style-name="Text_20_body" style:list-style-name="L24">
      <style:text-properties fo:font-style="normal" officeooo:rsid="18d199ee" officeooo:paragraph-rsid="2265474c" style:font-style-asian="normal" style:font-style-complex="normal"/>
    </style:style>
    <style:style style:name="P345" style:family="paragraph" style:parent-style-name="Text_20_body" style:list-style-name="L24">
      <style:text-properties fo:font-style="normal" officeooo:rsid="18cf0f68" officeooo:paragraph-rsid="2265474c" style:font-style-asian="normal" style:font-style-complex="normal"/>
    </style:style>
    <style:style style:name="P346" style:family="paragraph" style:parent-style-name="Text_20_body" style:list-style-name="L24">
      <style:text-properties fo:font-style="normal" officeooo:rsid="22729f49" officeooo:paragraph-rsid="22729f49" style:font-style-asian="normal" style:font-style-complex="normal"/>
    </style:style>
    <style:style style:name="P347" style:family="paragraph" style:parent-style-name="Text_20_body" style:list-style-name="L25">
      <style:text-properties fo:font-style="normal" officeooo:rsid="1de227ab" officeooo:paragraph-rsid="1de227ab" style:font-style-asian="normal" style:font-style-complex="normal"/>
    </style:style>
    <style:style style:name="P348" style:family="paragraph" style:parent-style-name="Text_20_body" style:list-style-name="L29">
      <style:text-properties fo:font-style="normal" officeooo:rsid="18f8f928" officeooo:paragraph-rsid="1eef7cba" style:font-style-asian="normal" style:font-style-complex="normal"/>
    </style:style>
    <style:style style:name="P349" style:family="paragraph" style:parent-style-name="Text_20_body" style:list-style-name="L29">
      <style:text-properties fo:font-style="normal" officeooo:rsid="18f8f928" officeooo:paragraph-rsid="1d721808" style:font-style-asian="normal" style:font-style-complex="normal"/>
    </style:style>
    <style:style style:name="P350" style:family="paragraph" style:parent-style-name="Text_20_body" style:list-style-name="L29">
      <style:text-properties fo:font-style="normal" officeooo:rsid="18f8f928" officeooo:paragraph-rsid="1f821cc4" style:font-style-asian="normal" style:font-style-complex="normal"/>
    </style:style>
    <style:style style:name="P351" style:family="paragraph" style:parent-style-name="Text_20_body" style:list-style-name="L29">
      <style:text-properties fo:font-style="normal" officeooo:rsid="1d734c79" officeooo:paragraph-rsid="1d734c79" style:font-style-asian="normal" style:font-style-complex="normal"/>
    </style:style>
    <style:style style:name="P352" style:family="paragraph" style:parent-style-name="Text_20_body" style:list-style-name="L31">
      <style:text-properties fo:font-style="normal" officeooo:rsid="1d13a54a" officeooo:paragraph-rsid="1d1a6e80" style:font-style-asian="normal" style:font-style-complex="normal"/>
    </style:style>
    <style:style style:name="P353" style:family="paragraph" style:parent-style-name="Text_20_body" style:list-style-name="L32">
      <style:text-properties fo:font-style="normal" officeooo:paragraph-rsid="1ec97f10" style:font-style-asian="normal" style:font-style-complex="normal"/>
    </style:style>
    <style:style style:name="P354" style:family="paragraph" style:parent-style-name="Text_20_body" style:list-style-name="L29">
      <style:text-properties fo:font-style="normal" officeooo:rsid="1eec2ec2" officeooo:paragraph-rsid="1f88d5b8" style:font-style-asian="normal" style:font-style-complex="normal"/>
    </style:style>
    <style:style style:name="P355" style:family="paragraph" style:parent-style-name="Text_20_body" style:list-style-name="L29">
      <style:text-properties fo:font-style="normal" officeooo:rsid="127cc581" officeooo:paragraph-rsid="1d721808" style:font-style-asian="normal" style:font-style-complex="normal"/>
    </style:style>
    <style:style style:name="P356" style:family="paragraph" style:parent-style-name="Text_20_body" style:list-style-name="L29">
      <style:text-properties fo:font-style="normal" officeooo:rsid="127cc581" officeooo:paragraph-rsid="249d7ef7" style:font-style-asian="normal" style:font-style-complex="normal"/>
    </style:style>
    <style:style style:name="P357" style:family="paragraph" style:parent-style-name="Text_20_body" style:list-style-name="L29">
      <style:text-properties fo:font-style="normal" officeooo:rsid="127cc581" officeooo:paragraph-rsid="249d9de9" style:font-style-asian="normal" style:font-style-complex="normal"/>
    </style:style>
    <style:style style:name="P358" style:family="paragraph" style:parent-style-name="Text_20_body" style:list-style-name="L29">
      <style:text-properties fo:font-style="normal" officeooo:rsid="127cc581" officeooo:paragraph-rsid="249ec84e" style:font-style-asian="normal" style:font-style-complex="normal"/>
    </style:style>
    <style:style style:name="P359" style:family="paragraph" style:parent-style-name="Text_20_body" style:list-style-name="L29">
      <style:text-properties fo:font-style="normal" officeooo:rsid="127cc581" officeooo:paragraph-rsid="249f3598" style:font-style-asian="normal" style:font-style-complex="normal"/>
    </style:style>
    <style:style style:name="P360" style:family="paragraph" style:parent-style-name="Text_20_body" style:list-style-name="L99">
      <style:text-properties fo:font-style="normal" officeooo:rsid="127cc581" officeooo:paragraph-rsid="249d7ef7" style:font-style-asian="normal" style:font-style-complex="normal"/>
    </style:style>
    <style:style style:name="P361" style:family="paragraph" style:parent-style-name="Text_20_body" style:list-style-name="L36">
      <style:text-properties fo:font-style="normal" officeooo:rsid="1538965f" officeooo:paragraph-rsid="17205437" style:font-style-asian="normal" style:font-style-complex="normal"/>
    </style:style>
    <style:style style:name="P362" style:family="paragraph" style:parent-style-name="Text_20_body" style:list-style-name="L36">
      <style:text-properties fo:font-style="normal" officeooo:rsid="15399d64" officeooo:paragraph-rsid="17205437" style:font-style-asian="normal" style:font-style-complex="normal"/>
    </style:style>
    <style:style style:name="P363" style:family="paragraph" style:parent-style-name="Text_20_body" style:list-style-name="L37">
      <style:text-properties fo:font-style="normal" officeooo:rsid="1d977631" officeooo:paragraph-rsid="1d977631" style:font-style-asian="normal" style:font-style-complex="normal"/>
    </style:style>
    <style:style style:name="P364" style:family="paragraph" style:parent-style-name="Text_20_body" style:list-style-name="L37">
      <style:text-properties fo:font-style="normal" officeooo:rsid="1533db2f" officeooo:paragraph-rsid="22abde92" style:font-style-asian="normal" style:font-style-complex="normal"/>
    </style:style>
    <style:style style:name="P365" style:family="paragraph" style:parent-style-name="Text_20_body" style:list-style-name="L38">
      <style:text-properties fo:font-style="normal" officeooo:rsid="1d85c671" officeooo:paragraph-rsid="22d5cebb" style:font-style-asian="normal" style:font-style-complex="normal"/>
    </style:style>
    <style:style style:name="P366" style:family="paragraph" style:parent-style-name="Text_20_body" style:list-style-name="L38">
      <style:text-properties fo:font-style="normal" officeooo:rsid="1dcd09fb" officeooo:paragraph-rsid="1f15a314" style:font-style-asian="normal" style:font-style-complex="normal"/>
    </style:style>
    <style:style style:name="P367" style:family="paragraph" style:parent-style-name="Text_20_body" style:list-style-name="L38">
      <style:text-properties fo:font-style="normal" officeooo:rsid="1dcd3388" officeooo:paragraph-rsid="1dcd3388" style:font-style-asian="normal" style:font-style-complex="normal"/>
    </style:style>
    <style:style style:name="P368" style:family="paragraph" style:parent-style-name="Text_20_body" style:list-style-name="L38">
      <style:text-properties fo:font-style="normal" officeooo:rsid="1dd04c24" officeooo:paragraph-rsid="1dd04c24" style:font-style-asian="normal" style:font-style-complex="normal"/>
    </style:style>
    <style:style style:name="P369" style:family="paragraph" style:parent-style-name="Text_20_body" style:list-style-name="L38">
      <style:text-properties fo:font-style="normal" officeooo:rsid="1fa44ad3" officeooo:paragraph-rsid="1fa44ad3" style:font-style-asian="normal" style:font-style-complex="normal"/>
    </style:style>
    <style:style style:name="P370" style:family="paragraph" style:parent-style-name="Text_20_body" style:list-style-name="L39">
      <style:text-properties fo:font-style="normal" officeooo:rsid="1dc770a7" officeooo:paragraph-rsid="2046eee1" style:font-style-asian="normal" style:font-style-complex="normal"/>
    </style:style>
    <style:style style:name="P371" style:family="paragraph" style:parent-style-name="Text_20_body" style:list-style-name="L47">
      <style:text-properties fo:font-style="normal" officeooo:rsid="1d89163c" officeooo:paragraph-rsid="1d89163c" style:font-style-asian="normal" style:font-style-complex="normal"/>
    </style:style>
    <style:style style:name="P372" style:family="paragraph" style:parent-style-name="Text_20_body" style:list-style-name="L47">
      <style:text-properties fo:font-style="normal" officeooo:rsid="1d89163c" officeooo:paragraph-rsid="1d892528" style:font-style-asian="normal" style:font-style-complex="normal"/>
    </style:style>
    <style:style style:name="P373" style:family="paragraph" style:parent-style-name="Text_20_body" style:list-style-name="L48">
      <style:text-properties fo:font-style="normal" officeooo:rsid="1caa881e" officeooo:paragraph-rsid="1caca17b" style:font-style-asian="normal" style:font-style-complex="normal"/>
    </style:style>
    <style:style style:name="P374" style:family="paragraph" style:parent-style-name="Text_20_body" style:list-style-name="L48">
      <style:text-properties fo:font-style="normal" officeooo:rsid="1caa881e" officeooo:paragraph-rsid="1caa881e" style:font-style-asian="normal" style:font-style-complex="normal"/>
    </style:style>
    <style:style style:name="P375" style:family="paragraph" style:parent-style-name="Text_20_body" style:list-style-name="L49">
      <style:text-properties fo:font-style="normal" officeooo:rsid="160397eb" officeooo:paragraph-rsid="1e1b5da9" style:font-style-asian="normal" style:font-style-complex="normal"/>
    </style:style>
    <style:style style:name="P376" style:family="paragraph" style:parent-style-name="Text_20_body" style:list-style-name="L13">
      <style:text-properties fo:font-style="normal" officeooo:rsid="1af5d4e9" officeooo:paragraph-rsid="21a8cf5a" style:font-style-asian="normal" style:font-style-complex="normal"/>
    </style:style>
    <style:style style:name="P377" style:family="paragraph" style:parent-style-name="Text_20_body" style:list-style-name="L13">
      <style:text-properties fo:font-style="normal" officeooo:rsid="1525a965" officeooo:paragraph-rsid="23849229" style:font-style-asian="normal" style:font-style-complex="normal"/>
    </style:style>
    <style:style style:name="P378" style:family="paragraph" style:parent-style-name="Text_20_body" style:list-style-name="L68">
      <style:text-properties fo:font-style="normal" officeooo:rsid="20b9279a" officeooo:paragraph-rsid="20b1c869" style:font-style-asian="normal" style:font-style-complex="normal"/>
    </style:style>
    <style:style style:name="P379" style:family="paragraph" style:parent-style-name="Text_20_body" style:list-style-name="L68">
      <style:text-properties fo:font-style="normal" officeooo:rsid="179f3282" officeooo:paragraph-rsid="20b1c869" style:font-style-asian="normal" style:font-style-complex="normal"/>
    </style:style>
    <style:style style:name="P380" style:family="paragraph" style:parent-style-name="Text_20_body" style:list-style-name="L77">
      <style:text-properties fo:font-style="normal" officeooo:rsid="179f3282" officeooo:paragraph-rsid="20b57a92" style:font-style-asian="normal" style:font-style-complex="normal"/>
    </style:style>
    <style:style style:name="P381" style:family="paragraph" style:parent-style-name="Text_20_body" style:list-style-name="L68">
      <style:text-properties fo:font-style="normal" officeooo:rsid="20adc998" officeooo:paragraph-rsid="20b1c869" style:font-style-asian="normal" style:font-style-complex="normal"/>
    </style:style>
    <style:style style:name="P382" style:family="paragraph" style:parent-style-name="Text_20_body" style:list-style-name="L77">
      <style:text-properties fo:font-style="normal" officeooo:rsid="20adc998" officeooo:paragraph-rsid="20b57a92" style:font-style-asian="normal" style:font-style-complex="normal"/>
    </style:style>
    <style:style style:name="P383" style:family="paragraph" style:parent-style-name="Text_20_body" style:list-style-name="L69">
      <style:text-properties fo:font-style="normal" officeooo:rsid="20b3bca1" officeooo:paragraph-rsid="20b3c77a" style:font-style-asian="normal" style:font-style-complex="normal"/>
    </style:style>
    <style:style style:name="P384" style:family="paragraph" style:parent-style-name="Text_20_body" style:list-style-name="L75">
      <style:text-properties fo:font-style="normal" officeooo:rsid="1b51e26a" officeooo:paragraph-rsid="1b51e26a" style:font-style-asian="normal" style:font-style-complex="normal"/>
    </style:style>
    <style:style style:name="P385" style:family="paragraph" style:parent-style-name="Text_20_body" style:list-style-name="L77">
      <style:text-properties fo:font-style="normal" officeooo:rsid="1543b540" officeooo:paragraph-rsid="20b57a92" style:font-style-asian="normal" style:font-style-complex="normal"/>
    </style:style>
    <style:style style:name="P386" style:family="paragraph" style:parent-style-name="Text_20_body" style:list-style-name="L78">
      <style:text-properties fo:font-style="normal" officeooo:rsid="209eba3a" officeooo:paragraph-rsid="209eba3a" style:font-style-asian="normal" style:font-style-complex="normal"/>
    </style:style>
    <style:style style:name="P387" style:family="paragraph" style:parent-style-name="Text_20_body" style:list-style-name="L80">
      <style:text-properties fo:font-style="normal" officeooo:rsid="17b228f5" officeooo:paragraph-rsid="1aac0adc" style:font-style-asian="normal" style:font-style-complex="normal"/>
    </style:style>
    <style:style style:name="P388" style:family="paragraph" style:parent-style-name="Text_20_body" style:list-style-name="L83">
      <style:text-properties fo:font-style="normal" officeooo:paragraph-rsid="20ac0c9a" style:font-style-asian="normal" style:font-style-complex="normal"/>
    </style:style>
    <style:style style:name="P389" style:family="paragraph" style:parent-style-name="Text_20_body" style:list-style-name="L83">
      <style:text-properties fo:font-style="normal" officeooo:rsid="15426ded" officeooo:paragraph-rsid="20ac0c9a" style:font-style-asian="normal" style:font-style-complex="normal"/>
    </style:style>
    <style:style style:name="P390" style:family="paragraph" style:parent-style-name="Text_20_body" style:list-style-name="L84">
      <style:text-properties fo:font-style="normal" officeooo:rsid="181bac4f" officeooo:paragraph-rsid="1aac0adc" style:font-style-asian="normal" style:font-style-complex="normal"/>
    </style:style>
    <style:style style:name="P391" style:family="paragraph" style:parent-style-name="Text_20_body" style:list-style-name="L84">
      <style:text-properties fo:font-style="normal" officeooo:rsid="181bac4f" officeooo:paragraph-rsid="23a3e8a5" style:font-style-asian="normal" style:font-style-complex="normal"/>
    </style:style>
    <style:style style:name="P392" style:family="paragraph" style:parent-style-name="Text_20_body" style:list-style-name="L84">
      <style:text-properties fo:font-style="normal" officeooo:rsid="18259e4c" officeooo:paragraph-rsid="1aac0adc" style:font-style-asian="normal" style:font-style-complex="normal"/>
    </style:style>
    <style:style style:name="P393" style:family="paragraph" style:parent-style-name="Text_20_body" style:list-style-name="L84">
      <style:text-properties fo:font-style="normal" officeooo:rsid="23b7bab3" officeooo:paragraph-rsid="23b7bab3" style:font-style-asian="normal" style:font-style-complex="normal"/>
    </style:style>
    <style:style style:name="P394" style:family="paragraph" style:parent-style-name="Text_20_body" style:list-style-name="L84">
      <style:text-properties fo:font-style="normal" officeooo:rsid="18247580" officeooo:paragraph-rsid="1b196b46" style:font-style-asian="normal" style:font-style-complex="normal"/>
    </style:style>
    <style:style style:name="P395" style:family="paragraph" style:parent-style-name="Text_20_body" style:list-style-name="L85">
      <style:text-properties fo:font-style="normal" officeooo:rsid="20c8833a" officeooo:paragraph-rsid="20cd57eb" style:font-style-asian="normal" style:font-style-complex="normal"/>
    </style:style>
    <style:style style:name="P396" style:family="paragraph" style:parent-style-name="Text_20_body" style:list-style-name="L85">
      <style:text-properties fo:font-style="normal" officeooo:rsid="20ced250" officeooo:paragraph-rsid="20cd57eb" style:font-style-asian="normal" style:font-style-complex="normal"/>
    </style:style>
    <style:style style:name="P397" style:family="paragraph" style:parent-style-name="Text_20_body" style:list-style-name="L87">
      <style:text-properties fo:font-style="normal" officeooo:rsid="17beb1df" officeooo:paragraph-rsid="1aac0adc" style:font-style-asian="normal" style:font-style-complex="normal"/>
    </style:style>
    <style:style style:name="P398" style:family="paragraph" style:parent-style-name="Text_20_body" style:list-style-name="L87">
      <style:text-properties fo:font-style="normal" officeooo:rsid="17c0f50a" officeooo:paragraph-rsid="1aac0adc" style:font-style-asian="normal" style:font-style-complex="normal"/>
    </style:style>
    <style:style style:name="P399" style:family="paragraph" style:parent-style-name="Text_20_body" style:list-style-name="L87">
      <style:text-properties fo:font-style="normal" officeooo:rsid="17c2b6ff" officeooo:paragraph-rsid="1aac0adc" style:font-style-asian="normal" style:font-style-complex="normal"/>
    </style:style>
    <style:style style:name="P400" style:family="paragraph" style:parent-style-name="Text_20_body" style:list-style-name="L87">
      <style:text-properties fo:font-style="normal" officeooo:rsid="17aa8f57" officeooo:paragraph-rsid="1c4b0366" style:font-style-asian="normal" style:font-style-complex="normal"/>
    </style:style>
    <style:style style:name="P401" style:family="paragraph" style:parent-style-name="Text_20_body" style:list-style-name="L87">
      <style:text-properties fo:font-style="normal" officeooo:rsid="17c5a5ad" officeooo:paragraph-rsid="209c91af" style:font-style-asian="normal" style:font-style-complex="normal"/>
    </style:style>
    <style:style style:name="P402" style:family="paragraph" style:parent-style-name="Text_20_body" style:list-style-name="L89">
      <style:text-properties fo:font-style="normal" officeooo:rsid="192ade04" officeooo:paragraph-rsid="1b62eac8" style:font-style-asian="normal" style:font-style-complex="normal"/>
    </style:style>
    <style:style style:name="P403" style:family="paragraph" style:parent-style-name="Text_20_body" style:list-style-name="L91">
      <style:text-properties fo:font-style="normal" officeooo:rsid="1f6efd45" officeooo:paragraph-rsid="1f6efd45" style:font-style-asian="normal" style:font-style-complex="normal"/>
    </style:style>
    <style:style style:name="P404" style:family="paragraph" style:parent-style-name="Text_20_body" style:list-style-name="L91">
      <style:text-properties fo:font-style="normal" officeooo:rsid="1f700409" officeooo:paragraph-rsid="1f700409" style:font-style-asian="normal" style:font-style-complex="normal"/>
    </style:style>
    <style:style style:name="P405" style:family="paragraph" style:parent-style-name="Text_20_body" style:list-style-name="L95">
      <style:text-properties fo:font-style="normal" officeooo:rsid="1f700409" officeooo:paragraph-rsid="1f7f789a" style:font-style-asian="normal" style:font-style-complex="normal"/>
    </style:style>
    <style:style style:name="P406" style:family="paragraph" style:parent-style-name="Text_20_body" style:list-style-name="L91">
      <style:text-properties fo:font-style="normal" officeooo:rsid="191e0ba0" officeooo:paragraph-rsid="1b6d2e97" style:font-style-asian="normal" style:font-style-complex="normal"/>
    </style:style>
    <style:style style:name="P407" style:family="paragraph" style:parent-style-name="Text_20_body" style:list-style-name="L95">
      <style:text-properties fo:font-style="normal" officeooo:rsid="19168136" officeooo:paragraph-rsid="23db23da" style:font-style-asian="normal" style:font-style-complex="normal"/>
    </style:style>
    <style:style style:name="P408" style:family="paragraph" style:parent-style-name="Text_20_body" style:list-style-name="L27">
      <style:text-properties fo:font-style="normal" officeooo:rsid="207cef49" officeooo:paragraph-rsid="231752cf" style:font-style-asian="normal" style:font-style-complex="normal"/>
    </style:style>
    <style:style style:name="P409" style:family="paragraph" style:parent-style-name="Text_20_body" style:list-style-name="L27">
      <style:text-properties fo:font-style="normal" officeooo:rsid="207cef49" officeooo:paragraph-rsid="23192e8c" style:font-style-asian="normal" style:font-style-complex="normal"/>
    </style:style>
    <style:style style:name="P410" style:family="paragraph" style:parent-style-name="Text_20_body" style:list-style-name="L96">
      <style:text-properties fo:font-style="normal" officeooo:rsid="1d69db0a" officeooo:paragraph-rsid="208f8933" style:font-style-asian="normal" style:font-style-complex="normal"/>
    </style:style>
    <style:style style:name="P411" style:family="paragraph" style:parent-style-name="Text_20_body" style:list-style-name="L99">
      <style:text-properties fo:font-style="normal" officeooo:rsid="208f684b" officeooo:paragraph-rsid="208f684b" style:font-style-asian="normal" style:font-style-complex="normal"/>
    </style:style>
    <style:style style:name="P412" style:family="paragraph" style:parent-style-name="Text_20_body" style:list-style-name="L99">
      <style:text-properties fo:font-style="normal" officeooo:rsid="208f684b" officeooo:paragraph-rsid="23ed4657" style:font-style-asian="normal" style:font-style-complex="normal"/>
    </style:style>
    <style:style style:name="P413" style:family="paragraph" style:parent-style-name="Text_20_body" style:list-style-name="L102">
      <style:text-properties fo:font-style="normal" officeooo:rsid="1d5df106" officeooo:paragraph-rsid="1d5f65ab" style:font-style-asian="normal" style:font-style-complex="normal"/>
    </style:style>
    <style:style style:name="P414" style:family="paragraph" style:parent-style-name="Text_20_body" style:list-style-name="L111">
      <style:text-properties fo:font-style="normal" officeooo:rsid="1bfffc6a" officeooo:paragraph-rsid="1bfffc6a" style:font-style-asian="normal" style:font-style-complex="normal"/>
    </style:style>
    <style:style style:name="P415" style:family="paragraph" style:parent-style-name="Text_20_body" style:list-style-name="L111">
      <style:text-properties fo:font-style="normal" officeooo:rsid="1bfb018b" officeooo:paragraph-rsid="1bfffc6a" style:font-style-asian="normal" style:font-style-complex="normal"/>
    </style:style>
    <style:style style:name="P416" style:family="paragraph" style:parent-style-name="Text_20_body" style:list-style-name="L116">
      <style:text-properties fo:font-style="normal" officeooo:rsid="1b3aa9da" officeooo:paragraph-rsid="1b3aa9da" style:font-style-asian="normal" style:font-style-complex="normal"/>
    </style:style>
    <style:style style:name="P417" style:family="paragraph" style:parent-style-name="Text_20_body" style:list-style-name="L117">
      <style:text-properties fo:font-style="normal" officeooo:rsid="2063dbc4" officeooo:paragraph-rsid="2426212f" style:font-style-asian="normal" style:font-style-complex="normal"/>
    </style:style>
    <style:style style:name="P418" style:family="paragraph" style:parent-style-name="Text_20_body" style:list-style-name="L117">
      <style:text-properties fo:font-style="normal" officeooo:rsid="1b3e0f8c" officeooo:paragraph-rsid="1b3e0f8c" style:font-style-asian="normal" style:font-style-complex="normal"/>
    </style:style>
    <style:style style:name="P419" style:family="paragraph" style:parent-style-name="Text_20_body" style:list-style-name="L117">
      <style:text-properties fo:font-style="normal" officeooo:rsid="1fb16c04" officeooo:paragraph-rsid="1fb16c04" style:font-style-asian="normal" style:font-style-complex="normal"/>
    </style:style>
    <style:style style:name="P420" style:family="paragraph" style:parent-style-name="Text_20_body" style:list-style-name="L41">
      <style:text-properties fo:font-style="normal" officeooo:paragraph-rsid="22fed6ea" style:font-style-asian="normal" style:font-style-complex="normal"/>
    </style:style>
    <style:style style:name="P421" style:family="paragraph" style:parent-style-name="Text_20_body" style:list-style-name="L22">
      <style:text-properties fo:font-style="normal" fo:font-weight="bold" officeooo:rsid="1db71e7f" officeooo:paragraph-rsid="2247e1ed" style:font-style-asian="normal" style:font-weight-asian="bold" style:font-style-complex="normal" style:font-weight-complex="bold"/>
    </style:style>
    <style:style style:name="P422" style:family="paragraph" style:parent-style-name="Text_20_body" style:list-style-name="L30">
      <style:text-properties fo:font-style="normal" fo:font-weight="normal" officeooo:rsid="1d23c4af" officeooo:paragraph-rsid="228e1efa" style:font-style-asian="normal" style:font-weight-asian="normal" style:font-style-complex="normal" style:font-weight-complex="normal"/>
    </style:style>
    <style:style style:name="P423" style:family="paragraph" style:parent-style-name="Text_20_body" style:list-style-name="L30">
      <style:text-properties fo:font-style="normal" fo:font-weight="normal" officeooo:rsid="1d24f741" officeooo:paragraph-rsid="228e1efa" style:font-style-asian="normal" style:font-weight-asian="normal" style:font-style-complex="normal" style:font-weight-complex="normal"/>
    </style:style>
    <style:style style:name="P424" style:family="paragraph" style:parent-style-name="Text_20_body" style:list-style-name="L30">
      <style:text-properties fo:font-style="normal" fo:font-weight="normal" officeooo:rsid="1d24f741" officeooo:paragraph-rsid="24950990" style:font-style-asian="normal" style:font-weight-asian="normal" style:font-style-complex="normal" style:font-weight-complex="normal"/>
    </style:style>
    <style:style style:name="P425" style:family="paragraph" style:parent-style-name="Text_20_body" style:list-style-name="L45">
      <style:text-properties fo:font-style="normal" fo:font-weight="normal" officeooo:rsid="1fc33efa" officeooo:paragraph-rsid="22fbd21c" style:font-style-asian="normal" style:font-weight-asian="normal" style:font-style-complex="normal" style:font-weight-complex="normal"/>
    </style:style>
    <style:style style:name="P426"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27"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28" style:family="paragraph" style:parent-style-name="Text_20_body" style:list-style-name="L12">
      <style:text-properties officeooo:rsid="15c9b72a" officeooo:paragraph-rsid="19dd4a30"/>
    </style:style>
    <style:style style:name="P429" style:family="paragraph" style:parent-style-name="Text_20_body" style:list-style-name="L12">
      <style:text-properties officeooo:rsid="13e91469" officeooo:paragraph-rsid="19dd4a30"/>
    </style:style>
    <style:style style:name="P430" style:family="paragraph" style:parent-style-name="Text_20_body" style:list-style-name="L12">
      <style:text-properties officeooo:rsid="19e265e8" officeooo:paragraph-rsid="247b566a"/>
    </style:style>
    <style:style style:name="P431" style:family="paragraph" style:parent-style-name="Text_20_body" style:list-style-name="L12">
      <style:text-properties officeooo:rsid="15cc79cb" officeooo:paragraph-rsid="19e68ce2"/>
    </style:style>
    <style:style style:name="P432" style:family="paragraph" style:parent-style-name="Text_20_body" style:list-style-name="L13">
      <style:text-properties officeooo:paragraph-rsid="23849229"/>
    </style:style>
    <style:style style:name="P433" style:family="paragraph" style:parent-style-name="Text_20_body" style:list-style-name="L14">
      <style:text-properties officeooo:rsid="1998598a" officeooo:paragraph-rsid="24763692"/>
    </style:style>
    <style:style style:name="P434" style:family="paragraph" style:parent-style-name="Text_20_body" style:list-style-name="L14">
      <style:text-properties officeooo:rsid="19b7a33a" officeooo:paragraph-rsid="19bc978f"/>
    </style:style>
    <style:style style:name="P435" style:family="paragraph" style:parent-style-name="Text_20_body" style:list-style-name="L14">
      <style:text-properties officeooo:rsid="19a4955f" officeooo:paragraph-rsid="2222afba"/>
    </style:style>
    <style:style style:name="P436" style:family="paragraph" style:parent-style-name="Text_20_body" style:list-style-name="L14">
      <style:text-properties officeooo:rsid="19a4955f" officeooo:paragraph-rsid="19a4955f"/>
    </style:style>
    <style:style style:name="P437" style:family="paragraph" style:parent-style-name="Text_20_body" style:list-style-name="L14">
      <style:text-properties fo:font-weight="bold" officeooo:rsid="1ec1b859" officeooo:paragraph-rsid="217393d7" style:font-weight-asian="bold" style:font-weight-complex="bold"/>
    </style:style>
    <style:style style:name="P438" style:family="paragraph" style:parent-style-name="Text_20_body" style:list-style-name="L14">
      <style:text-properties officeooo:rsid="19a8efca" officeooo:paragraph-rsid="19ca2dd9"/>
    </style:style>
    <style:style style:name="P439" style:family="paragraph" style:parent-style-name="Text_20_body" style:list-style-name="L15">
      <style:text-properties officeooo:paragraph-rsid="1a69b621"/>
    </style:style>
    <style:style style:name="P440" style:family="paragraph" style:parent-style-name="Text_20_body" style:list-style-name="L16">
      <style:text-properties officeooo:paragraph-rsid="17205437"/>
    </style:style>
    <style:style style:name="P441" style:family="paragraph" style:parent-style-name="Text_20_body" style:list-style-name="L16">
      <style:text-properties officeooo:rsid="159eb076" officeooo:paragraph-rsid="17205437"/>
    </style:style>
    <style:style style:name="P442" style:family="paragraph" style:parent-style-name="Text_20_body" style:list-style-name="L16">
      <style:text-properties officeooo:rsid="1accddd3" officeooo:paragraph-rsid="1accddd3"/>
    </style:style>
    <style:style style:name="P443" style:family="paragraph" style:parent-style-name="Text_20_body" style:list-style-name="L16">
      <style:text-properties officeooo:rsid="1a6e7b0f" officeooo:paragraph-rsid="1a70b518"/>
    </style:style>
    <style:style style:name="P444" style:family="paragraph" style:parent-style-name="Text_20_body" style:list-style-name="L16">
      <style:text-properties officeooo:rsid="1579f5c3" officeooo:paragraph-rsid="17205437"/>
    </style:style>
    <style:style style:name="P445" style:family="paragraph" style:parent-style-name="Text_20_body" style:list-style-name="L16">
      <style:text-properties officeooo:rsid="1a6edc2a" officeooo:paragraph-rsid="1a72118f"/>
    </style:style>
    <style:style style:name="P446" style:family="paragraph" style:parent-style-name="Text_20_body" style:list-style-name="L17">
      <style:text-properties officeooo:paragraph-rsid="1a23b97d"/>
    </style:style>
    <style:style style:name="P447" style:family="paragraph" style:parent-style-name="Text_20_body" style:list-style-name="L17">
      <style:text-properties officeooo:paragraph-rsid="23c5247a"/>
    </style:style>
    <style:style style:name="P448" style:family="paragraph" style:parent-style-name="Text_20_body" style:list-style-name="L17">
      <style:text-properties officeooo:paragraph-rsid="17205437"/>
    </style:style>
    <style:style style:name="P449" style:family="paragraph" style:parent-style-name="Text_20_body" style:list-style-name="L17">
      <style:text-properties officeooo:paragraph-rsid="1a75920c"/>
    </style:style>
    <style:style style:name="P450" style:family="paragraph" style:parent-style-name="Text_20_body" style:list-style-name="L19">
      <style:text-properties officeooo:paragraph-rsid="1ed2af3d"/>
    </style:style>
    <style:style style:name="P451" style:family="paragraph" style:parent-style-name="Text_20_body" style:list-style-name="L19">
      <style:text-properties officeooo:rsid="1dc34ca7" officeooo:paragraph-rsid="1dc34ca7"/>
    </style:style>
    <style:style style:name="P452" style:family="paragraph" style:parent-style-name="Text_20_body" style:list-style-name="L19">
      <style:text-properties officeooo:rsid="1dcb8979" officeooo:paragraph-rsid="1dcb8979"/>
    </style:style>
    <style:style style:name="P453" style:family="paragraph" style:parent-style-name="Text_20_body" style:list-style-name="L19">
      <style:text-properties officeooo:rsid="1bb712fc" officeooo:paragraph-rsid="1bb712fc"/>
    </style:style>
    <style:style style:name="P454" style:family="paragraph" style:parent-style-name="Text_20_body" style:list-style-name="L20">
      <style:text-properties officeooo:rsid="12bd1159" officeooo:paragraph-rsid="17205437"/>
    </style:style>
    <style:style style:name="P455" style:family="paragraph" style:parent-style-name="Text_20_body" style:list-style-name="L20">
      <style:text-properties officeooo:rsid="12c83cea" officeooo:paragraph-rsid="17205437"/>
    </style:style>
    <style:style style:name="P456" style:family="paragraph" style:parent-style-name="Text_20_body" style:list-style-name="L20">
      <style:text-properties officeooo:rsid="12c8c6da" officeooo:paragraph-rsid="17205437"/>
    </style:style>
    <style:style style:name="P457" style:family="paragraph" style:parent-style-name="Text_20_body" style:list-style-name="L21">
      <style:text-properties officeooo:rsid="15947fdc" officeooo:paragraph-rsid="17205437"/>
    </style:style>
    <style:style style:name="P458" style:family="paragraph" style:parent-style-name="Text_20_body" style:list-style-name="L23">
      <style:text-properties officeooo:paragraph-rsid="2265474c"/>
    </style:style>
    <style:style style:name="P459" style:family="paragraph" style:parent-style-name="Text_20_body" style:list-style-name="L24">
      <style:text-properties officeooo:paragraph-rsid="2265474c"/>
    </style:style>
    <style:style style:name="P460" style:family="paragraph" style:parent-style-name="Text_20_body" style:list-style-name="L24">
      <style:text-properties officeooo:rsid="18d00879" officeooo:paragraph-rsid="2265474c"/>
    </style:style>
    <style:style style:name="P461" style:family="paragraph" style:parent-style-name="Text_20_body" style:list-style-name="L24">
      <style:text-properties officeooo:rsid="18d25fda" officeooo:paragraph-rsid="2265474c"/>
    </style:style>
    <style:style style:name="P462" style:family="paragraph" style:parent-style-name="Text_20_body" style:list-style-name="L24">
      <style:text-properties officeooo:rsid="18df89f8" officeooo:paragraph-rsid="2265474c"/>
    </style:style>
    <style:style style:name="P463" style:family="paragraph" style:parent-style-name="Text_20_body" style:list-style-name="L24">
      <style:text-properties officeooo:rsid="186b3e8b" officeooo:paragraph-rsid="2265474c"/>
    </style:style>
    <style:style style:name="P464" style:family="paragraph" style:parent-style-name="Text_20_body" style:list-style-name="L25">
      <style:text-properties officeooo:paragraph-rsid="1de1c071"/>
    </style:style>
    <style:style style:name="P465" style:family="paragraph" style:parent-style-name="Text_20_body" style:list-style-name="L25">
      <style:text-properties officeooo:paragraph-rsid="1908efad"/>
    </style:style>
    <style:style style:name="P466" style:family="paragraph" style:parent-style-name="Text_20_body" style:list-style-name="L26">
      <style:text-properties officeooo:paragraph-rsid="18a8ff71"/>
    </style:style>
    <style:style style:name="P467" style:family="paragraph" style:parent-style-name="Text_20_body" style:list-style-name="L27">
      <style:text-properties officeooo:paragraph-rsid="231752cf"/>
    </style:style>
    <style:style style:name="P468" style:family="paragraph" style:parent-style-name="Text_20_body" style:list-style-name="L27">
      <style:text-properties officeooo:paragraph-rsid="207da7e6"/>
    </style:style>
    <style:style style:name="P469" style:family="paragraph" style:parent-style-name="Text_20_body">
      <style:text-properties officeooo:rsid="2285c2f2" officeooo:paragraph-rsid="249284c7"/>
    </style:style>
    <style:style style:name="P470" style:family="paragraph" style:parent-style-name="Text_20_body" style:list-style-name="L29">
      <style:text-properties officeooo:paragraph-rsid="1f821cc4"/>
    </style:style>
    <style:style style:name="P471" style:family="paragraph" style:parent-style-name="Text_20_body" style:list-style-name="L29">
      <style:text-properties officeooo:rsid="18f8f928" officeooo:paragraph-rsid="18f8f928"/>
    </style:style>
    <style:style style:name="P472" style:family="paragraph" style:parent-style-name="Text_20_body" style:list-style-name="L30">
      <style:text-properties officeooo:paragraph-rsid="2496d6a4"/>
    </style:style>
    <style:style style:name="P473" style:family="paragraph" style:parent-style-name="Text_20_body" style:list-style-name="L32">
      <style:text-properties officeooo:paragraph-rsid="1d1b1210"/>
    </style:style>
    <style:style style:name="P474" style:family="paragraph" style:parent-style-name="Text_20_body" style:list-style-name="L32">
      <style:text-properties officeooo:paragraph-rsid="229c3c92"/>
    </style:style>
    <style:style style:name="P475" style:family="paragraph" style:parent-style-name="Text_20_body" style:list-style-name="L29">
      <style:text-properties officeooo:rsid="1eec2ec2" officeooo:paragraph-rsid="22aa4c13"/>
    </style:style>
    <style:style style:name="P476" style:family="paragraph" style:parent-style-name="Text_20_body" style:list-style-name="L97">
      <style:text-properties officeooo:rsid="1eec2ec2" officeooo:paragraph-rsid="1f88f818"/>
    </style:style>
    <style:style style:name="P477" style:family="paragraph" style:parent-style-name="Text_20_body" style:list-style-name="L34">
      <style:text-properties officeooo:rsid="160397eb" officeooo:paragraph-rsid="1d384bdc"/>
    </style:style>
    <style:style style:name="P478" style:family="paragraph" style:parent-style-name="Text_20_body" style:list-style-name="L35">
      <style:text-properties officeooo:paragraph-rsid="1d2fdeb8"/>
    </style:style>
    <style:style style:name="P479" style:family="paragraph" style:parent-style-name="Text_20_body" style:list-style-name="L38">
      <style:text-properties officeooo:paragraph-rsid="1da85e96"/>
    </style:style>
    <style:style style:name="P480" style:family="paragraph" style:parent-style-name="Text_20_body" style:list-style-name="L38">
      <style:text-properties officeooo:paragraph-rsid="1fa44ad3"/>
    </style:style>
    <style:style style:name="P481" style:family="paragraph" style:parent-style-name="Text_20_body" style:list-style-name="L38">
      <style:text-properties officeooo:rsid="1e05238b" officeooo:paragraph-rsid="22db9fb8"/>
    </style:style>
    <style:style style:name="P482" style:family="paragraph" style:parent-style-name="Text_20_body" style:list-style-name="L38">
      <style:text-properties officeooo:rsid="1d7c05dc" officeooo:paragraph-rsid="1fa44ad3"/>
    </style:style>
    <style:style style:name="P483" style:family="paragraph" style:parent-style-name="Text_20_body" style:list-style-name="L39">
      <style:text-properties officeooo:paragraph-rsid="1dd51cea"/>
    </style:style>
    <style:style style:name="P484" style:family="paragraph" style:parent-style-name="Text_20_body" style:list-style-name="L39">
      <style:text-properties officeooo:paragraph-rsid="2169e26d"/>
    </style:style>
    <style:style style:name="P485" style:family="paragraph" style:parent-style-name="Text_20_body" style:list-style-name="L39">
      <style:text-properties officeooo:rsid="2169e26d" officeooo:paragraph-rsid="2169e26d"/>
    </style:style>
    <style:style style:name="P486" style:family="paragraph" style:parent-style-name="Text_20_body" style:list-style-name="L42">
      <style:text-properties officeooo:paragraph-rsid="22fa9233"/>
    </style:style>
    <style:style style:name="P487" style:family="paragraph" style:parent-style-name="Text_20_body" style:list-style-name="L43">
      <style:text-properties officeooo:rsid="1d8eb544" officeooo:paragraph-rsid="22f3f7df"/>
    </style:style>
    <style:style style:name="P488" style:family="paragraph" style:parent-style-name="Text_20_body" style:list-style-name="L44">
      <style:text-properties officeooo:rsid="1d8a2e78" officeooo:paragraph-rsid="22f3f7df"/>
    </style:style>
    <style:style style:name="P489" style:family="paragraph" style:parent-style-name="Text_20_body" style:list-style-name="L44">
      <style:text-properties officeooo:rsid="1d8d7a2b" officeooo:paragraph-rsid="22f3f7df"/>
    </style:style>
    <style:style style:name="P490" style:family="paragraph" style:parent-style-name="Text_20_body" style:list-style-name="L45">
      <style:text-properties officeooo:paragraph-rsid="1d8fe60c"/>
    </style:style>
    <style:style style:name="P491" style:family="paragraph" style:parent-style-name="Text_20_body" style:list-style-name="L45">
      <style:text-properties officeooo:rsid="1d91cd2c" officeooo:paragraph-rsid="1d91cd2c"/>
    </style:style>
    <style:style style:name="P492" style:family="paragraph" style:parent-style-name="Text_20_body" style:list-style-name="L45">
      <style:text-properties officeooo:rsid="1d91cd2c" officeooo:paragraph-rsid="24a85f77"/>
    </style:style>
    <style:style style:name="P493" style:family="paragraph" style:parent-style-name="Text_20_body" style:list-style-name="L45">
      <style:text-properties officeooo:rsid="1fc5713b" officeooo:paragraph-rsid="1fc5713b"/>
    </style:style>
    <style:style style:name="P494" style:family="paragraph" style:parent-style-name="Text_20_body" style:list-style-name="L45">
      <style:text-properties officeooo:rsid="21bfca62" officeooo:paragraph-rsid="21bfca62"/>
    </style:style>
    <style:style style:name="P495" style:family="paragraph" style:parent-style-name="Text_20_body" style:list-style-name="L45">
      <style:text-properties officeooo:rsid="1d931637" officeooo:paragraph-rsid="1d931637"/>
    </style:style>
    <style:style style:name="P496" style:family="paragraph" style:parent-style-name="Text_20_body" style:list-style-name="L46">
      <style:text-properties officeooo:paragraph-rsid="230435b4"/>
    </style:style>
    <style:style style:name="P497" style:family="paragraph" style:parent-style-name="Text_20_body" style:list-style-name="L47">
      <style:text-properties officeooo:rsid="1d9fbd07" officeooo:paragraph-rsid="1d9fbd07"/>
    </style:style>
    <style:style style:name="P498" style:family="paragraph" style:parent-style-name="Text_20_body" style:list-style-name="L48">
      <style:text-properties officeooo:paragraph-rsid="1cab484f"/>
    </style:style>
    <style:style style:name="P499" style:family="paragraph" style:parent-style-name="Text_20_body" style:list-style-name="L49">
      <style:text-properties officeooo:paragraph-rsid="1e1dfaf6"/>
    </style:style>
    <style:style style:name="P500" style:family="paragraph" style:parent-style-name="Text_20_body" style:list-style-name="L49">
      <style:text-properties officeooo:paragraph-rsid="1e1438b4"/>
    </style:style>
    <style:style style:name="P501" style:family="paragraph" style:parent-style-name="Text_20_body" style:list-style-name="L49">
      <style:text-properties officeooo:paragraph-rsid="174ff3af"/>
    </style:style>
    <style:style style:name="P502" style:family="paragraph" style:parent-style-name="Text_20_body" style:list-style-name="L49">
      <style:text-properties officeooo:paragraph-rsid="1e1b5da9"/>
    </style:style>
    <style:style style:name="P503" style:family="paragraph" style:parent-style-name="Text_20_body" style:list-style-name="L49">
      <style:text-properties officeooo:paragraph-rsid="1e19bebe"/>
    </style:style>
    <style:style style:name="P504" style:family="paragraph" style:parent-style-name="Text_20_body" style:list-style-name="L50">
      <style:text-properties officeooo:rsid="2326216b" officeooo:paragraph-rsid="2326216b"/>
    </style:style>
    <style:style style:name="P505" style:family="paragraph" style:parent-style-name="Text_20_body" style:list-style-name="L50">
      <style:text-properties officeooo:rsid="1d09d581" officeooo:paragraph-rsid="1d09d581"/>
    </style:style>
    <style:style style:name="P506" style:family="paragraph" style:parent-style-name="Text_20_body" style:list-style-name="L50">
      <style:text-properties officeooo:rsid="1d082209" officeooo:paragraph-rsid="1d082209"/>
    </style:style>
    <style:style style:name="P507" style:family="paragraph" style:parent-style-name="Text_20_body" style:list-style-name="L50">
      <style:text-properties style:use-window-font-color="true" fo:font-style="normal" style:text-underline-style="none" officeooo:rsid="1d09d581" officeooo:paragraph-rsid="1d09d581" style:font-style-asian="normal" style:font-style-complex="normal"/>
    </style:style>
    <style:style style:name="P508" style:family="paragraph" style:parent-style-name="Text_20_body" style:list-style-name="L50">
      <style:text-properties style:use-window-font-color="true" fo:font-style="normal" style:text-underline-style="none" officeooo:rsid="1d09d581" officeooo:paragraph-rsid="2327c794" style:font-style-asian="normal" style:font-style-complex="normal"/>
    </style:style>
    <style:style style:name="P509" style:family="paragraph" style:parent-style-name="Text_20_body" style:list-style-name="L51">
      <style:text-properties officeooo:paragraph-rsid="21b09f8b"/>
    </style:style>
    <style:style style:name="P510" style:family="paragraph" style:parent-style-name="Text_20_body" style:list-style-name="L51">
      <style:text-properties officeooo:paragraph-rsid="21b23126"/>
    </style:style>
    <style:style style:name="P511" style:family="paragraph" style:parent-style-name="Text_20_body" style:list-style-name="L51">
      <style:text-properties officeooo:paragraph-rsid="21b508ac"/>
    </style:style>
    <style:style style:name="P512" style:family="paragraph" style:parent-style-name="Text_20_body" style:list-style-name="L54">
      <style:text-properties officeooo:paragraph-rsid="1e0f74a1"/>
    </style:style>
    <style:style style:name="P513" style:family="paragraph" style:parent-style-name="Text_20_body" style:list-style-name="L54">
      <style:text-properties officeooo:paragraph-rsid="1e1308a6"/>
    </style:style>
    <style:style style:name="P514" style:family="paragraph" style:parent-style-name="Text_20_body" style:list-style-name="L54">
      <style:text-properties officeooo:paragraph-rsid="1e0d2c3e"/>
    </style:style>
    <style:style style:name="P515" style:family="paragraph" style:parent-style-name="Text_20_body" style:list-style-name="L54">
      <style:text-properties officeooo:paragraph-rsid="1e294604"/>
    </style:style>
    <style:style style:name="P516" style:family="paragraph" style:parent-style-name="Text_20_body" style:list-style-name="L55">
      <style:text-properties officeooo:paragraph-rsid="17205437"/>
    </style:style>
    <style:style style:name="P517" style:family="paragraph" style:parent-style-name="Text_20_body" style:list-style-name="L57">
      <style:text-properties officeooo:paragraph-rsid="17535250"/>
    </style:style>
    <style:style style:name="P518" style:family="paragraph" style:parent-style-name="Text_20_body" style:list-style-name="L57">
      <style:text-properties officeooo:paragraph-rsid="1755ab69"/>
    </style:style>
    <style:style style:name="P519" style:family="paragraph" style:parent-style-name="Text_20_body" style:list-style-name="L57">
      <style:text-properties officeooo:rsid="23417ac1" officeooo:paragraph-rsid="23417ac1"/>
    </style:style>
    <style:style style:name="P520" style:family="paragraph" style:parent-style-name="Text_20_body" style:list-style-name="L59">
      <style:text-properties officeooo:paragraph-rsid="234b21d6"/>
    </style:style>
    <style:style style:name="P521" style:family="paragraph" style:parent-style-name="Text_20_body" style:list-style-name="L59">
      <style:text-properties officeooo:paragraph-rsid="1aced976"/>
    </style:style>
    <style:style style:name="P522" style:family="paragraph" style:parent-style-name="Text_20_body" style:list-style-name="L60">
      <style:text-properties officeooo:rsid="1ad7191a" officeooo:paragraph-rsid="1ad7191a"/>
    </style:style>
    <style:style style:name="P523" style:family="paragraph" style:parent-style-name="Text_20_body" style:list-style-name="L61">
      <style:text-properties officeooo:paragraph-rsid="1f4956fd"/>
    </style:style>
    <style:style style:name="P524" style:family="paragraph" style:parent-style-name="Text_20_body" style:list-style-name="L62">
      <style:text-properties officeooo:paragraph-rsid="1f482e4a"/>
    </style:style>
    <style:style style:name="P525" style:family="paragraph" style:parent-style-name="Text_20_body" style:list-style-name="L64">
      <style:text-properties officeooo:paragraph-rsid="1f480d51"/>
    </style:style>
    <style:style style:name="P526" style:family="paragraph" style:parent-style-name="Text_20_body" style:list-style-name="L64">
      <style:text-properties officeooo:rsid="2364fac6" officeooo:paragraph-rsid="2364fac6"/>
    </style:style>
    <style:style style:name="P527" style:family="paragraph" style:parent-style-name="Text_20_body" style:list-style-name="L64">
      <style:text-properties officeooo:rsid="237308b9" officeooo:paragraph-rsid="237308b9"/>
    </style:style>
    <style:style style:name="P528" style:family="paragraph" style:parent-style-name="Text_20_body" style:list-style-name="L65">
      <style:text-properties officeooo:paragraph-rsid="237c94c3"/>
    </style:style>
    <style:style style:name="P529" style:family="paragraph" style:parent-style-name="Text_20_body" style:list-style-name="L66">
      <style:text-properties officeooo:paragraph-rsid="1dc83763"/>
    </style:style>
    <style:style style:name="P530" style:family="paragraph" style:parent-style-name="Text_20_body" style:list-style-name="L66">
      <style:text-properties officeooo:paragraph-rsid="1dc9c98c"/>
    </style:style>
    <style:style style:name="P531" style:family="paragraph" style:parent-style-name="Text_20_body" style:list-style-name="L66">
      <style:text-properties officeooo:rsid="2376f780" officeooo:paragraph-rsid="1f4ef3d0"/>
    </style:style>
    <style:style style:name="P532" style:family="paragraph" style:parent-style-name="Text_20_body" style:list-style-name="L66">
      <style:text-properties officeooo:rsid="2376f780" officeooo:paragraph-rsid="1dc83763"/>
    </style:style>
    <style:style style:name="P533" style:family="paragraph" style:parent-style-name="Text_20_body" style:list-style-name="L13">
      <style:text-properties officeooo:rsid="182d5c9f" officeooo:paragraph-rsid="23849229"/>
    </style:style>
    <style:style style:name="P534" style:family="paragraph" style:parent-style-name="Text_20_body" style:list-style-name="L13">
      <style:text-properties officeooo:rsid="19a2aeb2" officeooo:paragraph-rsid="23849229"/>
    </style:style>
    <style:style style:name="P535" style:family="paragraph" style:parent-style-name="Text_20_body" style:list-style-name="L13">
      <style:text-properties officeooo:rsid="1b05055c" officeooo:paragraph-rsid="23849229"/>
    </style:style>
    <style:style style:name="P536" style:family="paragraph" style:parent-style-name="Text_20_body" style:list-style-name="L13">
      <style:text-properties officeooo:rsid="1dabf4fa" officeooo:paragraph-rsid="23849229"/>
    </style:style>
    <style:style style:name="P537" style:family="paragraph" style:parent-style-name="Text_20_body" style:list-style-name="L13">
      <style:text-properties officeooo:rsid="1b06fee0" officeooo:paragraph-rsid="23849229"/>
    </style:style>
    <style:style style:name="P538" style:family="paragraph" style:parent-style-name="Text_20_body" style:list-style-name="L67">
      <style:text-properties officeooo:paragraph-rsid="1afc31a1"/>
    </style:style>
    <style:style style:name="P539" style:family="paragraph" style:parent-style-name="Text_20_body" style:list-style-name="L67">
      <style:text-properties officeooo:paragraph-rsid="1d9d7e7c"/>
    </style:style>
    <style:style style:name="P540" style:family="paragraph" style:parent-style-name="Text_20_body" style:list-style-name="L68">
      <style:text-properties officeooo:rsid="1543b540" officeooo:paragraph-rsid="20b1c869"/>
    </style:style>
    <style:style style:name="P541" style:family="paragraph" style:parent-style-name="Text_20_body" style:list-style-name="L69">
      <style:text-properties officeooo:rsid="20b3c77a" officeooo:paragraph-rsid="20b3c77a"/>
    </style:style>
    <style:style style:name="P542" style:family="paragraph" style:parent-style-name="Text_20_body" style:list-style-name="L69">
      <style:text-properties officeooo:rsid="20b3c77a" officeooo:paragraph-rsid="20b97fcf"/>
    </style:style>
    <style:style style:name="P543" style:family="paragraph" style:parent-style-name="Text_20_body" style:list-style-name="L70">
      <style:text-properties officeooo:rsid="196e73ef" officeooo:paragraph-rsid="1b2f5bad"/>
    </style:style>
    <style:style style:name="P544" style:family="paragraph" style:parent-style-name="Text_20_body" style:list-style-name="L70">
      <style:text-properties officeooo:rsid="1b2f5bad" officeooo:paragraph-rsid="1b2f5bad"/>
    </style:style>
    <style:style style:name="P545" style:family="paragraph" style:parent-style-name="Text_20_body" style:list-style-name="L70">
      <style:text-properties officeooo:rsid="1b2f5bad" officeooo:paragraph-rsid="1b32103b"/>
    </style:style>
    <style:style style:name="P546" style:family="paragraph" style:parent-style-name="Text_20_body" style:list-style-name="L70">
      <style:text-properties officeooo:rsid="1970535f" officeooo:paragraph-rsid="1aac0adc"/>
    </style:style>
    <style:style style:name="P547" style:family="paragraph" style:parent-style-name="Text_20_body" style:list-style-name="L71">
      <style:text-properties officeooo:rsid="182c35b1" officeooo:paragraph-rsid="1aac0adc"/>
    </style:style>
    <style:style style:name="P548" style:family="paragraph" style:parent-style-name="Text_20_body" style:list-style-name="L71">
      <style:text-properties officeooo:rsid="1b155c13" officeooo:paragraph-rsid="1b155c13"/>
    </style:style>
    <style:style style:name="P549" style:family="paragraph" style:parent-style-name="Text_20_body" style:list-style-name="L72">
      <style:text-properties officeooo:rsid="15426ded" officeooo:paragraph-rsid="1c2c0b62"/>
    </style:style>
    <style:style style:name="P550" style:family="paragraph" style:parent-style-name="Text_20_body" style:list-style-name="L72">
      <style:text-properties officeooo:rsid="1c2f2361" officeooo:paragraph-rsid="1c2c0b62"/>
    </style:style>
    <style:style style:name="P551" style:family="paragraph" style:parent-style-name="Text_20_body" style:list-style-name="L72">
      <style:text-properties officeooo:rsid="15458082" officeooo:paragraph-rsid="1b12493f"/>
    </style:style>
    <style:style style:name="P552" style:family="paragraph" style:parent-style-name="Text_20_body" style:list-style-name="L72">
      <style:text-properties officeooo:rsid="1546b8d6" officeooo:paragraph-rsid="1aac0adc"/>
    </style:style>
    <style:style style:name="P553" style:family="paragraph" style:parent-style-name="Text_20_body" style:list-style-name="L72">
      <style:text-properties officeooo:rsid="18247580" officeooo:paragraph-rsid="1aac0adc"/>
    </style:style>
    <style:style style:name="P554" style:family="paragraph" style:parent-style-name="Text_20_body" style:list-style-name="L73">
      <style:text-properties officeooo:rsid="18c97d53" officeooo:paragraph-rsid="1aac0adc"/>
    </style:style>
    <style:style style:name="P555" style:family="paragraph" style:parent-style-name="Text_20_body" style:list-style-name="L74">
      <style:text-properties officeooo:paragraph-rsid="1c371f82"/>
    </style:style>
    <style:style style:name="P556" style:family="paragraph" style:parent-style-name="Text_20_body" style:list-style-name="L74">
      <style:text-properties officeooo:rsid="1c1a5de7" officeooo:paragraph-rsid="1c1a5de7"/>
    </style:style>
    <style:style style:name="P557" style:family="paragraph" style:parent-style-name="Text_20_body" style:list-style-name="L74">
      <style:text-properties officeooo:rsid="1c23eac8" officeooo:paragraph-rsid="1c23eac8"/>
    </style:style>
    <style:style style:name="P558" style:family="paragraph" style:parent-style-name="Text_20_body" style:list-style-name="L76">
      <style:text-properties officeooo:paragraph-rsid="23aeadde"/>
    </style:style>
    <style:style style:name="P559" style:family="paragraph" style:parent-style-name="Text_20_body" style:list-style-name="L76">
      <style:text-properties officeooo:paragraph-rsid="202e522f"/>
    </style:style>
    <style:style style:name="P560" style:family="paragraph" style:parent-style-name="Text_20_body" style:list-style-name="L76">
      <style:text-properties officeooo:paragraph-rsid="20325278"/>
    </style:style>
    <style:style style:name="P561" style:family="paragraph" style:parent-style-name="Text_20_body" style:list-style-name="L76">
      <style:text-properties officeooo:rsid="18cd6c9e" officeooo:paragraph-rsid="1aac0adc"/>
    </style:style>
    <style:style style:name="P562" style:family="paragraph" style:parent-style-name="Text_20_body" style:list-style-name="L76">
      <style:text-properties officeooo:rsid="202d51f4" officeooo:paragraph-rsid="23aeadde"/>
    </style:style>
    <style:style style:name="P563" style:family="paragraph" style:parent-style-name="Text_20_body" style:list-style-name="L76">
      <style:text-properties officeooo:rsid="23a93cdc" officeooo:paragraph-rsid="202d51f4"/>
    </style:style>
    <style:style style:name="P564" style:family="paragraph" style:parent-style-name="Text_20_body" style:list-style-name="L76">
      <style:text-properties officeooo:rsid="202e522f" officeooo:paragraph-rsid="20325278"/>
    </style:style>
    <style:style style:name="P565" style:family="paragraph" style:parent-style-name="Text_20_body" style:list-style-name="L76">
      <style:text-properties officeooo:rsid="20325278" officeooo:paragraph-rsid="20325278"/>
    </style:style>
    <style:style style:name="P566" style:family="paragraph" style:parent-style-name="Text_20_body" style:list-style-name="L77">
      <style:text-properties officeooo:paragraph-rsid="20b57a92"/>
    </style:style>
    <style:style style:name="P567" style:family="paragraph" style:parent-style-name="Text_20_body" style:list-style-name="L78">
      <style:text-properties officeooo:rsid="209eba3a" officeooo:paragraph-rsid="209eba3a"/>
    </style:style>
    <style:style style:name="P568" style:family="paragraph" style:parent-style-name="Text_20_body" style:list-style-name="L78">
      <style:text-properties officeooo:rsid="17b228f5" officeooo:paragraph-rsid="1aac0adc"/>
    </style:style>
    <style:style style:name="P569" style:family="paragraph" style:parent-style-name="Text_20_body" style:list-style-name="L79">
      <style:text-properties officeooo:rsid="17aa8f57" officeooo:paragraph-rsid="1aac0adc"/>
    </style:style>
    <style:style style:name="P570" style:family="paragraph" style:parent-style-name="Text_20_body" style:list-style-name="L78">
      <style:text-properties officeooo:rsid="17aa8f57" officeooo:paragraph-rsid="1c497a43"/>
    </style:style>
    <style:style style:name="P571" style:family="paragraph" style:parent-style-name="Text_20_body" style:list-style-name="L81">
      <style:text-properties officeooo:rsid="23bff578" officeooo:paragraph-rsid="23bff578"/>
    </style:style>
    <style:style style:name="P572" style:family="paragraph" style:parent-style-name="Text_20_body" style:list-style-name="L81">
      <style:text-properties officeooo:rsid="20cf89bc" officeooo:paragraph-rsid="23bdc1ce"/>
    </style:style>
    <style:style style:name="P573" style:family="paragraph" style:parent-style-name="Text_20_body" style:list-style-name="L82">
      <style:text-properties officeooo:paragraph-rsid="20aa26b3"/>
    </style:style>
    <style:style style:name="P574" style:family="paragraph" style:parent-style-name="Text_20_body" style:list-style-name="L82">
      <style:text-properties officeooo:rsid="23b66973" officeooo:paragraph-rsid="23b66973"/>
    </style:style>
    <style:style style:name="P575" style:family="paragraph" style:parent-style-name="Text_20_body" style:list-style-name="L86">
      <style:text-properties officeooo:paragraph-rsid="1aac0adc"/>
    </style:style>
    <style:style style:name="P576" style:family="paragraph" style:parent-style-name="Text_20_body" style:list-style-name="L88">
      <style:text-properties officeooo:paragraph-rsid="1e32191f"/>
    </style:style>
    <style:style style:name="P577" style:family="paragraph" style:parent-style-name="Text_20_body" style:list-style-name="L90">
      <style:text-properties officeooo:rsid="18303271" officeooo:paragraph-rsid="1aac0adc"/>
    </style:style>
    <style:style style:name="P578" style:family="paragraph" style:parent-style-name="Text_20_body" style:list-style-name="L90">
      <style:text-properties officeooo:rsid="1c546527" officeooo:paragraph-rsid="1aac0adc"/>
    </style:style>
    <style:style style:name="P579" style:family="paragraph" style:parent-style-name="Text_20_body" style:list-style-name="L92">
      <style:text-properties officeooo:rsid="1927fafa" officeooo:paragraph-rsid="23cd2eb0"/>
    </style:style>
    <style:style style:name="P580" style:family="paragraph" style:parent-style-name="Text_20_body" style:list-style-name="L93">
      <style:text-properties officeooo:paragraph-rsid="1cf1f7ac"/>
    </style:style>
    <style:style style:name="P581" style:family="paragraph" style:parent-style-name="Text_20_body" style:list-style-name="L94">
      <style:text-properties officeooo:paragraph-rsid="23df0c02"/>
    </style:style>
    <style:style style:name="P582" style:family="paragraph" style:parent-style-name="Text_20_body" style:list-style-name="L94">
      <style:text-properties officeooo:rsid="190d6d44" officeooo:paragraph-rsid="23df0c02"/>
    </style:style>
    <style:style style:name="P583" style:family="paragraph" style:parent-style-name="Text_20_body" style:list-style-name="L94">
      <style:text-properties officeooo:rsid="191bb4a6" officeooo:paragraph-rsid="23df0c02"/>
    </style:style>
    <style:style style:name="P584" style:family="paragraph" style:parent-style-name="Text_20_body" style:list-style-name="L97">
      <style:text-properties officeooo:paragraph-rsid="1f821cc4"/>
    </style:style>
    <style:style style:name="P585" style:family="paragraph" style:parent-style-name="Text_20_body" style:list-style-name="L98">
      <style:text-properties officeooo:paragraph-rsid="23e7dff0"/>
    </style:style>
    <style:style style:name="P586" style:family="paragraph" style:parent-style-name="Text_20_body" style:list-style-name="L98">
      <style:text-properties officeooo:paragraph-rsid="1c9dbd6e"/>
    </style:style>
    <style:style style:name="P587" style:family="paragraph" style:parent-style-name="Text_20_body" style:list-style-name="L98">
      <style:text-properties officeooo:rsid="1f8bdeef" officeooo:paragraph-rsid="23e7dff0"/>
    </style:style>
    <style:style style:name="P588" style:family="paragraph" style:parent-style-name="Text_20_body" style:list-style-name="L100">
      <style:text-properties officeooo:paragraph-rsid="23f063d8"/>
    </style:style>
    <style:style style:name="P589" style:family="paragraph" style:parent-style-name="Text_20_body" style:list-style-name="L100">
      <style:text-properties officeooo:rsid="1d75ffc5" officeooo:paragraph-rsid="23f063d8"/>
    </style:style>
    <style:style style:name="P590" style:family="paragraph" style:parent-style-name="Text_20_body" style:list-style-name="L101">
      <style:text-properties officeooo:rsid="23f219d6" officeooo:paragraph-rsid="23f219d6"/>
    </style:style>
    <style:style style:name="P591" style:family="paragraph" style:parent-style-name="Text_20_body" style:list-style-name="L102">
      <style:text-properties officeooo:paragraph-rsid="1dbcba3f"/>
    </style:style>
    <style:style style:name="P592" style:family="paragraph" style:parent-style-name="Text_20_body" style:list-style-name="L102">
      <style:text-properties officeooo:paragraph-rsid="1d5ab5e3"/>
    </style:style>
    <style:style style:name="P593" style:family="paragraph" style:parent-style-name="Text_20_body" style:list-style-name="L102">
      <style:text-properties officeooo:paragraph-rsid="1d5cf261"/>
    </style:style>
    <style:style style:name="P594" style:family="paragraph" style:parent-style-name="Text_20_body" style:list-style-name="L102">
      <style:text-properties officeooo:paragraph-rsid="1d5f65ab"/>
    </style:style>
    <style:style style:name="P595" style:family="paragraph" style:parent-style-name="Text_20_body" style:list-style-name="L102">
      <style:text-properties officeooo:paragraph-rsid="1d5df106"/>
    </style:style>
    <style:style style:name="P596" style:family="paragraph" style:parent-style-name="Text_20_body" style:list-style-name="L102">
      <style:text-properties officeooo:paragraph-rsid="1d55c6b1"/>
    </style:style>
    <style:style style:name="P597" style:family="paragraph" style:parent-style-name="Text_20_body" style:list-style-name="L102">
      <style:text-properties officeooo:paragraph-rsid="1d610f62"/>
    </style:style>
    <style:style style:name="P598" style:family="paragraph" style:parent-style-name="Text_20_body" style:list-style-name="L102">
      <style:text-properties officeooo:paragraph-rsid="1d53e4a5"/>
    </style:style>
    <style:style style:name="P599" style:family="paragraph" style:parent-style-name="Text_20_body" style:list-style-name="L102">
      <style:text-properties officeooo:rsid="23fa170b" officeooo:paragraph-rsid="23fa170b"/>
    </style:style>
    <style:style style:name="P600" style:family="paragraph" style:parent-style-name="Text_20_body" style:list-style-name="L104">
      <style:text-properties officeooo:paragraph-rsid="1d7b3ad9"/>
    </style:style>
    <style:style style:name="P601" style:family="paragraph" style:parent-style-name="Text_20_body" style:list-style-name="L105">
      <style:text-properties officeooo:paragraph-rsid="1f8ea03e"/>
    </style:style>
    <style:style style:name="P602" style:family="paragraph" style:parent-style-name="Text_20_body" style:list-style-name="L106">
      <style:text-properties officeooo:paragraph-rsid="1bd9fc7c"/>
    </style:style>
    <style:style style:name="P603" style:family="paragraph" style:parent-style-name="Text_20_body" style:list-style-name="L106">
      <style:text-properties officeooo:paragraph-rsid="1de43098"/>
    </style:style>
    <style:style style:name="P604" style:family="paragraph" style:parent-style-name="Text_20_body" style:list-style-name="L107">
      <style:text-properties officeooo:paragraph-rsid="23fd5e13"/>
    </style:style>
    <style:style style:name="P605" style:family="paragraph" style:parent-style-name="Text_20_body" style:list-style-name="L107">
      <style:text-properties officeooo:paragraph-rsid="2409d79a"/>
    </style:style>
    <style:style style:name="P606" style:family="paragraph" style:parent-style-name="Text_20_body" style:list-style-name="L107">
      <style:text-properties officeooo:paragraph-rsid="1be5456a"/>
    </style:style>
    <style:style style:name="P607" style:family="paragraph" style:parent-style-name="Text_20_body" style:list-style-name="L107">
      <style:text-properties officeooo:paragraph-rsid="1ddf5a6c"/>
    </style:style>
    <style:style style:name="P608" style:family="paragraph" style:parent-style-name="Text_20_body" style:list-style-name="L108"/>
    <style:style style:name="P609" style:family="paragraph" style:parent-style-name="Text_20_body" style:list-style-name="L108">
      <style:text-properties officeooo:paragraph-rsid="1b9e4095"/>
    </style:style>
    <style:style style:name="P610" style:family="paragraph" style:parent-style-name="Text_20_body" style:list-style-name="L108">
      <style:text-properties officeooo:paragraph-rsid="1b9fea33"/>
    </style:style>
    <style:style style:name="P611" style:family="paragraph" style:parent-style-name="Text_20_body" style:list-style-name="L108">
      <style:text-properties officeooo:paragraph-rsid="239f8843"/>
    </style:style>
    <style:style style:name="P612" style:family="paragraph" style:parent-style-name="Text_20_body" style:list-style-name="L108">
      <style:text-properties officeooo:rsid="1b9f2b38" officeooo:paragraph-rsid="1b9f2b38"/>
    </style:style>
    <style:style style:name="P613" style:family="paragraph" style:parent-style-name="Text_20_body" style:list-style-name="L108">
      <style:text-properties officeooo:rsid="1bb2ed99" officeooo:paragraph-rsid="1bb2ed99"/>
    </style:style>
    <style:style style:name="P614" style:family="paragraph" style:parent-style-name="Text_20_body" style:list-style-name="L109">
      <style:text-properties officeooo:paragraph-rsid="1ddb0704"/>
    </style:style>
    <style:style style:name="P615" style:family="paragraph" style:parent-style-name="Text_20_body" style:list-style-name="L109">
      <style:text-properties officeooo:paragraph-rsid="240c97a7"/>
    </style:style>
    <style:style style:name="P616" style:family="paragraph" style:parent-style-name="Text_20_body" style:list-style-name="L109">
      <style:text-properties officeooo:rsid="1dd7f1d6" officeooo:paragraph-rsid="1bac8c7c"/>
    </style:style>
    <style:style style:name="P617" style:family="paragraph" style:parent-style-name="Text_20_body" style:list-style-name="L109">
      <style:text-properties officeooo:rsid="1d648cfa" officeooo:paragraph-rsid="240c97a7"/>
    </style:style>
    <style:style style:name="P618" style:family="paragraph" style:parent-style-name="Text_20_body" style:list-style-name="L110">
      <style:text-properties officeooo:paragraph-rsid="1fa1e491"/>
    </style:style>
    <style:style style:name="P619" style:family="paragraph" style:parent-style-name="Text_20_body" style:list-style-name="L111">
      <style:text-properties officeooo:paragraph-rsid="2416422c"/>
    </style:style>
    <style:style style:name="P620" style:family="paragraph" style:parent-style-name="Text_20_body" style:list-style-name="L111">
      <style:text-properties officeooo:paragraph-rsid="17205437"/>
    </style:style>
    <style:style style:name="P621" style:family="paragraph" style:parent-style-name="Text_20_body" style:list-style-name="L112">
      <style:text-properties officeooo:paragraph-rsid="17205437"/>
    </style:style>
    <style:style style:name="P622" style:family="paragraph" style:parent-style-name="Text_20_body" style:list-style-name="L113">
      <style:text-properties officeooo:paragraph-rsid="1b401306"/>
    </style:style>
    <style:style style:name="P623" style:family="paragraph" style:parent-style-name="Text_20_body" style:list-style-name="L113">
      <style:text-properties officeooo:paragraph-rsid="1b41f3e2"/>
    </style:style>
    <style:style style:name="P624" style:family="paragraph" style:parent-style-name="Text_20_body" style:list-style-name="L114">
      <style:text-properties officeooo:paragraph-rsid="1b3c40f8"/>
    </style:style>
    <style:style style:name="P625" style:family="paragraph" style:parent-style-name="Text_20_body" style:list-style-name="L115">
      <style:text-properties officeooo:paragraph-rsid="1b3c40f8"/>
    </style:style>
    <style:style style:name="P626" style:family="paragraph" style:parent-style-name="Text_20_body" style:list-style-name="L116">
      <style:text-properties officeooo:paragraph-rsid="1b3aa9da"/>
    </style:style>
    <style:style style:name="P627" style:family="paragraph" style:parent-style-name="Text_20_body" style:list-style-name="L116">
      <style:text-properties officeooo:rsid="1b3c0e07" officeooo:paragraph-rsid="1b3c0e07"/>
    </style:style>
    <style:style style:name="P628" style:family="paragraph" style:parent-style-name="Text_20_body" style:list-style-name="L116">
      <style:text-properties officeooo:rsid="2435b3b9" officeooo:paragraph-rsid="2435b3b9"/>
    </style:style>
    <style:style style:name="P629" style:family="paragraph" style:parent-style-name="Text_20_body" style:list-style-name="L117">
      <style:text-properties officeooo:paragraph-rsid="1b3c40f8"/>
    </style:style>
    <style:style style:name="P630" style:family="paragraph" style:parent-style-name="Text_20_body" style:list-style-name="L118">
      <style:text-properties officeooo:rsid="17d7660b" officeooo:paragraph-rsid="2437a4dc"/>
    </style:style>
    <style:style style:name="P631" style:family="paragraph" style:parent-style-name="Text_20_body" style:list-style-name="L118">
      <style:text-properties officeooo:rsid="17d7660b" officeooo:paragraph-rsid="17d91553"/>
    </style:style>
    <style:style style:name="P632" style:family="paragraph" style:parent-style-name="Text_20_body" style:list-style-name="L118">
      <style:text-properties officeooo:rsid="1b81f85d" officeooo:paragraph-rsid="1b8368fb"/>
    </style:style>
    <style:style style:name="P633" style:family="paragraph" style:parent-style-name="Text_20_body" style:list-style-name="L119">
      <style:text-properties officeooo:paragraph-rsid="222ed222"/>
    </style:style>
    <style:style style:name="P634" style:family="paragraph" style:parent-style-name="Text_20_body">
      <style:text-properties officeooo:paragraph-rsid="2484bd5f"/>
    </style:style>
    <style:style style:name="P635" style:family="paragraph" style:parent-style-name="Text_20_body" style:list-style-name="L20">
      <style:text-properties officeooo:rsid="15957b2a" officeooo:paragraph-rsid="17205437"/>
    </style:style>
    <style:style style:name="P636" style:family="paragraph" style:parent-style-name="Text_20_body">
      <style:text-properties officeooo:paragraph-rsid="229e95b5"/>
    </style:style>
    <style:style style:name="P637" style:family="paragraph" style:parent-style-name="Text_20_body" style:list-style-name="L121">
      <style:text-properties officeooo:paragraph-rsid="2493d017"/>
    </style:style>
    <style:style style:name="P638" style:family="paragraph" style:parent-style-name="Text_20_body" style:list-style-name="L49">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e217979" style:font-style-asian="italic" style:font-style-complex="italic"/>
    </style:style>
    <style:style style:name="T15" style:family="text">
      <style:text-properties fo:language="cs" fo:country="CZ" fo:font-style="italic" style:text-underline-style="none" officeooo:rsid="176e69f5" style:font-style-asian="italic" style:font-style-complex="italic"/>
    </style:style>
    <style:style style:name="T16" style:family="text">
      <style:text-properties fo:language="cs" fo:country="CZ" fo:font-style="italic" style:text-underline-style="none" officeooo:rsid="148fc4c8" style:font-style-asian="italic" style:font-style-complex="italic"/>
    </style:style>
    <style:style style:name="T17" style:family="text">
      <style:text-properties fo:language="cs" fo:country="CZ" fo:font-style="italic" style:text-underline-style="none" officeooo:rsid="21b08179" style:font-style-asian="italic" style:font-style-complex="italic"/>
    </style:style>
    <style:style style:name="T18" style:family="text">
      <style:text-properties fo:language="cs" fo:country="CZ" fo:font-style="italic" style:text-underline-style="none" officeooo:rsid="176d0676" style:font-style-asian="italic" style:font-style-complex="italic"/>
    </style:style>
    <style:style style:name="T19" style:family="text">
      <style:text-properties fo:language="cs" fo:country="CZ" fo:font-style="italic" style:text-underline-style="none" officeooo:rsid="17708b81" style:font-style-asian="italic" style:font-style-complex="italic"/>
    </style:style>
    <style:style style:name="T20" style:family="text">
      <style:text-properties fo:language="cs" fo:country="CZ" fo:font-style="italic" style:text-underline-style="none" officeooo:rsid="1f2fedbb"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75ffc5" style:font-style-asian="italic" style:font-style-complex="italic"/>
    </style:style>
    <style:style style:name="T31" style:family="text">
      <style:text-properties fo:language="cs" fo:country="CZ" fo:font-style="italic" officeooo:rsid="1dc83763" style:font-style-asian="italic" style:font-style-complex="italic"/>
    </style:style>
    <style:style style:name="T32" style:family="text">
      <style:text-properties fo:language="cs" fo:country="CZ" fo:font-style="italic" officeooo:rsid="17e3d595" style:font-style-asian="italic" style:font-style-complex="italic"/>
    </style:style>
    <style:style style:name="T33" style:family="text">
      <style:text-properties fo:language="cs" fo:country="CZ" fo:font-style="italic" officeooo:rsid="1ad40e47" style:font-style-asian="italic" style:font-style-complex="italic"/>
    </style:style>
    <style:style style:name="T34" style:family="text">
      <style:text-properties fo:language="cs" fo:country="CZ" fo:font-style="italic" officeooo:rsid="1f4d6be1" style:font-style-asian="italic" style:font-style-complex="italic"/>
    </style:style>
    <style:style style:name="T35" style:family="text">
      <style:text-properties fo:language="cs" fo:country="CZ" fo:font-style="italic" officeooo:rsid="1f8db0bc" style:font-style-asian="italic" style:font-style-complex="italic"/>
    </style:style>
    <style:style style:name="T36" style:family="text">
      <style:text-properties fo:language="cs" fo:country="CZ" fo:font-style="italic" officeooo:rsid="1f8c4426" style:font-style-asian="italic" style:font-style-complex="italic"/>
    </style:style>
    <style:style style:name="T37" style:family="text">
      <style:text-properties fo:language="cs" fo:country="CZ" fo:font-style="italic" officeooo:rsid="1d7874ab" style:font-style-asian="italic" style:font-style-complex="italic"/>
    </style:style>
    <style:style style:name="T38" style:family="text">
      <style:text-properties fo:language="cs" fo:country="CZ" fo:font-style="italic" officeooo:rsid="2092837f" style:font-style-asian="italic" style:font-style-complex="italic"/>
    </style:style>
    <style:style style:name="T39" style:family="text">
      <style:text-properties fo:language="cs" fo:country="CZ" fo:font-style="italic" officeooo:rsid="1ad6edef" style:font-style-asian="italic" style:font-style-complex="italic"/>
    </style:style>
    <style:style style:name="T40" style:family="text">
      <style:text-properties fo:language="cs" fo:country="CZ" fo:font-style="italic" officeooo:rsid="21a02df3" style:font-style-asian="italic" style:font-style-complex="italic"/>
    </style:style>
    <style:style style:name="T41" style:family="text">
      <style:text-properties fo:language="cs" fo:country="CZ" fo:font-style="italic" officeooo:rsid="224e91ce" style:font-style-asian="italic" style:font-style-complex="italic"/>
    </style:style>
    <style:style style:name="T42" style:family="text">
      <style:text-properties fo:language="cs" fo:country="CZ" fo:font-style="italic" officeooo:rsid="1ae5d976" style:font-style-asian="italic" style:font-style-complex="italic"/>
    </style:style>
    <style:style style:name="T43" style:family="text">
      <style:text-properties fo:language="cs" fo:country="CZ" fo:font-style="italic" officeooo:rsid="1eab097a" style:font-style-asian="italic" style:font-style-complex="italic"/>
    </style:style>
    <style:style style:name="T44" style:family="text">
      <style:text-properties fo:language="cs" fo:country="CZ" fo:font-style="italic" officeooo:rsid="1e35c62c" style:font-style-asian="italic" style:font-style-complex="italic"/>
    </style:style>
    <style:style style:name="T45" style:family="text">
      <style:text-properties fo:language="cs" fo:country="CZ" fo:font-style="italic" officeooo:rsid="23586dcf" style:font-style-asian="italic" style:font-style-complex="italic"/>
    </style:style>
    <style:style style:name="T46" style:family="text">
      <style:text-properties fo:language="cs" fo:country="CZ" fo:font-style="italic" officeooo:rsid="235f2c9e" style:font-style-asian="italic" style:font-style-complex="italic"/>
    </style:style>
    <style:style style:name="T47" style:family="text">
      <style:text-properties fo:language="cs" fo:country="CZ" fo:font-style="italic" officeooo:rsid="1556058d" style:font-style-asian="italic" style:font-style-complex="italic"/>
    </style:style>
    <style:style style:name="T48" style:family="text">
      <style:text-properties fo:language="cs" fo:country="CZ" fo:font-style="italic" officeooo:rsid="23ffe780" style:font-style-asian="italic" style:font-style-complex="italic"/>
    </style:style>
    <style:style style:name="T49" style:family="text">
      <style:text-properties fo:language="cs" fo:country="CZ" fo:font-style="italic" officeooo:rsid="1dc164fc" style:font-style-asian="italic" style:font-style-complex="italic"/>
    </style:style>
    <style:style style:name="T50" style:family="text">
      <style:text-properties fo:language="cs" fo:country="CZ" fo:font-style="italic" style:text-underline-style="solid" style:text-underline-width="auto" style:text-underline-color="font-color" officeooo:rsid="17e3cebd" style:font-style-asian="italic" style:font-style-complex="italic"/>
    </style:style>
    <style:style style:name="T51" style:family="text">
      <style:text-properties fo:language="cs" fo:country="CZ" fo:font-style="italic" fo:font-weight="normal" officeooo:rsid="23740388" style:font-style-asian="italic" style:font-weight-asian="normal" style:font-style-complex="italic" style:font-weight-complex="normal"/>
    </style:style>
    <style:style style:name="T52" style:family="text">
      <style:text-properties fo:language="cs" fo:country="CZ" fo:font-style="italic" fo:font-weight="normal" officeooo:rsid="2448f87d" style:font-style-asian="italic" style:font-weight-asian="normal" style:font-style-complex="italic" style:font-weight-complex="normal"/>
    </style:style>
    <style:style style:name="T53" style:family="text">
      <style:text-properties fo:language="cs" fo:country="CZ" fo:font-style="normal" style:font-style-asian="normal" style:font-style-complex="normal"/>
    </style:style>
    <style:style style:name="T54" style:family="text">
      <style:text-properties fo:language="cs" fo:country="CZ" fo:font-style="normal" officeooo:rsid="17f53166" style:font-style-asian="normal" style:font-style-complex="normal"/>
    </style:style>
    <style:style style:name="T55" style:family="text">
      <style:text-properties fo:language="cs" fo:country="CZ" fo:font-style="normal" officeooo:rsid="17eee72b" style:font-style-asian="normal" style:font-style-complex="normal"/>
    </style:style>
    <style:style style:name="T56" style:family="text">
      <style:text-properties fo:language="cs" fo:country="CZ" fo:font-style="normal" officeooo:rsid="1aca8b9f" style:font-style-asian="normal" style:font-style-complex="normal"/>
    </style:style>
    <style:style style:name="T57" style:family="text">
      <style:text-properties fo:language="cs" fo:country="CZ" fo:font-style="normal" officeooo:rsid="1d7874ab" style:font-style-asian="normal" style:font-style-complex="normal"/>
    </style:style>
    <style:style style:name="T58" style:family="text">
      <style:text-properties fo:language="cs" fo:country="CZ" fo:font-style="normal" officeooo:rsid="17aa8f57" style:font-style-asian="normal" style:font-style-complex="normal"/>
    </style:style>
    <style:style style:name="T59" style:family="text">
      <style:text-properties fo:language="cs" fo:country="CZ" fo:font-style="normal" officeooo:rsid="1c497a43" style:font-style-asian="normal" style:font-style-complex="normal"/>
    </style:style>
    <style:style style:name="T60" style:family="text">
      <style:text-properties fo:language="cs" fo:country="CZ" fo:font-style="normal" officeooo:rsid="1d7b3ad9" style:font-style-asian="normal" style:font-style-complex="normal"/>
    </style:style>
    <style:style style:name="T61" style:family="text">
      <style:text-properties fo:language="cs" fo:country="CZ" fo:font-style="normal" officeooo:rsid="1aea9acf" style:font-style-asian="normal" style:font-style-complex="normal"/>
    </style:style>
    <style:style style:name="T62" style:family="text">
      <style:text-properties fo:language="cs" fo:country="CZ" fo:font-style="normal" officeooo:rsid="1c17e74b" style:font-style-asian="normal" style:font-style-complex="normal"/>
    </style:style>
    <style:style style:name="T63" style:family="text">
      <style:text-properties fo:language="cs" fo:country="CZ" fo:font-style="normal" officeooo:rsid="1ae61ad1" style:font-style-asian="normal" style:font-style-complex="normal"/>
    </style:style>
    <style:style style:name="T64" style:family="text">
      <style:text-properties fo:language="cs" fo:country="CZ" fo:font-style="normal" officeooo:rsid="1dba8846" style:font-style-asian="normal" style:font-style-complex="normal"/>
    </style:style>
    <style:style style:name="T65" style:family="text">
      <style:text-properties fo:language="cs" fo:country="CZ" fo:font-style="normal" officeooo:rsid="1e013445" style:font-style-asian="normal" style:font-style-complex="normal"/>
    </style:style>
    <style:style style:name="T66" style:family="text">
      <style:text-properties fo:language="cs" fo:country="CZ" fo:font-style="normal" officeooo:rsid="1e0d2c3e" style:font-style-asian="normal" style:font-style-complex="normal"/>
    </style:style>
    <style:style style:name="T67" style:family="text">
      <style:text-properties fo:language="cs" fo:country="CZ" fo:font-style="normal" officeooo:rsid="1731a21d" style:font-style-asian="normal" style:font-style-complex="normal"/>
    </style:style>
    <style:style style:name="T68" style:family="text">
      <style:text-properties fo:language="cs" fo:country="CZ" fo:font-style="normal" officeooo:rsid="1e0d89d2" style:font-style-asian="normal" style:font-style-complex="normal"/>
    </style:style>
    <style:style style:name="T69" style:family="text">
      <style:text-properties fo:language="cs" fo:country="CZ" fo:font-style="normal" officeooo:rsid="1e16f8b4" style:font-style-asian="normal" style:font-style-complex="normal"/>
    </style:style>
    <style:style style:name="T70" style:family="text">
      <style:text-properties fo:language="cs" fo:country="CZ" fo:font-style="normal" officeooo:rsid="1e19bebe" style:font-style-asian="normal" style:font-style-complex="normal"/>
    </style:style>
    <style:style style:name="T71" style:family="text">
      <style:text-properties fo:language="cs" fo:country="CZ" fo:font-style="normal" officeooo:rsid="17e3cebd" style:font-style-asian="normal" style:font-style-complex="normal"/>
    </style:style>
    <style:style style:name="T72" style:family="text">
      <style:text-properties fo:language="cs" fo:country="CZ" fo:font-style="normal" officeooo:rsid="1ad3101d" style:font-style-asian="normal" style:font-style-complex="normal"/>
    </style:style>
    <style:style style:name="T73" style:family="text">
      <style:text-properties fo:language="cs" fo:country="CZ" fo:font-style="normal" officeooo:rsid="17e3540a" style:font-style-asian="normal" style:font-style-complex="normal"/>
    </style:style>
    <style:style style:name="T74" style:family="text">
      <style:text-properties fo:language="cs" fo:country="CZ" fo:font-style="normal" officeooo:rsid="1aeb7772" style:font-style-asian="normal" style:font-style-complex="normal"/>
    </style:style>
    <style:style style:name="T75" style:family="text">
      <style:text-properties fo:language="cs" fo:country="CZ" fo:font-style="normal" officeooo:rsid="22506c0c" style:font-style-asian="normal" style:font-style-complex="normal"/>
    </style:style>
    <style:style style:name="T76" style:family="text">
      <style:text-properties fo:language="cs" fo:country="CZ" fo:font-style="normal" officeooo:rsid="2251c340" style:font-style-asian="normal" style:font-style-complex="normal"/>
    </style:style>
    <style:style style:name="T77" style:family="text">
      <style:text-properties fo:language="cs" fo:country="CZ" fo:font-style="normal" officeooo:rsid="229adfe8" style:font-style-asian="normal" style:font-style-complex="normal"/>
    </style:style>
    <style:style style:name="T78" style:family="text">
      <style:text-properties fo:language="cs" fo:country="CZ" fo:font-style="normal" officeooo:rsid="157e3812" style:font-style-asian="normal" style:font-style-complex="normal"/>
    </style:style>
    <style:style style:name="T79" style:family="text">
      <style:text-properties fo:language="cs" fo:country="CZ" fo:font-style="normal" officeooo:rsid="15561023" style:font-style-asian="normal" style:font-style-complex="normal"/>
    </style:style>
    <style:style style:name="T80" style:family="text">
      <style:text-properties fo:language="cs" fo:country="CZ" fo:font-style="normal" officeooo:rsid="157d2a4b" style:font-style-asian="normal" style:font-style-complex="normal"/>
    </style:style>
    <style:style style:name="T81" style:family="text">
      <style:text-properties fo:language="cs" fo:country="CZ" fo:font-style="normal" officeooo:rsid="229c5f1e" style:font-style-asian="normal" style:font-style-complex="normal"/>
    </style:style>
    <style:style style:name="T82" style:family="text">
      <style:text-properties fo:language="cs" fo:country="CZ" fo:font-style="normal" officeooo:rsid="1d1f546a" style:font-style-asian="normal" style:font-style-complex="normal"/>
    </style:style>
    <style:style style:name="T83" style:family="text">
      <style:text-properties fo:language="cs" fo:country="CZ" fo:font-style="normal" officeooo:rsid="22d8a962" style:font-style-asian="normal" style:font-style-complex="normal"/>
    </style:style>
    <style:style style:name="T84" style:family="text">
      <style:text-properties fo:language="cs" fo:country="CZ" fo:font-style="normal" officeooo:rsid="1ae0d865" style:font-style-asian="normal" style:font-style-complex="normal"/>
    </style:style>
    <style:style style:name="T85" style:family="text">
      <style:text-properties fo:language="cs" fo:country="CZ" fo:font-style="normal" officeooo:rsid="1d7c05dc" style:font-style-asian="normal" style:font-style-complex="normal"/>
    </style:style>
    <style:style style:name="T86" style:family="text">
      <style:text-properties fo:language="cs" fo:country="CZ" fo:font-style="normal" officeooo:rsid="1ae5d976" style:font-style-asian="normal" style:font-style-complex="normal"/>
    </style:style>
    <style:style style:name="T87" style:family="text">
      <style:text-properties fo:language="cs" fo:country="CZ" fo:font-style="normal" officeooo:rsid="22dfc350" style:font-style-asian="normal" style:font-style-complex="normal"/>
    </style:style>
    <style:style style:name="T88" style:family="text">
      <style:text-properties fo:language="cs" fo:country="CZ" fo:font-style="normal" officeooo:rsid="22e2fcdc" style:font-style-asian="normal" style:font-style-complex="normal"/>
    </style:style>
    <style:style style:name="T89" style:family="text">
      <style:text-properties fo:language="cs" fo:country="CZ" fo:font-style="normal" officeooo:rsid="22e4a601" style:font-style-asian="normal" style:font-style-complex="normal"/>
    </style:style>
    <style:style style:name="T90" style:family="text">
      <style:text-properties fo:language="cs" fo:country="CZ" fo:font-style="normal" officeooo:rsid="1f5143a4" style:font-style-asian="normal" style:font-style-complex="normal"/>
    </style:style>
    <style:style style:name="T91" style:family="text">
      <style:text-properties fo:language="cs" fo:country="CZ" fo:font-style="normal" officeooo:rsid="1f4f7e99" style:font-style-asian="normal" style:font-style-complex="normal"/>
    </style:style>
    <style:style style:name="T92" style:family="text">
      <style:text-properties fo:language="cs" fo:country="CZ" fo:font-style="normal" officeooo:rsid="1dbe95fc" style:font-style-asian="normal" style:font-style-complex="normal"/>
    </style:style>
    <style:style style:name="T93" style:family="text">
      <style:text-properties fo:language="cs" fo:country="CZ" fo:font-style="normal" officeooo:rsid="1dc164fc" style:font-style-asian="normal" style:font-style-complex="normal"/>
    </style:style>
    <style:style style:name="T94" style:family="text">
      <style:text-properties fo:language="cs" fo:country="CZ" fo:font-style="normal" officeooo:rsid="230e0ea8" style:font-style-asian="normal" style:font-style-complex="normal"/>
    </style:style>
    <style:style style:name="T95" style:family="text">
      <style:text-properties fo:language="cs" fo:country="CZ" fo:font-style="normal" officeooo:rsid="1eab097a" style:font-style-asian="normal" style:font-style-complex="normal"/>
    </style:style>
    <style:style style:name="T96" style:family="text">
      <style:text-properties fo:language="cs" fo:country="CZ" fo:font-style="normal" officeooo:rsid="1eabe80c" style:font-style-asian="normal" style:font-style-complex="normal"/>
    </style:style>
    <style:style style:name="T97" style:family="text">
      <style:text-properties fo:language="cs" fo:country="CZ" fo:font-style="normal" officeooo:rsid="23136ca6" style:font-style-asian="normal" style:font-style-complex="normal"/>
    </style:style>
    <style:style style:name="T98" style:family="text">
      <style:text-properties fo:language="cs" fo:country="CZ" fo:font-style="normal" officeooo:rsid="2331fab3" style:font-style-asian="normal" style:font-style-complex="normal"/>
    </style:style>
    <style:style style:name="T99" style:family="text">
      <style:text-properties fo:language="cs" fo:country="CZ" fo:font-style="normal" officeooo:rsid="2335a08c" style:font-style-asian="normal" style:font-style-complex="normal"/>
    </style:style>
    <style:style style:name="T100" style:family="text">
      <style:text-properties fo:language="cs" fo:country="CZ" fo:font-style="normal" officeooo:rsid="15f88ec1" style:font-style-asian="normal" style:font-style-complex="normal"/>
    </style:style>
    <style:style style:name="T101" style:family="text">
      <style:text-properties fo:language="cs" fo:country="CZ" fo:font-style="normal" officeooo:rsid="160e1c76" style:font-style-asian="normal" style:font-style-complex="normal"/>
    </style:style>
    <style:style style:name="T102" style:family="text">
      <style:text-properties fo:language="cs" fo:country="CZ" fo:font-style="normal" officeooo:rsid="23477514" style:font-style-asian="normal" style:font-style-complex="normal"/>
    </style:style>
    <style:style style:name="T103" style:family="text">
      <style:text-properties fo:language="cs" fo:country="CZ" fo:font-style="normal" officeooo:rsid="17f25594" style:font-style-asian="normal" style:font-style-complex="normal"/>
    </style:style>
    <style:style style:name="T104" style:family="text">
      <style:text-properties fo:language="cs" fo:country="CZ" fo:font-style="normal" officeooo:rsid="234b21d6" style:font-style-asian="normal" style:font-style-complex="normal"/>
    </style:style>
    <style:style style:name="T105" style:family="text">
      <style:text-properties fo:language="cs" fo:country="CZ" fo:font-style="normal" officeooo:rsid="234c1f82" style:font-style-asian="normal" style:font-style-complex="normal"/>
    </style:style>
    <style:style style:name="T106" style:family="text">
      <style:text-properties fo:language="cs" fo:country="CZ" fo:font-style="normal" officeooo:rsid="1aced976" style:font-style-asian="normal" style:font-style-complex="normal"/>
    </style:style>
    <style:style style:name="T107" style:family="text">
      <style:text-properties fo:language="cs" fo:country="CZ" fo:font-style="normal" officeooo:rsid="234e1715" style:font-style-asian="normal" style:font-style-complex="normal"/>
    </style:style>
    <style:style style:name="T108" style:family="text">
      <style:text-properties fo:language="cs" fo:country="CZ" fo:font-style="normal" officeooo:rsid="2350c34c" style:font-style-asian="normal" style:font-style-complex="normal"/>
    </style:style>
    <style:style style:name="T109" style:family="text">
      <style:text-properties fo:language="cs" fo:country="CZ" fo:font-style="normal" officeooo:rsid="2352476a" style:font-style-asian="normal" style:font-style-complex="normal"/>
    </style:style>
    <style:style style:name="T110" style:family="text">
      <style:text-properties fo:language="cs" fo:country="CZ" fo:font-style="normal" officeooo:rsid="23542316" style:font-style-asian="normal" style:font-style-complex="normal"/>
    </style:style>
    <style:style style:name="T111" style:family="text">
      <style:text-properties fo:language="cs" fo:country="CZ" fo:font-style="normal" officeooo:rsid="235da8c5" style:font-style-asian="normal" style:font-style-complex="normal"/>
    </style:style>
    <style:style style:name="T112" style:family="text">
      <style:text-properties fo:language="cs" fo:country="CZ" fo:font-style="normal" officeooo:rsid="1805d3f3" style:font-style-asian="normal" style:font-style-complex="normal"/>
    </style:style>
    <style:style style:name="T113" style:family="text">
      <style:text-properties fo:language="cs" fo:country="CZ" fo:font-style="normal" officeooo:rsid="14099841" style:font-style-asian="normal" style:font-style-complex="normal"/>
    </style:style>
    <style:style style:name="T114" style:family="text">
      <style:text-properties fo:language="cs" fo:country="CZ" fo:font-style="normal" officeooo:rsid="1ad481c0" style:font-style-asian="normal" style:font-style-complex="normal"/>
    </style:style>
    <style:style style:name="T115" style:family="text">
      <style:text-properties fo:language="cs" fo:country="CZ" fo:font-style="normal" officeooo:rsid="1ad6edef" style:font-style-asian="normal" style:font-style-complex="normal"/>
    </style:style>
    <style:style style:name="T116" style:family="text">
      <style:text-properties fo:language="cs" fo:country="CZ" fo:font-style="normal" officeooo:rsid="23757316" style:font-style-asian="normal" style:font-style-complex="normal"/>
    </style:style>
    <style:style style:name="T117" style:family="text">
      <style:text-properties fo:language="cs" fo:country="CZ" fo:font-style="normal" officeooo:rsid="2493d017" style:font-style-asian="normal" style:font-style-complex="normal"/>
    </style:style>
    <style:style style:name="T118" style:family="text">
      <style:text-properties fo:language="cs" fo:country="CZ" fo:font-style="normal" officeooo:rsid="24981f17" style:font-style-asian="normal" style:font-style-complex="normal"/>
    </style:style>
    <style:style style:name="T119" style:family="text">
      <style:text-properties fo:language="cs" fo:country="CZ" fo:font-style="normal" officeooo:rsid="24a7275f" style:font-style-asian="normal" style:font-style-complex="normal"/>
    </style:style>
    <style:style style:name="T120" style:family="text">
      <style:text-properties fo:language="cs" fo:country="CZ" fo:font-style="normal" style:text-underline-style="none" style:font-style-asian="normal" style:font-style-complex="normal"/>
    </style:style>
    <style:style style:name="T121" style:family="text">
      <style:text-properties fo:language="cs" fo:country="CZ" fo:font-style="normal" style:text-underline-style="none" officeooo:rsid="1755401b" style:font-style-asian="normal" style:font-style-complex="normal"/>
    </style:style>
    <style:style style:name="T122" style:family="text">
      <style:text-properties fo:language="cs" fo:country="CZ" fo:font-style="normal" style:text-underline-style="none" officeooo:rsid="1754be44" style:font-style-asian="normal" style:font-style-complex="normal"/>
    </style:style>
    <style:style style:name="T123" style:family="text">
      <style:text-properties fo:language="cs" fo:country="CZ" fo:font-style="normal" style:text-underline-style="none" officeooo:rsid="1f3c2baf" style:font-style-asian="normal" style:font-style-complex="normal"/>
    </style:style>
    <style:style style:name="T124" style:family="text">
      <style:text-properties fo:language="cs" fo:country="CZ" fo:font-style="normal" style:text-underline-style="none" officeooo:rsid="1f3e4c37" style:font-style-asian="normal" style:font-style-complex="normal"/>
    </style:style>
    <style:style style:name="T125" style:family="text">
      <style:text-properties fo:language="cs" fo:country="CZ" fo:font-style="normal" style:text-underline-style="none" officeooo:rsid="176e69f5" style:font-style-asian="normal" style:font-style-complex="normal"/>
    </style:style>
    <style:style style:name="T126" style:family="text">
      <style:text-properties fo:language="cs" fo:country="CZ" fo:font-style="normal" style:text-underline-style="none" officeooo:rsid="17708b81" style:font-style-asian="normal" style:font-style-complex="normal"/>
    </style:style>
    <style:style style:name="T127" style:family="text">
      <style:text-properties fo:language="cs" fo:country="CZ" fo:font-style="normal" style:text-underline-style="none" officeooo:rsid="21b09f8b" style:font-style-asian="normal" style:font-style-complex="normal"/>
    </style:style>
    <style:style style:name="T128" style:family="text">
      <style:text-properties fo:language="cs" fo:country="CZ" fo:font-style="normal" style:text-underline-style="none" officeooo:rsid="21b23126" style:font-style-asian="normal" style:font-style-complex="normal"/>
    </style:style>
    <style:style style:name="T129" style:family="text">
      <style:text-properties fo:language="cs" fo:country="CZ" fo:font-style="normal" style:text-underline-style="none" officeooo:rsid="22d8a962" style:font-style-asian="normal" style:font-style-complex="normal"/>
    </style:style>
    <style:style style:name="T130" style:family="text">
      <style:text-properties fo:language="cs" fo:country="CZ" fo:font-style="normal" style:text-underline-style="none" officeooo:rsid="1ae33110" style:font-style-asian="normal" style:font-style-complex="normal"/>
    </style:style>
    <style:style style:name="T131" style:family="text">
      <style:text-properties fo:language="cs" fo:country="CZ" fo:font-style="normal" style:text-underline-style="none" officeooo:rsid="232f51e0" style:font-style-asian="normal" style:font-style-complex="normal"/>
    </style:style>
    <style:style style:name="T132" style:family="text">
      <style:text-properties fo:language="cs" fo:country="CZ" fo:font-style="normal" style:text-underline-style="none" officeooo:rsid="148fc4c8" style:font-style-asian="normal" style:font-style-complex="normal"/>
    </style:style>
    <style:style style:name="T133" style:family="text">
      <style:text-properties fo:language="cs" fo:country="CZ" fo:font-style="normal" style:text-underline-style="none" officeooo:rsid="21b08179" style:font-style-asian="normal" style:font-style-complex="normal"/>
    </style:style>
    <style:style style:name="T134" style:family="text">
      <style:text-properties fo:language="cs" fo:country="CZ" fo:font-style="normal" style:text-underline-style="none" officeooo:rsid="21b508ac" style:font-style-asian="normal" style:font-style-complex="normal"/>
    </style:style>
    <style:style style:name="T135" style:family="text">
      <style:text-properties fo:language="cs" fo:country="CZ" fo:font-style="normal" style:text-underline-style="none" officeooo:rsid="176d0676" style:font-style-asian="normal" style:font-style-complex="normal"/>
    </style:style>
    <style:style style:name="T136" style:family="text">
      <style:text-properties fo:language="cs" fo:country="CZ" fo:font-style="normal" style:text-underline-style="none" officeooo:rsid="1e3b13b0" style:font-style-asian="normal" style:font-style-complex="normal"/>
    </style:style>
    <style:style style:name="T137" style:family="text">
      <style:text-properties fo:language="cs" fo:country="CZ" fo:font-style="normal" style:text-underline-style="none" officeooo:rsid="17535250" style:font-style-asian="normal" style:font-style-complex="normal"/>
    </style:style>
    <style:style style:name="T138" style:family="text">
      <style:text-properties fo:language="cs" fo:country="CZ" fo:font-style="normal" style:text-underline-style="none" officeooo:rsid="1757c725" style:font-style-asian="normal" style:font-style-complex="normal"/>
    </style:style>
    <style:style style:name="T139" style:family="text">
      <style:text-properties fo:language="cs" fo:country="CZ" fo:font-style="normal" style:text-underline-style="none" officeooo:rsid="1759e788" style:font-style-asian="normal" style:font-style-complex="normal"/>
    </style:style>
    <style:style style:name="T140" style:family="text">
      <style:text-properties fo:language="cs" fo:country="CZ" fo:font-style="normal" style:text-underline-style="none" officeooo:rsid="17586614" style:font-style-asian="normal" style:font-style-complex="normal"/>
    </style:style>
    <style:style style:name="T141" style:family="text">
      <style:text-properties fo:language="cs" fo:country="CZ" fo:font-style="normal" style:text-underline-style="none" officeooo:rsid="175d8eca" style:font-style-asian="normal" style:font-style-complex="normal"/>
    </style:style>
    <style:style style:name="T142" style:family="text">
      <style:text-properties fo:language="cs" fo:country="CZ" fo:font-style="normal" style:text-underline-style="none" officeooo:rsid="175e83b7" style:font-style-asian="normal" style:font-style-complex="normal"/>
    </style:style>
    <style:style style:name="T143" style:family="text">
      <style:text-properties fo:language="cs" fo:country="CZ" fo:font-style="normal" style:text-underline-style="none" officeooo:rsid="1753db36" style:font-style-asian="normal" style:font-style-complex="normal"/>
    </style:style>
    <style:style style:name="T144" style:family="text">
      <style:text-properties fo:language="cs" fo:country="CZ" fo:font-style="normal" style:text-underline-style="none" officeooo:rsid="175696e4" style:font-style-asian="normal" style:font-style-complex="normal"/>
    </style:style>
    <style:style style:name="T145" style:family="text">
      <style:text-properties fo:language="cs" fo:country="CZ" fo:font-style="normal" style:text-underline-style="none" officeooo:rsid="1755ab69" style:font-style-asian="normal" style:font-style-complex="normal"/>
    </style:style>
    <style:style style:name="T146" style:family="text">
      <style:text-properties fo:language="cs" fo:country="CZ" fo:font-style="normal" style:text-underline-style="none" officeooo:rsid="17545d44" style:font-style-asian="normal" style:font-style-complex="normal"/>
    </style:style>
    <style:style style:name="T147" style:family="text">
      <style:text-properties fo:language="cs" fo:country="CZ" fo:font-style="normal" style:text-underline-style="none" officeooo:rsid="1e3e2b11" style:font-style-asian="normal" style:font-style-complex="normal"/>
    </style:style>
    <style:style style:name="T148" style:family="text">
      <style:text-properties fo:language="cs" fo:country="CZ" fo:font-style="normal" style:text-underline-style="none" officeooo:rsid="2343291d" style:font-style-asian="normal" style:font-style-complex="normal"/>
    </style:style>
    <style:style style:name="T149" style:family="text">
      <style:text-properties fo:language="cs" fo:country="CZ" fo:font-style="normal" style:text-underline-style="none" officeooo:rsid="234401d8" style:font-style-asian="normal" style:font-style-complex="normal"/>
    </style:style>
    <style:style style:name="T150" style:family="text">
      <style:text-properties fo:language="cs" fo:country="CZ" fo:font-style="normal" style:text-underline-style="none" officeooo:rsid="24b205eb" style:font-style-asian="normal" style:font-style-complex="normal"/>
    </style:style>
    <style:style style:name="T151" style:family="text">
      <style:text-properties fo:language="cs" fo:country="CZ" fo:font-style="normal" style:text-underline-style="none" fo:font-weight="normal" style:font-style-asian="normal" style:font-weight-asian="normal" style:font-style-complex="normal" style:font-weight-complex="normal"/>
    </style:style>
    <style:style style:name="T152"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3"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4"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55"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56"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7"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68"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69"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0" style:family="text">
      <style:text-properties fo:language="cs" fo:country="CZ" fo:font-style="normal" fo:font-weight="normal" style:font-style-asian="normal" style:font-weight-asian="normal" style:font-style-complex="normal" style:font-weight-complex="normal"/>
    </style:style>
    <style:style style:name="T171" style:family="text">
      <style:text-properties fo:language="cs" fo:country="CZ" fo:font-style="normal" fo:font-weight="normal" officeooo:rsid="1d3aa6ad" style:font-style-asian="normal" style:font-weight-asian="normal" style:font-style-complex="normal" style:font-weight-complex="normal"/>
    </style:style>
    <style:style style:name="T172" style:family="text">
      <style:text-properties fo:language="cs" fo:country="CZ" fo:font-style="normal" fo:font-weight="normal" officeooo:rsid="1b4066b1" style:font-style-asian="normal" style:font-weight-asian="normal" style:font-style-complex="normal" style:font-weight-complex="normal"/>
    </style:style>
    <style:style style:name="T173" style:family="text">
      <style:text-properties fo:language="cs" fo:country="CZ" fo:font-style="normal" fo:font-weight="normal" officeooo:rsid="1f474783" style:font-style-asian="normal" style:font-weight-asian="normal" style:font-style-complex="normal" style:font-weight-complex="normal"/>
    </style:style>
    <style:style style:name="T174" style:family="text">
      <style:text-properties fo:language="cs" fo:country="CZ" fo:font-style="normal" fo:font-weight="normal" officeooo:rsid="2366459d" style:font-style-asian="normal" style:font-weight-asian="normal" style:font-style-complex="normal" style:font-weight-complex="normal"/>
    </style:style>
    <style:style style:name="T175" style:family="text">
      <style:text-properties fo:language="cs" fo:country="CZ" fo:font-style="normal" fo:font-weight="normal" officeooo:rsid="19435a84" style:font-style-asian="normal" style:font-weight-asian="normal" style:font-style-complex="normal" style:font-weight-complex="normal"/>
    </style:style>
    <style:style style:name="T176" style:family="text">
      <style:text-properties fo:language="cs" fo:country="CZ" fo:font-style="normal" fo:font-weight="normal" officeooo:rsid="19498945" style:font-style-asian="normal" style:font-weight-asian="normal" style:font-style-complex="normal" style:font-weight-complex="normal"/>
    </style:style>
    <style:style style:name="T177" style:family="text">
      <style:text-properties fo:language="cs" fo:country="CZ" fo:font-style="normal" fo:font-weight="normal" officeooo:rsid="2373f5c9" style:font-style-asian="normal" style:font-weight-asian="normal" style:font-style-complex="normal" style:font-weight-complex="normal"/>
    </style:style>
    <style:style style:name="T178" style:family="text">
      <style:text-properties fo:language="cs" fo:country="CZ" fo:font-style="normal" fo:font-weight="normal" officeooo:rsid="237b4d8f" style:font-style-asian="normal" style:font-weight-asian="normal" style:font-style-complex="normal" style:font-weight-complex="normal"/>
    </style:style>
    <style:style style:name="T179" style:family="text">
      <style:text-properties fo:language="cs" fo:country="CZ" fo:font-style="normal" fo:font-weight="normal" officeooo:rsid="237c2b60" style:font-style-asian="normal" style:font-weight-asian="normal" style:font-style-complex="normal" style:font-weight-complex="normal"/>
    </style:style>
    <style:style style:name="T180" style:family="text">
      <style:text-properties fo:language="cs" fo:country="CZ" fo:font-style="normal" fo:font-weight="normal" officeooo:rsid="236b1072" style:font-style-asian="normal" style:font-weight-asian="normal" style:font-style-complex="normal" style:font-weight-complex="normal"/>
    </style:style>
    <style:style style:name="T181" style:family="text">
      <style:text-properties fo:language="cs" fo:country="CZ" fo:font-style="normal" fo:font-weight="normal" officeooo:rsid="21e414ee" style:font-style-asian="normal" style:font-weight-asian="normal" style:font-style-complex="normal" style:font-weight-complex="normal"/>
    </style:style>
    <style:style style:name="T182" style:family="text">
      <style:text-properties fo:language="cs" fo:country="CZ" fo:font-style="normal" fo:font-weight="normal" officeooo:rsid="2377b4d8" style:font-style-asian="normal" style:font-weight-asian="normal" style:font-style-complex="normal" style:font-weight-complex="normal"/>
    </style:style>
    <style:style style:name="T183" style:family="text">
      <style:text-properties fo:language="cs" fo:country="CZ" fo:font-style="normal" style:text-underline-style="solid" style:text-underline-width="auto" style:text-underline-color="font-color" style:font-style-asian="normal" style:font-style-complex="normal"/>
    </style:style>
    <style:style style:name="T184" style:family="text">
      <style:text-properties fo:language="cs" fo:country="CZ" fo:font-style="normal" style:text-underline-style="solid" style:text-underline-width="auto" style:text-underline-color="font-color" officeooo:rsid="229c5f1e" style:font-style-asian="normal" style:font-style-complex="normal"/>
    </style:style>
    <style:style style:name="T185" style:family="text">
      <style:text-properties fo:language="cs" fo:country="CZ" fo:font-style="normal" style:text-underline-style="solid" style:text-underline-width="auto" style:text-underline-color="font-color" officeooo:rsid="22d8a962" style:font-style-asian="normal" style:font-style-complex="normal"/>
    </style:style>
    <style:style style:name="T186" style:family="text">
      <style:text-properties fo:language="cs" fo:country="CZ" style:text-underline-style="none"/>
    </style:style>
    <style:style style:name="T187" style:family="text">
      <style:text-properties fo:language="cs" fo:country="CZ" style:text-underline-style="none" officeooo:rsid="1604ba80"/>
    </style:style>
    <style:style style:name="T188" style:family="text">
      <style:text-properties fo:language="cs" fo:country="CZ" style:text-underline-style="none" officeooo:rsid="1d1d5d11"/>
    </style:style>
    <style:style style:name="T189" style:family="text">
      <style:text-properties fo:language="cs" fo:country="CZ" style:text-underline-style="none" fo:font-weight="normal" officeooo:rsid="1d23c4af" style:font-weight-asian="normal" style:font-weight-complex="normal"/>
    </style:style>
    <style:style style:name="T190" style:family="text">
      <style:text-properties fo:language="cs" fo:country="CZ" style:text-underline-style="none" fo:font-weight="normal" officeooo:rsid="1d21a784" style:font-weight-asian="normal" style:font-weight-complex="normal"/>
    </style:style>
    <style:style style:name="T191" style:family="text">
      <style:text-properties fo:language="cs" fo:country="CZ" style:text-underline-style="none" officeooo:rsid="15e6b6dc"/>
    </style:style>
    <style:style style:name="T192" style:family="text">
      <style:text-properties fo:language="cs" fo:country="CZ" style:text-underline-style="none" officeooo:rsid="1e0ddbe3"/>
    </style:style>
    <style:style style:name="T193" style:family="text">
      <style:text-properties fo:language="cs" fo:country="CZ" style:text-underline-style="none" officeooo:rsid="1754be44"/>
    </style:style>
    <style:style style:name="T194" style:family="text">
      <style:text-properties fo:language="cs" fo:country="CZ" officeooo:rsid="17d91553"/>
    </style:style>
    <style:style style:name="T195" style:family="text">
      <style:text-properties fo:language="cs" fo:country="CZ" officeooo:rsid="17d9dad5"/>
    </style:style>
    <style:style style:name="T196" style:family="text">
      <style:text-properties fo:language="cs" fo:country="CZ" officeooo:rsid="17db9b9e"/>
    </style:style>
    <style:style style:name="T197" style:family="text">
      <style:text-properties fo:language="cs" fo:country="CZ" officeooo:rsid="17dcd279"/>
    </style:style>
    <style:style style:name="T198" style:family="text">
      <style:text-properties fo:language="cs" fo:country="CZ" officeooo:rsid="17f25594"/>
    </style:style>
    <style:style style:name="T199" style:family="text">
      <style:text-properties fo:language="cs" fo:country="CZ" officeooo:rsid="17f53166"/>
    </style:style>
    <style:style style:name="T200" style:family="text">
      <style:text-properties fo:language="cs" fo:country="CZ" officeooo:rsid="1804c6ae"/>
    </style:style>
    <style:style style:name="T201" style:family="text">
      <style:text-properties fo:language="cs" fo:country="CZ" officeooo:rsid="19435a84"/>
    </style:style>
    <style:style style:name="T202" style:family="text">
      <style:text-properties fo:language="cs" fo:country="CZ" officeooo:rsid="1781b50f"/>
    </style:style>
    <style:style style:name="T203" style:family="text">
      <style:text-properties fo:language="cs" fo:country="CZ" fo:font-weight="bold" style:font-weight-asian="bold" style:font-weight-complex="bold"/>
    </style:style>
    <style:style style:name="T204" style:family="text">
      <style:text-properties fo:language="cs" fo:country="CZ" fo:font-weight="bold" officeooo:rsid="15d63257" style:font-weight-asian="bold" style:font-weight-complex="bold"/>
    </style:style>
    <style:style style:name="T205" style:family="text">
      <style:text-properties fo:language="cs" fo:country="CZ" fo:font-weight="bold" officeooo:rsid="1b8dd7db" style:font-weight-asian="bold" style:font-weight-complex="bold"/>
    </style:style>
    <style:style style:name="T206" style:family="text">
      <style:text-properties fo:language="cs" fo:country="CZ" fo:font-weight="bold" officeooo:rsid="17cc427a" style:font-weight-asian="bold" style:font-weight-complex="bold"/>
    </style:style>
    <style:style style:name="T207" style:family="text">
      <style:text-properties fo:language="cs" fo:country="CZ" fo:font-weight="bold" officeooo:rsid="1aea09db" style:font-weight-asian="bold" style:font-weight-complex="bold"/>
    </style:style>
    <style:style style:name="T208" style:family="text">
      <style:text-properties fo:language="cs" fo:country="CZ" fo:font-weight="bold" officeooo:rsid="17d298c7" style:font-weight-asian="bold" style:font-weight-complex="bold"/>
    </style:style>
    <style:style style:name="T209" style:family="text">
      <style:text-properties fo:language="cs" fo:country="CZ" fo:font-weight="bold" officeooo:rsid="1a87bffc" style:font-weight-asian="bold" style:font-weight-complex="bold"/>
    </style:style>
    <style:style style:name="T210" style:family="text">
      <style:text-properties fo:language="cs" fo:country="CZ" fo:font-weight="bold" officeooo:rsid="1ad14a67" style:font-weight-asian="bold" style:font-weight-complex="bold"/>
    </style:style>
    <style:style style:name="T211" style:family="text">
      <style:text-properties fo:language="cs" fo:country="CZ" fo:font-weight="bold" officeooo:rsid="1fbc58e9" style:font-weight-asian="bold" style:font-weight-complex="bold"/>
    </style:style>
    <style:style style:name="T212" style:family="text">
      <style:text-properties fo:language="cs" fo:country="CZ" fo:font-weight="bold" officeooo:rsid="20e00c48" style:font-weight-asian="bold" style:font-weight-complex="bold"/>
    </style:style>
    <style:style style:name="T213" style:family="text">
      <style:text-properties fo:language="cs" fo:country="CZ" fo:font-weight="bold" officeooo:rsid="2372783f" style:font-weight-asian="bold" style:font-weight-complex="bold"/>
    </style:style>
    <style:style style:name="T214" style:family="text">
      <style:text-properties fo:language="cs" fo:country="CZ" fo:font-weight="bold" officeooo:rsid="1dc9c98c" style:font-weight-asian="bold" style:font-weight-complex="bold"/>
    </style:style>
    <style:style style:name="T215" style:family="text">
      <style:text-properties fo:language="cs" fo:country="CZ" officeooo:rsid="15d63257"/>
    </style:style>
    <style:style style:name="T216" style:family="text">
      <style:text-properties fo:language="cs" fo:country="CZ" officeooo:rsid="157b978c"/>
    </style:style>
    <style:style style:name="T217" style:family="text">
      <style:text-properties fo:language="cs" fo:country="CZ" officeooo:rsid="157e3812"/>
    </style:style>
    <style:style style:name="T218" style:family="text">
      <style:text-properties fo:language="cs" fo:country="CZ" officeooo:rsid="15561023"/>
    </style:style>
    <style:style style:name="T219" style:family="text">
      <style:text-properties fo:language="cs" fo:country="CZ" officeooo:rsid="157d2a4b"/>
    </style:style>
    <style:style style:name="T220" style:family="text">
      <style:text-properties fo:language="cs" fo:country="CZ" officeooo:rsid="1a7351fd"/>
    </style:style>
    <style:style style:name="T221" style:family="text">
      <style:text-properties fo:language="cs" fo:country="CZ" officeooo:rsid="1a740f42"/>
    </style:style>
    <style:style style:name="T222" style:family="text">
      <style:text-properties fo:language="cs" fo:country="CZ" officeooo:rsid="1a74641b"/>
    </style:style>
    <style:style style:name="T223" style:family="text">
      <style:text-properties fo:language="cs" fo:country="CZ" officeooo:rsid="1a75920c"/>
    </style:style>
    <style:style style:name="T224" style:family="text">
      <style:text-properties fo:language="cs" fo:country="CZ" officeooo:rsid="1a9b9e16"/>
    </style:style>
    <style:style style:name="T225" style:family="text">
      <style:text-properties fo:language="cs" fo:country="CZ" officeooo:rsid="1aa9a78a"/>
    </style:style>
    <style:style style:name="T226" style:family="text">
      <style:text-properties fo:language="cs" fo:country="CZ" officeooo:rsid="1ace5d87"/>
    </style:style>
    <style:style style:name="T227" style:family="text">
      <style:text-properties fo:language="cs" fo:country="CZ" officeooo:rsid="1ad6edef"/>
    </style:style>
    <style:style style:name="T228" style:family="text">
      <style:text-properties fo:language="cs" fo:country="CZ" officeooo:rsid="1ad8b8f8"/>
    </style:style>
    <style:style style:name="T229" style:family="text">
      <style:text-properties fo:language="cs" fo:country="CZ" officeooo:rsid="1ad9eb51"/>
    </style:style>
    <style:style style:name="T230" style:family="text">
      <style:text-properties fo:language="cs" fo:country="CZ" officeooo:rsid="1b8046ef"/>
    </style:style>
    <style:style style:name="T231" style:family="text">
      <style:text-properties fo:language="cs" fo:country="CZ" officeooo:rsid="1b81f85d"/>
    </style:style>
    <style:style style:name="T232" style:family="text">
      <style:text-properties fo:language="cs" fo:country="CZ" officeooo:rsid="1b8368fb"/>
    </style:style>
    <style:style style:name="T233" style:family="text">
      <style:text-properties fo:language="cs" fo:country="CZ" officeooo:rsid="1b84ea54"/>
    </style:style>
    <style:style style:name="T234" style:family="text">
      <style:text-properties fo:language="cs" fo:country="CZ" officeooo:rsid="1dba6644"/>
    </style:style>
    <style:style style:name="T235" style:family="text">
      <style:text-properties fo:language="cs" fo:country="CZ" officeooo:rsid="1dc83763"/>
    </style:style>
    <style:style style:name="T236" style:family="text">
      <style:text-properties fo:language="cs" fo:country="CZ" fo:font-weight="normal" officeooo:rsid="17cfa0af" style:font-weight-asian="normal" style:font-weight-complex="normal"/>
    </style:style>
    <style:style style:name="T237" style:family="text">
      <style:text-properties fo:language="cs" fo:country="CZ" fo:font-weight="normal" officeooo:rsid="17e3540a" style:font-weight-asian="normal" style:font-weight-complex="normal"/>
    </style:style>
    <style:style style:name="T238" style:family="text">
      <style:text-properties fo:language="cs" fo:country="CZ" fo:font-weight="normal" officeooo:rsid="20e043b0" style:font-weight-asian="normal" style:font-weight-complex="normal"/>
    </style:style>
    <style:style style:name="T239" style:family="text">
      <style:text-properties fo:language="cs" fo:country="CZ" fo:font-weight="normal" officeooo:rsid="21b8b906" style:font-weight-asian="normal" style:font-weight-complex="normal"/>
    </style:style>
    <style:style style:name="T240" style:family="text">
      <style:text-properties fo:language="cs" fo:country="CZ" fo:font-weight="normal" officeooo:rsid="1dc9c98c" style:font-weight-asian="normal" style:font-weight-complex="normal"/>
    </style:style>
    <style:style style:name="T241" style:family="text">
      <style:text-properties fo:language="cs" fo:country="CZ" fo:font-weight="normal" officeooo:rsid="2448f87d" style:font-weight-asian="normal" style:font-weight-complex="normal"/>
    </style:style>
    <style:style style:name="T242" style:family="text">
      <style:text-properties fo:language="cs" fo:country="CZ" officeooo:rsid="1eadeef2"/>
    </style:style>
    <style:style style:name="T243" style:family="text">
      <style:text-properties fo:language="cs" fo:country="CZ" officeooo:rsid="1eae0bfd"/>
    </style:style>
    <style:style style:name="T244" style:family="text">
      <style:text-properties fo:language="cs" fo:country="CZ" officeooo:rsid="1e013445"/>
    </style:style>
    <style:style style:name="T245" style:family="text">
      <style:text-properties fo:language="cs" fo:country="CZ" officeooo:rsid="1f435596"/>
    </style:style>
    <style:style style:name="T246" style:family="text">
      <style:text-properties fo:language="cs" fo:country="CZ" officeooo:rsid="1fb71feb"/>
    </style:style>
    <style:style style:name="T247" style:family="text">
      <style:text-properties fo:language="cs" fo:country="CZ" officeooo:rsid="1fb7ab9e"/>
    </style:style>
    <style:style style:name="T248" style:family="text">
      <style:text-properties fo:language="cs" fo:country="CZ" officeooo:rsid="1fb84d73"/>
    </style:style>
    <style:style style:name="T249" style:family="text">
      <style:text-properties fo:language="cs" fo:country="CZ" officeooo:rsid="1fbb9681"/>
    </style:style>
    <style:style style:name="T250" style:family="text">
      <style:text-properties fo:language="cs" fo:country="CZ" officeooo:rsid="202b4e26"/>
    </style:style>
    <style:style style:name="T251" style:family="text">
      <style:text-properties fo:language="cs" fo:country="CZ" officeooo:rsid="207bc3d6"/>
    </style:style>
    <style:style style:name="T252" style:family="text">
      <style:text-properties fo:language="cs" fo:country="CZ" officeooo:rsid="20df05fc"/>
    </style:style>
    <style:style style:name="T253" style:family="text">
      <style:text-properties fo:language="cs" fo:country="CZ" officeooo:rsid="215e9b16"/>
    </style:style>
    <style:style style:name="T254" style:family="text">
      <style:text-properties fo:language="cs" fo:country="CZ" officeooo:rsid="21b6c1fa"/>
    </style:style>
    <style:style style:name="T255" style:family="text">
      <style:text-properties fo:language="cs" fo:country="CZ" officeooo:rsid="21cb0991"/>
    </style:style>
    <style:style style:name="T256" style:family="text">
      <style:text-properties fo:language="cs" fo:country="CZ" officeooo:rsid="21cb8613"/>
    </style:style>
    <style:style style:name="T257" style:family="text">
      <style:text-properties fo:language="cs" fo:country="CZ" officeooo:rsid="222b262d"/>
    </style:style>
    <style:style style:name="T258" style:family="text">
      <style:text-properties fo:language="cs" fo:country="CZ" officeooo:rsid="1ef3ce69"/>
    </style:style>
    <style:style style:name="T259" style:family="text">
      <style:text-properties fo:language="cs" fo:country="CZ" officeooo:rsid="1eec2ec2"/>
    </style:style>
    <style:style style:name="T260" style:family="text">
      <style:text-properties fo:language="cs" fo:country="CZ" officeooo:rsid="224960fd"/>
    </style:style>
    <style:style style:name="T261" style:family="text">
      <style:text-properties fo:language="cs" fo:country="CZ" style:text-underline-style="solid" style:text-underline-width="auto" style:text-underline-color="font-color" officeooo:rsid="1d1d5d11"/>
    </style:style>
    <style:style style:name="T262" style:family="text">
      <style:text-properties fo:language="cs" fo:country="CZ" officeooo:rsid="229adfe8"/>
    </style:style>
    <style:style style:name="T263" style:family="text">
      <style:text-properties fo:language="cs" fo:country="CZ" officeooo:rsid="1ec97f10"/>
    </style:style>
    <style:style style:name="T264" style:family="text">
      <style:text-properties fo:language="cs" fo:country="CZ" officeooo:rsid="1ef1260e"/>
    </style:style>
    <style:style style:name="T265" style:family="text">
      <style:text-properties fo:language="cs" fo:country="CZ" officeooo:rsid="22da7ebb"/>
    </style:style>
    <style:style style:name="T266" style:family="text">
      <style:text-properties fo:language="cs" fo:country="CZ" officeooo:rsid="1fd5cbd7"/>
    </style:style>
    <style:style style:name="T267" style:family="text">
      <style:text-properties fo:language="cs" fo:country="CZ" officeooo:rsid="1ae33110"/>
    </style:style>
    <style:style style:name="T268" style:family="text">
      <style:text-properties fo:language="cs" fo:country="CZ" officeooo:rsid="1ae5d976"/>
    </style:style>
    <style:style style:name="T269" style:family="text">
      <style:text-properties fo:language="cs" fo:country="CZ" officeooo:rsid="2331fab3"/>
    </style:style>
    <style:style style:name="T270" style:family="text">
      <style:text-properties fo:language="cs" fo:country="CZ" officeooo:rsid="2333a4c4"/>
    </style:style>
    <style:style style:name="T271" style:family="text">
      <style:text-properties fo:language="cs" fo:country="CZ" officeooo:rsid="2349c667"/>
    </style:style>
    <style:style style:name="T272" style:family="text">
      <style:text-properties fo:language="cs" fo:country="CZ" officeooo:rsid="235da8c5"/>
    </style:style>
    <style:style style:name="T273" style:family="text">
      <style:text-properties fo:language="cs" fo:country="CZ" officeooo:rsid="235f2c9e"/>
    </style:style>
    <style:style style:name="T274" style:family="text">
      <style:text-properties fo:language="cs" fo:country="CZ" officeooo:rsid="2374fb61"/>
    </style:style>
    <style:style style:name="T275" style:family="text">
      <style:text-properties fo:language="cs" fo:country="CZ" officeooo:rsid="1f4f7e99"/>
    </style:style>
    <style:style style:name="T276" style:family="text">
      <style:text-properties fo:language="cs" fo:country="CZ" officeooo:rsid="1dc5ec88"/>
    </style:style>
    <style:style style:name="T277" style:family="text">
      <style:text-properties fo:language="cs" fo:country="CZ" officeooo:rsid="23b14028"/>
    </style:style>
    <style:style style:name="T278" style:family="text">
      <style:text-properties fo:language="cs" fo:country="CZ" officeooo:rsid="24293a5f"/>
    </style:style>
    <style:style style:name="T279" style:family="text">
      <style:text-properties fo:language="cs" fo:country="CZ" officeooo:rsid="2437a4dc"/>
    </style:style>
    <style:style style:name="T280" style:family="text">
      <style:text-properties fo:language="cs" fo:country="CZ" officeooo:rsid="22d8a962"/>
    </style:style>
    <style:style style:name="T281" style:family="text">
      <style:text-properties fo:language="cs" fo:country="CZ" officeooo:rsid="24562e18"/>
    </style:style>
    <style:style style:name="T282" style:family="text">
      <style:text-properties fo:language="cs" fo:country="CZ" officeooo:rsid="2482285d"/>
    </style:style>
    <style:style style:name="T283" style:family="text">
      <style:text-properties fo:language="cs" fo:country="CZ" officeooo:rsid="24837015"/>
    </style:style>
    <style:style style:name="T284" style:family="text">
      <style:text-properties fo:language="cs" fo:country="CZ" officeooo:rsid="24981f17"/>
    </style:style>
    <style:style style:name="T285" style:family="text">
      <style:text-properties fo:language="cs" fo:country="CZ" officeooo:rsid="249a16b7"/>
    </style:style>
    <style:style style:name="T286" style:family="text">
      <style:text-properties fo:language="cs" fo:country="CZ" officeooo:rsid="249ce6a6"/>
    </style:style>
    <style:style style:name="T287" style:family="text">
      <style:text-properties fo:language="cs" fo:country="CZ" officeooo:rsid="19e265e8"/>
    </style:style>
    <style:style style:name="T288" style:family="text">
      <style:text-properties fo:font-style="italic" style:font-style-asian="italic" style:font-style-complex="italic"/>
    </style:style>
    <style:style style:name="T289" style:family="text">
      <style:text-properties fo:font-style="italic" officeooo:rsid="15ca5cf7" style:font-style-asian="italic" style:font-style-complex="italic"/>
    </style:style>
    <style:style style:name="T290" style:family="text">
      <style:text-properties fo:font-style="italic" officeooo:rsid="1546b8d6" style:font-style-asian="italic" style:font-style-complex="italic"/>
    </style:style>
    <style:style style:name="T291" style:family="text">
      <style:text-properties fo:font-style="italic" officeooo:rsid="155bfa62" style:font-style-asian="italic" style:font-style-complex="italic"/>
    </style:style>
    <style:style style:name="T292" style:family="text">
      <style:text-properties fo:font-style="italic" officeooo:rsid="15ad6f72" style:font-style-asian="italic" style:font-style-complex="italic"/>
    </style:style>
    <style:style style:name="T293" style:family="text">
      <style:text-properties fo:font-style="italic" officeooo:rsid="17afd51a" style:font-style-asian="italic" style:font-style-complex="italic"/>
    </style:style>
    <style:style style:name="T294" style:family="text">
      <style:text-properties fo:font-style="italic" officeooo:rsid="17b028a0" style:font-style-asian="italic" style:font-style-complex="italic"/>
    </style:style>
    <style:style style:name="T295" style:family="text">
      <style:text-properties fo:font-style="italic" officeooo:rsid="17bd95d7" style:font-style-asian="italic" style:font-style-complex="italic"/>
    </style:style>
    <style:style style:name="T296" style:family="text">
      <style:text-properties fo:font-style="italic" officeooo:rsid="17c02a13" style:font-style-asian="italic" style:font-style-complex="italic"/>
    </style:style>
    <style:style style:name="T297" style:family="text">
      <style:text-properties fo:font-style="italic" officeooo:rsid="18c20de8" style:font-style-asian="italic" style:font-style-complex="italic"/>
    </style:style>
    <style:style style:name="T298" style:family="text">
      <style:text-properties fo:font-style="italic" officeooo:rsid="18c5858c" style:font-style-asian="italic" style:font-style-complex="italic"/>
    </style:style>
    <style:style style:name="T299" style:family="text">
      <style:text-properties fo:font-style="italic" officeooo:rsid="18f3e874" style:font-style-asian="italic" style:font-style-complex="italic"/>
    </style:style>
    <style:style style:name="T300" style:family="text">
      <style:text-properties fo:font-style="italic" officeooo:rsid="1836b5be" style:font-style-asian="italic" style:font-style-complex="italic"/>
    </style:style>
    <style:style style:name="T301" style:family="text">
      <style:text-properties fo:font-style="italic" officeooo:rsid="19345964" style:font-style-asian="italic" style:font-style-complex="italic"/>
    </style:style>
    <style:style style:name="T302" style:family="text">
      <style:text-properties fo:font-style="italic" officeooo:rsid="19b2a3c4" style:font-style-asian="italic" style:font-style-complex="italic"/>
    </style:style>
    <style:style style:name="T303" style:family="text">
      <style:text-properties fo:font-style="italic" officeooo:rsid="19ebca23" style:font-style-asian="italic" style:font-style-complex="italic"/>
    </style:style>
    <style:style style:name="T304" style:family="text">
      <style:text-properties fo:font-style="italic" officeooo:rsid="1a499233" style:font-style-asian="italic" style:font-style-complex="italic"/>
    </style:style>
    <style:style style:name="T305" style:family="text">
      <style:text-properties fo:font-style="italic" officeooo:rsid="1a4b20e6" style:font-style-asian="italic" style:font-style-complex="italic"/>
    </style:style>
    <style:style style:name="T306" style:family="text">
      <style:text-properties fo:font-style="italic" officeooo:rsid="1a85820d" style:font-style-asian="italic" style:font-style-complex="italic"/>
    </style:style>
    <style:style style:name="T307" style:family="text">
      <style:text-properties fo:font-style="italic" officeooo:rsid="1af5d4e9" style:font-style-asian="italic" style:font-style-complex="italic"/>
    </style:style>
    <style:style style:name="T308" style:family="text">
      <style:text-properties fo:font-style="italic" officeooo:rsid="1b6e1d4e" style:font-style-asian="italic" style:font-style-complex="italic"/>
    </style:style>
    <style:style style:name="T309" style:family="text">
      <style:text-properties fo:font-style="italic" officeooo:rsid="15b53645" style:font-style-asian="italic" style:font-style-complex="italic"/>
    </style:style>
    <style:style style:name="T310" style:family="text">
      <style:text-properties fo:font-style="italic" officeooo:rsid="1b3aa9da" style:font-style-asian="italic" style:font-style-complex="italic"/>
    </style:style>
    <style:style style:name="T311" style:family="text">
      <style:text-properties fo:font-style="italic" officeooo:rsid="187d6a64" style:font-style-asian="italic" style:font-style-complex="italic"/>
    </style:style>
    <style:style style:name="T312" style:family="text">
      <style:text-properties fo:font-style="italic" officeooo:rsid="1c1ab4fc" style:font-style-asian="italic" style:font-style-complex="italic"/>
    </style:style>
    <style:style style:name="T313" style:family="text">
      <style:text-properties fo:font-style="italic" officeooo:rsid="1c1d58ec" style:font-style-asian="italic" style:font-style-complex="italic"/>
    </style:style>
    <style:style style:name="T314" style:family="text">
      <style:text-properties fo:font-style="italic" officeooo:rsid="1c81d622" style:font-style-asian="italic" style:font-style-complex="italic"/>
    </style:style>
    <style:style style:name="T315" style:family="text">
      <style:text-properties fo:font-style="italic" officeooo:rsid="1c82dd2c" style:font-style-asian="italic" style:font-style-complex="italic"/>
    </style:style>
    <style:style style:name="T316" style:family="text">
      <style:text-properties fo:font-style="italic" officeooo:rsid="1c86fdc4" style:font-style-asian="italic" style:font-style-complex="italic"/>
    </style:style>
    <style:style style:name="T317" style:family="text">
      <style:text-properties fo:font-style="italic" officeooo:rsid="1c88d371" style:font-style-asian="italic" style:font-style-complex="italic"/>
    </style:style>
    <style:style style:name="T318" style:family="text">
      <style:text-properties fo:font-style="italic" officeooo:rsid="18bc925c" style:font-style-asian="italic" style:font-style-complex="italic"/>
    </style:style>
    <style:style style:name="T319" style:family="text">
      <style:text-properties fo:font-style="italic" officeooo:rsid="18fe4bc9" style:font-style-asian="italic" style:font-style-complex="italic"/>
    </style:style>
    <style:style style:name="T320" style:family="text">
      <style:text-properties fo:font-style="italic" officeooo:rsid="18db1cd7" style:font-style-asian="italic" style:font-style-complex="italic"/>
    </style:style>
    <style:style style:name="T321" style:family="text">
      <style:text-properties fo:font-style="italic" officeooo:rsid="1cba1e95" style:font-style-asian="italic" style:font-style-complex="italic"/>
    </style:style>
    <style:style style:name="T322" style:family="text">
      <style:text-properties fo:font-style="italic" officeooo:rsid="1d2520de" style:font-style-asian="italic" style:font-style-complex="italic"/>
    </style:style>
    <style:style style:name="T323" style:family="text">
      <style:text-properties fo:font-style="italic" officeooo:rsid="1d1a7fb6" style:font-style-asian="italic" style:font-style-complex="italic"/>
    </style:style>
    <style:style style:name="T324" style:family="text">
      <style:text-properties fo:font-style="italic" officeooo:rsid="1d422cc8" style:font-style-asian="italic" style:font-style-complex="italic"/>
    </style:style>
    <style:style style:name="T325" style:family="text">
      <style:text-properties fo:font-style="italic" officeooo:rsid="1d485295" style:font-style-asian="italic" style:font-style-complex="italic"/>
    </style:style>
    <style:style style:name="T326" style:family="text">
      <style:text-properties fo:font-style="italic" officeooo:rsid="1d57a0b4" style:font-style-asian="italic" style:font-style-complex="italic"/>
    </style:style>
    <style:style style:name="T327" style:family="text">
      <style:text-properties fo:font-style="italic" officeooo:rsid="1d8be3b7" style:font-style-asian="italic" style:font-style-complex="italic"/>
    </style:style>
    <style:style style:name="T328" style:family="text">
      <style:text-properties fo:font-style="italic" officeooo:rsid="1d8fe60c" style:font-style-asian="italic" style:font-style-complex="italic"/>
    </style:style>
    <style:style style:name="T329" style:family="text">
      <style:text-properties fo:font-style="italic" officeooo:rsid="1b9263bf" style:font-style-asian="italic" style:font-style-complex="italic"/>
    </style:style>
    <style:style style:name="T330" style:family="text">
      <style:text-properties fo:font-style="italic" officeooo:rsid="1db5e0be" style:font-style-asian="italic" style:font-style-complex="italic"/>
    </style:style>
    <style:style style:name="T331" style:family="text">
      <style:text-properties fo:font-style="italic" officeooo:rsid="136c9d2e" style:font-style-asian="italic" style:font-style-complex="italic"/>
    </style:style>
    <style:style style:name="T332" style:family="text">
      <style:text-properties fo:font-style="italic" officeooo:rsid="1dd7f1d6" style:font-style-asian="italic" style:font-style-complex="italic"/>
    </style:style>
    <style:style style:name="T333" style:family="text">
      <style:text-properties fo:font-style="italic" officeooo:rsid="1e1308a6" style:font-style-asian="italic" style:font-style-complex="italic"/>
    </style:style>
    <style:style style:name="T334" style:family="text">
      <style:text-properties fo:font-style="italic" officeooo:rsid="1f6098e6" style:font-style-asian="italic" style:font-style-complex="italic"/>
    </style:style>
    <style:style style:name="T335" style:family="text">
      <style:text-properties fo:font-style="italic" officeooo:rsid="1f6c3ca4" style:font-style-asian="italic" style:font-style-complex="italic"/>
    </style:style>
    <style:style style:name="T336" style:family="text">
      <style:text-properties fo:font-style="italic" officeooo:rsid="1927fafa" style:font-style-asian="italic" style:font-style-complex="italic"/>
    </style:style>
    <style:style style:name="T337" style:family="text">
      <style:text-properties fo:font-style="italic" officeooo:rsid="1c582428" style:font-style-asian="italic" style:font-style-complex="italic"/>
    </style:style>
    <style:style style:name="T338" style:family="text">
      <style:text-properties fo:font-style="italic" officeooo:rsid="1c58478d" style:font-style-asian="italic" style:font-style-complex="italic"/>
    </style:style>
    <style:style style:name="T339" style:family="text">
      <style:text-properties fo:font-style="italic" officeooo:rsid="1f95e97d" style:font-style-asian="italic" style:font-style-complex="italic"/>
    </style:style>
    <style:style style:name="T340" style:family="text">
      <style:text-properties fo:font-style="italic" officeooo:rsid="1f9a54db" style:font-style-asian="italic" style:font-style-complex="italic"/>
    </style:style>
    <style:style style:name="T341" style:family="text">
      <style:text-properties fo:font-style="italic" officeooo:rsid="1fc32909" style:font-style-asian="italic" style:font-style-complex="italic"/>
    </style:style>
    <style:style style:name="T342" style:family="text">
      <style:text-properties fo:font-style="italic" officeooo:rsid="1fd02f39" style:font-style-asian="italic" style:font-style-complex="italic"/>
    </style:style>
    <style:style style:name="T343" style:family="text">
      <style:text-properties fo:font-style="italic" officeooo:rsid="1f036c10" style:font-style-asian="italic" style:font-style-complex="italic"/>
    </style:style>
    <style:style style:name="T344" style:family="text">
      <style:text-properties fo:font-style="italic" officeooo:rsid="1fd1feea" style:font-style-asian="italic" style:font-style-complex="italic"/>
    </style:style>
    <style:style style:name="T345" style:family="text">
      <style:text-properties fo:font-style="italic" officeooo:rsid="1d220948" style:font-style-asian="italic" style:font-style-complex="italic"/>
    </style:style>
    <style:style style:name="T346" style:family="text">
      <style:text-properties fo:font-style="italic" officeooo:rsid="1fdf4d99" style:font-style-asian="italic" style:font-style-complex="italic"/>
    </style:style>
    <style:style style:name="T347" style:family="text">
      <style:text-properties fo:font-style="italic" officeooo:rsid="1fe38860" style:font-style-asian="italic" style:font-style-complex="italic"/>
    </style:style>
    <style:style style:name="T348" style:family="text">
      <style:text-properties fo:font-style="italic" officeooo:rsid="1fef5b9a" style:font-style-asian="italic" style:font-style-complex="italic"/>
    </style:style>
    <style:style style:name="T349" style:family="text">
      <style:text-properties fo:font-style="italic" officeooo:rsid="1fe0bfc8" style:font-style-asian="italic" style:font-style-complex="italic"/>
    </style:style>
    <style:style style:name="T350" style:family="text">
      <style:text-properties fo:font-style="italic" officeooo:rsid="202f608a" style:font-style-asian="italic" style:font-style-complex="italic"/>
    </style:style>
    <style:style style:name="T351" style:family="text">
      <style:text-properties fo:font-style="italic" officeooo:rsid="20325278" style:font-style-asian="italic" style:font-style-complex="italic"/>
    </style:style>
    <style:style style:name="T352" style:family="text">
      <style:text-properties fo:font-style="italic" officeooo:rsid="208f8933" style:font-style-asian="italic" style:font-style-complex="italic"/>
    </style:style>
    <style:style style:name="T353" style:family="text">
      <style:text-properties fo:font-style="italic" officeooo:rsid="1fa1e491" style:font-style-asian="italic" style:font-style-complex="italic"/>
    </style:style>
    <style:style style:name="T354" style:family="text">
      <style:text-properties fo:font-style="italic" officeooo:rsid="209b1e9c" style:font-style-asian="italic" style:font-style-complex="italic"/>
    </style:style>
    <style:style style:name="T355" style:family="text">
      <style:text-properties fo:font-style="italic" officeooo:rsid="15426ded" style:font-style-asian="italic" style:font-style-complex="italic"/>
    </style:style>
    <style:style style:name="T356" style:family="text">
      <style:text-properties fo:font-style="italic" officeooo:rsid="20cf89bc" style:font-style-asian="italic" style:font-style-complex="italic"/>
    </style:style>
    <style:style style:name="T357" style:family="text">
      <style:text-properties fo:font-style="italic" officeooo:rsid="20d32fec" style:font-style-asian="italic" style:font-style-complex="italic"/>
    </style:style>
    <style:style style:name="T358" style:family="text">
      <style:text-properties fo:font-style="italic" officeooo:rsid="15b247f5" style:font-style-asian="italic" style:font-style-complex="italic"/>
    </style:style>
    <style:style style:name="T359" style:family="text">
      <style:text-properties fo:font-style="italic" officeooo:rsid="1b7d8805" style:font-style-asian="italic" style:font-style-complex="italic"/>
    </style:style>
    <style:style style:name="T360" style:family="text">
      <style:text-properties fo:font-style="italic" officeooo:rsid="1bf9beb5" style:font-style-asian="italic" style:font-style-complex="italic"/>
    </style:style>
    <style:style style:name="T361" style:family="text">
      <style:text-properties fo:font-style="italic" officeooo:rsid="1bfb018b" style:font-style-asian="italic" style:font-style-complex="italic"/>
    </style:style>
    <style:style style:name="T362" style:family="text">
      <style:text-properties fo:font-style="italic" officeooo:rsid="2169e26d" style:font-style-asian="italic" style:font-style-complex="italic"/>
    </style:style>
    <style:style style:name="T363" style:family="text">
      <style:text-properties fo:font-style="italic" officeooo:rsid="2175f02f" style:font-style-asian="italic" style:font-style-complex="italic"/>
    </style:style>
    <style:style style:name="T364" style:family="text">
      <style:text-properties fo:font-style="italic" officeooo:rsid="219fc813" style:font-style-asian="italic" style:font-style-complex="italic"/>
    </style:style>
    <style:style style:name="T365" style:family="text">
      <style:text-properties fo:font-style="italic" officeooo:rsid="1cbdcdfa" style:font-style-asian="italic" style:font-style-complex="italic"/>
    </style:style>
    <style:style style:name="T366" style:family="text">
      <style:text-properties fo:font-style="italic" officeooo:rsid="1a579e39" style:font-style-asian="italic" style:font-style-complex="italic"/>
    </style:style>
    <style:style style:name="T367" style:family="text">
      <style:text-properties fo:font-style="italic" officeooo:rsid="1a590d15" style:font-style-asian="italic" style:font-style-complex="italic"/>
    </style:style>
    <style:style style:name="T368" style:family="text">
      <style:text-properties fo:font-style="italic" officeooo:rsid="220198f3" style:font-style-asian="italic" style:font-style-complex="italic"/>
    </style:style>
    <style:style style:name="T369" style:family="text">
      <style:text-properties fo:font-style="italic" officeooo:rsid="18bbb28d" style:font-style-asian="italic" style:font-style-complex="italic"/>
    </style:style>
    <style:style style:name="T370" style:family="text">
      <style:text-properties fo:font-style="italic" officeooo:rsid="18bab3a2" style:font-style-asian="italic" style:font-style-complex="italic"/>
    </style:style>
    <style:style style:name="T371" style:family="text">
      <style:text-properties fo:font-style="italic" officeooo:rsid="2291ef2b" style:font-style-asian="italic" style:font-style-complex="italic"/>
    </style:style>
    <style:style style:name="T372" style:family="text">
      <style:text-properties fo:font-style="italic" officeooo:rsid="22b209a1" style:font-style-asian="italic" style:font-style-complex="italic"/>
    </style:style>
    <style:style style:name="T373" style:family="text">
      <style:text-properties fo:font-style="italic" officeooo:rsid="22b24f50" style:font-style-asian="italic" style:font-style-complex="italic"/>
    </style:style>
    <style:style style:name="T374" style:family="text">
      <style:text-properties fo:font-style="italic" officeooo:rsid="22b75f06" style:font-style-asian="italic" style:font-style-complex="italic"/>
    </style:style>
    <style:style style:name="T375" style:family="text">
      <style:text-properties fo:font-style="italic" officeooo:rsid="15520144" style:font-style-asian="italic" style:font-style-complex="italic"/>
    </style:style>
    <style:style style:name="T376" style:family="text">
      <style:text-properties fo:font-style="italic" officeooo:rsid="155a7c25" style:font-style-asian="italic" style:font-style-complex="italic"/>
    </style:style>
    <style:style style:name="T377" style:family="text">
      <style:text-properties fo:font-style="italic" officeooo:rsid="155bb90d" style:font-style-asian="italic" style:font-style-complex="italic"/>
    </style:style>
    <style:style style:name="T378" style:family="text">
      <style:text-properties fo:font-style="italic" officeooo:rsid="1d97e66e" style:font-style-asian="italic" style:font-style-complex="italic"/>
    </style:style>
    <style:style style:name="T379" style:family="text">
      <style:text-properties fo:font-style="italic" officeooo:rsid="1dd51cea" style:font-style-asian="italic" style:font-style-complex="italic"/>
    </style:style>
    <style:style style:name="T380" style:family="text">
      <style:text-properties fo:font-style="italic" officeooo:rsid="1de83d6e" style:font-style-asian="italic" style:font-style-complex="italic"/>
    </style:style>
    <style:style style:name="T381" style:family="text">
      <style:text-properties fo:font-style="italic" officeooo:rsid="23855347" style:font-style-asian="italic" style:font-style-complex="italic"/>
    </style:style>
    <style:style style:name="T382" style:family="text">
      <style:text-properties fo:font-style="italic" officeooo:rsid="1c32db2b" style:font-style-asian="italic" style:font-style-complex="italic"/>
    </style:style>
    <style:style style:name="T383" style:family="text">
      <style:text-properties fo:font-style="italic" officeooo:rsid="1c3482e3" style:font-style-asian="italic" style:font-style-complex="italic"/>
    </style:style>
    <style:style style:name="T384" style:family="text">
      <style:text-properties fo:font-style="italic" officeooo:rsid="20bccecb" style:font-style-asian="italic" style:font-style-complex="italic"/>
    </style:style>
    <style:style style:name="T385" style:family="text">
      <style:text-properties fo:font-style="italic" officeooo:rsid="23a4842d" style:font-style-asian="italic" style:font-style-complex="italic"/>
    </style:style>
    <style:style style:name="T386" style:family="text">
      <style:text-properties fo:font-style="italic" officeooo:rsid="1c335e66" style:font-style-asian="italic" style:font-style-complex="italic"/>
    </style:style>
    <style:style style:name="T387" style:family="text">
      <style:text-properties fo:font-style="italic" officeooo:rsid="202e522f" style:font-style-asian="italic" style:font-style-complex="italic"/>
    </style:style>
    <style:style style:name="T388" style:family="text">
      <style:text-properties fo:font-style="italic" officeooo:rsid="23b613a4" style:font-style-asian="italic" style:font-style-complex="italic"/>
    </style:style>
    <style:style style:name="T389" style:family="text">
      <style:text-properties fo:font-style="italic" officeooo:rsid="23bd11b6" style:font-style-asian="italic" style:font-style-complex="italic"/>
    </style:style>
    <style:style style:name="T390" style:family="text">
      <style:text-properties fo:font-style="italic" officeooo:rsid="23bff578" style:font-style-asian="italic" style:font-style-complex="italic"/>
    </style:style>
    <style:style style:name="T391" style:family="text">
      <style:text-properties fo:font-style="italic" officeooo:rsid="23c98ed9" style:font-style-asian="italic" style:font-style-complex="italic"/>
    </style:style>
    <style:style style:name="T392" style:family="text">
      <style:text-properties fo:font-style="italic" officeooo:rsid="23ca212b" style:font-style-asian="italic" style:font-style-complex="italic"/>
    </style:style>
    <style:style style:name="T393" style:family="text">
      <style:text-properties fo:font-style="italic" officeooo:rsid="23cb732e" style:font-style-asian="italic" style:font-style-complex="italic"/>
    </style:style>
    <style:style style:name="T394" style:family="text">
      <style:text-properties fo:font-style="italic" officeooo:rsid="19168136" style:font-style-asian="italic" style:font-style-complex="italic"/>
    </style:style>
    <style:style style:name="T395" style:family="text">
      <style:text-properties fo:font-style="italic" officeooo:rsid="2059dcd8" style:font-style-asian="italic" style:font-style-complex="italic"/>
    </style:style>
    <style:style style:name="T396" style:family="text">
      <style:text-properties fo:font-style="italic" officeooo:rsid="1c8150d0" style:font-style-asian="italic" style:font-style-complex="italic"/>
    </style:style>
    <style:style style:name="T397" style:family="text">
      <style:text-properties fo:font-style="italic" officeooo:rsid="1d53e4a5" style:font-style-asian="italic" style:font-style-complex="italic"/>
    </style:style>
    <style:style style:name="T398" style:family="text">
      <style:text-properties fo:font-style="italic" officeooo:rsid="1de43098" style:font-style-asian="italic" style:font-style-complex="italic"/>
    </style:style>
    <style:style style:name="T399" style:family="text">
      <style:text-properties fo:font-style="italic" officeooo:rsid="23fca051" style:font-style-asian="italic" style:font-style-complex="italic"/>
    </style:style>
    <style:style style:name="T400" style:family="text">
      <style:text-properties fo:font-style="italic" officeooo:rsid="1de149cb" style:font-style-asian="italic" style:font-style-complex="italic"/>
    </style:style>
    <style:style style:name="T401" style:family="text">
      <style:text-properties fo:font-style="italic" officeooo:rsid="1b9e4095" style:font-style-asian="italic" style:font-style-complex="italic"/>
    </style:style>
    <style:style style:name="T402" style:family="text">
      <style:text-properties fo:font-style="italic" officeooo:rsid="1ddb0704" style:font-style-asian="italic" style:font-style-complex="italic"/>
    </style:style>
    <style:style style:name="T403" style:family="text">
      <style:text-properties fo:font-style="italic" officeooo:rsid="15ac19ce" style:font-style-asian="italic" style:font-style-complex="italic"/>
    </style:style>
    <style:style style:name="T404" style:family="text">
      <style:text-properties fo:font-style="italic" officeooo:rsid="15b8a048" style:font-style-asian="italic" style:font-style-complex="italic"/>
    </style:style>
    <style:style style:name="T405" style:family="text">
      <style:text-properties fo:font-style="italic" officeooo:rsid="241aa06c" style:font-style-asian="italic" style:font-style-complex="italic"/>
    </style:style>
    <style:style style:name="T406" style:family="text">
      <style:text-properties fo:font-style="italic" officeooo:rsid="209730d4" style:font-style-asian="italic" style:font-style-complex="italic"/>
    </style:style>
    <style:style style:name="T407" style:family="text">
      <style:text-properties fo:font-style="italic" officeooo:rsid="19b42789" style:font-style-asian="italic" style:font-style-complex="italic"/>
    </style:style>
    <style:style style:name="T408" style:family="text">
      <style:text-properties fo:font-style="italic" officeooo:rsid="18b468a0" style:font-style-asian="italic" style:font-style-complex="italic"/>
    </style:style>
    <style:style style:name="T409" style:family="text">
      <style:text-properties fo:font-style="italic" officeooo:rsid="18a52033" style:font-style-asian="italic" style:font-style-complex="italic"/>
    </style:style>
    <style:style style:name="T410" style:family="text">
      <style:text-properties fo:font-style="italic" officeooo:rsid="18b4d1a3" style:font-style-asian="italic" style:font-style-complex="italic"/>
    </style:style>
    <style:style style:name="T411" style:family="text">
      <style:text-properties fo:font-style="italic" officeooo:rsid="18a287d4" style:font-style-asian="italic" style:font-style-complex="italic"/>
    </style:style>
    <style:style style:name="T412" style:family="text">
      <style:text-properties fo:font-style="italic" officeooo:rsid="18a43037" style:font-style-asian="italic" style:font-style-complex="italic"/>
    </style:style>
    <style:style style:name="T413" style:family="text">
      <style:text-properties fo:font-style="italic" officeooo:rsid="18f2171b" style:font-style-asian="italic" style:font-style-complex="italic"/>
    </style:style>
    <style:style style:name="T414" style:family="text">
      <style:text-properties fo:font-style="italic" style:text-underline-style="none" officeooo:rsid="15fa1f30" style:font-style-asian="italic" style:font-style-complex="italic"/>
    </style:style>
    <style:style style:name="T415" style:family="text">
      <style:text-properties fo:font-style="italic" style:text-underline-style="none" officeooo:rsid="15fd67ce" style:font-style-asian="italic" style:font-style-complex="italic"/>
    </style:style>
    <style:style style:name="T416" style:family="text">
      <style:text-properties fo:font-style="italic" style:text-underline-style="none" officeooo:rsid="1e2448da" style:font-style-asian="italic" style:font-style-complex="italic"/>
    </style:style>
    <style:style style:name="T417" style:family="text">
      <style:text-properties fo:font-style="italic" style:text-underline-style="none" officeooo:rsid="19168136" style:font-style-asian="italic" style:font-style-complex="italic"/>
    </style:style>
    <style:style style:name="T418" style:family="text">
      <style:text-properties fo:font-style="italic" style:text-underline-style="none" officeooo:rsid="23dbf499" style:font-style-asian="italic" style:font-style-complex="italic"/>
    </style:style>
    <style:style style:name="T419" style:family="text">
      <style:text-properties fo:font-style="italic" style:text-underline-style="none" fo:font-weight="normal" officeooo:rsid="18b5f457" style:font-style-asian="italic" style:font-weight-asian="normal" style:font-style-complex="italic" style:font-weight-complex="normal"/>
    </style:style>
    <style:style style:name="T420" style:family="text">
      <style:text-properties fo:font-style="italic" fo:font-weight="normal" style:font-style-asian="italic" style:font-weight-asian="normal" style:font-style-complex="italic" style:font-weight-complex="normal"/>
    </style:style>
    <style:style style:name="T421" style:family="text">
      <style:text-properties fo:font-style="italic" fo:font-weight="normal" officeooo:rsid="217393d7" style:font-style-asian="italic" style:font-weight-asian="normal" style:font-style-complex="italic" style:font-weight-complex="normal"/>
    </style:style>
    <style:style style:name="T422" style:family="text">
      <style:text-properties fo:font-style="italic" fo:font-weight="normal" officeooo:rsid="18b9137b" style:font-style-asian="italic" style:font-weight-asian="normal" style:font-style-complex="italic" style:font-weight-complex="normal"/>
    </style:style>
    <style:style style:name="T423" style:family="text">
      <style:text-properties fo:font-style="italic" fo:font-weight="normal" officeooo:rsid="18b5f457" style:font-style-asian="italic" style:font-weight-asian="normal" style:font-style-complex="italic" style:font-weight-complex="normal"/>
    </style:style>
    <style:style style:name="T424" style:family="text">
      <style:text-properties fo:font-style="italic" fo:font-weight="normal" officeooo:rsid="1fc7330d" style:font-style-asian="italic" style:font-weight-asian="normal" style:font-style-complex="italic" style:font-weight-complex="normal"/>
    </style:style>
    <style:style style:name="T425" style:family="text">
      <style:text-properties fo:font-style="italic" fo:font-weight="normal" officeooo:rsid="1f1c0db8" style:font-style-asian="italic" style:font-weight-asian="normal" style:font-style-complex="italic" style:font-weight-complex="normal"/>
    </style:style>
    <style:style style:name="T426" style:family="text">
      <style:text-properties fo:font-style="italic" fo:font-weight="normal" officeooo:rsid="19361ae6" style:font-style-asian="italic" style:font-weight-asian="normal" style:font-style-complex="italic" style:font-weight-complex="normal"/>
    </style:style>
    <style:style style:name="T427" style:family="text">
      <style:text-properties fo:font-style="italic" fo:font-weight="normal" officeooo:rsid="1b64deb6" style:font-style-asian="italic" style:font-weight-asian="normal" style:font-style-complex="italic" style:font-weight-complex="normal"/>
    </style:style>
    <style:style style:name="T428" style:family="text">
      <style:text-properties fo:font-style="italic" fo:font-weight="normal" officeooo:rsid="1c353327" style:font-style-asian="italic" style:font-weight-asian="normal" style:font-style-complex="italic" style:font-weight-complex="normal"/>
    </style:style>
    <style:style style:name="T429" style:family="text">
      <style:text-properties fo:font-style="italic" fo:font-weight="normal" officeooo:rsid="2493d017" style:font-style-asian="italic" style:font-weight-asian="normal" style:font-style-complex="italic" style:font-weight-complex="normal"/>
    </style:style>
    <style:style style:name="T430" style:family="text">
      <style:text-properties fo:font-style="italic" style:text-underline-style="solid" style:text-underline-width="auto" style:text-underline-color="font-color" style:font-style-asian="italic" style:font-style-complex="italic"/>
    </style:style>
    <style:style style:name="T431" style:family="text">
      <style:text-properties fo:font-style="italic" style:text-underline-style="solid" style:text-underline-width="auto" style:text-underline-color="font-color" officeooo:rsid="1c86fdc4" style:font-style-asian="italic" style:font-style-complex="italic"/>
    </style:style>
    <style:style style:name="T432" style:family="text">
      <style:text-properties fo:font-style="italic" style:text-underline-style="solid" style:text-underline-width="auto" style:text-underline-color="font-color" officeooo:rsid="1c81d622" style:font-style-asian="italic" style:font-style-complex="italic"/>
    </style:style>
    <style:style style:name="T433" style:family="text">
      <style:text-properties fo:font-style="italic" style:text-underline-style="solid" style:text-underline-width="auto" style:text-underline-color="font-color" officeooo:rsid="1c88d371" style:font-style-asian="italic" style:font-style-complex="italic"/>
    </style:style>
    <style:style style:name="T434" style:family="text">
      <style:text-properties fo:font-style="italic" style:text-underline-style="solid" style:text-underline-width="auto" style:text-underline-color="font-color" officeooo:rsid="1de83d6e" style:font-style-asian="italic" style:font-style-complex="italic"/>
    </style:style>
    <style:style style:name="T435" style:family="text">
      <style:text-properties fo:font-style="italic" style:text-underline-style="solid" style:text-underline-width="auto" style:text-underline-color="font-color" officeooo:rsid="23ca212b" style:font-style-asian="italic" style:font-style-complex="italic"/>
    </style:style>
    <style:style style:name="T436" style:family="text">
      <style:text-properties fo:font-style="italic" style:text-underline-style="solid" style:text-underline-width="auto" style:text-underline-color="font-color" officeooo:rsid="23cb732e" style:font-style-asian="italic" style:font-style-complex="italic"/>
    </style:style>
    <style:style style:name="T437" style:family="text">
      <style:text-properties fo:font-style="italic" style:text-underline-style="solid" style:text-underline-width="auto" style:text-underline-color="font-color" officeooo:rsid="1c58478d" style:font-style-asian="italic" style:font-style-complex="italic"/>
    </style:style>
    <style:style style:name="T438" style:family="text">
      <style:text-properties fo:font-style="italic" style:text-underline-style="solid" style:text-underline-width="auto" style:text-underline-color="font-color" officeooo:rsid="19168136" style:font-style-asian="italic" style:font-style-complex="italic"/>
    </style:style>
    <style:style style:name="T439" style:family="text">
      <style:text-properties fo:font-style="normal" style:font-style-asian="normal" style:font-style-complex="normal"/>
    </style:style>
    <style:style style:name="T440" style:family="text">
      <style:text-properties fo:font-style="normal" officeooo:rsid="127cc581" style:font-style-asian="normal" style:font-style-complex="normal"/>
    </style:style>
    <style:style style:name="T441" style:family="text">
      <style:text-properties fo:font-style="normal" officeooo:rsid="16160d51" style:font-style-asian="normal" style:font-style-complex="normal"/>
    </style:style>
    <style:style style:name="T442" style:family="text">
      <style:text-properties fo:font-style="normal" officeooo:rsid="160e1c76" style:font-style-asian="normal" style:font-style-complex="normal"/>
    </style:style>
    <style:style style:name="T443" style:family="text">
      <style:text-properties fo:font-style="normal" officeooo:rsid="160e3795" style:font-style-asian="normal" style:font-style-complex="normal"/>
    </style:style>
    <style:style style:name="T444" style:family="text">
      <style:text-properties fo:font-style="normal" officeooo:rsid="160f4828" style:font-style-asian="normal" style:font-style-complex="normal"/>
    </style:style>
    <style:style style:name="T445" style:family="text">
      <style:text-properties fo:font-style="normal" officeooo:rsid="176ba4f0" style:font-style-asian="normal" style:font-style-complex="normal"/>
    </style:style>
    <style:style style:name="T446" style:family="text">
      <style:text-properties fo:font-style="normal" officeooo:rsid="1792cc62" style:font-style-asian="normal" style:font-style-complex="normal"/>
    </style:style>
    <style:style style:name="T447" style:family="text">
      <style:text-properties fo:font-style="normal" officeooo:rsid="15ad6f72" style:font-style-asian="normal" style:font-style-complex="normal"/>
    </style:style>
    <style:style style:name="T448" style:family="text">
      <style:text-properties fo:font-style="normal" officeooo:rsid="17ac90ef" style:font-style-asian="normal" style:font-style-complex="normal"/>
    </style:style>
    <style:style style:name="T449" style:family="text">
      <style:text-properties fo:font-style="normal" officeooo:rsid="17ade1ed" style:font-style-asian="normal" style:font-style-complex="normal"/>
    </style:style>
    <style:style style:name="T450" style:family="text">
      <style:text-properties fo:font-style="normal" officeooo:rsid="181bac4f" style:font-style-asian="normal" style:font-style-complex="normal"/>
    </style:style>
    <style:style style:name="T451" style:family="text">
      <style:text-properties fo:font-style="normal" officeooo:rsid="181c2dd9" style:font-style-asian="normal" style:font-style-complex="normal"/>
    </style:style>
    <style:style style:name="T452" style:family="text">
      <style:text-properties fo:font-style="normal" officeooo:rsid="1839eb22" style:font-style-asian="normal" style:font-style-complex="normal"/>
    </style:style>
    <style:style style:name="T453" style:family="text">
      <style:text-properties fo:font-style="normal" officeooo:rsid="189e8a08" style:font-style-asian="normal" style:font-style-complex="normal"/>
    </style:style>
    <style:style style:name="T454" style:family="text">
      <style:text-properties fo:font-style="normal" officeooo:rsid="189f1577" style:font-style-asian="normal" style:font-style-complex="normal"/>
    </style:style>
    <style:style style:name="T455" style:family="text">
      <style:text-properties fo:font-style="normal" officeooo:rsid="18a287d4" style:font-style-asian="normal" style:font-style-complex="normal"/>
    </style:style>
    <style:style style:name="T456" style:family="text">
      <style:text-properties fo:font-style="normal" officeooo:rsid="18a52033" style:font-style-asian="normal" style:font-style-complex="normal"/>
    </style:style>
    <style:style style:name="T457" style:family="text">
      <style:text-properties fo:font-style="normal" officeooo:rsid="18a8ff71" style:font-style-asian="normal" style:font-style-complex="normal"/>
    </style:style>
    <style:style style:name="T458" style:family="text">
      <style:text-properties fo:font-style="normal" officeooo:rsid="18b4d1a3" style:font-style-asian="normal" style:font-style-complex="normal"/>
    </style:style>
    <style:style style:name="T459" style:family="text">
      <style:text-properties fo:font-style="normal" officeooo:rsid="18c20de8" style:font-style-asian="normal" style:font-style-complex="normal"/>
    </style:style>
    <style:style style:name="T460" style:family="text">
      <style:text-properties fo:font-style="normal" officeooo:rsid="18cf0f68" style:font-style-asian="normal" style:font-style-complex="normal"/>
    </style:style>
    <style:style style:name="T461" style:family="text">
      <style:text-properties fo:font-style="normal" officeooo:rsid="18d00879" style:font-style-asian="normal" style:font-style-complex="normal"/>
    </style:style>
    <style:style style:name="T462" style:family="text">
      <style:text-properties fo:font-style="normal" officeooo:rsid="18d5c31e" style:font-style-asian="normal" style:font-style-complex="normal"/>
    </style:style>
    <style:style style:name="T463" style:family="text">
      <style:text-properties fo:font-style="normal" officeooo:rsid="18e0c1bb" style:font-style-asian="normal" style:font-style-complex="normal"/>
    </style:style>
    <style:style style:name="T464" style:family="text">
      <style:text-properties fo:font-style="normal" officeooo:rsid="18e7ba4d" style:font-style-asian="normal" style:font-style-complex="normal"/>
    </style:style>
    <style:style style:name="T465" style:family="text">
      <style:text-properties fo:font-style="normal" officeooo:rsid="18ec2a42" style:font-style-asian="normal" style:font-style-complex="normal"/>
    </style:style>
    <style:style style:name="T466" style:family="text">
      <style:text-properties fo:font-style="normal" officeooo:rsid="18ec86d1" style:font-style-asian="normal" style:font-style-complex="normal"/>
    </style:style>
    <style:style style:name="T467" style:family="text">
      <style:text-properties fo:font-style="normal" officeooo:rsid="18ecc4a6" style:font-style-asian="normal" style:font-style-complex="normal"/>
    </style:style>
    <style:style style:name="T468" style:family="text">
      <style:text-properties fo:font-style="normal" officeooo:rsid="1970af12" style:font-style-asian="normal" style:font-style-complex="normal"/>
    </style:style>
    <style:style style:name="T469" style:family="text">
      <style:text-properties fo:font-style="normal" officeooo:rsid="1971bbc9" style:font-style-asian="normal" style:font-style-complex="normal"/>
    </style:style>
    <style:style style:name="T470" style:family="text">
      <style:text-properties fo:font-style="normal" officeooo:rsid="199b34eb" style:font-style-asian="normal" style:font-style-complex="normal"/>
    </style:style>
    <style:style style:name="T471" style:family="text">
      <style:text-properties fo:font-style="normal" officeooo:rsid="19a7d5d7" style:font-style-asian="normal" style:font-style-complex="normal"/>
    </style:style>
    <style:style style:name="T472" style:family="text">
      <style:text-properties fo:font-style="normal" officeooo:rsid="19a8efca" style:font-style-asian="normal" style:font-style-complex="normal"/>
    </style:style>
    <style:style style:name="T473" style:family="text">
      <style:text-properties fo:font-style="normal" officeooo:rsid="19a9a442" style:font-style-asian="normal" style:font-style-complex="normal"/>
    </style:style>
    <style:style style:name="T474" style:family="text">
      <style:text-properties fo:font-style="normal" officeooo:rsid="19aa18ef" style:font-style-asian="normal" style:font-style-complex="normal"/>
    </style:style>
    <style:style style:name="T475" style:family="text">
      <style:text-properties fo:font-style="normal" officeooo:rsid="19ab249f" style:font-style-asian="normal" style:font-style-complex="normal"/>
    </style:style>
    <style:style style:name="T476" style:family="text">
      <style:text-properties fo:font-style="normal" officeooo:rsid="19ac7c84" style:font-style-asian="normal" style:font-style-complex="normal"/>
    </style:style>
    <style:style style:name="T477" style:family="text">
      <style:text-properties fo:font-style="normal" officeooo:rsid="19adafc0" style:font-style-asian="normal" style:font-style-complex="normal"/>
    </style:style>
    <style:style style:name="T478" style:family="text">
      <style:text-properties fo:font-style="normal" officeooo:rsid="19b1b7ff" style:font-style-asian="normal" style:font-style-complex="normal"/>
    </style:style>
    <style:style style:name="T479" style:family="text">
      <style:text-properties fo:font-style="normal" officeooo:rsid="19b7afea" style:font-style-asian="normal" style:font-style-complex="normal"/>
    </style:style>
    <style:style style:name="T480" style:family="text">
      <style:text-properties fo:font-style="normal" officeooo:rsid="19aef2fb" style:font-style-asian="normal" style:font-style-complex="normal"/>
    </style:style>
    <style:style style:name="T481" style:family="text">
      <style:text-properties fo:font-style="normal" officeooo:rsid="19c505ba" style:font-style-asian="normal" style:font-style-complex="normal"/>
    </style:style>
    <style:style style:name="T482" style:family="text">
      <style:text-properties fo:font-style="normal" officeooo:rsid="19b7a33a" style:font-style-asian="normal" style:font-style-complex="normal"/>
    </style:style>
    <style:style style:name="T483" style:family="text">
      <style:text-properties fo:font-style="normal" officeooo:rsid="19b91027" style:font-style-asian="normal" style:font-style-complex="normal"/>
    </style:style>
    <style:style style:name="T484" style:family="text">
      <style:text-properties fo:font-style="normal" officeooo:rsid="19c67ee1" style:font-style-asian="normal" style:font-style-complex="normal"/>
    </style:style>
    <style:style style:name="T485" style:family="text">
      <style:text-properties fo:font-style="normal" officeooo:rsid="19c84da7" style:font-style-asian="normal" style:font-style-complex="normal"/>
    </style:style>
    <style:style style:name="T486" style:family="text">
      <style:text-properties fo:font-style="normal" officeooo:rsid="19b2a3c4" style:font-style-asian="normal" style:font-style-complex="normal"/>
    </style:style>
    <style:style style:name="T487" style:family="text">
      <style:text-properties fo:font-style="normal" officeooo:rsid="19c004af" style:font-style-asian="normal" style:font-style-complex="normal"/>
    </style:style>
    <style:style style:name="T488" style:family="text">
      <style:text-properties fo:font-style="normal" officeooo:rsid="19d927c8" style:font-style-asian="normal" style:font-style-complex="normal"/>
    </style:style>
    <style:style style:name="T489" style:family="text">
      <style:text-properties fo:font-style="normal" officeooo:rsid="1a087c78" style:font-style-asian="normal" style:font-style-complex="normal"/>
    </style:style>
    <style:style style:name="T490" style:family="text">
      <style:text-properties fo:font-style="normal" officeooo:rsid="17c5a5ad" style:font-style-asian="normal" style:font-style-complex="normal"/>
    </style:style>
    <style:style style:name="T491" style:family="text">
      <style:text-properties fo:font-style="normal" officeooo:rsid="1aaec840" style:font-style-asian="normal" style:font-style-complex="normal"/>
    </style:style>
    <style:style style:name="T492" style:family="text">
      <style:text-properties fo:font-style="normal" officeooo:rsid="1abdda19" style:font-style-asian="normal" style:font-style-complex="normal"/>
    </style:style>
    <style:style style:name="T493" style:family="text">
      <style:text-properties fo:font-style="normal" officeooo:rsid="1af8bfe8" style:font-style-asian="normal" style:font-style-complex="normal"/>
    </style:style>
    <style:style style:name="T494" style:family="text">
      <style:text-properties fo:font-style="normal" officeooo:rsid="1b3492d1" style:font-style-asian="normal" style:font-style-complex="normal"/>
    </style:style>
    <style:style style:name="T495" style:family="text">
      <style:text-properties fo:font-style="normal" officeooo:rsid="1b355553" style:font-style-asian="normal" style:font-style-complex="normal"/>
    </style:style>
    <style:style style:name="T496" style:family="text">
      <style:text-properties fo:font-style="normal" officeooo:rsid="1b3aa9da" style:font-style-asian="normal" style:font-style-complex="normal"/>
    </style:style>
    <style:style style:name="T497" style:family="text">
      <style:text-properties fo:font-style="normal" officeooo:rsid="1b348c82" style:font-style-asian="normal" style:font-style-complex="normal"/>
    </style:style>
    <style:style style:name="T498" style:family="text">
      <style:text-properties fo:font-style="normal" officeooo:rsid="1b3c40f8" style:font-style-asian="normal" style:font-style-complex="normal"/>
    </style:style>
    <style:style style:name="T499" style:family="text">
      <style:text-properties fo:font-style="normal" officeooo:rsid="1b3f2b32" style:font-style-asian="normal" style:font-style-complex="normal"/>
    </style:style>
    <style:style style:name="T500" style:family="text">
      <style:text-properties fo:font-style="normal" officeooo:rsid="1b424d69" style:font-style-asian="normal" style:font-style-complex="normal"/>
    </style:style>
    <style:style style:name="T501" style:family="text">
      <style:text-properties fo:font-style="normal" officeooo:rsid="1b43f306" style:font-style-asian="normal" style:font-style-complex="normal"/>
    </style:style>
    <style:style style:name="T502" style:family="text">
      <style:text-properties fo:font-style="normal" officeooo:rsid="1b373145" style:font-style-asian="normal" style:font-style-complex="normal"/>
    </style:style>
    <style:style style:name="T503" style:family="text">
      <style:text-properties fo:font-style="normal" officeooo:rsid="1b461274" style:font-style-asian="normal" style:font-style-complex="normal"/>
    </style:style>
    <style:style style:name="T504" style:family="text">
      <style:text-properties fo:font-style="normal" officeooo:rsid="1b48d1a5" style:font-style-asian="normal" style:font-style-complex="normal"/>
    </style:style>
    <style:style style:name="T505" style:family="text">
      <style:text-properties fo:font-style="normal" officeooo:rsid="1b4a31a6" style:font-style-asian="normal" style:font-style-complex="normal"/>
    </style:style>
    <style:style style:name="T506" style:family="text">
      <style:text-properties fo:font-style="normal" officeooo:rsid="1b4be5eb" style:font-style-asian="normal" style:font-style-complex="normal"/>
    </style:style>
    <style:style style:name="T507" style:family="text">
      <style:text-properties fo:font-style="normal" officeooo:rsid="1b4d3abc" style:font-style-asian="normal" style:font-style-complex="normal"/>
    </style:style>
    <style:style style:name="T508" style:family="text">
      <style:text-properties fo:font-style="normal" officeooo:rsid="1bea278f" style:font-style-asian="normal" style:font-style-complex="normal"/>
    </style:style>
    <style:style style:name="T509" style:family="text">
      <style:text-properties fo:font-style="normal" officeooo:rsid="1b3c0e07" style:font-style-asian="normal" style:font-style-complex="normal"/>
    </style:style>
    <style:style style:name="T510" style:family="text">
      <style:text-properties fo:font-style="normal" officeooo:rsid="1b401306" style:font-style-asian="normal" style:font-style-complex="normal"/>
    </style:style>
    <style:style style:name="T511" style:family="text">
      <style:text-properties fo:font-style="normal" officeooo:rsid="1b41f3e2" style:font-style-asian="normal" style:font-style-complex="normal"/>
    </style:style>
    <style:style style:name="T512" style:family="text">
      <style:text-properties fo:font-style="normal" officeooo:rsid="1b4cb6bf" style:font-style-asian="normal" style:font-style-complex="normal"/>
    </style:style>
    <style:style style:name="T513" style:family="text">
      <style:text-properties fo:font-style="normal" officeooo:rsid="1c04c690" style:font-style-asian="normal" style:font-style-complex="normal"/>
    </style:style>
    <style:style style:name="T514" style:family="text">
      <style:text-properties fo:font-style="normal" officeooo:rsid="1c0549a5" style:font-style-asian="normal" style:font-style-complex="normal"/>
    </style:style>
    <style:style style:name="T515" style:family="text">
      <style:text-properties fo:font-style="normal" officeooo:rsid="1c05842e" style:font-style-asian="normal" style:font-style-complex="normal"/>
    </style:style>
    <style:style style:name="T516" style:family="text">
      <style:text-properties fo:font-style="normal" officeooo:rsid="1c264779" style:font-style-asian="normal" style:font-style-complex="normal"/>
    </style:style>
    <style:style style:name="T517" style:family="text">
      <style:text-properties fo:font-style="normal" officeooo:rsid="1c5065f1" style:font-style-asian="normal" style:font-style-complex="normal"/>
    </style:style>
    <style:style style:name="T518" style:family="text">
      <style:text-properties fo:font-style="normal" officeooo:rsid="1c6224b1" style:font-style-asian="normal" style:font-style-complex="normal"/>
    </style:style>
    <style:style style:name="T519" style:family="text">
      <style:text-properties fo:font-style="normal" officeooo:rsid="1ca14337" style:font-style-asian="normal" style:font-style-complex="normal"/>
    </style:style>
    <style:style style:name="T520" style:family="text">
      <style:text-properties fo:font-style="normal" officeooo:rsid="1ca26d13" style:font-style-asian="normal" style:font-style-complex="normal"/>
    </style:style>
    <style:style style:name="T521" style:family="text">
      <style:text-properties fo:font-style="normal" officeooo:rsid="1cb8863a" style:font-style-asian="normal" style:font-style-complex="normal"/>
    </style:style>
    <style:style style:name="T522" style:family="text">
      <style:text-properties fo:font-style="normal" officeooo:rsid="1cf1f7ac" style:font-style-asian="normal" style:font-style-complex="normal"/>
    </style:style>
    <style:style style:name="T523" style:family="text">
      <style:text-properties fo:font-style="normal" officeooo:rsid="1cf4d5f2" style:font-style-asian="normal" style:font-style-complex="normal"/>
    </style:style>
    <style:style style:name="T524" style:family="text">
      <style:text-properties fo:font-style="normal" officeooo:rsid="1d2fdeb8" style:font-style-asian="normal" style:font-style-complex="normal"/>
    </style:style>
    <style:style style:name="T525" style:family="text">
      <style:text-properties fo:font-style="normal" officeooo:rsid="1d384bdc" style:font-style-asian="normal" style:font-style-complex="normal"/>
    </style:style>
    <style:style style:name="T526" style:family="text">
      <style:text-properties fo:font-style="normal" officeooo:rsid="1bd0abba" style:font-style-asian="normal" style:font-style-complex="normal"/>
    </style:style>
    <style:style style:name="T527" style:family="text">
      <style:text-properties fo:font-style="normal" officeooo:rsid="1bdd8d1f" style:font-style-asian="normal" style:font-style-complex="normal"/>
    </style:style>
    <style:style style:name="T528" style:family="text">
      <style:text-properties fo:font-style="normal" officeooo:rsid="17295d43" style:font-style-asian="normal" style:font-style-complex="normal"/>
    </style:style>
    <style:style style:name="T529" style:family="text">
      <style:text-properties fo:font-style="normal" officeooo:rsid="1be5456a" style:font-style-asian="normal" style:font-style-complex="normal"/>
    </style:style>
    <style:style style:name="T530" style:family="text">
      <style:text-properties fo:font-style="normal" officeooo:rsid="1be5bcb8" style:font-style-asian="normal" style:font-style-complex="normal"/>
    </style:style>
    <style:style style:name="T531" style:family="text">
      <style:text-properties fo:font-style="normal" officeooo:rsid="1d53a7f5" style:font-style-asian="normal" style:font-style-complex="normal"/>
    </style:style>
    <style:style style:name="T532" style:family="text">
      <style:text-properties fo:font-style="normal" officeooo:rsid="1d53e4a5" style:font-style-asian="normal" style:font-style-complex="normal"/>
    </style:style>
    <style:style style:name="T533" style:family="text">
      <style:text-properties fo:font-style="normal" officeooo:rsid="1d58bfee" style:font-style-asian="normal" style:font-style-complex="normal"/>
    </style:style>
    <style:style style:name="T534" style:family="text">
      <style:text-properties fo:font-style="normal" officeooo:rsid="1d55c6b1" style:font-style-asian="normal" style:font-style-complex="normal"/>
    </style:style>
    <style:style style:name="T535" style:family="text">
      <style:text-properties fo:font-style="normal" officeooo:rsid="1cab484f" style:font-style-asian="normal" style:font-style-complex="normal"/>
    </style:style>
    <style:style style:name="T536" style:family="text">
      <style:text-properties fo:font-style="normal" officeooo:rsid="1caa881e" style:font-style-asian="normal" style:font-style-complex="normal"/>
    </style:style>
    <style:style style:name="T537" style:family="text">
      <style:text-properties fo:font-style="normal" officeooo:rsid="1bf293cd" style:font-style-asian="normal" style:font-style-complex="normal"/>
    </style:style>
    <style:style style:name="T538" style:family="text">
      <style:text-properties fo:font-style="normal" officeooo:rsid="1bf434a3" style:font-style-asian="normal" style:font-style-complex="normal"/>
    </style:style>
    <style:style style:name="T539" style:family="text">
      <style:text-properties fo:font-style="normal" officeooo:rsid="1bf315b1" style:font-style-asian="normal" style:font-style-complex="normal"/>
    </style:style>
    <style:style style:name="T540" style:family="text">
      <style:text-properties fo:font-style="normal" officeooo:rsid="1dd7f1d6" style:font-style-asian="normal" style:font-style-complex="normal"/>
    </style:style>
    <style:style style:name="T541" style:family="text">
      <style:text-properties fo:font-style="normal" officeooo:rsid="1de0bfeb" style:font-style-asian="normal" style:font-style-complex="normal"/>
    </style:style>
    <style:style style:name="T542" style:family="text">
      <style:text-properties fo:font-style="normal" officeooo:rsid="1de149cb" style:font-style-asian="normal" style:font-style-complex="normal"/>
    </style:style>
    <style:style style:name="T543" style:family="text">
      <style:text-properties fo:font-style="normal" officeooo:rsid="1de43098" style:font-style-asian="normal" style:font-style-complex="normal"/>
    </style:style>
    <style:style style:name="T544" style:family="text">
      <style:text-properties fo:font-style="normal" officeooo:rsid="1df33719" style:font-style-asian="normal" style:font-style-complex="normal"/>
    </style:style>
    <style:style style:name="T545" style:family="text">
      <style:text-properties fo:font-style="normal" officeooo:rsid="1df18237" style:font-style-asian="normal" style:font-style-complex="normal"/>
    </style:style>
    <style:style style:name="T546" style:family="text">
      <style:text-properties fo:font-style="normal" officeooo:rsid="18f8f928" style:font-style-asian="normal" style:font-style-complex="normal"/>
    </style:style>
    <style:style style:name="T547" style:family="text">
      <style:text-properties fo:font-style="normal" officeooo:rsid="1cc21e17" style:font-style-asian="normal" style:font-style-complex="normal"/>
    </style:style>
    <style:style style:name="T548" style:family="text">
      <style:text-properties fo:font-style="normal" officeooo:rsid="1ca00f97" style:font-style-asian="normal" style:font-style-complex="normal"/>
    </style:style>
    <style:style style:name="T549" style:family="text">
      <style:text-properties fo:font-style="normal" officeooo:rsid="1e0d2c3e" style:font-style-asian="normal" style:font-style-complex="normal"/>
    </style:style>
    <style:style style:name="T550" style:family="text">
      <style:text-properties fo:font-style="normal" officeooo:rsid="173248b7" style:font-style-asian="normal" style:font-style-complex="normal"/>
    </style:style>
    <style:style style:name="T551" style:family="text">
      <style:text-properties fo:font-style="normal" officeooo:rsid="1731a21d" style:font-style-asian="normal" style:font-style-complex="normal"/>
    </style:style>
    <style:style style:name="T552" style:family="text">
      <style:text-properties fo:font-style="normal" officeooo:rsid="1e1308a6" style:font-style-asian="normal" style:font-style-complex="normal"/>
    </style:style>
    <style:style style:name="T553" style:family="text">
      <style:text-properties fo:font-style="normal" officeooo:rsid="1e1438b4" style:font-style-asian="normal" style:font-style-complex="normal"/>
    </style:style>
    <style:style style:name="T554" style:family="text">
      <style:text-properties fo:font-style="normal" officeooo:rsid="1e185a6d" style:font-style-asian="normal" style:font-style-complex="normal"/>
    </style:style>
    <style:style style:name="T555" style:family="text">
      <style:text-properties fo:font-style="normal" officeooo:rsid="1e19bebe" style:font-style-asian="normal" style:font-style-complex="normal"/>
    </style:style>
    <style:style style:name="T556" style:family="text">
      <style:text-properties fo:font-style="normal" officeooo:rsid="1e294604" style:font-style-asian="normal" style:font-style-complex="normal"/>
    </style:style>
    <style:style style:name="T557" style:family="text">
      <style:text-properties fo:font-style="normal" officeooo:rsid="1e2c6bdb" style:font-style-asian="normal" style:font-style-complex="normal"/>
    </style:style>
    <style:style style:name="T558" style:family="text">
      <style:text-properties fo:font-style="normal" officeooo:rsid="1e44a513" style:font-style-asian="normal" style:font-style-complex="normal"/>
    </style:style>
    <style:style style:name="T559" style:family="text">
      <style:text-properties fo:font-style="normal" officeooo:rsid="1ebe06ca" style:font-style-asian="normal" style:font-style-complex="normal"/>
    </style:style>
    <style:style style:name="T560" style:family="text">
      <style:text-properties fo:font-style="normal" officeooo:rsid="1ee2948e" style:font-style-asian="normal" style:font-style-complex="normal"/>
    </style:style>
    <style:style style:name="T561" style:family="text">
      <style:text-properties fo:font-style="normal" officeooo:rsid="1eec2ec2" style:font-style-asian="normal" style:font-style-complex="normal"/>
    </style:style>
    <style:style style:name="T562" style:family="text">
      <style:text-properties fo:font-style="normal" officeooo:rsid="1ef2a730" style:font-style-asian="normal" style:font-style-complex="normal"/>
    </style:style>
    <style:style style:name="T563" style:family="text">
      <style:text-properties fo:font-style="normal" officeooo:rsid="1f0a8cbb" style:font-style-asian="normal" style:font-style-complex="normal"/>
    </style:style>
    <style:style style:name="T564" style:family="text">
      <style:text-properties fo:font-style="normal" officeooo:rsid="1f116bc0" style:font-style-asian="normal" style:font-style-complex="normal"/>
    </style:style>
    <style:style style:name="T565" style:family="text">
      <style:text-properties fo:font-style="normal" officeooo:rsid="1f134f9f" style:font-style-asian="normal" style:font-style-complex="normal"/>
    </style:style>
    <style:style style:name="T566" style:family="text">
      <style:text-properties fo:font-style="normal" officeooo:rsid="1f1a1de7" style:font-style-asian="normal" style:font-style-complex="normal"/>
    </style:style>
    <style:style style:name="T567" style:family="text">
      <style:text-properties fo:font-style="normal" officeooo:rsid="1f28047e" style:font-style-asian="normal" style:font-style-complex="normal"/>
    </style:style>
    <style:style style:name="T568" style:family="text">
      <style:text-properties fo:font-style="normal" officeooo:rsid="1f696ac8" style:font-style-asian="normal" style:font-style-complex="normal"/>
    </style:style>
    <style:style style:name="T569" style:family="text">
      <style:text-properties fo:font-style="normal" officeooo:rsid="1f700409" style:font-style-asian="normal" style:font-style-complex="normal"/>
    </style:style>
    <style:style style:name="T570" style:family="text">
      <style:text-properties fo:font-style="normal" officeooo:rsid="1f80df76" style:font-style-asian="normal" style:font-style-complex="normal"/>
    </style:style>
    <style:style style:name="T571" style:family="text">
      <style:text-properties fo:font-style="normal" officeooo:rsid="1f87dab3" style:font-style-asian="normal" style:font-style-complex="normal"/>
    </style:style>
    <style:style style:name="T572" style:family="text">
      <style:text-properties fo:font-style="normal" officeooo:rsid="1bc11309" style:font-style-asian="normal" style:font-style-complex="normal"/>
    </style:style>
    <style:style style:name="T573" style:family="text">
      <style:text-properties fo:font-style="normal" officeooo:rsid="1f93d397" style:font-style-asian="normal" style:font-style-complex="normal"/>
    </style:style>
    <style:style style:name="T574" style:family="text">
      <style:text-properties fo:font-style="normal" officeooo:rsid="1f950040" style:font-style-asian="normal" style:font-style-complex="normal"/>
    </style:style>
    <style:style style:name="T575" style:family="text">
      <style:text-properties fo:font-style="normal" officeooo:rsid="1bd9fc7c" style:font-style-asian="normal" style:font-style-complex="normal"/>
    </style:style>
    <style:style style:name="T576" style:family="text">
      <style:text-properties fo:font-style="normal" officeooo:rsid="1f991644" style:font-style-asian="normal" style:font-style-complex="normal"/>
    </style:style>
    <style:style style:name="T577" style:family="text">
      <style:text-properties fo:font-style="normal" officeooo:rsid="1c65d79b" style:font-style-asian="normal" style:font-style-complex="normal"/>
    </style:style>
    <style:style style:name="T578" style:family="text">
      <style:text-properties fo:font-style="normal" officeooo:rsid="1f9a54db" style:font-style-asian="normal" style:font-style-complex="normal"/>
    </style:style>
    <style:style style:name="T579" style:family="text">
      <style:text-properties fo:font-style="normal" officeooo:rsid="1fa982d6" style:font-style-asian="normal" style:font-style-complex="normal"/>
    </style:style>
    <style:style style:name="T580" style:family="text">
      <style:text-properties fo:font-style="normal" officeooo:rsid="1faae47f" style:font-style-asian="normal" style:font-style-complex="normal"/>
    </style:style>
    <style:style style:name="T581" style:family="text">
      <style:text-properties fo:font-style="normal" officeooo:rsid="1fabbc8b" style:font-style-asian="normal" style:font-style-complex="normal"/>
    </style:style>
    <style:style style:name="T582" style:family="text">
      <style:text-properties fo:font-style="normal" officeooo:rsid="1fb5816e" style:font-style-asian="normal" style:font-style-complex="normal"/>
    </style:style>
    <style:style style:name="T583" style:family="text">
      <style:text-properties fo:font-style="normal" officeooo:rsid="1fe2301b" style:font-style-asian="normal" style:font-style-complex="normal"/>
    </style:style>
    <style:style style:name="T584" style:family="text">
      <style:text-properties fo:font-style="normal" officeooo:rsid="1fe55992" style:font-style-asian="normal" style:font-style-complex="normal"/>
    </style:style>
    <style:style style:name="T585" style:family="text">
      <style:text-properties fo:font-style="normal" officeooo:rsid="2010415d" style:font-style-asian="normal" style:font-style-complex="normal"/>
    </style:style>
    <style:style style:name="T586" style:family="text">
      <style:text-properties fo:font-style="normal" officeooo:rsid="20119af0" style:font-style-asian="normal" style:font-style-complex="normal"/>
    </style:style>
    <style:style style:name="T587" style:family="text">
      <style:text-properties fo:font-style="normal" officeooo:rsid="20516279" style:font-style-asian="normal" style:font-style-complex="normal"/>
    </style:style>
    <style:style style:name="T588" style:family="text">
      <style:text-properties fo:font-style="normal" officeooo:rsid="1fa1e491" style:font-style-asian="normal" style:font-style-complex="normal"/>
    </style:style>
    <style:style style:name="T589" style:family="text">
      <style:text-properties fo:font-style="normal" officeooo:rsid="1fa67ec9" style:font-style-asian="normal" style:font-style-complex="normal"/>
    </style:style>
    <style:style style:name="T590" style:family="text">
      <style:text-properties fo:font-style="normal" officeooo:rsid="20acd575" style:font-style-asian="normal" style:font-style-complex="normal"/>
    </style:style>
    <style:style style:name="T591" style:family="text">
      <style:text-properties fo:font-style="normal" officeooo:rsid="20afec0f" style:font-style-asian="normal" style:font-style-complex="normal"/>
    </style:style>
    <style:style style:name="T592" style:family="text">
      <style:text-properties fo:font-style="normal" officeooo:rsid="17b028a0" style:font-style-asian="normal" style:font-style-complex="normal"/>
    </style:style>
    <style:style style:name="T593" style:family="text">
      <style:text-properties fo:font-style="normal" officeooo:rsid="17bd95d7" style:font-style-asian="normal" style:font-style-complex="normal"/>
    </style:style>
    <style:style style:name="T594" style:family="text">
      <style:text-properties fo:font-style="normal" officeooo:rsid="1aac0adc" style:font-style-asian="normal" style:font-style-complex="normal"/>
    </style:style>
    <style:style style:name="T595" style:family="text">
      <style:text-properties fo:font-style="normal" officeooo:rsid="1b591da8" style:font-style-asian="normal" style:font-style-complex="normal"/>
    </style:style>
    <style:style style:name="T596" style:family="text">
      <style:text-properties fo:font-style="normal" officeooo:rsid="1811347a" style:font-style-asian="normal" style:font-style-complex="normal"/>
    </style:style>
    <style:style style:name="T597" style:family="text">
      <style:text-properties fo:font-style="normal" officeooo:rsid="187aba9b" style:font-style-asian="normal" style:font-style-complex="normal"/>
    </style:style>
    <style:style style:name="T598" style:family="text">
      <style:text-properties fo:font-style="normal" officeooo:rsid="20e8299e" style:font-style-asian="normal" style:font-style-complex="normal"/>
    </style:style>
    <style:style style:name="T599" style:family="text">
      <style:text-properties fo:font-style="normal" officeooo:rsid="20ecdbb8" style:font-style-asian="normal" style:font-style-complex="normal"/>
    </style:style>
    <style:style style:name="T600" style:family="text">
      <style:text-properties fo:font-style="normal" officeooo:rsid="20f075c0" style:font-style-asian="normal" style:font-style-complex="normal"/>
    </style:style>
    <style:style style:name="T601" style:family="text">
      <style:text-properties fo:font-style="normal" officeooo:rsid="21723df8" style:font-style-asian="normal" style:font-style-complex="normal"/>
    </style:style>
    <style:style style:name="T602" style:family="text">
      <style:text-properties fo:font-style="normal" officeooo:rsid="217393d7" style:font-style-asian="normal" style:font-style-complex="normal"/>
    </style:style>
    <style:style style:name="T603" style:family="text">
      <style:text-properties fo:font-style="normal" officeooo:rsid="2173fa8a" style:font-style-asian="normal" style:font-style-complex="normal"/>
    </style:style>
    <style:style style:name="T604" style:family="text">
      <style:text-properties fo:font-style="normal" officeooo:rsid="219fc813" style:font-style-asian="normal" style:font-style-complex="normal"/>
    </style:style>
    <style:style style:name="T605" style:family="text">
      <style:text-properties fo:font-style="normal" officeooo:rsid="1f8db0bc" style:font-style-asian="normal" style:font-style-complex="normal"/>
    </style:style>
    <style:style style:name="T606" style:family="text">
      <style:text-properties fo:font-style="normal" officeooo:rsid="1f8ec7c9" style:font-style-asian="normal" style:font-style-complex="normal"/>
    </style:style>
    <style:style style:name="T607" style:family="text">
      <style:text-properties fo:font-style="normal" officeooo:rsid="1f8c4426" style:font-style-asian="normal" style:font-style-complex="normal"/>
    </style:style>
    <style:style style:name="T608" style:family="text">
      <style:text-properties fo:font-style="normal" officeooo:rsid="15ca5cf7" style:font-style-asian="normal" style:font-style-complex="normal"/>
    </style:style>
    <style:style style:name="T609" style:family="text">
      <style:text-properties fo:font-style="normal" officeooo:rsid="2214f2af" style:font-style-asian="normal" style:font-style-complex="normal"/>
    </style:style>
    <style:style style:name="T610" style:family="text">
      <style:text-properties fo:font-style="normal" officeooo:rsid="2221f6d0" style:font-style-asian="normal" style:font-style-complex="normal"/>
    </style:style>
    <style:style style:name="T611" style:family="text">
      <style:text-properties fo:font-style="normal" officeooo:rsid="19b42789" style:font-style-asian="normal" style:font-style-complex="normal"/>
    </style:style>
    <style:style style:name="T612" style:family="text">
      <style:text-properties fo:font-style="normal" officeooo:rsid="1be9774f" style:font-style-asian="normal" style:font-style-complex="normal"/>
    </style:style>
    <style:style style:name="T613" style:family="text">
      <style:text-properties fo:font-style="normal" officeooo:rsid="1d9ccc4f" style:font-style-asian="normal" style:font-style-complex="normal"/>
    </style:style>
    <style:style style:name="T614" style:family="text">
      <style:text-properties fo:font-style="normal" officeooo:rsid="22328277" style:font-style-asian="normal" style:font-style-complex="normal"/>
    </style:style>
    <style:style style:name="T615" style:family="text">
      <style:text-properties fo:font-style="normal" officeooo:rsid="2235bbc1" style:font-style-asian="normal" style:font-style-complex="normal"/>
    </style:style>
    <style:style style:name="T616" style:family="text">
      <style:text-properties fo:font-style="normal" officeooo:rsid="1d9b28a1" style:font-style-asian="normal" style:font-style-complex="normal"/>
    </style:style>
    <style:style style:name="T617" style:family="text">
      <style:text-properties fo:font-style="normal" officeooo:rsid="223bf419" style:font-style-asian="normal" style:font-style-complex="normal"/>
    </style:style>
    <style:style style:name="T618" style:family="text">
      <style:text-properties fo:font-style="normal" officeooo:rsid="223cba66" style:font-style-asian="normal" style:font-style-complex="normal"/>
    </style:style>
    <style:style style:name="T619" style:family="text">
      <style:text-properties fo:font-style="normal" officeooo:rsid="223e6afd" style:font-style-asian="normal" style:font-style-complex="normal"/>
    </style:style>
    <style:style style:name="T620" style:family="text">
      <style:text-properties fo:font-style="normal" officeooo:rsid="223f9b0a" style:font-style-asian="normal" style:font-style-complex="normal"/>
    </style:style>
    <style:style style:name="T621" style:family="text">
      <style:text-properties fo:font-style="normal" officeooo:rsid="224190d7" style:font-style-asian="normal" style:font-style-complex="normal"/>
    </style:style>
    <style:style style:name="T622" style:family="text">
      <style:text-properties fo:font-style="normal" officeooo:rsid="22427aea" style:font-style-asian="normal" style:font-style-complex="normal"/>
    </style:style>
    <style:style style:name="T623" style:family="text">
      <style:text-properties fo:font-style="normal" officeooo:rsid="1bb7d012" style:font-style-asian="normal" style:font-style-complex="normal"/>
    </style:style>
    <style:style style:name="T624" style:family="text">
      <style:text-properties fo:font-style="normal" officeooo:rsid="189c7ad6" style:font-style-asian="normal" style:font-style-complex="normal"/>
    </style:style>
    <style:style style:name="T625" style:family="text">
      <style:text-properties fo:font-style="normal" officeooo:rsid="225440ce" style:font-style-asian="normal" style:font-style-complex="normal"/>
    </style:style>
    <style:style style:name="T626" style:family="text">
      <style:text-properties fo:font-style="normal" officeooo:rsid="2251c340" style:font-style-asian="normal" style:font-style-complex="normal"/>
    </style:style>
    <style:style style:name="T627" style:family="text">
      <style:text-properties fo:font-style="normal" officeooo:rsid="18b133a2" style:font-style-asian="normal" style:font-style-complex="normal"/>
    </style:style>
    <style:style style:name="T628" style:family="text">
      <style:text-properties fo:font-style="normal" officeooo:rsid="2252aab5" style:font-style-asian="normal" style:font-style-complex="normal"/>
    </style:style>
    <style:style style:name="T629" style:family="text">
      <style:text-properties fo:font-style="normal" officeooo:rsid="18a629ed" style:font-style-asian="normal" style:font-style-complex="normal"/>
    </style:style>
    <style:style style:name="T630" style:family="text">
      <style:text-properties fo:font-style="normal" officeooo:rsid="225cbc27" style:font-style-asian="normal" style:font-style-complex="normal"/>
    </style:style>
    <style:style style:name="T631" style:family="text">
      <style:text-properties fo:font-style="normal" officeooo:rsid="1de1c071" style:font-style-asian="normal" style:font-style-complex="normal"/>
    </style:style>
    <style:style style:name="T632" style:family="text">
      <style:text-properties fo:font-style="normal" officeooo:rsid="18bbb28d" style:font-style-asian="normal" style:font-style-complex="normal"/>
    </style:style>
    <style:style style:name="T633" style:family="text">
      <style:text-properties fo:font-style="normal" officeooo:rsid="18c3a186" style:font-style-asian="normal" style:font-style-complex="normal"/>
    </style:style>
    <style:style style:name="T634" style:family="text">
      <style:text-properties fo:font-style="normal" officeooo:rsid="18d4fbbc" style:font-style-asian="normal" style:font-style-complex="normal"/>
    </style:style>
    <style:style style:name="T635" style:family="text">
      <style:text-properties fo:font-style="normal" officeooo:rsid="1cb6c05a" style:font-style-asian="normal" style:font-style-complex="normal"/>
    </style:style>
    <style:style style:name="T636" style:family="text">
      <style:text-properties fo:font-style="normal" officeooo:rsid="2276da91" style:font-style-asian="normal" style:font-style-complex="normal"/>
    </style:style>
    <style:style style:name="T637" style:family="text">
      <style:text-properties fo:font-style="normal" officeooo:rsid="227f2309" style:font-style-asian="normal" style:font-style-complex="normal"/>
    </style:style>
    <style:style style:name="T638" style:family="text">
      <style:text-properties fo:font-style="normal" officeooo:rsid="1ee7251b" style:font-style-asian="normal" style:font-style-complex="normal"/>
    </style:style>
    <style:style style:name="T639" style:family="text">
      <style:text-properties fo:font-style="normal" officeooo:rsid="1cc1ab1a" style:font-style-asian="normal" style:font-style-complex="normal"/>
    </style:style>
    <style:style style:name="T640" style:family="text">
      <style:text-properties fo:font-style="normal" officeooo:rsid="22827724" style:font-style-asian="normal" style:font-style-complex="normal"/>
    </style:style>
    <style:style style:name="T641" style:family="text">
      <style:text-properties fo:font-style="normal" officeooo:rsid="2285c2f2" style:font-style-asian="normal" style:font-style-complex="normal"/>
    </style:style>
    <style:style style:name="T642" style:family="text">
      <style:text-properties fo:font-style="normal" officeooo:rsid="2286b273" style:font-style-asian="normal" style:font-style-complex="normal"/>
    </style:style>
    <style:style style:name="T643" style:family="text">
      <style:text-properties fo:font-style="normal" officeooo:rsid="22874511" style:font-style-asian="normal" style:font-style-complex="normal"/>
    </style:style>
    <style:style style:name="T644" style:family="text">
      <style:text-properties fo:font-style="normal" officeooo:rsid="1f0d1208" style:font-style-asian="normal" style:font-style-complex="normal"/>
    </style:style>
    <style:style style:name="T645" style:family="text">
      <style:text-properties fo:font-style="normal" officeooo:rsid="14c28908" style:font-style-asian="normal" style:font-style-complex="normal"/>
    </style:style>
    <style:style style:name="T646" style:family="text">
      <style:text-properties fo:font-style="normal" officeooo:rsid="22293f34" style:font-style-asian="normal" style:font-style-complex="normal"/>
    </style:style>
    <style:style style:name="T647" style:family="text">
      <style:text-properties fo:font-style="normal" officeooo:rsid="1dcd09fb" style:font-style-asian="normal" style:font-style-complex="normal"/>
    </style:style>
    <style:style style:name="T648" style:family="text">
      <style:text-properties fo:font-style="normal" officeooo:rsid="1d7ff2e4" style:font-style-asian="normal" style:font-style-complex="normal"/>
    </style:style>
    <style:style style:name="T649" style:family="text">
      <style:text-properties fo:font-style="normal" officeooo:rsid="22d8a962" style:font-style-asian="normal" style:font-style-complex="normal"/>
    </style:style>
    <style:style style:name="T650" style:family="text">
      <style:text-properties fo:font-style="normal" officeooo:rsid="1d7c05dc" style:font-style-asian="normal" style:font-style-complex="normal"/>
    </style:style>
    <style:style style:name="T651" style:family="text">
      <style:text-properties fo:font-style="normal" officeooo:rsid="22d5cebb" style:font-style-asian="normal" style:font-style-complex="normal"/>
    </style:style>
    <style:style style:name="T652" style:family="text">
      <style:text-properties fo:font-style="normal" officeooo:rsid="22d416be" style:font-style-asian="normal" style:font-style-complex="normal"/>
    </style:style>
    <style:style style:name="T653" style:family="text">
      <style:text-properties fo:font-style="normal" officeooo:rsid="1d89163c" style:font-style-asian="normal" style:font-style-complex="normal"/>
    </style:style>
    <style:style style:name="T654" style:family="text">
      <style:text-properties fo:font-style="normal" officeooo:rsid="21ad6f1b" style:font-style-asian="normal" style:font-style-complex="normal"/>
    </style:style>
    <style:style style:name="T655" style:family="text">
      <style:text-properties fo:font-style="normal" officeooo:rsid="1d8623ba" style:font-style-asian="normal" style:font-style-complex="normal"/>
    </style:style>
    <style:style style:name="T656" style:family="text">
      <style:text-properties fo:font-style="normal" officeooo:rsid="151cf1f3" style:font-style-asian="normal" style:font-style-complex="normal"/>
    </style:style>
    <style:style style:name="T657" style:family="text">
      <style:text-properties fo:font-style="normal" officeooo:rsid="23107494" style:font-style-asian="normal" style:font-style-complex="normal"/>
    </style:style>
    <style:style style:name="T658" style:family="text">
      <style:text-properties fo:font-style="normal" officeooo:rsid="207cef49" style:font-style-asian="normal" style:font-style-complex="normal"/>
    </style:style>
    <style:style style:name="T659" style:family="text">
      <style:text-properties fo:font-style="normal" officeooo:rsid="207da7e6" style:font-style-asian="normal" style:font-style-complex="normal"/>
    </style:style>
    <style:style style:name="T660" style:family="text">
      <style:text-properties fo:font-style="normal" officeooo:rsid="1c81d622" style:font-style-asian="normal" style:font-style-complex="normal"/>
    </style:style>
    <style:style style:name="T661" style:family="text">
      <style:text-properties fo:font-style="normal" officeooo:rsid="231f564e" style:font-style-asian="normal" style:font-style-complex="normal"/>
    </style:style>
    <style:style style:name="T662" style:family="text">
      <style:text-properties fo:font-style="normal" officeooo:rsid="1fe9bec1" style:font-style-asian="normal" style:font-style-complex="normal"/>
    </style:style>
    <style:style style:name="T663" style:family="text">
      <style:text-properties fo:font-style="normal" officeooo:rsid="160397eb" style:font-style-asian="normal" style:font-style-complex="normal"/>
    </style:style>
    <style:style style:name="T664" style:family="text">
      <style:text-properties fo:font-style="normal" officeooo:rsid="174ff3af" style:font-style-asian="normal" style:font-style-complex="normal"/>
    </style:style>
    <style:style style:name="T665" style:family="text">
      <style:text-properties fo:font-style="normal" officeooo:rsid="23463cdb" style:font-style-asian="normal" style:font-style-complex="normal"/>
    </style:style>
    <style:style style:name="T666" style:family="text">
      <style:text-properties fo:font-style="normal" officeooo:rsid="1af5d4e9" style:font-style-asian="normal" style:font-style-complex="normal"/>
    </style:style>
    <style:style style:name="T667" style:family="text">
      <style:text-properties fo:font-style="normal" officeooo:rsid="1b2c147d" style:font-style-asian="normal" style:font-style-complex="normal"/>
    </style:style>
    <style:style style:name="T668" style:family="text">
      <style:text-properties fo:font-style="normal" officeooo:rsid="1fc32909" style:font-style-asian="normal" style:font-style-complex="normal"/>
    </style:style>
    <style:style style:name="T669" style:family="text">
      <style:text-properties fo:font-style="normal" officeooo:rsid="1b9263bf" style:font-style-asian="normal" style:font-style-complex="normal"/>
    </style:style>
    <style:style style:name="T670" style:family="text">
      <style:text-properties fo:font-style="normal" officeooo:rsid="2383ba8e" style:font-style-asian="normal" style:font-style-complex="normal"/>
    </style:style>
    <style:style style:name="T671" style:family="text">
      <style:text-properties fo:font-style="normal" officeooo:rsid="1b9315c2" style:font-style-asian="normal" style:font-style-complex="normal"/>
    </style:style>
    <style:style style:name="T672" style:family="text">
      <style:text-properties fo:font-style="normal" officeooo:rsid="2383c494" style:font-style-asian="normal" style:font-style-complex="normal"/>
    </style:style>
    <style:style style:name="T673" style:family="text">
      <style:text-properties fo:font-style="normal" officeooo:rsid="1b098458" style:font-style-asian="normal" style:font-style-complex="normal"/>
    </style:style>
    <style:style style:name="T674" style:family="text">
      <style:text-properties fo:font-style="normal" officeooo:rsid="1b0a9580" style:font-style-asian="normal" style:font-style-complex="normal"/>
    </style:style>
    <style:style style:name="T675" style:family="text">
      <style:text-properties fo:font-style="normal" officeooo:rsid="2392c25e" style:font-style-asian="normal" style:font-style-complex="normal"/>
    </style:style>
    <style:style style:name="T676" style:family="text">
      <style:text-properties fo:font-style="normal" officeooo:rsid="23930a17" style:font-style-asian="normal" style:font-style-complex="normal"/>
    </style:style>
    <style:style style:name="T677" style:family="text">
      <style:text-properties fo:font-style="normal" officeooo:rsid="23934df5" style:font-style-asian="normal" style:font-style-complex="normal"/>
    </style:style>
    <style:style style:name="T678" style:family="text">
      <style:text-properties fo:font-style="normal" officeooo:rsid="2394fca8" style:font-style-asian="normal" style:font-style-complex="normal"/>
    </style:style>
    <style:style style:name="T679" style:family="text">
      <style:text-properties fo:font-style="normal" officeooo:rsid="23a3652a" style:font-style-asian="normal" style:font-style-complex="normal"/>
    </style:style>
    <style:style style:name="T680" style:family="text">
      <style:text-properties fo:font-style="normal" officeooo:rsid="20b57a92" style:font-style-asian="normal" style:font-style-complex="normal"/>
    </style:style>
    <style:style style:name="T681" style:family="text">
      <style:text-properties fo:font-style="normal" officeooo:rsid="15426ded" style:font-style-asian="normal" style:font-style-complex="normal"/>
    </style:style>
    <style:style style:name="T682" style:family="text">
      <style:text-properties fo:font-style="normal" officeooo:rsid="179c040f" style:font-style-asian="normal" style:font-style-complex="normal"/>
    </style:style>
    <style:style style:name="T683" style:family="text">
      <style:text-properties fo:font-style="normal" officeooo:rsid="23b7bab3" style:font-style-asian="normal" style:font-style-complex="normal"/>
    </style:style>
    <style:style style:name="T684" style:family="text">
      <style:text-properties fo:font-style="normal" officeooo:rsid="20d13e5c" style:font-style-asian="normal" style:font-style-complex="normal"/>
    </style:style>
    <style:style style:name="T685" style:family="text">
      <style:text-properties fo:font-style="normal" officeooo:rsid="20d2642e" style:font-style-asian="normal" style:font-style-complex="normal"/>
    </style:style>
    <style:style style:name="T686" style:family="text">
      <style:text-properties fo:font-style="normal" officeooo:rsid="23ba8e30" style:font-style-asian="normal" style:font-style-complex="normal"/>
    </style:style>
    <style:style style:name="T687" style:family="text">
      <style:text-properties fo:font-style="normal" officeooo:rsid="23bdc1ce" style:font-style-asian="normal" style:font-style-complex="normal"/>
    </style:style>
    <style:style style:name="T688" style:family="text">
      <style:text-properties fo:font-style="normal" officeooo:rsid="16174fb8" style:font-style-asian="normal" style:font-style-complex="normal"/>
    </style:style>
    <style:style style:name="T689" style:family="text">
      <style:text-properties fo:font-style="normal" officeooo:rsid="23d81b3a" style:font-style-asian="normal" style:font-style-complex="normal"/>
    </style:style>
    <style:style style:name="T690" style:family="text">
      <style:text-properties fo:font-style="normal" officeooo:rsid="1911c1aa" style:font-style-asian="normal" style:font-style-complex="normal"/>
    </style:style>
    <style:style style:name="T691" style:family="text">
      <style:text-properties fo:font-style="normal" officeooo:rsid="1912be62" style:font-style-asian="normal" style:font-style-complex="normal"/>
    </style:style>
    <style:style style:name="T692" style:family="text">
      <style:text-properties fo:font-style="normal" officeooo:rsid="1913d283" style:font-style-asian="normal" style:font-style-complex="normal"/>
    </style:style>
    <style:style style:name="T693" style:family="text">
      <style:text-properties fo:font-style="normal" officeooo:rsid="1b7afc12" style:font-style-asian="normal" style:font-style-complex="normal"/>
    </style:style>
    <style:style style:name="T694" style:family="text">
      <style:text-properties fo:font-style="normal" officeooo:rsid="1913f8c2" style:font-style-asian="normal" style:font-style-complex="normal"/>
    </style:style>
    <style:style style:name="T695" style:family="text">
      <style:text-properties fo:font-style="normal" officeooo:rsid="23d9eee6" style:font-style-asian="normal" style:font-style-complex="normal"/>
    </style:style>
    <style:style style:name="T696" style:family="text">
      <style:text-properties fo:font-style="normal" officeooo:rsid="1c5f772e" style:font-style-asian="normal" style:font-style-complex="normal"/>
    </style:style>
    <style:style style:name="T697" style:family="text">
      <style:text-properties fo:font-style="normal" officeooo:rsid="23db23da" style:font-style-asian="normal" style:font-style-complex="normal"/>
    </style:style>
    <style:style style:name="T698" style:family="text">
      <style:text-properties fo:font-style="normal" officeooo:rsid="23e384ef" style:font-style-asian="normal" style:font-style-complex="normal"/>
    </style:style>
    <style:style style:name="T699" style:family="text">
      <style:text-properties fo:font-style="normal" officeooo:rsid="23e714e7" style:font-style-asian="normal" style:font-style-complex="normal"/>
    </style:style>
    <style:style style:name="T700" style:family="text">
      <style:text-properties fo:font-style="normal" officeooo:rsid="1c8150d0" style:font-style-asian="normal" style:font-style-complex="normal"/>
    </style:style>
    <style:style style:name="T701" style:family="text">
      <style:text-properties fo:font-style="normal" officeooo:rsid="23e7dff0" style:font-style-asian="normal" style:font-style-complex="normal"/>
    </style:style>
    <style:style style:name="T702" style:family="text">
      <style:text-properties fo:font-style="normal" officeooo:rsid="23f063d8" style:font-style-asian="normal" style:font-style-complex="normal"/>
    </style:style>
    <style:style style:name="T703" style:family="text">
      <style:text-properties fo:font-style="normal" officeooo:rsid="1d75ffc5" style:font-style-asian="normal" style:font-style-complex="normal"/>
    </style:style>
    <style:style style:name="T704" style:family="text">
      <style:text-properties fo:font-style="normal" officeooo:rsid="1dbcba3f" style:font-style-asian="normal" style:font-style-complex="normal"/>
    </style:style>
    <style:style style:name="T705" style:family="text">
      <style:text-properties fo:font-style="normal" officeooo:rsid="1d4a11c6" style:font-style-asian="normal" style:font-style-complex="normal"/>
    </style:style>
    <style:style style:name="T706" style:family="text">
      <style:text-properties fo:font-style="normal" officeooo:rsid="1d5ab5e3" style:font-style-asian="normal" style:font-style-complex="normal"/>
    </style:style>
    <style:style style:name="T707" style:family="text">
      <style:text-properties fo:font-style="normal" officeooo:rsid="1d5c578a" style:font-style-asian="normal" style:font-style-complex="normal"/>
    </style:style>
    <style:style style:name="T708" style:family="text">
      <style:text-properties fo:font-style="normal" officeooo:rsid="1d5df106" style:font-style-asian="normal" style:font-style-complex="normal"/>
    </style:style>
    <style:style style:name="T709" style:family="text">
      <style:text-properties fo:font-style="normal" officeooo:rsid="1d5eb735" style:font-style-asian="normal" style:font-style-complex="normal"/>
    </style:style>
    <style:style style:name="T710" style:family="text">
      <style:text-properties fo:font-style="normal" officeooo:rsid="1f910015" style:font-style-asian="normal" style:font-style-complex="normal"/>
    </style:style>
    <style:style style:name="T711" style:family="text">
      <style:text-properties fo:font-style="normal" officeooo:rsid="1d5ffb50" style:font-style-asian="normal" style:font-style-complex="normal"/>
    </style:style>
    <style:style style:name="T712" style:family="text">
      <style:text-properties fo:font-style="normal" officeooo:rsid="23f34b56" style:font-style-asian="normal" style:font-style-complex="normal"/>
    </style:style>
    <style:style style:name="T713" style:family="text">
      <style:text-properties fo:font-style="normal" officeooo:rsid="1d57a0b4" style:font-style-asian="normal" style:font-style-complex="normal"/>
    </style:style>
    <style:style style:name="T714" style:family="text">
      <style:text-properties fo:font-style="normal" officeooo:rsid="23f565d5" style:font-style-asian="normal" style:font-style-complex="normal"/>
    </style:style>
    <style:style style:name="T715" style:family="text">
      <style:text-properties fo:font-style="normal" officeooo:rsid="1f922c51" style:font-style-asian="normal" style:font-style-complex="normal"/>
    </style:style>
    <style:style style:name="T716" style:family="text">
      <style:text-properties fo:font-style="normal" officeooo:rsid="1d610f62" style:font-style-asian="normal" style:font-style-complex="normal"/>
    </style:style>
    <style:style style:name="T717" style:family="text">
      <style:text-properties fo:font-style="normal" officeooo:rsid="1d4bbf9b" style:font-style-asian="normal" style:font-style-complex="normal"/>
    </style:style>
    <style:style style:name="T718" style:family="text">
      <style:text-properties fo:font-style="normal" officeooo:rsid="23fa208f" style:font-style-asian="normal" style:font-style-complex="normal"/>
    </style:style>
    <style:style style:name="T719" style:family="text">
      <style:text-properties fo:font-style="normal" officeooo:rsid="23fb4823" style:font-style-asian="normal" style:font-style-complex="normal"/>
    </style:style>
    <style:style style:name="T720" style:family="text">
      <style:text-properties fo:font-style="normal" officeooo:rsid="23fca051" style:font-style-asian="normal" style:font-style-complex="normal"/>
    </style:style>
    <style:style style:name="T721" style:family="text">
      <style:text-properties fo:font-style="normal" officeooo:rsid="1bbdb9ef" style:font-style-asian="normal" style:font-style-complex="normal"/>
    </style:style>
    <style:style style:name="T722" style:family="text">
      <style:text-properties fo:font-style="normal" officeooo:rsid="1bbb9db4" style:font-style-asian="normal" style:font-style-complex="normal"/>
    </style:style>
    <style:style style:name="T723" style:family="text">
      <style:text-properties fo:font-style="normal" officeooo:rsid="23fd5e13" style:font-style-asian="normal" style:font-style-complex="normal"/>
    </style:style>
    <style:style style:name="T724" style:family="text">
      <style:text-properties fo:font-style="normal" officeooo:rsid="1bbce9aa" style:font-style-asian="normal" style:font-style-complex="normal"/>
    </style:style>
    <style:style style:name="T725" style:family="text">
      <style:text-properties fo:font-style="normal" officeooo:rsid="1be7bb4e" style:font-style-asian="normal" style:font-style-complex="normal"/>
    </style:style>
    <style:style style:name="T726" style:family="text">
      <style:text-properties fo:font-style="normal" officeooo:rsid="2409f221" style:font-style-asian="normal" style:font-style-complex="normal"/>
    </style:style>
    <style:style style:name="T727" style:family="text">
      <style:text-properties fo:font-style="normal" officeooo:rsid="240b0088" style:font-style-asian="normal" style:font-style-complex="normal"/>
    </style:style>
    <style:style style:name="T728" style:family="text">
      <style:text-properties fo:font-style="normal" officeooo:rsid="1ddb0704" style:font-style-asian="normal" style:font-style-complex="normal"/>
    </style:style>
    <style:style style:name="T729" style:family="text">
      <style:text-properties fo:font-style="normal" officeooo:rsid="24150145" style:font-style-asian="normal" style:font-style-complex="normal"/>
    </style:style>
    <style:style style:name="T730" style:family="text">
      <style:text-properties fo:font-style="normal" officeooo:rsid="15b53645" style:font-style-asian="normal" style:font-style-complex="normal"/>
    </style:style>
    <style:style style:name="T731" style:family="text">
      <style:text-properties fo:font-style="normal" officeooo:rsid="1bfc5673" style:font-style-asian="normal" style:font-style-complex="normal"/>
    </style:style>
    <style:style style:name="T732" style:family="text">
      <style:text-properties fo:font-style="normal" officeooo:rsid="242070b6" style:font-style-asian="normal" style:font-style-complex="normal"/>
    </style:style>
    <style:style style:name="T733" style:family="text">
      <style:text-properties fo:font-style="normal" officeooo:rsid="242c0620" style:font-style-asian="normal" style:font-style-complex="normal"/>
    </style:style>
    <style:style style:name="T734" style:family="text">
      <style:text-properties fo:font-style="normal" officeooo:rsid="242dfdf1" style:font-style-asian="normal" style:font-style-complex="normal"/>
    </style:style>
    <style:style style:name="T735" style:family="text">
      <style:text-properties fo:font-style="normal" officeooo:rsid="242f44dd" style:font-style-asian="normal" style:font-style-complex="normal"/>
    </style:style>
    <style:style style:name="T736" style:family="text">
      <style:text-properties fo:font-style="normal" officeooo:rsid="1fb10f4c" style:font-style-asian="normal" style:font-style-complex="normal"/>
    </style:style>
    <style:style style:name="T737" style:family="text">
      <style:text-properties fo:font-style="normal" officeooo:rsid="2435b3b9" style:font-style-asian="normal" style:font-style-complex="normal"/>
    </style:style>
    <style:style style:name="T738" style:family="text">
      <style:text-properties fo:font-style="normal" officeooo:rsid="24375b22" style:font-style-asian="normal" style:font-style-complex="normal"/>
    </style:style>
    <style:style style:name="T739" style:family="text">
      <style:text-properties fo:font-style="normal" officeooo:rsid="243f67c7" style:font-style-asian="normal" style:font-style-complex="normal"/>
    </style:style>
    <style:style style:name="T740" style:family="text">
      <style:text-properties fo:font-style="normal" officeooo:rsid="2446ba65" style:font-style-asian="normal" style:font-style-complex="normal"/>
    </style:style>
    <style:style style:name="T741" style:family="text">
      <style:text-properties fo:font-style="normal" officeooo:rsid="2447ef63" style:font-style-asian="normal" style:font-style-complex="normal"/>
    </style:style>
    <style:style style:name="T742" style:family="text">
      <style:text-properties fo:font-style="normal" officeooo:rsid="244aa4f7" style:font-style-asian="normal" style:font-style-complex="normal"/>
    </style:style>
    <style:style style:name="T743" style:family="text">
      <style:text-properties fo:font-style="normal" officeooo:rsid="23d49a56" style:font-style-asian="normal" style:font-style-complex="normal"/>
    </style:style>
    <style:style style:name="T744" style:family="text">
      <style:text-properties fo:font-style="normal" officeooo:rsid="247fe130" style:font-style-asian="normal" style:font-style-complex="normal"/>
    </style:style>
    <style:style style:name="T745" style:family="text">
      <style:text-properties fo:font-style="normal" officeooo:rsid="24801c55" style:font-style-asian="normal" style:font-style-complex="normal"/>
    </style:style>
    <style:style style:name="T746" style:family="text">
      <style:text-properties fo:font-style="normal" officeooo:rsid="222dae39" style:font-style-asian="normal" style:font-style-complex="normal"/>
    </style:style>
    <style:style style:name="T747" style:family="text">
      <style:text-properties fo:font-style="normal" officeooo:rsid="223a1b02" style:font-style-asian="normal" style:font-style-complex="normal"/>
    </style:style>
    <style:style style:name="T748" style:family="text">
      <style:text-properties fo:font-style="normal" officeooo:rsid="1d9c7091" style:font-style-asian="normal" style:font-style-complex="normal"/>
    </style:style>
    <style:style style:name="T749" style:family="text">
      <style:text-properties fo:font-style="normal" officeooo:rsid="2484bd5f" style:font-style-asian="normal" style:font-style-complex="normal"/>
    </style:style>
    <style:style style:name="T750" style:family="text">
      <style:text-properties fo:font-style="normal" officeooo:rsid="248728df" style:font-style-asian="normal" style:font-style-complex="normal"/>
    </style:style>
    <style:style style:name="T751" style:family="text">
      <style:text-properties fo:font-style="normal" officeooo:rsid="2488e9eb" style:font-style-asian="normal" style:font-style-complex="normal"/>
    </style:style>
    <style:style style:name="T752" style:family="text">
      <style:text-properties fo:font-style="normal" officeooo:rsid="18d732a7" style:font-style-asian="normal" style:font-style-complex="normal"/>
    </style:style>
    <style:style style:name="T753" style:family="text">
      <style:text-properties fo:font-style="normal" officeooo:rsid="249284c7" style:font-style-asian="normal" style:font-style-complex="normal"/>
    </style:style>
    <style:style style:name="T754" style:family="text">
      <style:text-properties fo:font-style="normal" officeooo:rsid="18f2171b" style:font-style-asian="normal" style:font-style-complex="normal"/>
    </style:style>
    <style:style style:name="T755" style:family="text">
      <style:text-properties fo:font-style="normal" officeooo:rsid="2493d017" style:font-style-asian="normal" style:font-style-complex="normal"/>
    </style:style>
    <style:style style:name="T756" style:family="text">
      <style:text-properties fo:font-style="normal" officeooo:rsid="249a18f4" style:font-style-asian="normal" style:font-style-complex="normal"/>
    </style:style>
    <style:style style:name="T757" style:family="text">
      <style:text-properties fo:font-style="normal" fo:font-weight="bold" style:font-style-asian="normal" style:font-weight-asian="bold" style:font-style-complex="normal" style:font-weight-complex="bold"/>
    </style:style>
    <style:style style:name="T758" style:family="text">
      <style:text-properties fo:font-style="normal" fo:font-weight="bold" officeooo:rsid="177f6645" style:font-style-asian="normal" style:font-weight-asian="bold" style:font-style-complex="normal" style:font-weight-complex="bold"/>
    </style:style>
    <style:style style:name="T759" style:family="text">
      <style:text-properties fo:font-style="normal" fo:font-weight="bold" officeooo:rsid="176d0676" style:font-style-asian="normal" style:font-weight-asian="bold" style:font-style-complex="normal" style:font-weight-complex="bold"/>
    </style:style>
    <style:style style:name="T760" style:family="text">
      <style:text-properties fo:font-style="normal" fo:font-weight="bold" officeooo:rsid="1b348c82" style:font-style-asian="normal" style:font-weight-asian="bold" style:font-style-complex="normal" style:font-weight-complex="bold"/>
    </style:style>
    <style:style style:name="T761" style:family="text">
      <style:text-properties fo:font-style="normal" fo:font-weight="bold" officeooo:rsid="1b3aa9da" style:font-style-asian="normal" style:font-weight-asian="bold" style:font-style-complex="normal" style:font-weight-complex="bold"/>
    </style:style>
    <style:style style:name="T762" style:family="text">
      <style:text-properties fo:font-style="normal" fo:font-weight="bold" officeooo:rsid="1ddf30ad" style:font-style-asian="normal" style:font-weight-asian="bold" style:font-style-complex="normal" style:font-weight-complex="bold"/>
    </style:style>
    <style:style style:name="T763" style:family="text">
      <style:text-properties fo:font-style="normal" fo:font-weight="bold" officeooo:rsid="1df33719" style:font-style-asian="normal" style:font-weight-asian="bold" style:font-style-complex="normal" style:font-weight-complex="bold"/>
    </style:style>
    <style:style style:name="T764" style:family="text">
      <style:text-properties fo:font-style="normal" fo:font-weight="bold" officeooo:rsid="1df5ac2e" style:font-style-asian="normal" style:font-weight-asian="bold" style:font-style-complex="normal" style:font-weight-complex="bold"/>
    </style:style>
    <style:style style:name="T765" style:family="text">
      <style:text-properties fo:font-style="normal" fo:font-weight="bold" officeooo:rsid="1df7f3d2" style:font-style-asian="normal" style:font-weight-asian="bold" style:font-style-complex="normal" style:font-weight-complex="bold"/>
    </style:style>
    <style:style style:name="T766" style:family="text">
      <style:text-properties fo:font-style="normal" fo:font-weight="bold" officeooo:rsid="1e013790" style:font-style-asian="normal" style:font-weight-asian="bold" style:font-style-complex="normal" style:font-weight-complex="bold"/>
    </style:style>
    <style:style style:name="T767" style:family="text">
      <style:text-properties fo:font-style="normal" fo:font-weight="bold" officeooo:rsid="1f2cd1b8" style:font-style-asian="normal" style:font-weight-asian="bold" style:font-style-complex="normal" style:font-weight-complex="bold"/>
    </style:style>
    <style:style style:name="T768" style:family="text">
      <style:text-properties fo:font-style="normal" fo:font-weight="bold" officeooo:rsid="1f2ebaf8" style:font-style-asian="normal" style:font-weight-asian="bold" style:font-style-complex="normal" style:font-weight-complex="bold"/>
    </style:style>
    <style:style style:name="T769" style:family="text">
      <style:text-properties fo:font-style="normal" fo:font-weight="bold" officeooo:rsid="18b5f457" style:font-style-asian="normal" style:font-weight-asian="bold" style:font-style-complex="normal" style:font-weight-complex="bold"/>
    </style:style>
    <style:style style:name="T770" style:family="text">
      <style:text-properties fo:font-style="normal" fo:font-weight="bold" officeooo:rsid="1e401b6c" style:font-style-asian="normal" style:font-weight-asian="bold" style:font-style-complex="normal" style:font-weight-complex="bold"/>
    </style:style>
    <style:style style:name="T771" style:family="text">
      <style:text-properties fo:font-style="normal" fo:font-weight="bold" officeooo:rsid="232e4d06" style:font-style-asian="normal" style:font-weight-asian="bold" style:font-style-complex="normal" style:font-weight-complex="bold"/>
    </style:style>
    <style:style style:name="T772" style:family="text">
      <style:text-properties fo:font-style="normal" fo:font-weight="bold" officeooo:rsid="20aa26b3" style:font-style-asian="normal" style:font-weight-asian="bold" style:font-style-complex="normal" style:font-weight-complex="bold"/>
    </style:style>
    <style:style style:name="T773" style:family="text">
      <style:text-properties fo:font-style="normal" fo:font-weight="bold" officeooo:rsid="1d5ab5e3" style:font-style-asian="normal" style:font-weight-asian="bold" style:font-style-complex="normal" style:font-weight-complex="bold"/>
    </style:style>
    <style:style style:name="T774" style:family="text">
      <style:text-properties fo:font-style="normal" fo:font-weight="bold" officeooo:rsid="1d4a65ad" style:font-style-asian="normal" style:font-weight-asian="bold" style:font-style-complex="normal" style:font-weight-complex="bold"/>
    </style:style>
    <style:style style:name="T775" style:family="text">
      <style:text-properties fo:font-style="normal" fo:font-weight="bold" officeooo:rsid="23f1bf53" style:font-style-asian="normal" style:font-weight-asian="bold" style:font-style-complex="normal" style:font-weight-complex="bold"/>
    </style:style>
    <style:style style:name="T776" style:family="text">
      <style:text-properties fo:font-style="normal" fo:font-weight="normal" style:font-style-asian="normal" style:font-weight-asian="normal" style:font-style-complex="normal" style:font-weight-complex="normal"/>
    </style:style>
    <style:style style:name="T777" style:family="text">
      <style:text-properties fo:font-style="normal" fo:font-weight="normal" officeooo:rsid="1813c9a7" style:font-style-asian="normal" style:font-weight-asian="normal" style:font-style-complex="normal" style:font-weight-complex="normal"/>
    </style:style>
    <style:style style:name="T778" style:family="text">
      <style:text-properties fo:font-style="normal" fo:font-weight="normal" officeooo:rsid="1814175e" style:font-style-asian="normal" style:font-weight-asian="normal" style:font-style-complex="normal" style:font-weight-complex="normal"/>
    </style:style>
    <style:style style:name="T779" style:family="text">
      <style:text-properties fo:font-style="normal" fo:font-weight="normal" officeooo:rsid="1d3aa6ad" style:font-style-asian="normal" style:font-weight-asian="normal" style:font-style-complex="normal" style:font-weight-complex="normal"/>
    </style:style>
    <style:style style:name="T780" style:family="text">
      <style:text-properties fo:font-style="normal" fo:font-weight="normal" officeooo:rsid="1d3b7456" style:font-style-asian="normal" style:font-weight-asian="normal" style:font-style-complex="normal" style:font-weight-complex="normal"/>
    </style:style>
    <style:style style:name="T781" style:family="text">
      <style:text-properties fo:font-style="normal" fo:font-weight="normal" officeooo:rsid="20aa54f0" style:font-style-asian="normal" style:font-weight-asian="normal" style:font-style-complex="normal" style:font-weight-complex="normal"/>
    </style:style>
    <style:style style:name="T782" style:family="text">
      <style:text-properties fo:font-style="normal" fo:font-weight="normal" officeooo:rsid="20ac0c9a" style:font-style-asian="normal" style:font-weight-asian="normal" style:font-style-complex="normal" style:font-weight-complex="normal"/>
    </style:style>
    <style:style style:name="T783" style:family="text">
      <style:text-properties fo:font-style="normal" fo:font-weight="normal" officeooo:rsid="18c20de8" style:font-style-asian="normal" style:font-weight-asian="normal" style:font-style-complex="normal" style:font-weight-complex="normal"/>
    </style:style>
    <style:style style:name="T784" style:family="text">
      <style:text-properties fo:font-style="normal" fo:font-weight="normal" officeooo:rsid="2278798c" style:font-style-asian="normal" style:font-weight-asian="normal" style:font-style-complex="normal" style:font-weight-complex="normal"/>
    </style:style>
    <style:style style:name="T785" style:family="text">
      <style:text-properties fo:font-style="normal" fo:font-weight="normal" officeooo:rsid="1e401b6c" style:font-style-asian="normal" style:font-weight-asian="normal" style:font-style-complex="normal" style:font-weight-complex="normal"/>
    </style:style>
    <style:style style:name="T786" style:family="text">
      <style:text-properties fo:font-style="normal" fo:font-weight="normal" officeooo:rsid="22d416be" style:font-style-asian="normal" style:font-weight-asian="normal" style:font-style-complex="normal" style:font-weight-complex="normal"/>
    </style:style>
    <style:style style:name="T787" style:family="text">
      <style:text-properties fo:font-style="normal" fo:font-weight="normal" officeooo:rsid="1e05238b" style:font-style-asian="normal" style:font-weight-asian="normal" style:font-style-complex="normal" style:font-weight-complex="normal"/>
    </style:style>
    <style:style style:name="T788" style:family="text">
      <style:text-properties fo:font-style="normal" fo:font-weight="normal" officeooo:rsid="22d5cebb" style:font-style-asian="normal" style:font-weight-asian="normal" style:font-style-complex="normal" style:font-weight-complex="normal"/>
    </style:style>
    <style:style style:name="T789" style:family="text">
      <style:text-properties fo:font-style="normal" fo:font-weight="normal" officeooo:rsid="1df33719" style:font-style-asian="normal" style:font-weight-asian="normal" style:font-style-complex="normal" style:font-weight-complex="normal"/>
    </style:style>
    <style:style style:name="T790" style:family="text">
      <style:text-properties fo:font-style="normal" fo:font-weight="normal" officeooo:rsid="1df5ac2e" style:font-style-asian="normal" style:font-weight-asian="normal" style:font-style-complex="normal" style:font-weight-complex="normal"/>
    </style:style>
    <style:style style:name="T791" style:family="text">
      <style:text-properties fo:font-style="normal" fo:font-weight="normal" officeooo:rsid="231f564e" style:font-style-asian="normal" style:font-weight-asian="normal" style:font-style-complex="normal" style:font-weight-complex="normal"/>
    </style:style>
    <style:style style:name="T792" style:family="text">
      <style:text-properties fo:font-style="normal" fo:font-weight="normal" officeooo:rsid="176ba4f0" style:font-style-asian="normal" style:font-weight-asian="normal" style:font-style-complex="normal" style:font-weight-complex="normal"/>
    </style:style>
    <style:style style:name="T793" style:family="text">
      <style:text-properties fo:font-style="normal" fo:font-weight="normal" officeooo:rsid="1e8ab250" style:font-style-asian="normal" style:font-weight-asian="normal" style:font-style-complex="normal" style:font-weight-complex="normal"/>
    </style:style>
    <style:style style:name="T794" style:family="text">
      <style:text-properties fo:font-style="normal" fo:font-weight="normal" officeooo:rsid="21e414ee" style:font-style-asian="normal" style:font-weight-asian="normal" style:font-style-complex="normal" style:font-weight-complex="normal"/>
    </style:style>
    <style:style style:name="T795" style:family="text">
      <style:text-properties fo:font-style="normal" fo:font-weight="normal" officeooo:rsid="236b1072" style:font-style-asian="normal" style:font-weight-asian="normal" style:font-style-complex="normal" style:font-weight-complex="normal"/>
    </style:style>
    <style:style style:name="T796" style:family="text">
      <style:text-properties fo:font-style="normal" fo:font-weight="normal" officeooo:rsid="20aa26b3" style:font-style-asian="normal" style:font-weight-asian="normal" style:font-style-complex="normal" style:font-weight-complex="normal"/>
    </style:style>
    <style:style style:name="T797" style:family="text">
      <style:text-properties fo:font-style="normal" fo:font-weight="normal" officeooo:rsid="1b53f7df" style:font-style-asian="normal" style:font-weight-asian="normal" style:font-style-complex="normal" style:font-weight-complex="normal"/>
    </style:style>
    <style:style style:name="T798" style:family="text">
      <style:text-properties fo:font-style="normal" fo:font-weight="normal" officeooo:rsid="1c016a99" style:font-style-asian="normal" style:font-weight-asian="normal" style:font-style-complex="normal" style:font-weight-complex="normal"/>
    </style:style>
    <style:style style:name="T799" style:family="text">
      <style:text-properties fo:font-style="normal" fo:font-weight="normal" officeooo:rsid="24320ea7" style:font-style-asian="normal" style:font-weight-asian="normal" style:font-style-complex="normal" style:font-weight-complex="normal"/>
    </style:style>
    <style:style style:name="T800" style:family="text">
      <style:text-properties fo:font-style="normal" fo:font-weight="normal" officeooo:rsid="2434619c" style:font-style-asian="normal" style:font-weight-asian="normal" style:font-style-complex="normal" style:font-weight-complex="normal"/>
    </style:style>
    <style:style style:name="T801" style:family="text">
      <style:text-properties fo:font-style="normal" fo:font-weight="normal" officeooo:rsid="1b3aa9da" style:font-style-asian="normal" style:font-weight-asian="normal" style:font-style-complex="normal" style:font-weight-complex="normal"/>
    </style:style>
    <style:style style:name="T802" style:family="text">
      <style:text-properties fo:font-style="normal" fo:font-weight="normal" officeooo:rsid="15b42f88" style:font-style-asian="normal" style:font-weight-asian="normal" style:font-style-complex="normal" style:font-weight-complex="normal"/>
    </style:style>
    <style:style style:name="T803" style:family="text">
      <style:text-properties fo:font-style="normal" fo:font-weight="normal" officeooo:rsid="241ad845" style:font-style-asian="normal" style:font-weight-asian="normal" style:font-style-complex="normal" style:font-weight-complex="normal"/>
    </style:style>
    <style:style style:name="T804" style:family="text">
      <style:text-properties fo:font-style="normal" fo:font-weight="normal" officeooo:rsid="19e265e8" style:font-style-asian="normal" style:font-weight-asian="normal" style:font-style-complex="normal" style:font-weight-complex="normal"/>
    </style:style>
    <style:style style:name="T805" style:family="text">
      <style:text-properties fo:font-style="normal" fo:font-weight="normal" officeooo:rsid="2251c340" style:font-style-asian="normal" style:font-weight-asian="normal" style:font-style-complex="normal" style:font-weight-complex="normal"/>
    </style:style>
    <style:style style:name="T806" style:family="text">
      <style:text-properties fo:font-style="normal" fo:font-weight="normal" officeooo:rsid="1de1c071" style:font-style-asian="normal" style:font-weight-asian="normal" style:font-style-complex="normal" style:font-weight-complex="normal"/>
    </style:style>
    <style:style style:name="T807" style:family="text">
      <style:text-properties fo:font-style="normal" fo:font-weight="normal" officeooo:rsid="24b02ed9" style:font-style-asian="normal" style:font-weight-asian="normal" style:font-style-complex="normal" style:font-weight-complex="normal"/>
    </style:style>
    <style:style style:name="T808" style:family="text">
      <style:text-properties fo:font-style="normal" style:text-underline-style="none" officeooo:rsid="15fa1f30" style:font-style-asian="normal" style:font-style-complex="normal"/>
    </style:style>
    <style:style style:name="T809" style:family="text">
      <style:text-properties fo:font-style="normal" style:text-underline-style="none" officeooo:rsid="160f4828" style:font-style-asian="normal" style:font-style-complex="normal"/>
    </style:style>
    <style:style style:name="T810" style:family="text">
      <style:text-properties fo:font-style="normal" style:text-underline-style="none" officeooo:rsid="1e1438b4" style:font-style-asian="normal" style:font-style-complex="normal"/>
    </style:style>
    <style:style style:name="T811" style:family="text">
      <style:text-properties fo:font-style="normal" style:text-underline-style="none" officeooo:rsid="1e1b5da9" style:font-style-asian="normal" style:font-style-complex="normal"/>
    </style:style>
    <style:style style:name="T812" style:family="text">
      <style:text-properties fo:font-style="normal" style:text-underline-style="none" officeooo:rsid="1e294604" style:font-style-asian="normal" style:font-style-complex="normal"/>
    </style:style>
    <style:style style:name="T813" style:family="text">
      <style:text-properties fo:font-style="normal" style:text-underline-style="none" officeooo:rsid="1e2b443f" style:font-style-asian="normal" style:font-style-complex="normal"/>
    </style:style>
    <style:style style:name="T814" style:family="text">
      <style:text-properties fo:font-style="normal" style:text-underline-style="none" officeooo:rsid="1c685015" style:font-style-asian="normal" style:font-style-complex="normal"/>
    </style:style>
    <style:style style:name="T815" style:family="text">
      <style:text-properties fo:font-style="normal" style:text-underline-style="none" officeooo:rsid="1bdd8d1f" style:font-style-asian="normal" style:font-style-complex="normal"/>
    </style:style>
    <style:style style:name="T816" style:family="text">
      <style:text-properties fo:font-style="normal" style:text-underline-style="none" officeooo:rsid="23e7dff0" style:font-style-asian="normal" style:font-style-complex="normal"/>
    </style:style>
    <style:style style:name="T817" style:family="text">
      <style:text-properties fo:font-style="normal" style:text-underline-style="none" officeooo:rsid="22d5cebb" style:font-style-asian="normal" style:font-style-complex="normal"/>
    </style:style>
    <style:style style:name="T818" style:family="text">
      <style:text-properties fo:font-style="normal" style:text-underline-style="none" officeooo:rsid="17295d43" style:font-style-asian="normal" style:font-style-complex="normal"/>
    </style:style>
    <style:style style:name="T819" style:family="text">
      <style:text-properties fo:font-style="normal" style:text-underline-style="none" officeooo:rsid="23fd5e13" style:font-style-asian="normal" style:font-style-complex="normal"/>
    </style:style>
    <style:style style:name="T820" style:family="text">
      <style:text-properties fo:font-style="normal" style:text-underline-style="none" officeooo:rsid="223bf419" style:font-style-asian="normal" style:font-style-complex="normal"/>
    </style:style>
    <style:style style:name="T821" style:family="text">
      <style:text-properties fo:font-style="normal" style:text-underline-style="none" fo:font-weight="normal" style:font-style-asian="normal" style:font-weight-asian="normal" style:font-style-complex="normal" style:font-weight-complex="normal"/>
    </style:style>
    <style:style style:name="T822" style:family="text">
      <style:text-properties fo:font-style="normal" style:text-underline-style="none" fo:font-weight="normal" officeooo:rsid="2276da91" style:font-style-asian="normal" style:font-weight-asian="normal" style:font-style-complex="normal" style:font-weight-complex="normal"/>
    </style:style>
    <style:style style:name="T8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2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2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2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2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28" style:family="text">
      <style:text-properties fo:font-style="normal" style:text-underline-style="solid" style:text-underline-width="auto" style:text-underline-color="font-color" style:font-style-asian="normal" style:font-style-complex="normal"/>
    </style:style>
    <style:style style:name="T829" style:family="text">
      <style:text-properties fo:font-style="normal" style:text-underline-style="solid" style:text-underline-width="auto" style:text-underline-color="font-color" officeooo:rsid="22827724" style:font-style-asian="normal" style:font-style-complex="normal"/>
    </style:style>
    <style:style style:name="T830" style:family="text">
      <style:text-properties fo:font-style="normal" style:text-underline-style="solid" style:text-underline-width="auto" style:text-underline-color="font-color" officeooo:rsid="1d2fdeb8" style:font-style-asian="normal" style:font-style-complex="normal"/>
    </style:style>
    <style:style style:name="T831" style:family="text">
      <style:text-properties fo:font-style="normal" style:text-underline-style="solid" style:text-underline-width="auto" style:text-underline-color="font-color" officeooo:rsid="1dcd09fb" style:font-style-asian="normal" style:font-style-complex="normal"/>
    </style:style>
    <style:style style:name="T832" style:family="text">
      <style:text-properties fo:font-style="normal" style:text-underline-style="solid" style:text-underline-width="auto" style:text-underline-color="font-color" officeooo:rsid="230435b4" style:font-style-asian="normal" style:font-style-complex="normal"/>
    </style:style>
    <style:style style:name="T833" style:family="text">
      <style:text-properties fo:font-style="normal" style:text-underline-style="solid" style:text-underline-width="auto" style:text-underline-color="font-color" officeooo:rsid="1fe9bec1" style:font-style-asian="normal" style:font-style-complex="normal"/>
    </style:style>
    <style:style style:name="T834" style:family="text">
      <style:text-properties fo:font-style="normal" style:text-underline-style="solid" style:text-underline-width="auto" style:text-underline-color="font-color" officeooo:rsid="23d81b3a" style:font-style-asian="normal" style:font-style-complex="normal"/>
    </style:style>
    <style:style style:name="T835" style:family="text">
      <style:text-properties fo:font-style="normal" style:text-underline-style="solid" style:text-underline-width="auto" style:text-underline-color="font-color" officeooo:rsid="23fb4823" style:font-style-asian="normal" style:font-style-complex="normal"/>
    </style:style>
    <style:style style:name="T836" style:family="text">
      <style:text-properties fo:font-style="normal" style:text-underline-style="solid" style:text-underline-width="auto" style:text-underline-color="font-color" officeooo:rsid="1bdd8d1f" style:font-style-asian="normal" style:font-style-complex="normal"/>
    </style:style>
    <style:style style:name="T837" style:family="text">
      <style:text-properties fo:font-style="normal" style:text-underline-style="solid" style:text-underline-width="auto" style:text-underline-color="font-color" officeooo:rsid="223bf419" style:font-style-asian="normal" style:font-style-complex="normal"/>
    </style:style>
    <style:style style:name="T838" style:family="text">
      <style:text-properties fo:font-style="normal" style:text-underline-style="solid" style:text-underline-width="auto" style:text-underline-color="font-color" officeooo:rsid="249284c7" style:font-style-asian="normal" style:font-style-complex="normal"/>
    </style:style>
    <style:style style:name="T839" style:family="text">
      <style:text-properties fo:font-weight="bold" style:font-weight-asian="bold" style:font-weight-complex="bold"/>
    </style:style>
    <style:style style:name="T840" style:family="text">
      <style:text-properties fo:font-weight="bold" officeooo:rsid="14df73b6" style:font-weight-asian="bold" style:font-weight-complex="bold"/>
    </style:style>
    <style:style style:name="T841" style:family="text">
      <style:text-properties fo:font-weight="bold" officeooo:rsid="1506af2e" style:font-weight-asian="bold" style:font-weight-complex="bold"/>
    </style:style>
    <style:style style:name="T842" style:family="text">
      <style:text-properties fo:font-weight="bold" officeooo:rsid="14623651" style:font-weight-asian="bold" style:font-weight-complex="bold"/>
    </style:style>
    <style:style style:name="T843" style:family="text">
      <style:text-properties fo:font-weight="bold" officeooo:rsid="1ddbd6b4" style:font-weight-asian="bold" style:font-weight-complex="bold"/>
    </style:style>
    <style:style style:name="T844" style:family="text">
      <style:text-properties fo:font-weight="bold" officeooo:rsid="1dd1e21c" style:font-weight-asian="bold" style:font-weight-complex="bold"/>
    </style:style>
    <style:style style:name="T845" style:family="text">
      <style:text-properties fo:font-weight="bold" officeooo:rsid="1b8dd7db" style:font-weight-asian="bold" style:font-weight-complex="bold"/>
    </style:style>
    <style:style style:name="T846" style:family="text">
      <style:text-properties fo:font-weight="bold" officeooo:rsid="12d769f1" style:font-weight-asian="bold" style:font-weight-complex="bold"/>
    </style:style>
    <style:style style:name="T847" style:family="text">
      <style:text-properties fo:font-weight="bold" officeooo:rsid="16174fb8" style:font-weight-asian="bold" style:font-weight-complex="bold"/>
    </style:style>
    <style:style style:name="T848" style:family="text">
      <style:text-properties fo:font-weight="bold" officeooo:rsid="22ed6980" style:font-weight-asian="bold" style:font-weight-complex="bold"/>
    </style:style>
    <style:style style:name="T849" style:family="text">
      <style:text-properties fo:font-weight="bold" officeooo:rsid="1fc9e812" style:font-weight-asian="bold" style:font-weight-complex="bold"/>
    </style:style>
    <style:style style:name="T850" style:family="text">
      <style:text-properties fo:font-weight="bold" officeooo:rsid="18174558" style:font-weight-asian="bold" style:font-weight-complex="bold"/>
    </style:style>
    <style:style style:name="T851" style:family="text">
      <style:text-properties fo:font-weight="bold" officeooo:rsid="1a9d9a31" style:font-weight-asian="bold" style:font-weight-complex="bold"/>
    </style:style>
    <style:style style:name="T852" style:family="text">
      <style:text-properties fo:font-weight="bold" officeooo:rsid="23b66973" style:font-weight-asian="bold" style:font-weight-complex="bold"/>
    </style:style>
    <style:style style:name="T853" style:family="text">
      <style:text-properties officeooo:rsid="1604ba80"/>
    </style:style>
    <style:style style:name="T854" style:family="text">
      <style:text-properties fo:font-weight="normal" style:font-weight-asian="normal" style:font-weight-complex="normal"/>
    </style:style>
    <style:style style:name="T855" style:family="text">
      <style:text-properties fo:font-weight="normal" officeooo:rsid="150899a3" style:font-weight-asian="normal" style:font-weight-complex="normal"/>
    </style:style>
    <style:style style:name="T856" style:family="text">
      <style:text-properties fo:font-weight="normal" officeooo:rsid="14623651" style:font-weight-asian="normal" style:font-weight-complex="normal"/>
    </style:style>
    <style:style style:name="T857" style:family="text">
      <style:text-properties fo:font-weight="normal" officeooo:rsid="19418c82" style:font-weight-asian="normal" style:font-weight-complex="normal"/>
    </style:style>
    <style:style style:name="T858" style:family="text">
      <style:text-properties fo:font-weight="normal" officeooo:rsid="179f3282" style:font-weight-asian="normal" style:font-weight-complex="normal"/>
    </style:style>
    <style:style style:name="T859" style:family="text">
      <style:text-properties fo:font-weight="normal" officeooo:rsid="1814175e" style:font-weight-asian="normal" style:font-weight-complex="normal"/>
    </style:style>
    <style:style style:name="T860" style:family="text">
      <style:text-properties fo:font-weight="normal" officeooo:rsid="21e78584" style:font-weight-asian="normal" style:font-weight-complex="normal"/>
    </style:style>
    <style:style style:name="T861" style:family="text">
      <style:text-properties fo:font-weight="normal" officeooo:rsid="21fa8d98" style:font-weight-asian="normal" style:font-weight-complex="normal"/>
    </style:style>
    <style:style style:name="T862" style:family="text">
      <style:text-properties fo:font-weight="normal" officeooo:rsid="21fc8954" style:font-weight-asian="normal" style:font-weight-complex="normal"/>
    </style:style>
    <style:style style:name="T863" style:family="text">
      <style:text-properties fo:font-weight="normal" officeooo:rsid="21fd504a" style:font-weight-asian="normal" style:font-weight-complex="normal"/>
    </style:style>
    <style:style style:name="T864" style:family="text">
      <style:text-properties fo:font-weight="normal" officeooo:rsid="2247e1ed" style:font-weight-asian="normal" style:font-weight-complex="normal"/>
    </style:style>
    <style:style style:name="T865" style:family="text">
      <style:text-properties fo:font-weight="normal" officeooo:rsid="1eddeec2" style:font-weight-asian="normal" style:font-weight-complex="normal"/>
    </style:style>
    <style:style style:name="T866" style:family="text">
      <style:text-properties fo:font-weight="normal" officeooo:rsid="16174fb8" style:font-weight-asian="normal" style:font-weight-complex="normal"/>
    </style:style>
    <style:style style:name="T867" style:family="text">
      <style:text-properties fo:font-weight="normal" officeooo:rsid="20ac0c9a" style:font-weight-asian="normal" style:font-weight-complex="normal"/>
    </style:style>
    <style:style style:name="T868" style:family="text">
      <style:text-properties fo:font-weight="normal" officeooo:rsid="1921a371" style:font-weight-asian="normal" style:font-weight-complex="normal"/>
    </style:style>
    <style:style style:name="T869" style:family="text">
      <style:text-properties fo:font-weight="normal" officeooo:rsid="1c353327" style:font-weight-asian="normal" style:font-weight-complex="normal"/>
    </style:style>
    <style:style style:name="T870" style:family="text">
      <style:text-properties fo:font-weight="normal" officeooo:rsid="245fb3a8" style:font-weight-asian="normal" style:font-weight-complex="normal"/>
    </style:style>
    <style:style style:name="T871" style:family="text">
      <style:text-properties fo:font-weight="normal" officeooo:rsid="2461272d" style:font-weight-asian="normal" style:font-weight-complex="normal"/>
    </style:style>
    <style:style style:name="T872" style:family="text">
      <style:text-properties fo:font-weight="normal" officeooo:rsid="14df73b6" style:font-weight-asian="normal" style:font-weight-complex="normal"/>
    </style:style>
    <style:style style:name="T873" style:family="text">
      <style:text-properties fo:font-weight="normal" officeooo:rsid="2469608f" style:font-weight-asian="normal" style:font-weight-complex="normal"/>
    </style:style>
    <style:style style:name="T874" style:family="text">
      <style:text-properties fo:font-weight="normal" officeooo:rsid="2469725c" style:font-weight-asian="normal" style:font-weight-complex="normal"/>
    </style:style>
    <style:style style:name="T875" style:family="text">
      <style:text-properties fo:font-weight="normal" officeooo:rsid="1fc7330d" style:font-weight-asian="normal" style:font-weight-complex="normal"/>
    </style:style>
    <style:style style:name="T876" style:family="text">
      <style:text-properties fo:font-weight="normal" officeooo:rsid="1f1c0db8" style:font-weight-asian="normal" style:font-weight-complex="normal"/>
    </style:style>
    <style:style style:name="T877" style:family="text">
      <style:text-properties officeooo:rsid="14545d88"/>
    </style:style>
    <style:style style:name="T878" style:family="text">
      <style:text-properties officeooo:rsid="1453158d"/>
    </style:style>
    <style:style style:name="T879" style:family="text">
      <style:text-properties officeooo:rsid="14585935"/>
    </style:style>
    <style:style style:name="T880" style:family="text">
      <style:text-properties officeooo:rsid="14df73b6"/>
    </style:style>
    <style:style style:name="T881" style:family="text">
      <style:text-properties officeooo:rsid="14d3e335"/>
    </style:style>
    <style:style style:name="T882" style:family="text">
      <style:text-properties officeooo:rsid="14d526cd"/>
    </style:style>
    <style:style style:name="T883" style:family="text">
      <style:text-properties officeooo:rsid="14d5b6a6"/>
    </style:style>
    <style:style style:name="T884" style:family="text">
      <style:text-properties officeooo:rsid="1469c9dd"/>
    </style:style>
    <style:style style:name="T885" style:family="text">
      <style:text-properties officeooo:rsid="14623651"/>
    </style:style>
    <style:style style:name="T886" style:family="text">
      <style:text-properties officeooo:rsid="150da347"/>
    </style:style>
    <style:style style:name="T887" style:family="text">
      <style:text-properties officeooo:rsid="14acb453"/>
    </style:style>
    <style:style style:name="T888" style:family="text">
      <style:text-properties officeooo:rsid="14f1f80c"/>
    </style:style>
    <style:style style:name="T889" style:family="text">
      <style:text-properties officeooo:rsid="15c04fe3"/>
    </style:style>
    <style:style style:name="T890" style:family="text">
      <style:text-properties officeooo:rsid="156c6b3d"/>
    </style:style>
    <style:style style:name="T891" style:family="text">
      <style:text-properties officeooo:rsid="1574c959"/>
    </style:style>
    <style:style style:name="T892" style:family="text">
      <style:text-properties officeooo:rsid="12d769f1"/>
    </style:style>
    <style:style style:name="T893" style:family="text">
      <style:text-properties officeooo:rsid="15957b2a"/>
    </style:style>
    <style:style style:name="T894" style:family="text">
      <style:text-properties officeooo:rsid="12ca3bdb"/>
    </style:style>
    <style:style style:name="T895" style:family="text">
      <style:text-properties officeooo:rsid="15ca5cf7"/>
    </style:style>
    <style:style style:name="T896" style:family="text">
      <style:text-properties officeooo:rsid="16174fb8"/>
    </style:style>
    <style:style style:name="T897" style:family="text">
      <style:text-properties officeooo:rsid="152ac6ae"/>
    </style:style>
    <style:style style:name="T898" style:family="text">
      <style:text-properties officeooo:rsid="15d896d6"/>
    </style:style>
    <style:style style:name="T899" style:family="text">
      <style:text-properties officeooo:rsid="15e97ef8"/>
    </style:style>
    <style:style style:name="T900" style:family="text">
      <style:text-properties officeooo:rsid="16140a2f"/>
    </style:style>
    <style:style style:name="T901" style:family="text">
      <style:text-properties officeooo:rsid="16138f01"/>
    </style:style>
    <style:style style:name="T902" style:family="text">
      <style:text-properties officeooo:rsid="152dd88f"/>
    </style:style>
    <style:style style:name="T903" style:family="text">
      <style:text-properties officeooo:rsid="1544f086"/>
    </style:style>
    <style:style style:name="T904" style:family="text">
      <style:text-properties officeooo:rsid="1546b8d6"/>
    </style:style>
    <style:style style:name="T905" style:family="text">
      <style:text-properties officeooo:rsid="154eeac9"/>
    </style:style>
    <style:style style:name="T906" style:family="text">
      <style:text-properties officeooo:rsid="154e3b18"/>
    </style:style>
    <style:style style:name="T907" style:family="text">
      <style:text-properties officeooo:rsid="153208bb"/>
    </style:style>
    <style:style style:name="T908" style:family="text">
      <style:text-properties officeooo:rsid="17427367"/>
    </style:style>
    <style:style style:name="T909" style:family="text">
      <style:text-properties officeooo:rsid="17857d79"/>
    </style:style>
    <style:style style:name="T910" style:family="text">
      <style:text-properties officeooo:rsid="17860896"/>
    </style:style>
    <style:style style:name="T911" style:family="text">
      <style:text-properties officeooo:rsid="1792cc62"/>
    </style:style>
    <style:style style:name="T912" style:family="text">
      <style:text-properties officeooo:rsid="17c566b4"/>
    </style:style>
    <style:style style:name="T913" style:family="text">
      <style:text-properties officeooo:rsid="17c573cc"/>
    </style:style>
    <style:style style:name="T914" style:family="text">
      <style:text-properties officeooo:rsid="17ddc43c"/>
    </style:style>
    <style:style style:name="T915" style:family="text">
      <style:text-properties officeooo:rsid="17e232a9"/>
    </style:style>
    <style:style style:name="T916" style:family="text">
      <style:text-properties officeooo:rsid="1805d3f3"/>
    </style:style>
    <style:style style:name="T917" style:family="text">
      <style:text-properties officeooo:rsid="181c2dd9"/>
    </style:style>
    <style:style style:name="T918" style:family="text">
      <style:text-properties fo:color="#ff6400" officeooo:rsid="181c2dd9"/>
    </style:style>
    <style:style style:name="T919" style:family="text">
      <style:text-properties fo:color="#ff6400" fo:font-style="normal" officeooo:rsid="181c2dd9" style:font-style-asian="normal" style:font-style-complex="normal"/>
    </style:style>
    <style:style style:name="T920" style:family="text">
      <style:text-properties officeooo:rsid="1822fb63"/>
    </style:style>
    <style:style style:name="T921" style:family="text">
      <style:text-properties officeooo:rsid="182c6288"/>
    </style:style>
    <style:style style:name="T922" style:family="text">
      <style:text-properties officeooo:rsid="187aba9b"/>
    </style:style>
    <style:style style:name="T923" style:family="text">
      <style:text-properties officeooo:rsid="189f1577"/>
    </style:style>
    <style:style style:name="T924" style:family="text">
      <style:text-properties officeooo:rsid="18c97d53"/>
    </style:style>
    <style:style style:name="T925" style:family="text">
      <style:text-properties officeooo:rsid="18e1efc4"/>
    </style:style>
    <style:style style:name="T926" style:family="text">
      <style:text-properties officeooo:rsid="18e3312f"/>
    </style:style>
    <style:style style:name="T927" style:family="text">
      <style:text-properties officeooo:rsid="18e37018"/>
    </style:style>
    <style:style style:name="T928" style:family="text">
      <style:text-properties officeooo:rsid="18e8f20c"/>
    </style:style>
    <style:style style:name="T929" style:family="text">
      <style:text-properties officeooo:rsid="18ea9b86"/>
    </style:style>
    <style:style style:name="T930" style:family="text">
      <style:text-properties officeooo:rsid="18ec2a42"/>
    </style:style>
    <style:style style:name="T931" style:family="text">
      <style:text-properties officeooo:rsid="18fd846b"/>
    </style:style>
    <style:style style:name="T932" style:family="text">
      <style:text-properties officeooo:rsid="190e14d6"/>
    </style:style>
    <style:style style:name="T933" style:family="text">
      <style:text-properties officeooo:rsid="19168136"/>
    </style:style>
    <style:style style:name="T934" style:family="text">
      <style:text-properties officeooo:rsid="191eb244"/>
    </style:style>
    <style:style style:name="T935" style:family="text">
      <style:text-properties officeooo:rsid="193d4eac"/>
    </style:style>
    <style:style style:name="T936" style:family="text">
      <style:text-properties officeooo:rsid="19418c82"/>
    </style:style>
    <style:style style:name="T937" style:family="text">
      <style:text-properties officeooo:rsid="1965732f"/>
    </style:style>
    <style:style style:name="T938" style:family="text">
      <style:text-properties officeooo:rsid="196d22f3"/>
    </style:style>
    <style:style style:name="T939" style:family="text">
      <style:text-properties officeooo:rsid="1973940f"/>
    </style:style>
    <style:style style:name="T940" style:family="text">
      <style:text-properties officeooo:rsid="19767503"/>
    </style:style>
    <style:style style:name="T941" style:family="text">
      <style:text-properties officeooo:rsid="1982d170"/>
    </style:style>
    <style:style style:name="T942" style:family="text">
      <style:text-properties officeooo:rsid="198e9aec"/>
    </style:style>
    <style:style style:name="T943" style:family="text">
      <style:text-properties officeooo:rsid="198f5879"/>
    </style:style>
    <style:style style:name="T944" style:family="text">
      <style:text-properties officeooo:rsid="19910f6e"/>
    </style:style>
    <style:style style:name="T945" style:family="text">
      <style:text-properties officeooo:rsid="199c9f8e"/>
    </style:style>
    <style:style style:name="T946" style:family="text">
      <style:text-properties officeooo:rsid="19e265e8"/>
    </style:style>
    <style:style style:name="T947" style:family="text">
      <style:text-properties officeooo:rsid="19eb6d13"/>
    </style:style>
    <style:style style:name="T948" style:family="text">
      <style:text-properties officeooo:rsid="1a00908c"/>
    </style:style>
    <style:style style:name="T949" style:family="text">
      <style:text-properties officeooo:rsid="1a067f94"/>
    </style:style>
    <style:style style:name="T950" style:family="text">
      <style:text-properties officeooo:rsid="1a14e644"/>
    </style:style>
    <style:style style:name="T951" style:family="text">
      <style:text-properties officeooo:rsid="1a167851"/>
    </style:style>
    <style:style style:name="T952" style:family="text">
      <style:text-properties officeooo:rsid="1a16b4d1"/>
    </style:style>
    <style:style style:name="T953" style:family="text">
      <style:text-properties officeooo:rsid="1a19db96"/>
    </style:style>
    <style:style style:name="T954" style:family="text">
      <style:text-properties officeooo:rsid="1a28edc9"/>
    </style:style>
    <style:style style:name="T955" style:family="text">
      <style:text-properties officeooo:rsid="1a69b621"/>
    </style:style>
    <style:style style:name="T956" style:family="text">
      <style:text-properties officeooo:rsid="1a7db844"/>
    </style:style>
    <style:style style:name="T957" style:family="text">
      <style:text-properties officeooo:rsid="1a84c72a"/>
    </style:style>
    <style:style style:name="T958" style:family="text">
      <style:text-properties officeooo:rsid="1a84d7b6"/>
    </style:style>
    <style:style style:name="T959" style:family="text">
      <style:text-properties officeooo:rsid="1a8a8a34"/>
    </style:style>
    <style:style style:name="T960" style:family="text">
      <style:text-properties officeooo:rsid="1a8a8c76"/>
    </style:style>
    <style:style style:name="T961" style:family="text">
      <style:text-properties fo:language="en" fo:country="US"/>
    </style:style>
    <style:style style:name="T962" style:family="text">
      <style:text-properties fo:language="en" fo:country="US" officeooo:rsid="1a8eb327"/>
    </style:style>
    <style:style style:name="T963" style:family="text">
      <style:text-properties fo:language="en" fo:country="US" officeooo:rsid="1a8f7703"/>
    </style:style>
    <style:style style:name="T964" style:family="text">
      <style:text-properties fo:language="en" fo:country="US" officeooo:rsid="1a91431d"/>
    </style:style>
    <style:style style:name="T965" style:family="text">
      <style:text-properties fo:language="en" fo:country="US" officeooo:rsid="1a932968"/>
    </style:style>
    <style:style style:name="T966" style:family="text">
      <style:text-properties fo:language="en" fo:country="US" officeooo:rsid="1a93f9d1"/>
    </style:style>
    <style:style style:name="T967" style:family="text">
      <style:text-properties fo:language="en" fo:country="US" officeooo:rsid="1a96ca54"/>
    </style:style>
    <style:style style:name="T968" style:family="text">
      <style:text-properties fo:language="en" fo:country="US" officeooo:rsid="1a988243"/>
    </style:style>
    <style:style style:name="T969" style:family="text">
      <style:text-properties fo:language="en" fo:country="US" officeooo:rsid="1a995d04"/>
    </style:style>
    <style:style style:name="T970" style:family="text">
      <style:text-properties fo:language="en" fo:country="US" officeooo:rsid="1a99ab25"/>
    </style:style>
    <style:style style:name="T971" style:family="text">
      <style:text-properties fo:language="en" fo:country="US" fo:font-style="normal" style:font-style-asian="normal" style:font-style-complex="normal"/>
    </style:style>
    <style:style style:name="T972" style:family="text">
      <style:text-properties fo:language="en" fo:country="US" fo:font-style="normal" officeooo:rsid="1ca00f97" style:font-style-asian="normal" style:font-style-complex="normal"/>
    </style:style>
    <style:style style:name="T973" style:family="text">
      <style:text-properties fo:language="en" fo:country="US" fo:font-style="normal" officeooo:rsid="1eef7cba" style:font-style-asian="normal" style:font-style-complex="normal"/>
    </style:style>
    <style:style style:name="T974" style:family="text">
      <style:text-properties fo:language="en" fo:country="US" fo:font-style="normal" officeooo:rsid="1eec2ec2" style:font-style-asian="normal" style:font-style-complex="normal"/>
    </style:style>
    <style:style style:name="T975" style:family="text">
      <style:text-properties fo:language="en" fo:country="US" fo:font-style="normal" officeooo:rsid="1fa1e491" style:font-style-asian="normal" style:font-style-complex="normal"/>
    </style:style>
    <style:style style:name="T976" style:family="text">
      <style:text-properties fo:language="en" fo:country="US" officeooo:rsid="1ca00f97"/>
    </style:style>
    <style:style style:name="T977" style:family="text">
      <style:text-properties fo:language="en" fo:country="US" officeooo:rsid="1eef7cba"/>
    </style:style>
    <style:style style:name="T978" style:family="text">
      <style:text-properties fo:language="en" fo:country="US" officeooo:rsid="1f83e655"/>
    </style:style>
    <style:style style:name="T979" style:family="text">
      <style:text-properties fo:language="en" fo:country="US" fo:font-style="italic" officeooo:rsid="1fa1e491" style:font-style-asian="italic" style:font-style-complex="italic"/>
    </style:style>
    <style:style style:name="T980" style:family="text">
      <style:text-properties fo:language="en" fo:country="US" fo:font-style="italic" officeooo:rsid="21a02df3" style:font-style-asian="italic" style:font-style-complex="italic"/>
    </style:style>
    <style:style style:name="T981" style:family="text">
      <style:text-properties fo:language="en" fo:country="US" officeooo:rsid="20155988"/>
    </style:style>
    <style:style style:name="T982" style:family="text">
      <style:text-properties fo:language="en" fo:country="US" officeooo:rsid="2017adee"/>
    </style:style>
    <style:style style:name="T983" style:family="text">
      <style:text-properties fo:language="en" fo:country="US" officeooo:rsid="202b4e26"/>
    </style:style>
    <style:style style:name="T984" style:family="text">
      <style:text-properties fo:language="en" fo:country="US" officeooo:rsid="1eec2ec2"/>
    </style:style>
    <style:style style:name="T985" style:family="text">
      <style:text-properties officeooo:rsid="1a9d9a31"/>
    </style:style>
    <style:style style:name="T986" style:family="text">
      <style:text-properties officeooo:rsid="1aa48fc3"/>
    </style:style>
    <style:style style:name="T987" style:family="text">
      <style:text-properties officeooo:rsid="1aac0adc"/>
    </style:style>
    <style:style style:name="T988" style:family="text">
      <style:text-properties officeooo:rsid="1aac1bdb"/>
    </style:style>
    <style:style style:name="T989" style:family="text">
      <style:text-properties officeooo:rsid="1abbd636"/>
    </style:style>
    <style:style style:name="T990" style:family="text">
      <style:text-properties officeooo:rsid="1abc8603"/>
    </style:style>
    <style:style style:name="T991" style:family="text">
      <style:text-properties officeooo:rsid="1abeead1"/>
    </style:style>
    <style:style style:name="T992" style:family="text">
      <style:text-properties officeooo:rsid="1ac0a1b8"/>
    </style:style>
    <style:style style:name="T993" style:family="text">
      <style:text-properties officeooo:rsid="1ac59d8c"/>
    </style:style>
    <style:style style:name="T994" style:family="text">
      <style:text-properties officeooo:rsid="1ac673d4"/>
    </style:style>
    <style:style style:name="T995" style:family="text">
      <style:text-properties officeooo:rsid="1accddd3"/>
    </style:style>
    <style:style style:name="T996" style:family="text">
      <style:text-properties officeooo:rsid="1af17a44"/>
    </style:style>
    <style:style style:name="T997" style:family="text">
      <style:text-properties officeooo:rsid="1b06f36f"/>
    </style:style>
    <style:style style:name="T998" style:family="text">
      <style:text-properties officeooo:rsid="1b07febc"/>
    </style:style>
    <style:style style:name="T999" style:family="text">
      <style:text-properties officeooo:rsid="1b155c13"/>
    </style:style>
    <style:style style:name="T1000" style:family="text">
      <style:text-properties officeooo:rsid="1b162e66"/>
    </style:style>
    <style:style style:name="T1001" style:family="text">
      <style:text-properties officeooo:rsid="1b196b46"/>
    </style:style>
    <style:style style:name="T1002" style:family="text">
      <style:text-properties officeooo:rsid="1b233828"/>
    </style:style>
    <style:style style:name="T1003" style:family="text">
      <style:text-properties officeooo:rsid="1b2c0182"/>
    </style:style>
    <style:style style:name="T1004" style:family="text">
      <style:text-properties officeooo:rsid="1b2f5bad"/>
    </style:style>
    <style:style style:name="T1005" style:family="text">
      <style:text-properties officeooo:rsid="1b3101ca"/>
    </style:style>
    <style:style style:name="T1006" style:family="text">
      <style:text-properties officeooo:rsid="1b3185dd"/>
    </style:style>
    <style:style style:name="T1007" style:family="text">
      <style:text-properties officeooo:rsid="1b33367a"/>
    </style:style>
    <style:style style:name="T1008" style:family="text">
      <style:text-properties officeooo:rsid="1b611a13"/>
    </style:style>
    <style:style style:name="T1009" style:family="text">
      <style:text-properties officeooo:rsid="1b6d2e97"/>
    </style:style>
    <style:style style:name="T1010" style:family="text">
      <style:text-properties officeooo:rsid="1b90d811"/>
    </style:style>
    <style:style style:name="T1011" style:family="text">
      <style:text-properties fo:color="#8ba60e" officeooo:rsid="1b9fea33"/>
    </style:style>
    <style:style style:name="T1012" style:family="text">
      <style:text-properties officeooo:rsid="1bc6ea06"/>
    </style:style>
    <style:style style:name="T1013" style:family="text">
      <style:text-properties officeooo:rsid="1bc805aa"/>
    </style:style>
    <style:style style:name="T1014" style:family="text">
      <style:text-properties officeooo:rsid="1beb31a4"/>
    </style:style>
    <style:style style:name="T1015" style:family="text">
      <style:text-properties officeooo:rsid="1bfc5673"/>
    </style:style>
    <style:style style:name="T1016" style:family="text">
      <style:text-properties officeooo:rsid="1c014cf9"/>
    </style:style>
    <style:style style:name="T1017" style:family="text">
      <style:text-properties officeooo:rsid="1c1a5de7"/>
    </style:style>
    <style:style style:name="T1018" style:family="text">
      <style:text-properties officeooo:rsid="1c278838"/>
    </style:style>
    <style:style style:name="T1019" style:family="text">
      <style:text-properties officeooo:rsid="1c353327"/>
    </style:style>
    <style:style style:name="T1020" style:family="text">
      <style:text-properties officeooo:rsid="1c452d62"/>
    </style:style>
    <style:style style:name="T1021" style:family="text">
      <style:text-properties officeooo:rsid="1c497a43"/>
    </style:style>
    <style:style style:name="T1022" style:family="text">
      <style:text-properties officeooo:rsid="1c561b64"/>
    </style:style>
    <style:style style:name="T1023" style:family="text">
      <style:text-properties officeooo:rsid="1c5ed653"/>
    </style:style>
    <style:style style:name="T1024" style:family="text">
      <style:text-properties officeooo:rsid="1c9dbd6e"/>
    </style:style>
    <style:style style:name="T1025" style:family="text">
      <style:text-properties officeooo:rsid="1ca00f97"/>
    </style:style>
    <style:style style:name="T1026" style:family="text">
      <style:text-properties officeooo:rsid="1ca2efdb"/>
    </style:style>
    <style:style style:name="T1027" style:family="text">
      <style:text-properties officeooo:rsid="1ca3fec7"/>
    </style:style>
    <style:style style:name="T1028" style:family="text">
      <style:text-properties officeooo:rsid="1ca5d4f3"/>
    </style:style>
    <style:style style:name="T1029" style:family="text">
      <style:text-properties officeooo:rsid="1cab484f"/>
    </style:style>
    <style:style style:name="T1030" style:family="text">
      <style:text-properties officeooo:rsid="1cbdcdfa"/>
    </style:style>
    <style:style style:name="T1031" style:family="text">
      <style:text-properties officeooo:rsid="1cc21e17"/>
    </style:style>
    <style:style style:name="T1032" style:family="text">
      <style:text-properties style:use-window-font-color="true" fo:font-style="normal" style:text-underline-style="none" style:font-style-asian="normal" style:font-style-complex="normal"/>
    </style:style>
    <style:style style:name="T1033" style:family="text">
      <style:text-properties style:use-window-font-color="true" fo:font-style="normal" style:text-underline-style="none" officeooo:rsid="1d022b82" style:font-style-asian="normal" style:font-style-complex="normal"/>
    </style:style>
    <style:style style:name="T1034" style:family="text">
      <style:text-properties style:use-window-font-color="true" fo:font-style="normal" style:text-underline-style="none" officeooo:rsid="1d027b0c" style:font-style-asian="normal" style:font-style-complex="normal"/>
    </style:style>
    <style:style style:name="T1035" style:family="text">
      <style:text-properties style:use-window-font-color="true" fo:font-style="normal" style:text-underline-style="none" officeooo:rsid="1d041b4e" style:font-style-asian="normal" style:font-style-complex="normal"/>
    </style:style>
    <style:style style:name="T1036" style:family="text">
      <style:text-properties style:use-window-font-color="true" fo:font-style="normal" style:text-underline-style="none" officeooo:rsid="1d0a7d76" style:font-style-asian="normal" style:font-style-complex="normal"/>
    </style:style>
    <style:style style:name="T1037" style:family="text">
      <style:text-properties style:use-window-font-color="true" fo:font-style="normal" style:text-underline-style="none" officeooo:rsid="1d0b6e26" style:font-style-asian="normal" style:font-style-complex="normal"/>
    </style:style>
    <style:style style:name="T1038" style:family="text">
      <style:text-properties style:use-window-font-color="true" fo:font-style="normal" style:text-underline-style="none" officeooo:rsid="1d0b97e5" style:font-style-asian="normal" style:font-style-complex="normal"/>
    </style:style>
    <style:style style:name="T1039" style:family="text">
      <style:text-properties style:use-window-font-color="true" fo:font-style="normal" style:text-underline-style="none" officeooo:rsid="1debfb71" style:font-style-asian="normal" style:font-style-complex="normal"/>
    </style:style>
    <style:style style:name="T1040" style:family="text">
      <style:text-properties style:use-window-font-color="true" fo:font-style="normal" style:text-underline-style="none" officeooo:rsid="1def32cc" style:font-style-asian="normal" style:font-style-complex="normal"/>
    </style:style>
    <style:style style:name="T1041" style:family="text">
      <style:text-properties style:use-window-font-color="true" fo:font-style="normal" style:text-underline-style="none" officeooo:rsid="1deff3ae" style:font-style-asian="normal" style:font-style-complex="normal"/>
    </style:style>
    <style:style style:name="T1042" style:family="text">
      <style:text-properties style:use-window-font-color="true" fo:font-style="normal" style:text-underline-style="none" officeooo:rsid="23240dc4" style:font-style-asian="normal" style:font-style-complex="normal"/>
    </style:style>
    <style:style style:name="T1043" style:family="text">
      <style:text-properties style:use-window-font-color="true" fo:font-style="normal" style:text-underline-style="none" officeooo:rsid="24ab6b95" style:font-style-asian="normal" style:font-style-complex="normal"/>
    </style:style>
    <style:style style:name="T1044" style:family="text">
      <style:text-properties officeooo:rsid="1d11737a"/>
    </style:style>
    <style:style style:name="T1045" style:family="text">
      <style:text-properties officeooo:rsid="1d17b1cf"/>
    </style:style>
    <style:style style:name="T1046" style:family="text">
      <style:text-properties officeooo:rsid="1d220948"/>
    </style:style>
    <style:style style:name="T1047" style:family="text">
      <style:text-properties officeooo:rsid="1d2520de"/>
    </style:style>
    <style:style style:name="T1048" style:family="text">
      <style:text-properties officeooo:rsid="1d25fac5"/>
    </style:style>
    <style:style style:name="T1049" style:family="text">
      <style:text-properties officeooo:rsid="1d2953bb"/>
    </style:style>
    <style:style style:name="T1050" style:family="text">
      <style:text-properties officeooo:rsid="1d2fdeb8"/>
    </style:style>
    <style:style style:name="T1051" style:family="text">
      <style:text-properties officeooo:rsid="1d384bdc"/>
    </style:style>
    <style:style style:name="T1052" style:family="text">
      <style:text-properties officeooo:rsid="1d422cc8"/>
    </style:style>
    <style:style style:name="T1053" style:family="text">
      <style:text-properties fo:color="#6482ff" fo:font-style="normal" officeooo:rsid="1d5c578a" style:font-style-asian="normal" style:font-style-complex="normal"/>
    </style:style>
    <style:style style:name="T1054" style:family="text">
      <style:text-properties officeooo:rsid="1d63e612"/>
    </style:style>
    <style:style style:name="T1055" style:family="text">
      <style:text-properties officeooo:rsid="1d73fb42"/>
    </style:style>
    <style:style style:name="T1056" style:family="text">
      <style:text-properties officeooo:rsid="1d75ffc5"/>
    </style:style>
    <style:style style:name="T1057" style:family="text">
      <style:text-properties officeooo:rsid="1d8be3b7"/>
    </style:style>
    <style:style style:name="T1058" style:family="text">
      <style:text-properties officeooo:rsid="1d8eb544"/>
    </style:style>
    <style:style style:name="T1059" style:family="text">
      <style:text-properties officeooo:rsid="1d8fe60c"/>
    </style:style>
    <style:style style:name="T1060" style:family="text">
      <style:text-properties officeooo:rsid="1d944136"/>
    </style:style>
    <style:style style:name="T1061" style:family="text">
      <style:text-properties officeooo:rsid="1d96bc50"/>
    </style:style>
    <style:style style:name="T1062" style:family="text">
      <style:text-properties officeooo:rsid="1da613d3"/>
    </style:style>
    <style:style style:name="T1063" style:family="text">
      <style:text-properties officeooo:rsid="1da97581"/>
    </style:style>
    <style:style style:name="T1064" style:family="text">
      <style:text-properties officeooo:rsid="1daec05d"/>
    </style:style>
    <style:style style:name="T1065" style:family="text">
      <style:text-properties officeooo:rsid="1db13af9"/>
    </style:style>
    <style:style style:name="T1066" style:family="text">
      <style:text-properties officeooo:rsid="1db3c0a0"/>
    </style:style>
    <style:style style:name="T1067" style:family="text">
      <style:text-properties officeooo:rsid="1db4ee75"/>
    </style:style>
    <style:style style:name="T1068" style:family="text">
      <style:text-properties officeooo:rsid="1dcbe43e"/>
    </style:style>
    <style:style style:name="T1069" style:family="text">
      <style:text-properties officeooo:rsid="136c9d2e"/>
    </style:style>
    <style:style style:name="T1070" style:family="text">
      <style:text-properties officeooo:rsid="1d648cfa"/>
    </style:style>
    <style:style style:name="T1071" style:family="text">
      <style:text-properties officeooo:rsid="1e0d2c3e"/>
    </style:style>
    <style:style style:name="T1072" style:family="text">
      <style:text-properties officeooo:rsid="1e2448da"/>
    </style:style>
    <style:style style:name="T1073" style:family="text">
      <style:text-properties officeooo:rsid="1e24e547"/>
    </style:style>
    <style:style style:name="T1074" style:family="text">
      <style:text-properties officeooo:rsid="1e461e64"/>
    </style:style>
    <style:style style:name="T1075" style:family="text">
      <style:text-properties officeooo:rsid="1e475c70"/>
    </style:style>
    <style:style style:name="T1076" style:family="text">
      <style:text-properties officeooo:rsid="1e51a2a5"/>
    </style:style>
    <style:style style:name="T1077" style:family="text">
      <style:text-properties officeooo:rsid="1e5b52d1"/>
    </style:style>
    <style:style style:name="T1078" style:family="text">
      <style:text-properties officeooo:rsid="1e5d284a"/>
    </style:style>
    <style:style style:name="T1079" style:family="text">
      <style:text-properties officeooo:rsid="1e612297"/>
    </style:style>
    <style:style style:name="T1080" style:family="text">
      <style:text-properties officeooo:rsid="1d3b7456"/>
    </style:style>
    <style:style style:name="T1081" style:family="text">
      <style:text-properties officeooo:rsid="1e770ea0"/>
    </style:style>
    <style:style style:name="T1082" style:family="text">
      <style:text-properties officeooo:rsid="1ea453dc"/>
    </style:style>
    <style:style style:name="T1083" style:family="text">
      <style:text-properties officeooo:rsid="1eae0bfd"/>
    </style:style>
    <style:style style:name="T1084" style:family="text">
      <style:text-properties officeooo:rsid="1eb4f784"/>
    </style:style>
    <style:style style:name="T1085" style:family="text">
      <style:text-properties officeooo:rsid="1eb706aa"/>
    </style:style>
    <style:style style:name="T1086" style:family="text">
      <style:text-properties officeooo:rsid="1eba2bb4"/>
    </style:style>
    <style:style style:name="T1087" style:family="text">
      <style:text-properties officeooo:rsid="1ebabb04"/>
    </style:style>
    <style:style style:name="T1088" style:family="text">
      <style:text-properties officeooo:rsid="1ed80683"/>
    </style:style>
    <style:style style:name="T1089" style:family="text">
      <style:text-properties officeooo:rsid="1eec286f"/>
    </style:style>
    <style:style style:name="T1090" style:family="text">
      <style:text-properties officeooo:rsid="1eec2ec2"/>
    </style:style>
    <style:style style:name="T1091" style:family="text">
      <style:text-properties officeooo:rsid="1f036c10"/>
    </style:style>
    <style:style style:name="T1092" style:family="text">
      <style:text-properties officeooo:rsid="1f04fcdb"/>
    </style:style>
    <style:style style:name="T1093" style:family="text">
      <style:text-properties officeooo:rsid="153a7f8f"/>
    </style:style>
    <style:style style:name="T1094" style:family="text">
      <style:text-properties officeooo:rsid="1f101afa"/>
    </style:style>
    <style:style style:name="T1095" style:family="text">
      <style:text-properties officeooo:rsid="1f13151d"/>
    </style:style>
    <style:style style:name="T1096" style:family="text">
      <style:text-properties officeooo:rsid="1f4956fd"/>
    </style:style>
    <style:style style:name="T1097" style:family="text">
      <style:text-properties officeooo:rsid="1f4b7889"/>
    </style:style>
    <style:style style:name="T1098" style:family="text">
      <style:text-properties officeooo:rsid="1f55fee9"/>
    </style:style>
    <style:style style:name="T1099" style:family="text">
      <style:text-properties officeooo:rsid="1f57bc37"/>
    </style:style>
    <style:style style:name="T1100" style:family="text">
      <style:text-properties officeooo:rsid="1f5a4455"/>
    </style:style>
    <style:style style:name="T1101" style:family="text">
      <style:text-properties officeooo:rsid="1f5c2a2c"/>
    </style:style>
    <style:style style:name="T1102" style:family="text">
      <style:text-properties officeooo:rsid="1f718868"/>
    </style:style>
    <style:style style:name="T1103" style:family="text">
      <style:text-properties officeooo:rsid="1f7304d5"/>
    </style:style>
    <style:style style:name="T1104" style:family="text">
      <style:text-properties officeooo:rsid="1f80df76"/>
    </style:style>
    <style:style style:name="T1105" style:family="text">
      <style:text-properties officeooo:rsid="1f83e655"/>
    </style:style>
    <style:style style:name="T1106" style:family="text">
      <style:text-properties officeooo:rsid="1f9cf616"/>
    </style:style>
    <style:style style:name="T1107" style:family="text">
      <style:text-properties officeooo:rsid="1fb2d0f0"/>
    </style:style>
    <style:style style:name="T1108" style:family="text">
      <style:text-properties officeooo:rsid="1fddd657"/>
    </style:style>
    <style:style style:name="T1109" style:family="text">
      <style:text-properties officeooo:rsid="1fe0bfc8"/>
    </style:style>
    <style:style style:name="T1110" style:family="text">
      <style:text-properties officeooo:rsid="1feeca78"/>
    </style:style>
    <style:style style:name="T1111" style:family="text">
      <style:text-properties officeooo:rsid="1ff0b121"/>
    </style:style>
    <style:style style:name="T1112" style:family="text">
      <style:text-properties officeooo:rsid="1ff15e66"/>
    </style:style>
    <style:style style:name="T1113" style:family="text">
      <style:text-properties officeooo:rsid="1ff87925"/>
    </style:style>
    <style:style style:name="T1114" style:family="text">
      <style:text-properties officeooo:rsid="1ffa3fc7"/>
    </style:style>
    <style:style style:name="T1115" style:family="text">
      <style:text-properties officeooo:rsid="20011288"/>
    </style:style>
    <style:style style:name="T1116" style:family="text">
      <style:text-properties officeooo:rsid="20119af0"/>
    </style:style>
    <style:style style:name="T1117" style:family="text">
      <style:text-properties officeooo:rsid="20155988"/>
    </style:style>
    <style:style style:name="T1118" style:family="text">
      <style:text-properties officeooo:rsid="2017bcfd"/>
    </style:style>
    <style:style style:name="T1119" style:family="text">
      <style:text-properties officeooo:rsid="2026f42c"/>
    </style:style>
    <style:style style:name="T1120" style:family="text">
      <style:text-properties officeooo:rsid="202f608a"/>
    </style:style>
    <style:style style:name="T1121" style:family="text">
      <style:text-properties officeooo:rsid="20325278"/>
    </style:style>
    <style:style style:name="T1122" style:family="text">
      <style:text-properties officeooo:rsid="207a0c1d"/>
    </style:style>
    <style:style style:name="T1123" style:family="text">
      <style:text-properties officeooo:rsid="207da7e6"/>
    </style:style>
    <style:style style:name="T1124" style:family="text">
      <style:text-properties officeooo:rsid="2082db37"/>
    </style:style>
    <style:style style:name="T1125" style:family="text">
      <style:text-properties officeooo:rsid="20861374"/>
    </style:style>
    <style:style style:name="T1126" style:family="text">
      <style:text-properties officeooo:rsid="2087d078"/>
    </style:style>
    <style:style style:name="T1127" style:family="text">
      <style:text-properties officeooo:rsid="2088a134"/>
    </style:style>
    <style:style style:name="T1128" style:family="text">
      <style:text-properties officeooo:rsid="208ae2e3"/>
    </style:style>
    <style:style style:name="T1129" style:family="text">
      <style:text-properties officeooo:rsid="208c89fb"/>
    </style:style>
    <style:style style:name="T1130" style:family="text">
      <style:text-properties officeooo:rsid="208f684b"/>
    </style:style>
    <style:style style:name="T1131" style:family="text">
      <style:text-properties officeooo:rsid="208f8933"/>
    </style:style>
    <style:style style:name="T1132" style:family="text">
      <style:text-properties officeooo:rsid="209aec59"/>
    </style:style>
    <style:style style:name="T1133" style:family="text">
      <style:text-properties officeooo:rsid="209c91af"/>
    </style:style>
    <style:style style:name="T1134" style:family="text">
      <style:text-properties officeooo:rsid="20ae9233"/>
    </style:style>
    <style:style style:name="T1135" style:family="text">
      <style:text-properties officeooo:rsid="20b868e0"/>
    </style:style>
    <style:style style:name="T1136" style:family="text">
      <style:text-properties officeooo:rsid="20c7960a"/>
    </style:style>
    <style:style style:name="T1137" style:family="text">
      <style:text-properties officeooo:rsid="20cd57eb"/>
    </style:style>
    <style:style style:name="T1138" style:family="text">
      <style:text-properties officeooo:rsid="20eb5f46"/>
    </style:style>
    <style:style style:name="T1139" style:family="text">
      <style:text-properties officeooo:rsid="20eeb82c"/>
    </style:style>
    <style:style style:name="T1140" style:family="text">
      <style:text-properties officeooo:rsid="2107ada6"/>
    </style:style>
    <style:style style:name="T1141" style:family="text">
      <style:text-properties officeooo:rsid="21267627"/>
    </style:style>
    <style:style style:name="T1142" style:family="text">
      <style:text-properties officeooo:rsid="21327caa"/>
    </style:style>
    <style:style style:name="T1143" style:family="text">
      <style:text-properties officeooo:rsid="2149e1c9"/>
    </style:style>
    <style:style style:name="T1144" style:family="text">
      <style:text-properties officeooo:rsid="214e67df"/>
    </style:style>
    <style:style style:name="T1145" style:family="text">
      <style:text-properties officeooo:rsid="215fe9b5"/>
    </style:style>
    <style:style style:name="T1146" style:family="text">
      <style:text-properties officeooo:rsid="216180ca"/>
    </style:style>
    <style:style style:name="T1147" style:family="text">
      <style:text-properties officeooo:rsid="21953dca"/>
    </style:style>
    <style:style style:name="T1148" style:family="text">
      <style:text-properties officeooo:rsid="21977a6c"/>
    </style:style>
    <style:style style:name="T1149" style:family="text">
      <style:text-properties officeooo:rsid="219c1435"/>
    </style:style>
    <style:style style:name="T1150" style:family="text">
      <style:text-properties officeooo:rsid="219c7cac"/>
    </style:style>
    <style:style style:name="T1151" style:family="text">
      <style:text-properties officeooo:rsid="21c1d0e8"/>
    </style:style>
    <style:style style:name="T1152" style:family="text">
      <style:text-properties officeooo:rsid="21c7ae80"/>
    </style:style>
    <style:style style:name="T1153" style:family="text">
      <style:text-properties officeooo:rsid="21c94840"/>
    </style:style>
    <style:style style:name="T1154" style:family="text">
      <style:text-properties officeooo:rsid="21cbefeb"/>
    </style:style>
    <style:style style:name="T1155" style:family="text">
      <style:text-properties officeooo:rsid="21ee0607"/>
    </style:style>
    <style:style style:name="T1156" style:family="text">
      <style:text-properties officeooo:rsid="21efea5f"/>
    </style:style>
    <style:style style:name="T1157" style:family="text">
      <style:text-properties officeooo:rsid="21f2cb68"/>
    </style:style>
    <style:style style:name="T1158" style:family="text">
      <style:text-properties officeooo:rsid="21f32011"/>
    </style:style>
    <style:style style:name="T1159" style:family="text">
      <style:text-properties officeooo:rsid="21f3baeb"/>
    </style:style>
    <style:style style:name="T1160" style:family="text">
      <style:text-properties officeooo:rsid="21f8950e"/>
    </style:style>
    <style:style style:name="T1161" style:family="text">
      <style:text-properties officeooo:rsid="21fe7135"/>
    </style:style>
    <style:style style:name="T1162" style:family="text">
      <style:text-properties officeooo:rsid="222a3134"/>
    </style:style>
    <style:style style:name="T1163" style:family="text">
      <style:text-properties officeooo:rsid="222dae39"/>
    </style:style>
    <style:style style:name="T1164" style:family="text">
      <style:text-properties officeooo:rsid="22306b6b"/>
    </style:style>
    <style:style style:name="T1165" style:family="text">
      <style:text-properties officeooo:rsid="223e6afd"/>
    </style:style>
    <style:style style:name="T1166" style:family="text">
      <style:text-properties officeooo:rsid="2242eb55"/>
    </style:style>
    <style:style style:name="T1167" style:family="text">
      <style:text-properties officeooo:rsid="2251c340"/>
    </style:style>
    <style:style style:name="T1168" style:family="text">
      <style:text-properties officeooo:rsid="225bcaea"/>
    </style:style>
    <style:style style:name="T1169" style:family="text">
      <style:text-properties officeooo:rsid="22689a72"/>
    </style:style>
    <style:style style:name="T1170" style:family="text">
      <style:text-properties style:text-underline-style="solid" style:text-underline-width="auto" style:text-underline-color="font-color"/>
    </style:style>
    <style:style style:name="T1171" style:family="text">
      <style:text-properties style:text-underline-style="solid" style:text-underline-width="auto" style:text-underline-color="font-color" fo:font-weight="normal" style:font-weight-asian="normal" style:font-weight-complex="normal"/>
    </style:style>
    <style:style style:name="T1172" style:family="text">
      <style:text-properties style:text-underline-style="solid" style:text-underline-width="auto" style:text-underline-color="font-color" fo:font-weight="normal" officeooo:rsid="189f1577" style:font-weight-asian="normal" style:font-weight-complex="normal"/>
    </style:style>
    <style:style style:name="T1173" style:family="text">
      <style:text-properties style:text-underline-style="solid" style:text-underline-width="auto" style:text-underline-color="font-color" fo:font-weight="normal" officeooo:rsid="226a4e59" style:font-weight-asian="normal" style:font-weight-complex="normal"/>
    </style:style>
    <style:style style:name="T1174" style:family="text">
      <style:text-properties style:text-underline-style="solid" style:text-underline-width="auto" style:text-underline-color="font-color" fo:font-weight="normal" officeooo:rsid="16174fb8" style:font-weight-asian="normal" style:font-weight-complex="normal"/>
    </style:style>
    <style:style style:name="T1175" style:family="text">
      <style:text-properties style:text-underline-style="solid" style:text-underline-width="auto" style:text-underline-color="font-color" fo:font-weight="normal" officeooo:rsid="225bcaea" style:font-weight-asian="normal" style:font-weight-complex="normal"/>
    </style:style>
    <style:style style:name="T1176" style:family="text">
      <style:text-properties style:text-underline-style="solid" style:text-underline-width="auto" style:text-underline-color="font-color" officeooo:rsid="18e8f20c"/>
    </style:style>
    <style:style style:name="T1177" style:family="text">
      <style:text-properties style:text-underline-style="solid" style:text-underline-width="auto" style:text-underline-color="font-color" officeooo:rsid="227b4df1"/>
    </style:style>
    <style:style style:name="T1178" style:family="text">
      <style:text-properties style:text-underline-style="solid" style:text-underline-width="auto" style:text-underline-color="font-color" officeooo:rsid="2288d7d1"/>
    </style:style>
    <style:style style:name="T1179" style:family="text">
      <style:text-properties style:text-underline-style="solid" style:text-underline-width="auto" style:text-underline-color="font-color" officeooo:rsid="1d13a54a"/>
    </style:style>
    <style:style style:name="T1180" style:family="text">
      <style:text-properties style:text-underline-style="solid" style:text-underline-width="auto" style:text-underline-color="font-color" officeooo:rsid="2298f772"/>
    </style:style>
    <style:style style:name="T1181" style:family="text">
      <style:text-properties style:text-underline-style="solid" style:text-underline-width="auto" style:text-underline-color="font-color" officeooo:rsid="1d2fdeb8"/>
    </style:style>
    <style:style style:name="T1182" style:family="text">
      <style:text-properties style:text-underline-style="solid" style:text-underline-width="auto" style:text-underline-color="font-color" officeooo:rsid="22d241ea"/>
    </style:style>
    <style:style style:name="T1183" style:family="text">
      <style:text-properties style:text-underline-style="solid" style:text-underline-width="auto" style:text-underline-color="font-color" officeooo:rsid="22d8a962"/>
    </style:style>
    <style:style style:name="T1184" style:family="text">
      <style:text-properties style:text-underline-style="solid" style:text-underline-width="auto" style:text-underline-color="font-color" officeooo:rsid="1d7c05dc"/>
    </style:style>
    <style:style style:name="T1185" style:family="text">
      <style:text-properties style:text-underline-style="solid" style:text-underline-width="auto" style:text-underline-color="font-color" officeooo:rsid="1c81d622"/>
    </style:style>
    <style:style style:name="T1186" style:family="text">
      <style:text-properties style:text-underline-style="solid" style:text-underline-width="auto" style:text-underline-color="font-color" fo:font-weight="bold" style:font-weight-asian="bold" style:font-weight-complex="bold"/>
    </style:style>
    <style:style style:name="T1187" style:family="text">
      <style:text-properties style:text-underline-style="solid" style:text-underline-width="auto" style:text-underline-color="font-color" officeooo:rsid="151cf1f3"/>
    </style:style>
    <style:style style:name="T1188" style:family="text">
      <style:text-properties style:text-underline-style="solid" style:text-underline-width="auto" style:text-underline-color="font-color" officeooo:rsid="230435b4"/>
    </style:style>
    <style:style style:name="T1189" style:family="text">
      <style:text-properties style:text-underline-style="solid" style:text-underline-width="auto" style:text-underline-color="font-color" officeooo:rsid="16138f01"/>
    </style:style>
    <style:style style:name="T1190" style:family="text">
      <style:text-properties style:text-underline-style="solid" style:text-underline-width="auto" style:text-underline-color="font-color" officeooo:rsid="1f4956fd"/>
    </style:style>
    <style:style style:name="T1191" style:family="text">
      <style:text-properties style:text-underline-style="solid" style:text-underline-width="auto" style:text-underline-color="font-color" officeooo:rsid="237cfa8d"/>
    </style:style>
    <style:style style:name="T1192" style:family="text">
      <style:text-properties style:text-underline-style="solid" style:text-underline-width="auto" style:text-underline-color="font-color" officeooo:rsid="1adc8609"/>
    </style:style>
    <style:style style:name="T1193" style:family="text">
      <style:text-properties style:text-underline-style="solid" style:text-underline-width="auto" style:text-underline-color="font-color" officeooo:rsid="182c6288"/>
    </style:style>
    <style:style style:name="T1194" style:family="text">
      <style:text-properties style:text-underline-style="solid" style:text-underline-width="auto" style:text-underline-color="font-color" officeooo:rsid="23a1a55e"/>
    </style:style>
    <style:style style:name="T1195" style:family="text">
      <style:text-properties style:text-underline-style="solid" style:text-underline-width="auto" style:text-underline-color="font-color" officeooo:rsid="1b1a5bf4"/>
    </style:style>
    <style:style style:name="T1196" style:family="text">
      <style:text-properties style:text-underline-style="solid" style:text-underline-width="auto" style:text-underline-color="font-color" officeooo:rsid="16174fb8"/>
    </style:style>
    <style:style style:name="T1197" style:family="text">
      <style:text-properties style:text-underline-style="solid" style:text-underline-width="auto" style:text-underline-color="font-color" officeooo:rsid="19100872"/>
    </style:style>
    <style:style style:name="T1198" style:family="text">
      <style:text-properties style:text-underline-style="solid" style:text-underline-width="auto" style:text-underline-color="font-color" officeooo:rsid="23db23da"/>
    </style:style>
    <style:style style:name="T1199" style:family="text">
      <style:text-properties style:text-underline-style="solid" style:text-underline-width="auto" style:text-underline-color="font-color" officeooo:rsid="23e64d71"/>
    </style:style>
    <style:style style:name="T1200" style:family="text">
      <style:text-properties style:text-underline-style="solid" style:text-underline-width="auto" style:text-underline-color="font-color" officeooo:rsid="23ef8d18"/>
    </style:style>
    <style:style style:name="T1201" style:family="text">
      <style:text-properties style:text-underline-style="solid" style:text-underline-width="auto" style:text-underline-color="font-color" officeooo:rsid="23f219d6"/>
    </style:style>
    <style:style style:name="T1202" style:family="text">
      <style:text-properties style:text-underline-style="solid" style:text-underline-width="auto" style:text-underline-color="font-color" officeooo:rsid="1bca54bf"/>
    </style:style>
    <style:style style:name="T1203" style:family="text">
      <style:text-properties style:text-underline-style="solid" style:text-underline-width="auto" style:text-underline-color="font-color" officeooo:rsid="23fb4823"/>
    </style:style>
    <style:style style:name="T1204" style:family="text">
      <style:text-properties style:text-underline-style="solid" style:text-underline-width="auto" style:text-underline-color="font-color" officeooo:rsid="1a28edc9"/>
    </style:style>
    <style:style style:name="T1205" style:family="text">
      <style:text-properties style:text-underline-style="none"/>
    </style:style>
    <style:style style:name="T1206" style:family="text">
      <style:text-properties style:text-underline-style="none" officeooo:rsid="2288d7d1"/>
    </style:style>
    <style:style style:name="T1207" style:family="text">
      <style:text-properties style:text-underline-style="none" officeooo:rsid="2289e00d"/>
    </style:style>
    <style:style style:name="T1208" style:family="text">
      <style:text-properties style:text-underline-style="none" officeooo:rsid="228b7966"/>
    </style:style>
    <style:style style:name="T1209" style:family="text">
      <style:text-properties style:text-underline-style="none" officeooo:rsid="22d8a962"/>
    </style:style>
    <style:style style:name="T1210" style:family="text">
      <style:text-properties style:text-underline-style="none" fo:font-weight="normal" style:font-weight-asian="normal" style:font-weight-complex="normal"/>
    </style:style>
    <style:style style:name="T1211" style:family="text">
      <style:text-properties style:text-underline-style="none" fo:font-weight="normal" officeooo:rsid="1e401b6c" style:font-weight-asian="normal" style:font-weight-complex="normal"/>
    </style:style>
    <style:style style:name="T1212" style:family="text">
      <style:text-properties style:text-underline-style="none" fo:font-weight="normal" officeooo:rsid="22db9fb8" style:font-weight-asian="normal" style:font-weight-complex="normal"/>
    </style:style>
    <style:style style:name="T1213" style:family="text">
      <style:text-properties style:text-underline-style="none" fo:font-weight="normal" officeooo:rsid="24a6c563" style:font-weight-asian="normal" style:font-weight-complex="normal"/>
    </style:style>
    <style:style style:name="T1214" style:family="text">
      <style:text-properties style:text-underline-style="none" officeooo:rsid="1e33970c"/>
    </style:style>
    <style:style style:name="T1215" style:family="text">
      <style:text-properties style:text-underline-style="none" officeooo:rsid="23ef8d18"/>
    </style:style>
    <style:style style:name="T1216" style:family="text">
      <style:text-properties style:text-underline-style="none" officeooo:rsid="1dcbe43e"/>
    </style:style>
    <style:style style:name="T1217" style:family="text">
      <style:text-properties style:text-underline-style="none" officeooo:rsid="2494d38f"/>
    </style:style>
    <style:style style:name="T1218" style:family="text">
      <style:text-properties style:text-underline-style="none" officeooo:rsid="1f185968"/>
    </style:style>
    <style:style style:name="T1219" style:family="text">
      <style:text-properties style:text-underline-style="none" officeooo:rsid="1d89163c"/>
    </style:style>
    <style:style style:name="T1220" style:family="text">
      <style:text-properties style:text-underline-style="none" officeooo:rsid="174ff3af"/>
    </style:style>
    <style:style style:name="T1221" style:family="text">
      <style:text-properties style:text-underline-style="none" officeooo:rsid="24b07a1f"/>
    </style:style>
    <style:style style:name="T1222" style:family="text">
      <style:text-properties officeooo:rsid="2270973c"/>
    </style:style>
    <style:style style:name="T1223" style:family="text">
      <style:text-properties officeooo:rsid="2271c943"/>
    </style:style>
    <style:style style:name="T1224" style:family="text">
      <style:text-properties officeooo:rsid="22729f49"/>
    </style:style>
    <style:style style:name="T1225" style:family="text">
      <style:text-properties officeooo:rsid="22743b1e"/>
    </style:style>
    <style:style style:name="T1226" style:family="text">
      <style:text-properties officeooo:rsid="22755630"/>
    </style:style>
    <style:style style:name="T1227" style:family="text">
      <style:text-properties officeooo:rsid="1d13a54a"/>
    </style:style>
    <style:style style:name="T1228" style:family="text">
      <style:text-properties officeooo:rsid="2288d7d1"/>
    </style:style>
    <style:style style:name="T1229" style:family="text">
      <style:text-properties officeooo:rsid="1d21a784"/>
    </style:style>
    <style:style style:name="T1230" style:family="text">
      <style:text-properties fo:font-variant="normal" fo:text-transform="none" fo:color="#222222" fo:letter-spacing="normal" fo:font-style="italic" style:font-style-asian="italic" style:font-style-complex="italic"/>
    </style:style>
    <style:style style:name="T1231" style:family="text">
      <style:text-properties fo:font-variant="normal" fo:text-transform="none" fo:color="#222222" fo:letter-spacing="normal" fo:font-style="italic" officeooo:rsid="1d1a7fb6" style:font-style-asian="italic" style:font-style-complex="italic"/>
    </style:style>
    <style:style style:name="T1232" style:family="text">
      <style:text-properties fo:font-variant="normal" fo:text-transform="none" fo:color="#222222" fo:letter-spacing="normal" fo:font-style="italic" officeooo:rsid="23855347" style:font-style-asian="italic" style:font-style-complex="italic"/>
    </style:style>
    <style:style style:name="T123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3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3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36" style:family="text">
      <style:text-properties fo:font-variant="normal" fo:text-transform="none" fo:color="#222222" fo:letter-spacing="normal" fo:font-style="normal" style:font-style-asian="normal" style:font-style-complex="normal"/>
    </style:style>
    <style:style style:name="T1237" style:family="text">
      <style:text-properties fo:font-variant="normal" fo:text-transform="none" fo:color="#222222" fo:letter-spacing="normal" fo:font-style="normal" officeooo:rsid="2291ef2b" style:font-style-asian="normal" style:font-style-complex="normal"/>
    </style:style>
    <style:style style:name="T1238" style:family="text">
      <style:text-properties fo:font-variant="normal" fo:text-transform="none" fo:color="#222222" fo:letter-spacing="normal" fo:font-style="normal" officeooo:rsid="1d1a7fb6" style:font-style-asian="normal" style:font-style-complex="normal"/>
    </style:style>
    <style:style style:name="T123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40" style:family="text">
      <style:text-properties fo:font-variant="normal" fo:text-transform="none" fo:color="#222222" fo:letter-spacing="normal" fo:language="cs" fo:country="CZ" fo:font-style="normal" officeooo:rsid="1d1a7fb6" style:font-style-asian="normal" style:font-style-complex="normal"/>
    </style:style>
    <style:style style:name="T1241" style:family="text">
      <style:text-properties fo:font-variant="normal" fo:text-transform="none" fo:color="#222222" fo:letter-spacing="normal" fo:language="cs" fo:country="CZ" fo:font-style="italic" officeooo:rsid="1d1a7fb6" style:font-style-asian="italic" style:font-style-complex="italic"/>
    </style:style>
    <style:style style:name="T1242" style:family="text">
      <style:text-properties fo:font-variant="normal" fo:text-transform="none" fo:color="#222222" fo:letter-spacing="normal" fo:font-weight="bold" officeooo:rsid="1d1a7fb6" style:font-weight-asian="bold" style:font-weight-complex="bold"/>
    </style:style>
    <style:style style:name="T1243" style:family="text">
      <style:text-properties fo:font-variant="normal" fo:text-transform="none" fo:color="#000000" fo:letter-spacing="normal"/>
    </style:style>
    <style:style style:name="T1244" style:family="text">
      <style:text-properties fo:font-variant="normal" fo:text-transform="none" fo:color="#000000" fo:letter-spacing="normal" style:text-underline-style="none" officeooo:rsid="2291ef2b"/>
    </style:style>
    <style:style style:name="T124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4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4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4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4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5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5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5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5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5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55" style:family="text">
      <style:text-properties fo:font-variant="normal" fo:text-transform="none" fo:color="#000000" fo:letter-spacing="normal" fo:language="cs" fo:country="CZ" fo:font-style="normal" style:text-underline-style="none" fo:font-weight="normal" officeooo:rsid="1f700409" style:font-style-asian="normal" style:font-weight-asian="normal" style:font-style-complex="normal" style:font-weight-complex="normal"/>
    </style:style>
    <style:style style:name="T1256" style:family="text">
      <style:text-properties fo:font-variant="normal" fo:text-transform="none" fo:color="#000000" fo:letter-spacing="normal" fo:language="cs" fo:country="CZ" fo:font-style="normal" style:text-underline-style="none" fo:font-weight="normal" officeooo:rsid="1f712c58" style:font-style-asian="normal" style:font-weight-asian="normal" style:font-style-complex="normal" style:font-weight-complex="normal"/>
    </style:style>
    <style:style style:name="T1257"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e03aea"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73" style:family="text">
      <style:text-properties fo:font-variant="normal" fo:text-transform="none" fo:color="#000000" fo:letter-spacing="normal" fo:font-style="normal" style:text-underline-style="none" officeooo:rsid="2291ef2b" style:font-style-asian="normal" style:font-style-complex="normal"/>
    </style:style>
    <style:style style:name="T127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7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7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7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7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7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8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8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8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8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8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8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font-style-asian="normal" style:font-style-complex="normal" loext:padding="0cm" loext:border="none"/>
    </style:style>
    <style:style style:name="T1287" style:family="text">
      <style:text-properties fo:font-variant="normal" fo:text-transform="none" fo:color="#000000" fo:letter-spacing="normal" fo:font-style="normal" officeooo:rsid="22afde45" style:font-style-asian="normal" style:font-style-complex="normal" loext:padding="0cm" loext:border="none"/>
    </style:style>
    <style:style style:name="T1288" style:family="text">
      <style:text-properties fo:font-variant="normal" fo:text-transform="none" fo:color="#000000" fo:letter-spacing="normal" fo:font-style="normal" officeooo:rsid="208a4fcb" style:font-style-asian="normal" style:font-style-complex="normal" loext:padding="0cm" loext:border="none"/>
    </style:style>
    <style:style style:name="T1289" style:family="text">
      <style:text-properties fo:font-variant="normal" fo:text-transform="none" fo:color="#000000" fo:letter-spacing="normal" fo:font-style="normal" officeooo:rsid="22b209a1" style:font-style-asian="normal" style:font-style-complex="normal" loext:padding="0cm" loext:border="none"/>
    </style:style>
    <style:style style:name="T1290" style:family="text">
      <style:text-properties fo:font-variant="normal" fo:text-transform="none" fo:color="#000000" fo:letter-spacing="normal" fo:font-style="normal" officeooo:rsid="22b313da" style:font-style-asian="normal" style:font-style-complex="normal" loext:padding="0cm" loext:border="none"/>
    </style:style>
    <style:style style:name="T1291" style:family="text">
      <style:text-properties fo:font-variant="normal" fo:text-transform="none" fo:color="#000000" fo:letter-spacing="normal" fo:font-style="normal" officeooo:rsid="22b65da1" style:font-style-asian="normal" style:font-style-complex="normal" loext:padding="0cm" loext:border="none"/>
    </style:style>
    <style:style style:name="T1292" style:family="text">
      <style:text-properties fo:font-variant="normal" fo:text-transform="none" fo:color="#000000" fo:letter-spacing="normal" fo:font-style="normal" officeooo:rsid="22b75f06" style:font-style-asian="normal" style:font-style-complex="normal" loext:padding="0cm" loext:border="none"/>
    </style:style>
    <style:style style:name="T1293" style:family="text">
      <style:text-properties fo:font-variant="normal" fo:text-transform="none" fo:color="#000000" fo:letter-spacing="normal" fo:font-style="normal" officeooo:rsid="22b8f4cb" style:font-style-asian="normal" style:font-style-complex="normal" loext:padding="0cm" loext:border="none"/>
    </style:style>
    <style:style style:name="T1294" style:family="text">
      <style:text-properties fo:font-variant="normal" fo:text-transform="none" fo:color="#000000" fo:letter-spacing="normal" fo:font-style="normal" officeooo:rsid="22ba8833" style:font-style-asian="normal" style:font-style-complex="normal" loext:padding="0cm" loext:border="none"/>
    </style:style>
    <style:style style:name="T1295"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02" style:family="text">
      <style:text-properties fo:font-variant="normal" fo:text-transform="none" fo:color="#000000" fo:letter-spacing="normal" officeooo:rsid="208a4fcb" loext:padding="0cm" loext:border="none"/>
    </style:style>
    <style:style style:name="T1303"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04" style:family="text">
      <style:text-properties fo:font-variant="normal" fo:text-transform="none" fo:color="#000000" fo:letter-spacing="normal" fo:font-weight="bold" style:font-weight-asian="bold" style:font-weight-complex="bold"/>
    </style:style>
    <style:style style:name="T1305" style:family="text">
      <style:text-properties fo:font-variant="normal" fo:text-transform="none" fo:color="#000000" fo:letter-spacing="normal" fo:font-weight="bold" officeooo:rsid="207da7e6" style:font-weight-asian="bold" style:font-weight-complex="bold"/>
    </style:style>
    <style:style style:name="T1306" style:family="text">
      <style:text-properties fo:font-variant="normal" fo:text-transform="none" fo:color="#000000" fo:letter-spacing="normal" fo:font-style="italic" officeooo:rsid="22ba8833" style:font-style-asian="italic" style:font-style-complex="italic" loext:padding="0cm" loext:border="none"/>
    </style:style>
    <style:style style:name="T1307" style:family="text">
      <style:text-properties fo:font-variant="normal" fo:text-transform="none" fo:color="#333333" fo:letter-spacing="normal"/>
    </style:style>
    <style:style style:name="T1308" style:family="text">
      <style:text-properties fo:font-variant="normal" fo:text-transform="none" fo:color="#333333" fo:letter-spacing="normal" fo:font-style="normal" officeooo:rsid="15520144" style:font-style-asian="normal" style:font-style-complex="normal"/>
    </style:style>
    <style:style style:name="T1309"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10" style:family="text">
      <style:text-properties fo:font-variant="normal" fo:text-transform="none" fo:color="#333333" fo:letter-spacing="normal" fo:font-style="normal" fo:font-weight="normal" officeooo:rsid="23cf0c44" style:font-style-asian="normal" style:font-weight-asian="normal" style:font-style-complex="normal" style:font-weight-complex="normal"/>
    </style:style>
    <style:style style:name="T1311"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12"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13"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1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1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1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1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18" style:family="text">
      <style:text-properties officeooo:rsid="2298f772"/>
    </style:style>
    <style:style style:name="T1319" style:family="text">
      <style:text-properties officeooo:rsid="1ee56f5b"/>
    </style:style>
    <style:style style:name="T1320" style:family="text">
      <style:text-properties officeooo:rsid="22ab3d22"/>
    </style:style>
    <style:style style:name="T1321" style:family="text">
      <style:text-properties officeooo:rsid="1f87dab3"/>
    </style:style>
    <style:style style:name="T1322" style:family="text">
      <style:text-properties officeooo:rsid="22ab5150"/>
    </style:style>
    <style:style style:name="T1323" style:family="text">
      <style:text-properties officeooo:rsid="22abde92"/>
    </style:style>
    <style:style style:name="T1324" style:family="text">
      <style:text-properties officeooo:rsid="208a4fcb"/>
    </style:style>
    <style:style style:name="T1325" style:family="text">
      <style:text-properties officeooo:rsid="19e9635b"/>
    </style:style>
    <style:style style:name="T1326" style:family="text">
      <style:text-properties officeooo:rsid="19e8a416"/>
    </style:style>
    <style:style style:name="T1327" style:family="text">
      <style:text-properties officeooo:rsid="22d5cebb"/>
    </style:style>
    <style:style style:name="T1328" style:family="text">
      <style:text-properties officeooo:rsid="1d8623ba"/>
    </style:style>
    <style:style style:name="T1329" style:family="text">
      <style:text-properties officeooo:rsid="22d8a962"/>
    </style:style>
    <style:style style:name="T1330" style:family="text">
      <style:text-properties officeooo:rsid="1dd51cea"/>
    </style:style>
    <style:style style:name="T1331" style:family="text">
      <style:text-properties officeooo:rsid="2169e26d"/>
    </style:style>
    <style:style style:name="T1332" style:family="text">
      <style:text-properties officeooo:rsid="22ed6980"/>
    </style:style>
    <style:style style:name="T1333" style:family="text">
      <style:text-properties officeooo:rsid="22eeb167"/>
    </style:style>
    <style:style style:name="T1334" style:family="text">
      <style:text-properties officeooo:rsid="1c81d622"/>
    </style:style>
    <style:style style:name="T1335" style:family="text">
      <style:text-properties officeooo:rsid="1fc9e812"/>
    </style:style>
    <style:style style:name="T1336" style:family="text">
      <style:text-properties officeooo:rsid="151cf1f3"/>
    </style:style>
    <style:style style:name="T1337" style:family="text">
      <style:text-properties officeooo:rsid="1caca17b"/>
    </style:style>
    <style:style style:name="T1338" style:family="text">
      <style:text-properties officeooo:rsid="231ebc47"/>
    </style:style>
    <style:style style:name="T1339" style:family="text">
      <style:text-properties officeooo:rsid="2333a4c4"/>
    </style:style>
    <style:style style:name="T1340" style:family="text">
      <style:text-properties officeooo:rsid="233a4f3d"/>
    </style:style>
    <style:style style:name="T1341" style:family="text">
      <style:text-properties officeooo:rsid="233f7757"/>
    </style:style>
    <style:style style:name="T1342" style:family="text">
      <style:text-properties officeooo:rsid="23463cdb"/>
    </style:style>
    <style:style style:name="T1343" style:family="text">
      <style:text-properties officeooo:rsid="23606f53"/>
    </style:style>
    <style:style style:name="T1344" style:family="text">
      <style:text-properties officeooo:rsid="17e9c691"/>
    </style:style>
    <style:style style:name="T1345" style:family="text">
      <style:text-properties officeooo:rsid="17e4812a"/>
    </style:style>
    <style:style style:name="T1346" style:family="text">
      <style:text-properties officeooo:rsid="17e64274"/>
    </style:style>
    <style:style style:name="T1347" style:family="text">
      <style:text-properties officeooo:rsid="17eb9e84"/>
    </style:style>
    <style:style style:name="T1348" style:family="text">
      <style:text-properties officeooo:rsid="180917aa"/>
    </style:style>
    <style:style style:name="T1349" style:family="text">
      <style:text-properties officeooo:rsid="15247c1a"/>
    </style:style>
    <style:style style:name="T1350" style:family="text">
      <style:text-properties officeooo:rsid="1536ee61"/>
    </style:style>
    <style:style style:name="T1351" style:family="text">
      <style:text-properties officeooo:rsid="1b1a5bf4"/>
    </style:style>
    <style:style style:name="T1352" style:family="text">
      <style:text-properties officeooo:rsid="1d97e66e"/>
    </style:style>
    <style:style style:name="T1353" style:family="text">
      <style:text-properties officeooo:rsid="2386865e"/>
    </style:style>
    <style:style style:name="T1354" style:family="text">
      <style:text-properties officeooo:rsid="23873f44"/>
    </style:style>
    <style:style style:name="T1355" style:family="text">
      <style:text-properties officeooo:rsid="1b1d074d"/>
    </style:style>
    <style:style style:name="T1356" style:family="text">
      <style:text-properties officeooo:rsid="238d8684"/>
    </style:style>
    <style:style style:name="T1357" style:family="text">
      <style:text-properties officeooo:rsid="1aff31d1"/>
    </style:style>
    <style:style style:name="T1358" style:family="text">
      <style:text-properties officeooo:rsid="2399c31b"/>
    </style:style>
    <style:style style:name="T1359" style:family="text">
      <style:text-properties officeooo:rsid="239a982f"/>
    </style:style>
    <style:style style:name="T1360" style:family="text">
      <style:text-properties officeooo:rsid="239e876b"/>
    </style:style>
    <style:style style:name="T1361" style:family="text">
      <style:text-properties officeooo:rsid="1b9fea33"/>
    </style:style>
    <style:style style:name="T1362" style:family="text">
      <style:text-properties officeooo:rsid="23a2c200"/>
    </style:style>
    <style:style style:name="T1363" style:family="text">
      <style:text-properties officeooo:rsid="1c348b20"/>
    </style:style>
    <style:style style:name="T1364" style:family="text">
      <style:text-properties officeooo:rsid="202e522f"/>
    </style:style>
    <style:style style:name="T1365" style:family="text">
      <style:text-properties officeooo:rsid="23ab46ec"/>
    </style:style>
    <style:style style:name="T1366" style:family="text">
      <style:text-properties officeooo:rsid="23b57a7f"/>
    </style:style>
    <style:style style:name="T1367" style:family="text">
      <style:text-properties officeooo:rsid="23b85347"/>
    </style:style>
    <style:style style:name="T1368" style:family="text">
      <style:text-properties officeooo:rsid="23bff578"/>
    </style:style>
    <style:style style:name="T1369" style:family="text">
      <style:text-properties officeooo:rsid="17bec376"/>
    </style:style>
    <style:style style:name="T1370" style:family="text">
      <style:text-properties officeooo:rsid="23c27c01"/>
    </style:style>
    <style:style style:name="T1371" style:family="text">
      <style:text-properties officeooo:rsid="23c3c19d"/>
    </style:style>
    <style:style style:name="T1372" style:family="text">
      <style:text-properties officeooo:rsid="23c9e990"/>
    </style:style>
    <style:style style:name="T1373" style:family="text">
      <style:text-properties officeooo:rsid="1927fafa"/>
    </style:style>
    <style:style style:name="T1374" style:family="text">
      <style:text-properties officeooo:rsid="23d49a56"/>
    </style:style>
    <style:style style:name="T1375" style:family="text">
      <style:text-properties officeooo:rsid="19100872"/>
    </style:style>
    <style:style style:name="T1376" style:family="text">
      <style:text-properties officeooo:rsid="23db23da"/>
    </style:style>
    <style:style style:name="T1377" style:family="text">
      <style:text-properties officeooo:rsid="23e03aea"/>
    </style:style>
    <style:style style:name="T1378" style:family="text">
      <style:text-properties officeooo:rsid="23e211c1"/>
    </style:style>
    <style:style style:name="T1379" style:family="text">
      <style:text-properties officeooo:rsid="23e64d71"/>
    </style:style>
    <style:style style:name="T1380" style:family="text">
      <style:text-properties officeooo:rsid="1c8b645a"/>
    </style:style>
    <style:style style:name="T1381" style:family="text">
      <style:text-properties officeooo:rsid="23eb9480"/>
    </style:style>
    <style:style style:name="T1382" style:family="text">
      <style:text-properties officeooo:rsid="23ef8d18"/>
    </style:style>
    <style:style style:name="T1383" style:family="text">
      <style:text-properties officeooo:rsid="23f219d6"/>
    </style:style>
    <style:style style:name="T1384" style:family="text">
      <style:text-properties officeooo:rsid="23fb4823"/>
    </style:style>
    <style:style style:name="T1385" style:family="text">
      <style:text-properties officeooo:rsid="1c6224b1"/>
    </style:style>
    <style:style style:name="T1386" style:family="text">
      <style:text-properties officeooo:rsid="1bca54bf"/>
    </style:style>
    <style:style style:name="T1387" style:family="text">
      <style:text-properties officeooo:rsid="1b9d2f1b"/>
    </style:style>
    <style:style style:name="T1388" style:family="text">
      <style:text-properties officeooo:rsid="1b9e4095"/>
    </style:style>
    <style:style style:name="T1389" style:family="text">
      <style:text-properties officeooo:rsid="240c73a9"/>
    </style:style>
    <style:style style:name="T1390" style:family="text">
      <style:text-properties officeooo:rsid="24127821"/>
    </style:style>
    <style:style style:name="T1391" style:family="text">
      <style:text-properties officeooo:rsid="24150145"/>
    </style:style>
    <style:style style:name="T1392" style:family="text">
      <style:text-properties officeooo:rsid="242378e4"/>
    </style:style>
    <style:style style:name="T1393" style:family="text">
      <style:text-properties officeooo:rsid="2424a0c0"/>
    </style:style>
    <style:style style:name="T1394" style:family="text">
      <style:text-properties officeooo:rsid="2429c1f3"/>
    </style:style>
    <style:style style:name="T1395" style:family="text">
      <style:text-properties officeooo:rsid="242a5b54"/>
    </style:style>
    <style:style style:name="T1396" style:family="text">
      <style:text-properties officeooo:rsid="242b361d"/>
    </style:style>
    <style:style style:name="T1397" style:family="text">
      <style:text-properties officeooo:rsid="2445a787"/>
    </style:style>
    <style:style style:name="T1398" style:family="text">
      <style:text-properties officeooo:rsid="2446ba65"/>
    </style:style>
    <style:style style:name="T1399" style:family="text">
      <style:text-properties officeooo:rsid="244c432a"/>
    </style:style>
    <style:style style:name="T1400" style:family="text">
      <style:text-properties officeooo:rsid="24543bc7"/>
    </style:style>
    <style:style style:name="T1401" style:family="text">
      <style:text-properties officeooo:rsid="24596855"/>
    </style:style>
    <style:style style:name="T1402" style:family="text">
      <style:text-properties officeooo:rsid="24599a4a"/>
    </style:style>
    <style:style style:name="T1403" style:family="text">
      <style:text-properties officeooo:rsid="245a2b3f"/>
    </style:style>
    <style:style style:name="T1404" style:family="text">
      <style:text-properties officeooo:rsid="245bacb2"/>
    </style:style>
    <style:style style:name="T1405" style:family="text">
      <style:text-properties officeooo:rsid="2464cb9b"/>
    </style:style>
    <style:style style:name="T1406" style:family="text">
      <style:text-properties officeooo:rsid="24653a53"/>
    </style:style>
    <style:style style:name="T1407" style:family="text">
      <style:text-properties officeooo:rsid="24676d18"/>
    </style:style>
    <style:style style:name="T1408" style:family="text">
      <style:text-properties officeooo:rsid="24690068"/>
    </style:style>
    <style:style style:name="T1409" style:family="text">
      <style:text-properties officeooo:rsid="246f039d"/>
    </style:style>
    <style:style style:name="T1410" style:family="text">
      <style:text-properties officeooo:rsid="2479215f"/>
    </style:style>
    <style:style style:name="T1411" style:family="text">
      <style:text-properties officeooo:rsid="2479b562"/>
    </style:style>
    <style:style style:name="T1412" style:family="text">
      <style:text-properties officeooo:rsid="2215eb3a"/>
    </style:style>
    <style:style style:name="T1413" style:family="text">
      <style:text-properties officeooo:rsid="247fe130"/>
    </style:style>
    <style:style style:name="T1414" style:family="text">
      <style:text-properties officeooo:rsid="1572e53f"/>
    </style:style>
    <style:style style:name="T1415" style:family="text">
      <style:text-properties officeooo:rsid="12bdefed"/>
    </style:style>
    <style:style style:name="T1416" style:family="text">
      <style:text-properties officeooo:rsid="248d58d6"/>
    </style:style>
    <style:style style:name="T1417" style:family="text">
      <style:text-properties officeooo:rsid="249ce6a6"/>
    </style:style>
    <style:style style:name="T1418" style:family="text">
      <style:text-properties officeooo:rsid="24a08fdb"/>
    </style:style>
    <style:style style:name="T1419" style:family="text">
      <style:text-properties officeooo:rsid="24a0d12c"/>
    </style:style>
    <style:style style:name="T1420" style:family="text">
      <style:text-properties officeooo:rsid="24a2ad79"/>
    </style:style>
    <style:style style:name="T1421" style:family="text">
      <style:text-properties officeooo:rsid="24a581b4"/>
    </style:style>
    <style:style style:name="T1422" style:family="text">
      <style:text-properties officeooo:rsid="24a9c83a"/>
    </style:style>
    <style:style style:name="T1423" style:family="text">
      <style:text-properties officeooo:rsid="23128a35"/>
    </style:style>
    <style:style style:name="T1424" style:family="text">
      <style:text-properties officeooo:rsid="24ab3122"/>
    </style:style>
    <style:style style:name="T1425" style:family="text">
      <style:text-properties officeooo:rsid="24aefa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Opuštěná pevnost</text:p>
      <text:p text:style-name="P99"/>
      <text:p text:style-name="P99"/>
      <text:p text:style-name="P100">dobrodružství pro hru</text:p>
      <text:p text:style-name="P232">Dakara</text:p>
      <text:p text:style-name="P231"/>
      <text:p text:style-name="P230">dungeoncrawl</text:p>
      <text:p text:style-name="P229"/>
      <text:p text:style-name="P229"/>
      <text:p text:style-name="P228"/>
      <text:p text:style-name="P228"/>
      <text:p text:style-name="P228"/>
      <text:p text:style-name="P228"/>
      <text:p text:style-name="P228"/>
      <text:p text:style-name="P228"/>
      <text:p text:style-name="P228"/>
      <text:p text:style-name="P4">Michal Světlý</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26"><text:a xlink:type="simple" xlink:href="#__RefHeading___Toc5355_3707205463" text:style-name="Internet_20_link" text:visited-style-name="Internet_20_link">Úvod</text:a><text:tab/>3</text:p>
          <text:p text:style-name="P227"><text:a xlink:type="simple" xlink:href="#__RefHeading___Toc5357_3707205463" text:style-name="Internet_20_link" text:visited-style-name="Internet_20_link">Příprava na hru</text:a><text:tab/>4</text:p>
          <text:p text:style-name="P227"><text:a xlink:type="simple" xlink:href="#__RefHeading___Toc5359_3707205463" text:style-name="Internet_20_link" text:visited-style-name="Internet_20_link">O čem je toto dobrodružství</text:a><text:tab/>4</text:p>
          <text:p text:style-name="P226"><text:a xlink:type="simple" xlink:href="#__RefHeading___Toc4675_1563740365" text:style-name="Internet_20_link" text:visited-style-name="Internet_20_link">Začátek hry</text:a><text:tab/>6</text:p>
          <text:p text:style-name="P226"><text:a xlink:type="simple" xlink:href="#__RefHeading___Toc5369_3707205463" text:style-name="Internet_20_link" text:visited-style-name="Internet_20_link">Místnosti</text:a><text:tab/>7</text:p>
          <text:p text:style-name="P227"><text:a xlink:type="simple" xlink:href="#__RefHeading___Toc2924_1905480466" text:style-name="Internet_20_link" text:visited-style-name="Internet_20_link">Trosky pevnosti</text:a><text:tab/>7</text:p>
          <text:p text:style-name="P227"><text:a xlink:type="simple" xlink:href="#__RefHeading___Toc2926_1905480466" text:style-name="Internet_20_link" text:visited-style-name="Internet_20_link">První podzemní patro</text:a><text:tab/>15</text:p>
          <text:p text:style-name="P227"><text:a xlink:type="simple" xlink:href="#__RefHeading___Toc2928_1905480466" text:style-name="Internet_20_link" text:visited-style-name="Internet_20_link">Druhé podzemní patro</text:a><text:tab/>37</text:p>
          <text:p text:style-name="P226"><text:a xlink:type="simple" xlink:href="#__RefHeading___Toc2930_1905480466" text:style-name="Internet_20_link" text:visited-style-name="Internet_20_link">Konec dobrodružství</text:a><text:tab/>62</text:p>
          <text:p text:style-name="P227"><text:a xlink:type="simple" xlink:href="#__RefHeading___Toc5831_1424409582" text:style-name="Internet_20_link" text:visited-style-name="Internet_20_link">Cena pokladů</text:a><text:tab/>62</text:p>
        </text:index-body>
      </text:table-of-content>
      <text:p text:style-name="P166"/>
      <text:p text:style-name="P5"/>
      <text:p text:style-name="P3">Verze 0.<text:span text:style-name="T1082">1</text:span></text:p>
      <text:p text:style-name="P16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43" text:outline-level="1">TODO</text:h>
      <text:p text:style-name="P13">Tisk mapy:</text:p>
      <text:list xml:id="list2954048632" text:style-name="L1">
        <text:list-item>
          <text:p text:style-name="P279">TODO: Využít celou plochu mapy.</text:p>
          <text:list>
            <text:list-item>
              <text:p text:style-name="P280">Možná zkusit antialiasing.</text:p>
            </text:list-item>
          </text:list>
        </text:list-item>
      </text:list>
      <text:p text:style-name="P35">Karty:</text:p>
      <text:list xml:id="list2629821293" text:style-name="L2">
        <text:list-item>
          <text:p text:style-name="P281">TODO: Obrázky potvor přes celou kartu (ať už to budu tisknout oboustran<text:span text:style-name="T1151">n</text:span>ě nebo „slepovat“).</text:p>
        </text:list-item>
      </text:list>
      <text:p text:style-name="P98">Content:</text:p>
      <text:h text:style-name="Heading_20_1" text:outline-level="1"><text:bookmark-start text:name="__RefHeading___Toc5355_3707205463"/>Úvod<text:bookmark-end text:name="__RefHeading___Toc5355_3707205463"/></text:h>
      <text:p text:style-name="P169">Vítej, Pane nebo Paní jeskyně!</text:p>
      <text:p text:style-name="P82"><text:span text:style-name="T877">Před sebou máš</text:span> dobrodružství <text:span text:style-name="T878">pro hru</text:span> <text:span text:style-name="T854">Dakara</text:span><text:span text:style-name="T855">:</text:span><text:span text:style-name="T854"> </text:span><text:span text:style-name="T855">dungeoncrawl</text:span>. <text:span text:style-name="T879">Kromě této příručky potřebuješ ještě:</text:span></text:p>
      <text:list xml:id="list2959250575" text:style-name="L3">
        <text:list-item>
          <text:p text:style-name="P293">2-5 spoluhráčů.</text:p>
        </text:list-item>
      </text:list>
      <text:list xml:id="list2038931132" text:style-name="L4">
        <text:list-item>
          <text:p text:style-name="P295"><text:span text:style-name="T880">Příručku </text:span><text:span text:style-name="T840">Dakara</text:span><text:span text:style-name="T841">:</text:span><text:span text:style-name="T840"> </text:span><text:span text:style-name="T841">d</text:span><text:span text:style-name="T840">ungeoncrawl</text:span><text:span text:style-name="T872"> </text:span><text:span text:style-name="T873">(</text:span><text:span text:style-name="T874">dále jen „</text:span><text:span text:style-name="T873">pravidla“).</text:span><text:span text:style-name="T880"> Najdeš v ní pravidla hry a rady, jak ji vést.</text:span></text:p>
        </text:list-item>
        <text:list-item>
          <text:p text:style-name="P296">Přiložené deníky postav, karty předmětů <text:span text:style-name="T1077">a svitky s texty, které je možné v podzemí najít</text:span>.</text:p>
        </text:list-item>
        <text:list-item>
          <text:p text:style-name="P297"><text:span text:style-name="T1151">Dvě</text:span> předtištěn<text:span text:style-name="T1151">é</text:span> mapy: <text:span text:style-name="T1160">Slepá je pro hráče, vyplněná pro tebe.</text:span></text:p>
        </text:list-item>
        <text:list-item>
          <text:p text:style-name="P298"><text:span text:style-name="T881">Šestistěnné k</text:span>ostky.</text:p>
          <text:list>
            <text:list-item>
              <text:p text:style-name="P299">V zásadě stačí i jedna, ale pohodlnější je, když má každý hráč šest vlastních (při sesílání kouzel se hází až šesti kostkam<text:span text:style-name="T882">i</text:span> najednou).</text:p>
            </text:list-item>
          </text:list>
        </text:list-item>
        <text:list-item>
          <text:p text:style-name="P300"><text:span text:style-name="T883">Papír na</text:span> poznámky a něco na psaní (<text:span text:style-name="T1078">TODO: </text:span>asi by mělo být přiloženo gumovatelné pero) <text:span text:style-name="T883">nebo nějaký elektronický ekvivalent.</text:span></text:p>
        </text:list-item>
        <text:list-item>
          <text:p text:style-name="P294"><text:soft-page-break/><text:span text:style-name="T1404">8-16</text:span> hodin volného času – nemusí to být v jednom dni, můžete se sejít několikrát. <text:span text:style-name="T1404">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44" text:outline-level="2"><text:bookmark-start text:name="__RefHeading___Toc5359_3707205463"/>O čem je toto dobrodružství<text:bookmark-end text:name="__RefHeading___Toc5359_3707205463"/></text:h>
      <text:p text:style-name="P83"><text:span text:style-name="T1076">Tajemný, neodbytný pocit</text:span>, <text:span text:style-name="T1076">který postavy přiměl vypravit se do divočiny, je zavede k opuštěné elfí pevnosti,</text:span> kterou <text:span text:style-name="T1075">ovšem shodou okolností</text:span> <text:span text:style-name="T1074">několik týdnů před nimi</text:span> přišla prozkoumat <text:span text:style-name="T1079">jiná</text:span> skupina <text:span text:style-name="T1079">složená z pěti</text:span> elfů.<text:line-break/><text:tab/><text:span text:style-name="T1075">Ti ovšem na rozdíl od postav měli smůlu: všimli si jich orkové z místního kmene a vyslali za nimi své bojovníky</text:span>. <text:span text:style-name="T886">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47" text:outline-level="3">Cíl výpravy</text:h>
      <text:p text:style-name="P91"><text:span text:style-name="T887">C</text:span>ílem postav je najít <text:span text:style-name="T888">to, co je nevysvětlitelně přitahuje: magický krystal ukrytý ve svatyni staroelfského</text:span> <text:span text:style-name="T887">boha Belerona v prvním podzemním patře hlavní věže pevnosti (místnost B14). Takhle blízko krystalu postavy nedokáží říct, kterým směrem se nachází, ani jak přesně je daleko, takže jim nezbude než podzemí důkladně prohledat.</text:span></text:p>
      <text:h text:style-name="P247" text:outline-level="3"><text:soft-page-break/>Finální souboj</text:h>
      <text:p text:style-name="P101">V tomto dobrodružství žádný finální souboj není. Beleronovu <text:span text:style-name="T1071">svatyni</text:span> sice chrání přízrak dávného elfského strážce, ale postavy ho pravděpodobně nebudou mít jak zranit, takže se s ním budou muset vypořádat jinak než bojem – podrobně je to popsáno v <text:span text:style-name="T889">místnosti B14</text:span>.</text:p>
      <text:h text:style-name="P245" text:outline-level="2">Příprava <text:span text:style-name="T884">na hru</text:span></text:h>
      <text:p text:style-name="P106"><text:span text:style-name="T885">Před tím, než se poprvé sejdete, si pročti </text:span><text:span text:style-name="T870">pravidla</text:span><text:span text:style-name="T885">, zejména kapitolu </text:span><text:span text:style-name="T842">Pro pána jeskyně</text:span><text:span text:style-name="T856">.</text:span><text:span text:style-name="T885"> Z příručky s dobrodružstvím si určitě přečti zbytek kapitoly </text:span><text:span text:style-name="T842">Úvod </text:span><text:span text:style-name="T885">a začátek kapitoly </text:span><text:span text:style-name="T842">Místnosti</text:span><text:span text:style-name="T856">. </text:span><text:span text:style-name="T860">Doporučuju přečíst </text:span><text:span text:style-name="T863">si</text:span><text:span text:style-name="T860"> i popisy místností, aby ses v nich při hře snáz orientoval. </text:span><text:span text:style-name="T862">N</text:span><text:span text:style-name="T861">ení to </text:span><text:span text:style-name="T862">sice</text:span><text:span text:style-name="T860"> nezbytně nutné, protože do nich stejně budeš muset </text:span><text:span text:style-name="T871">při hře </text:span><text:span text:style-name="T860">nahlížet, abys na něco nezapomněl, ale čím méně budeš muset koukat do příručky, tím lépe. </text:span><text:span text:style-name="T1144">Je také dobré projít si přiložené karty předmětů a protivníků.<text:line-break/><text:tab/>Dál už na nic nečekej, svolej hráč a pusťte se do hry. Dobrodružství čeká!</text:span></text:p>
      <text:h text:style-name="Heading_20_2" text:outline-level="2">Vedení hry</text:h>
      <text:p text:style-name="P107">O vedení hry pojednává kapitola TODO v pravidlech, tady si řekneme jen věci, které se týkají tohoto dobrodružství.</text:p>
      <text:h text:style-name="Heading_20_3" text:outline-level="3">Staré jazyky</text:h>
      <text:p text:style-name="Text_20_body"><text:span text:style-name="T1147">Jedním z důsledků toho, že se postavám děje „něco divného“, je, že </text:span>rozumí psané i mluvené staroelfštině a starorpasličtině, a to i když neumí číst a psát.</text:p>
      <text:list xml:id="list3705014838" text:style-name="L5">
        <text:list-item>
          <text:p text:style-name="P301"><text:soft-page-break/>Socha trpaslice v B1 mluví starotrpaslicky, přízrak na hradbách <text:span text:style-name="T1155">v A1</text:span> a socha elfa v C7 staroelfsky. Všechny nápisy <text:span text:style-name="T1156">na zdech</text:span> jsou ve staroelfštině. <text:span text:style-name="T1156">Texty na svitcích jsou většinou ve staroelfštině, jen B9-r1 (ručně psaný dopis) je v obecné řeči, kterou postavy znají.</text:span></text:p>
        </text:list-item>
        <text:list-item>
          <text:p text:style-name="P302">Když se <text:span text:style-name="T1157">postavy se</text:span> <text:span text:style-name="T1157">starými jazyky</text:span> setkají poprvé, řekni hráčům, že si nedokáží vysvětlit, <text:span text:style-name="T1158">jaktože mu rozumí</text:span>:</text:p>
          <text:list>
            <text:list-item>
              <text:p text:style-name="P302">Jednotlivá slova jim nic neříkají, ale přesto vědí, co je tam napsáno, <text:span text:style-name="T1149">případně rozumí tomu, co slyší</text:span>.</text:p>
            </text:list-item>
            <text:list-item>
              <text:p text:style-name="P302">Jen tak něco říct některou z těchto řečí nedokáží, ale při rozhovoru se sochou <text:span text:style-name="T1148">nebo</text:span> přízrakem tímto neznámým jazykem <text:span text:style-name="T1159">plynně</text:span> mluví, <text:span text:style-name="T1150">aniž by si to uvědomovali</text:span>.</text:p>
            </text:list-item>
          </text:list>
        </text:list-item>
      </text:list>
      <text:p text:style-name="P104"><text:span text:style-name="T1405">Stručné shrnutí je, že v</text:span> tomto podzemí není nic, co by <text:span text:style-name="T1147">postavy</text:span> nedokázaly přečíst, nebo čemu by nerozuměly.</text:p>
      <text:h text:style-name="Heading_20_3" text:outline-level="3">Magické předměty</text:h>
      <text:p text:style-name="P103">Až hráči poprvé narazí na nějaký magický předmět (<text:span text:style-name="T1406">jejich karty </text:span>mají rámeč<text:span text:style-name="T1406">e</text:span>k s drobnými stříbrnými runami), nezapomeň jim říct, že na dotek brní, a následně popsat, že se s nimi chce předmět „sladit“. Týká se to i svitků s kouzly.</text:p>
      <text:list xml:id="list698251148" text:style-name="L6">
        <text:list-item>
          <text:p text:style-name="P303"><text:span text:style-name="T1407">Více se o připoutávání magických předmětů dozvíš v</text:span> kapitol<text:span text:style-name="T1408">e</text:span> TODO v pravidlech.</text:p>
        </text:list-item>
      </text:list>
      <text:p text:style-name="P108">Co který předmět dělá, se hráči dočtou na jeho kartě. Kdyby se divili, jak to mohou vědět, řekni jim, že jim tyto znalosti předalo připoutání předmětu.</text:p>
      <text:list xml:id="list262147583" text:style-name="L7">
        <text:list-item>
          <text:p text:style-name="P304">Připoutáním svitku s kouzlem nebo očarováním také postavy zjistí, jak se kouzla a očarování používají.</text:p>
          <text:list>
            <text:list-item>
              <text:p text:style-name="P305"><text:soft-page-break/>Mrkni na kapitolu TODO v pravidlech, pokud si to potřebuješ připomenout.</text:p>
            </text:list-item>
          </text:list>
        </text:list-item>
      </text:list>
      <text:p text:style-name="P108">Lektvary účinkují, i když nejsou připoutané. Připoutáním jde zjistit, co dělají.</text:p>
      <text:h text:style-name="Heading_20_3" text:outline-level="3"><text:span text:style-name="T1140">Počítání z</text:span>ásob jídla, vody <text:span text:style-name="T1141">a světla</text:span></text:h>
      <text:p text:style-name="P112">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11">Mapa <text:span text:style-name="T1154">nadzemí</text:span> pevnosti je předtištěná, protože postupně hráčům kreslit spoustu prázdných, zřícených místností by nebylo moc zajímavé. <text:span text:style-name="T1110">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2">Před tím, než začnete, <text:span text:style-name="T1161">řekni</text:span> hráčům:</text:p>
      <text:list xml:id="list1640981639" text:style-name="L8">
        <text:list-item>
          <text:p text:style-name="P306">Jejich postavy se vzájemně znají, jsou to přátelé.</text:p>
        </text:list-item>
        <text:list-item>
          <text:p text:style-name="P306">Přišly sem proto, že je cosi nevysvětlitel<text:span text:style-name="T1142">ně</text:span> táhne do Divočiny. <text:span text:style-name="T1143">T</text:span>ento pocit je zavedl až k ruinám pevnosti, před kterou teď stojí. <text:span text:style-name="T1142">V posledních několika dnech také ve snech vídají jasně zářící krystal a jsou si celkem jisti, že právě ten hledají.</text:span></text:p>
        </text:list-item>
        <text:list-item>
          <text:p text:style-name="P306">V<text:span text:style-name="T1080">ýprava má víc členů než jen postavy, </text:span>které si právě hráči vytvořili,<text:span text:style-name="T1080"> ale dolů do podzemí se vydají jen oni. Ostatní zůstanou v táboře před pevností.</text:span></text:p>
          <text:list>
            <text:list-item>
              <text:p text:style-name="P307">Je to proto, že když někomu umře postava, její vzpomínky se přenesou do někoho z těch, kdo zůstali v táboře a hráč tak bude moci pokračovat ve hře.</text:p>
            </text:list-item>
          </text:list>
        </text:list-item>
      </text:list>
      <text:p text:style-name="P102">Připomeň si také informace ze záhlaví kapitoly <text:span text:style-name="T839">Místnosti</text:span>. Hra začíná heslem <text:span text:style-name="T757">Trosky pevnosti</text:span>.</text:p>
      <text:h text:style-name="Heading_20_1" text:outline-level="1"><text:bookmark-start text:name="__RefHeading___Toc5369_3707205463"/>Místnosti<text:bookmark-end text:name="__RefHeading___Toc5369_3707205463"/></text:h>
      <text:p text:style-name="P93">Pokud není řečeno jinak:</text:p>
      <text:list xml:id="list2990488231" text:style-name="L9">
        <text:list-item>
          <text:p text:style-name="P308"><text:span text:style-name="T994">V</text:span><text:span text:style-name="T199">šude v podzemí je tma.</text:span></text:p>
        </text:list-item>
        <text:list-item>
          <text:p text:style-name="P309"><text:span text:style-name="T1083">C</text:span>hodby jsou 2 metry široké, <text:span text:style-name="T1152">s</text:span>tropy chodeb i místností jsou 3 metry vysoké.</text:p>
        </text:list-item>
        <text:list-item>
          <text:p text:style-name="P309">Stěny, strop i podlaha jsou pokryté dlaždicemi z tvrdého kamene poskládanými s takovou přesností, že se do spáry nevejde <text:span text:style-name="T993">čepel</text:span> nože.</text:p>
          <text:list>
            <text:list-item>
              <text:p text:style-name="P310">Pod dlaždicemi je obvykle pevná skála, místy <text:span text:style-name="T1153">ale jen</text:span> suť a hlína (skalní masív pod pevností není úplně jednolitý).</text:p>
            </text:list-item>
          </text:list>
        </text:list-item>
        <text:list-item text:start-value="1">
          <text:p text:style-name="P309"><text:span text:style-name="T243">O</text:span><text:span text:style-name="T242">byčejné dveře jsou dřevěné s kovovými panty.</text:span></text:p>
          <text:list>
            <text:list-item>
              <text:p text:style-name="P311"><text:span text:style-name="T242">D</text:span><text:span text:style-name="T4">ají se vyrazit ramenem.</text:span></text:p>
            </text:list-item>
            <text:list-item>
              <text:p text:style-name="P312">Pokud mají zámek, jde otevřít šperhákem.</text:p>
            </text:list-item>
          </text:list>
        </text:list-item>
        <text:list-item>
          <text:p text:style-name="P309"><text:span text:style-name="T243">B</text:span><text:span text:style-name="T242">ytelné dveře jsou z </text:span><text:span text:style-name="T256">tvrdého</text:span><text:span text:style-name="T242"> dřeva zpev</text:span><text:span text:style-name="T255">něného</text:span><text:span text:style-name="T242"> kováním.</text:span></text:p>
          <text:list>
            <text:list-item>
              <text:p text:style-name="P311"><text:span text:style-name="T253">D</text:span><text:span text:style-name="T4">ají </text:span><text:span text:style-name="T253">se vyrazit</text:span><text:span text:style-name="T4"> jen beranidlem, </text:span><text:span text:style-name="T277">případně</text:span><text:span text:style-name="T4"> „otevřít“ sekerou či jiným vhodným nástrojem.</text:span></text:p>
            </text:list-item>
            <text:list-item>
              <text:p text:style-name="P313">Zámek v bytelných dveřích je příliš složitý na otevření šperhákem, dá se ale vylomit hrubou silou (třeba dlátem a kladivem).</text:p>
            </text:list-item>
          </text:list>
        </text:list-item>
        <text:list-item>
          <text:p text:style-name="P313">Truhly u postelí jsou dřevěné s železnými panty <text:span text:style-name="T1145">a kováním</text:span>. <text:span text:style-name="T1402">Mají vnitřní zámek.</text:span></text:p>
          <text:list>
            <text:list-item>
              <text:p text:style-name="P313"><text:soft-page-break/>Zámky na truhlách se dají otevřít šperhákem <text:span text:style-name="T1409">nebo</text:span> vylomit. <text:span text:style-name="T1409">Pokud jsou visací, tak i uštípnout nebo</text:span> urazit.</text:p>
            </text:list-item>
            <text:list-item>
              <text:p text:style-name="P31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5"><text:span text:style-name="T366">Pevnost stojí na vysoké, </text:span><text:span text:style-name="T368">strm</text:span><text:span text:style-name="T366">é skále. </text:span><text:span text:style-name="T367">Ze západu k ní vede kamenný most.</text:span></text:p>
      <text:p text:style-name="P109">Pokud se hráči rozhodnou celou pevnost obejít <text:span text:style-name="T1146">a prohlédnout si ji ze všech stran</text:span>:</text:p>
      <text:list xml:id="list3167241024" text:style-name="L10">
        <text:list-item>
          <text:p text:style-name="P323">Cimbuří je sice pobořené, ale hradby nejsou nikde provalené.</text:p>
        </text:list-item>
        <text:list-item>
          <text:p text:style-name="P32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4">Nejjednodušší přístupová cesta do pevnosti je po mostě (do A1). Dále je možné vyšplhat v místech, kde býval můstek <text:span text:style-name="T1410">(A7) buď</text:span> do boční věže, nebo <text:span text:style-name="T1410">přímo</text:span> do pevnosti. Poslední možnost je vyšplhat po příkrém skalním masivu, na kterém pevnost stojí, a přelézt hradby (do A3):</text:p>
      <text:list xml:id="list2646943597" text:style-name="L11">
        <text:list-item>
          <text:p text:style-name="P325"><text:span text:style-name="T958">Hradby jsou kolmé a</text:span> hladk<text:span text:style-name="T957">é</text:span>, není za co se chytit <text:span text:style-name="T1411">(pomůže například zatlučení skob).</text:span></text:p>
        </text:list-item>
      </text:list>
      <text:h text:style-name="P248" text:outline-level="3"><text:bookmark-start text:name="__RefHeading___Toc6803_3060678587"/><text:soft-page-break/>A1 – most<text:bookmark-end text:name="__RefHeading___Toc6803_3060678587"/></text:h>
      <text:p text:style-name="P36">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40">(karta </text:span><text:span text:style-name="T1398">přízrak</text:span><text:span text:style-name="T740">)</text:span>.</text:p>
      <text:list xml:id="list1072125852" text:style-name="L12">
        <text:list-item>
          <text:p text:style-name="P327"><text:span text:style-name="T1325">Drží</text:span> kopí a <text:span text:style-name="T1326">štít</text:span>.</text:p>
        </text:list-item>
        <text:list-item>
          <text:p text:style-name="P328">Tam, kde jsou hradby pobořené, <text:span text:style-name="T1084">chodí vzduchem</text:span>, jako kdyby pro něj zřícené nebyly.</text:p>
        </text:list-item>
        <text:list-item>
          <text:p text:style-name="P329">Postav si nebude všímat.</text:p>
        </text:list-item>
        <text:list-item>
          <text:p text:style-name="P330">Když se s ním postavy pokusí komunikovat:</text:p>
          <text:list>
            <text:list-item>
              <text:p text:style-name="P330">Hýbe ústy, jako kdyby mluvil, ale není nic slyšet (protože je nehmotný).</text:p>
            </text:list-item>
            <text:list-item>
              <text:p text:style-name="P428">Jediný způsob, jak se s ním <text:span text:style-name="T947">lze mluvit</text:span>, je použít kouzlo <text:span text:style-name="T303">p</text:span><text:span text:style-name="T289">řenos myšlenek.</text:span><text:span text:style-name="T608"> </text:span><text:span text:style-name="T609">V tom případě</text:span><text:span text:style-name="T895">:</text:span></text:p>
              <text:list>
                <text:list-item>
                  <text:p text:style-name="P429">S postavami bude jednat, jako kdyby to byli návštěvníci pevnosti.</text:p>
                </text:list-item>
                <text:list-item>
                  <text:p text:style-name="P429">Bude se tvářit, jako že je všechno v pořádku, pevnost stále stojí a on má rozkaz <text:span text:style-name="T948">b</text:span>ránit ji před orky a gobliny.</text:p>
                </text:list-item>
                <text:list-item>
                  <text:p text:style-name="P326"><text:span text:style-name="T1412">V případě jakýchkoliv otázek postavy odkáže na velitele pevnosti, urozeného pána Glandira (ten je ovšem už několik staletí mrtvý).</text:span></text:p>
                </text:list-item>
              </text:list>
            </text:list-item>
          </text:list>
        </text:list-item>
        <text:list-item>
          <text:p text:style-name="P430"><text:soft-page-break/>⚔ Když jej postavy napadnou, bude se bránit, ale nebude je pronásledovat. Je nehmotný, takže ho nejspíš nemají jak zranit (<text:span text:style-name="T1081">o boji s přízrakem</text:span> viz B1<text:span text:style-name="T1067">4</text:span>).</text:p>
        </text:list-item>
        <text:list-item>
          <text:p text:style-name="P431">Když někdo vstoupí do Belerovnovy <text:span text:style-name="T1071">svatyně</text:span> (místnost B1<text:span text:style-name="T1067">4</text:span>), <text:span text:style-name="T946">přízrak se tam teleportuje (a tedy z hradeb zmizí).</text:span></text:p>
        </text:list-item>
      </text:list>
      <text:h text:style-name="P249" text:outline-level="3">A<text:span text:style-name="T945">2</text:span> – brána</text:h>
      <text:p text:style-name="P43"><text:span text:style-name="Emphasis"><text:span text:style-name="T1238">♨</text:span></text:span><text:span text:style-name="Emphasis"><text:span text:style-name="T1231"><text:tab/></text:span></text:span><text:span text:style-name="Emphasis"><text:span text:style-name="T1232">J</text:span></text:span><text:span text:style-name="T1352">e zde cítit silný mrtvolný zápach.</text:span></text:p>
      <text:p text:style-name="P31"><text:span text:style-name="T1085">Vyvrácená b</text:span>rána je <text:span text:style-name="T1085">porostlá mechem a popínavými rostlinami</text:span>. <text:span text:style-name="T941">Chodba za ní nejspíš kdysi měla strop, zbývají už ale jen zbytky nosných oblouků. Jsou v ní dvě mrtvoly orků.</text:span></text:p>
      <text:list xml:id="list754638976" text:style-name="L13">
        <text:list-item>
          <text:p text:style-name="P331">Orkové jsou o poznání větší než lidé. Mají tmavou, hnědozelenou kůži bez vlasů, <text:span text:style-name="T943">rostou jim velké horní i dolní tesáky a místo nehtů mají krátké ostré drápy.</text:span></text:p>
        </text:list-item>
        <text:list-item>
          <text:p text:style-name="P332">Mrtvolně páchnou, ale <text:span text:style-name="T942">jejich těla se ještě nezačala rozkládat.</text:span></text:p>
        </text:list-item>
      </text:list>
      <text:list xml:id="list1511356257" text:style-name="L14">
        <text:list-item>
          <text:p text:style-name="P334"><text:span text:style-name="T949">L</text:span>eží, jako kdyby padli, když se snažili dostat dovnitř.<text:span text:style-name="T944"> Mají v sobě zepředu zabodané šípy. Další šípy jsou zapíchané do vnitřku brány, případně leží opodál (všechny zřejmě mířily na orky, ale ne všechny zasáhly).</text:span></text:p>
          <text:list>
            <text:list-item>
              <text:p text:style-name="P335"><text:span text:style-name="T1068">Žádné ze zranění od šípů nevypadá smrtelně</text:span>. <text:span text:style-name="T1086">Oba orky zřejmě zabilo něco jiného: </text:span><text:span text:style-name="T1216">Zčernalá díra zhruba o velikosti vlašského ořechu, která prochází hrudí skrz naskrz.</text:span></text:p>
            </text:list-item>
            <text:list-item>
              <text:p text:style-name="P336"><text:span text:style-name="T1087">Šípy jsou nové, s kvalitním ocelovým hrotem (6 jich jde stále</text:span> použít<text:span text:style-name="T1413">)</text:span>.</text:p>
            </text:list-item>
          </text:list>
        </text:list-item>
        <text:list-item>
          <text:p text:style-name="P433"><text:soft-page-break/><text:span text:style-name="T610">Oba </text:span><text:span text:style-name="T744">orkové</text:span><text:span text:style-name="T610"> m</text:span><text:span text:style-name="T559">ají</text:span><text:span text:style-name="T481"> o</text:span><text:span text:style-name="T480">blečenou lehkou orkskou zbroj </text:span><text:span text:style-name="T745">(pro postavy je moc velká)</text:span><text:span text:style-name="T478">,</text:span><text:span text:style-name="T481"> </text:span><text:span text:style-name="T488">na provaze </text:span><text:span text:style-name="T481">p</text:span><text:span text:style-name="T479">řes rameno </text:span><text:span text:style-name="T489">zavěšený </text:span><text:span text:style-name="T482">měch na vodu </text:span><text:span text:style-name="T676">(na 2 dny)</text:span><text:span text:style-name="T484">,</text:span><text:span text:style-name="T482"> </text:span><text:span text:style-name="T484">n</text:span><text:span text:style-name="T483">a opasku kožený pytlík se sušeným masem </text:span><text:span text:style-name="T587">(na </text:span><text:span text:style-name="T677">týden</text:span><text:span text:style-name="T587">)</text:span><text:span text:style-name="T483"> </text:span><text:span text:style-name="T485">a u </text:span><text:span text:style-name="T487">pasu</text:span><text:span text:style-name="T486"> </text:span><text:span text:style-name="T302">pazourkový nůž</text:span><text:span text:style-name="T486"> (karta). </text:span><text:span text:style-name="T612">Jeden má</text:span><text:span text:style-name="T611"> </text:span><text:span text:style-name="T407">kamennou palici</text:span><text:span text:style-name="T611"> (karta), </text:span><text:span text:style-name="T612">druhý</text:span><text:span text:style-name="T611"> j</text:span><text:span text:style-name="T407">ednoruční kyj</text:span><text:span text:style-name="T611"> (karta </text:span><text:span text:style-name="T347">kyj</text:span><text:span text:style-name="T611">).</text:span></text:p>
          <text:list>
            <text:list-item>
              <text:list>
                <text:list-item>
                  <text:p text:style-name="P434"><text:span text:style-name="T439">V jednom z </text:span><text:span text:style-name="T481">měchů</text:span><text:span text:style-name="T439"> není voda, ale pálenka</text:span><text:span text:style-name="T483">.</text:span></text:p>
                </text:list-item>
              </text:list>
            </text:list-item>
            <text:list-item>
              <text:p text:style-name="P435"><text:span text:style-name="T508">Jeden z nich má u sebe m</text:span><text:span text:style-name="T439">alou </text:span><text:span text:style-name="T288">dřevěnou krabičku</text:span><text:span text:style-name="T439"> </text:span><text:span text:style-name="T477">(</text:span><text:span text:style-name="T601">karta)</text:span><text:span text:style-name="T477"> </text:span><text:span text:style-name="T439">s odsouvacím víkem.</text:span></text:p>
              <text:list>
                <text:list-item>
                  <text:p text:style-name="P436"><text:span text:style-name="T439">Uvnitř je silně aromatický </text:span><text:span text:style-name="T472">hnědý</text:span><text:span text:style-name="T439"> prášek.</text:span></text:p>
                  <text:list>
                    <text:list-item>
                      <text:p text:style-name="P437"><text:span text:style-name="T439">Ne</text:span><text:span text:style-name="T602">říkej</text:span><text:span text:style-name="T439"> hráčům, co prášek dělá, dokud to nějaká postava nevyzkouší. </text:span><text:span text:style-name="T602">Až to </text:span><text:span text:style-name="T603">zjistí</text:span><text:span text:style-name="T602">, vyměň jim kartu </text:span><text:span text:style-name="T421">dřevěná krabička</text:span><text:span text:style-name="T602"> za kartu </text:span><text:span text:style-name="T421">povzbuzující droga</text:span><text:span text:style-name="T602">. </text:span></text:p>
                    </text:list-item>
                    <text:list-item>
                      <text:p text:style-name="P436"><text:span text:style-name="T439">Je to </text:span><text:span text:style-name="T472">6</text:span><text:span text:style-name="T471"> dávek</text:span><text:span text:style-name="T439"> šňupací drog</text:span><text:span text:style-name="T471">y</text:span><text:span text:style-name="T439">.</text:span></text:p>
                      <text:list>
                        <text:list-item>
                          <text:p text:style-name="P438"><text:span text:style-name="T439">Způsobuje </text:span><text:span text:style-name="T473">omamný pocit síly a nezranitelno</text:span><text:span text:style-name="T474">s</text:span><text:span text:style-name="T473">ti. </text:span><text:span text:style-name="T475">Zhruba po hodině účinek vyprchá a na další hodinu zb</text:span><text:span text:style-name="T476">u</text:span><text:span text:style-name="T475">de nepříjemná hořká pachuť v ústech.</text:span></text:p>
                        </text:list-item>
                      </text:list>
                    </text:list-item>
                  </text:list>
                </text:list-item>
              </text:list>
            </text:list-item>
          </text:list>
        </text:list-item>
      </text:list>
      <text:h text:style-name="P250" text:outline-level="3">A3 – nádvoří</text:h>
      <text:p text:style-name="P37">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977792353" text:style-name="L15">
        <text:list-item>
          <text:p text:style-name="P439"><text:soft-page-break/>Celou pevnost ber jako jednu místnost – když ji hráči prohledají, narazí na následující zajímavé detaily <text:span text:style-name="T955">(v libovolném pořadí – řiď se tím, kam ti řeknou, že jdou)</text:span>:</text:p>
          <text:list>
            <text:list-item>
              <text:p text:style-name="P439">studna (A<text:span text:style-name="T951">4</text:span>)</text:p>
            </text:list-item>
            <text:list-item>
              <text:p text:style-name="P439">mňoukání (A<text:span text:style-name="T951">5</text:span>)</text:p>
            </text:list-item>
            <text:list-item>
              <text:p text:style-name="P439">pozůstatky po táboru elfů <text:span text:style-name="T950">(A6)</text:span></text:p>
            </text:list-item>
            <text:list-item>
              <text:p text:style-name="P439"><text:span text:style-name="T645">zřícený m</text:span><text:span text:style-name="T646">ů</text:span><text:span text:style-name="T645">stek na boční věž (A7)</text:span></text:p>
            </text:list-item>
          </text:list>
        </text:list-item>
      </text:list>
      <text:h text:style-name="Heading_20_3" text:outline-level="3"><text:span text:style-name="T890">A4 – s</text:span>tudna</text:h>
      <text:p text:style-name="P32"><text:span text:style-name="T891">Studna je hluboká a p</text:span>lná nepřirozeně velkých pavučin.</text:p>
      <text:list xml:id="list1042770018" text:style-name="L16">
        <text:list-item>
          <text:p text:style-name="P441"><text:span text:style-name="T1162">J</text:span>sou plné <text:span text:style-name="T995">různě velkých</text:span> pavouků –<text:span text:style-name="T995"> největší jsou asi jako dlaň</text:span>.</text:p>
          <text:list>
            <text:list-item>
              <text:p text:style-name="P442"><text:span text:style-name="T1162">J</text:span>sou sice jedovatí, ale nejsou nebezpeční – na postavy útočit nebudou, naopak se jim klidí z cesty.</text:p>
            </text:list-item>
          </text:list>
        </text:list-item>
        <text:list-item>
          <text:p text:style-name="P440"><text:span text:style-name="T226">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2">Zčásti</text:span><text:span text:style-name="T6"> jsou už ale upředeny nové.</text:span></text:p>
        </text:list-item>
        <text:list-item>
          <text:p text:style-name="P443">Dolů není vidět, dokud tam postavy něčím neposvítí. <text:span text:style-name="T1414">Hladina je 15 metrů hluboko.</text:span></text:p>
          <text:list>
            <text:list-item>
              <text:p text:style-name="P444">5 metrů nad hladinou do studny ústí boční chodba (viz C1).</text:p>
              <text:list>
                <text:list-item>
                  <text:p text:style-name="P445">Dá se tam celkem snadno sešplhat (i bez lana).</text:p>
                </text:list-item>
              </text:list>
            </text:list-item>
          </text:list>
        </text:list-item>
      </text:list>
      <text:h text:style-name="Heading_20_3" text:outline-level="3"><text:soft-page-break/>A<text:span text:style-name="T952">5</text:span> – bývalá kuchyně</text:h>
      <text:p text:style-name="P135"><text:span text:style-name="T1315">🔊</text:span><text:span text:style-name="T1308"><text:tab/></text:span><text:span text:style-name="T376">Ze zdi</text:span><text:span text:style-name="T375"> se ozývá </text:span><text:span text:style-name="T377">slabé,</text:span><text:span text:style-name="T375"> mnohohlasné mňoukání.</text:span></text:p>
      <text:list xml:id="list3854524310" text:style-name="L17">
        <text:list-item>
          <text:p text:style-name="P446"><text:span text:style-name="T216">Ve zdi, odkud se mňoukání ozývá, je š</text:span><text:span text:style-name="T10">ikmá </text:span><text:span text:style-name="T220">šachta</text:span><text:span text:style-name="T10"> dolů </text:span><text:span text:style-name="T262">(do místnosti B5)</text:span><text:span text:style-name="T10">.</text:span></text:p>
          <text:list>
            <text:list-header>
              <text:p text:style-name="P447"><text:span text:style-name="T1240">♨</text:span><text:span text:style-name="T1241"><text:tab/></text:span><text:span text:style-name="T47">Zevnitř je cítit kočičí zápach.</text:span></text:p>
            </text:list-header>
            <text:list-item>
              <text:p text:style-name="P448"><text:span text:style-name="T217">Má obdélníkový průřez a j</text:span><text:span text:style-name="T218">e poměrně úzká – </text:span><text:span text:style-name="T219">asi jako</text:span><text:span text:style-name="T218"> pecen chleba </text:span><text:span text:style-name="T257">(ž</text:span><text:span text:style-name="T218">ádná z postav tudy rozhodně neproleze</text:span><text:span text:style-name="T257">)</text:span><text:span text:style-name="T218">.</text:span></text:p>
              <text:list>
                <text:list-item>
                  <text:p text:style-name="P449"><text:span text:style-name="T9">Do</text:span><text:span text:style-name="T10"> spodní </text:span><text:span text:style-name="T9">st</text:span><text:span text:style-name="T221">ěny </text:span><text:span text:style-name="T220">šachty </text:span><text:span text:style-name="T222">jsou</text:span><text:span text:style-name="T9"> vsazeny </text:span><text:span text:style-name="T223">r</text:span><text:span text:style-name="T283">ezav</text:span><text:span text:style-name="T223">é </text:span><text:span text:style-name="T257">kolejnice</text:span><text:span text:style-name="T223">.</text:span></text:p>
                </text:list-item>
              </text:list>
            </text:list-item>
          </text:list>
        </text:list-item>
      </text:list>
      <text:h text:style-name="P251" text:outline-level="3">A6 – pozůstatky po tábořišti</text:h>
      <text:p text:style-name="P33">Na nádvoří je z kamenů poskládané <text:span text:style-name="T1170">ohniště</text:span>, <text:span text:style-name="T956">někdo je ale rozkopnul.</text:span> <text:span text:style-name="T954">Kolem jsou do kruhu rozestavěné větší balvany a kusy nosných trámů, zřejmě na sezení. O kus dál je u stěny </text:span><text:span text:style-name="T1204">hromada</text:span><text:span text:style-name="T954"> toren, pokrývek a dalších věcí.</text:span></text:p>
      <text:p text:style-name="P337"><text:span text:style-name="T1244">▸<text:tab/></text:span><text:span text:style-name="T1163">Kolem ohniště</text:span> j<text:span text:style-name="T1164">sou stopy zaschlé krve, rozkopaný popel,</text:span> rozšlapané zbytky jídla <text:span text:style-name="T1163">a pár kusů dřevěného nádobí:</text:span></text:p>
      <text:list xml:id="list2912518341" text:style-name="L119">
        <text:list-item>
          <text:p text:style-name="P633"><text:span text:style-name="T746">pohár, miska </text:span><text:span text:style-name="T747">s plesnivými zbytky kaše</text:span><text:span text:style-name="T746">, do země zašlápnutá zlomená lžíce</text:span></text:p>
        </text:list-item>
      </text:list>
      <text:p text:style-name="P634"><text:span text:style-name="T1273">▸<text:tab/></text:span><text:span text:style-name="T617">Na</text:span><text:span text:style-name="T820"> </text:span><text:span text:style-name="T837">hromadě</text:span><text:span text:style-name="T617"> u stěny je 5 toren (</text:span><text:span text:style-name="T749">š</text:span><text:span text:style-name="T613">pinavé, ale funkční – </text:span><text:span text:style-name="T749">s</text:span><text:span text:style-name="T614">tejné se dají koupit ve městě</text:span><text:span text:style-name="T617">), 5 pokrývek (</text:span><text:span text:style-name="T616">nasáklé deštěm a začínají plesnivět</text:span><text:span text:style-name="T617">), </text:span><text:span text:style-name="T616">3 křesadla </text:span><text:span text:style-name="T615">(t</text:span><text:span text:style-name="T616">roud </text:span><text:span text:style-name="T615">je zvlhlý a</text:span><text:span text:style-name="T616"> nepoužitelný</text:span><text:span text:style-name="T615">), </text:span><text:span text:style-name="T750">z</text:span><text:span text:style-name="T616">bytky trvanlivého jídla </text:span><text:span text:style-name="T615">(dohromady na 4 dny), lojové svíce </text:span><text:span text:style-name="T618">(</text:span><text:span text:style-name="T615">na 2 dny svícení</text:span><text:span text:style-name="T618">), </text:span><text:span text:style-name="T748">2 celty (stále funkční).</text:span></text:p>
      <text:h text:style-name="Heading_20_3" text:outline-level="3"><text:soft-page-break/><text:span text:style-name="T937">A7</text:span> – zřícený můstek k boční věži</text:h>
      <text:p text:style-name="P146"><text:span text:style-name="Emphasis"><text:span text:style-name="T1238">♨</text:span></text:span><text:span text:style-name="Emphasis"><text:span text:style-name="T1231"><text:tab/></text:span></text:span><text:span text:style-name="Emphasis"><text:span text:style-name="T1232">J</text:span></text:span><text:span text:style-name="T378">e </text:span><text:span text:style-name="T381">zde</text:span><text:span text:style-name="T378"> cítit mrtvolný zápach.</text:span></text:p>
      <text:p text:style-name="P8"><text:span text:style-name="T1165">Věž má základy zhruba pět metrů pod vámi. Vchod do ní je přímo naproti, můstek, který k němu vedl, je ale zřícený. </text:span>Na zemi před ním leží mrtvý elf.</text:p>
      <text:list xml:id="list610240322" text:style-name="L19">
        <text:list-item>
          <text:p text:style-name="P338">J<text:span text:style-name="T1010">eho tvář je rozbitá k nepoznání. Na těle má smrtelné rány od těžkých, drtivých zbraní.</text:span></text:p>
        </text:list-item>
        <text:list-item>
          <text:p text:style-name="P450"><text:span text:style-name="T537">Jeho oblečení je potrhané a pokryté krví, ale stále </text:span><text:span text:style-name="T538">jde</text:span><text:span text:style-name="T537"> poznat, že to </text:span><text:span text:style-name="T620">byl</text:span><text:span text:style-name="T537"> oděv </text:span><text:span text:style-name="T539">bohatého měšťana</text:span><text:span text:style-name="T537">.</text:span></text:p>
        </text:list-item>
        <text:list-item>
          <text:p text:style-name="P451"><text:span text:style-name="T537">M</text:span><text:span text:style-name="T439">á oblečenou </text:span><text:span text:style-name="T288">lehkou zbroj</text:span><text:span text:style-name="T439"> (karta).</text:span></text:p>
          <text:list>
            <text:list-item>
              <text:p text:style-name="P452"><text:span text:style-name="T439">Na hrudi pod zbrojí má zastrčený pomačkaný, ale stále </text:span><text:span text:style-name="T619">čitelný</text:span><text:span text:style-name="T439"> svitek s kouzlem </text:span><text:span text:style-name="T288">kulový blesk</text:span><text:span text:style-name="T439"> (karta).</text:span></text:p>
            </text:list-item>
          </text:list>
        </text:list-item>
        <text:list-item>
          <text:p text:style-name="P282"><text:span text:style-name="T439">Na opasku má přetržený řemínek (něco tam bylo přivázané)</text:span>.</text:p>
        </text:list-item>
        <text:list-item>
          <text:p text:style-name="P453"><text:span text:style-name="T439">Mrtvolně páchne </text:span><text:span text:style-name="T621">(</text:span><text:span text:style-name="T439">zřejmě tu </text:span><text:span text:style-name="T622">už</text:span><text:span text:style-name="T439"> leží </text:span><text:span text:style-name="T623">dlouho)</text:span><text:span text:style-name="T439">.</text:span></text:p>
        </text:list-item>
      </text:list>
      <text:p text:style-name="P84"><text:span text:style-name="T205">Několik</text:span><text:span text:style-name="T845"> možností</text:span><text:span text:style-name="T839">, jak se dostat </text:span><text:span text:style-name="T846">do věže</text:span><text:span text:style-name="T892"> (hráči mohou samozřejmě vymyslet i další)</text:span>:</text:p>
      <text:list xml:id="list4084955457" text:style-name="L20">
        <text:list-item>
          <text:p text:style-name="P454">Vyšplhat po <text:span text:style-name="T893">skále a po stěně věže</text:span>.</text:p>
          <text:list>
            <text:list-item>
              <text:p text:style-name="P635"><text:span text:style-name="T439">Po skále se šplhá dobře, ale stěna věže je hladká, není za co se chytit </text:span><text:span text:style-name="T751">(p</text:span><text:span text:style-name="T1415">omůže například zatlučení skob).</text:span></text:p>
            </text:list-item>
          </text:list>
        </text:list-item>
        <text:list-item>
          <text:p text:style-name="P455">Něčím přemostit zřícený můstek, <text:span text:style-name="T1166">nebo třeba zezdola přistavit žebřík (v pevnosti je spousta popadaných střešních trámů, některé z nich určitě půjdou použít).</text:span></text:p>
        </text:list-item>
        <text:list-item>
          <text:p text:style-name="P456">Přeskočit</text:p>
          <text:list>
            <text:list-item>
              <text:p text:style-name="P456"><text:soft-page-break/>Je to dost daleko, ale <text:span text:style-name="T1088">s rozběhem to</text:span> zvládne každý, kdo nemá vážné zranění <text:span text:style-name="T894">a odloží veškerou zátěž.</text:span></text:p>
            </text:list-item>
          </text:list>
        </text:list-item>
      </text:list>
      <text:h text:style-name="Heading_20_3" text:outline-level="3">A<text:span text:style-name="T953">8</text:span> – horní patro boční věže</text:h>
      <text:p text:style-name="P86"><text:span text:style-name="T304">Věž nemá strop ani střechu</text:span><text:span text:style-name="T288">, dírou nahoře je vidět obloha. </text:span><text:span text:style-name="T306">Podlaha je pokrytá troskami.</text:span><text:span text:style-name="T288"> </text:span><text:span text:style-name="T305">Dolů vede točité schodiště.</text:span></text:p>
      <text:list xml:id="list3991977474" text:style-name="L21">
        <text:list-item>
          <text:p text:style-name="P457">O patro níž schodiště zčásti chybí, takže dolů se musí sešplhat (viz B<text:span text:style-name="T1026">7</text:span>).</text:p>
        </text:list-item>
      </text:list>
      <text:h text:style-name="Heading_20_2" text:outline-level="2"><text:bookmark-start text:name="__RefHeading___Toc2926_1905480466"/>První podzemní patro<text:bookmark-end text:name="__RefHeading___Toc2926_1905480466"/></text:h>
      <text:h text:style-name="P252" text:outline-level="3"><text:span text:style-name="T440">B</text:span><text:span text:style-name="T439">1 – dílna</text:span></text:h>
      <text:p text:style-name="P118"><text:span text:style-name="T1288">🚪<text:tab/></text:span><text:span text:style-name="T372">Z</text:span><text:span text:style-name="T330">avřené obyčejné dveře </text:span><text:span text:style-name="T373">s</text:span><text:span text:style-name="T321"> klik</text:span><text:span text:style-name="T373">ou</text:span><text:span text:style-name="T319"> a</text:span><text:span text:style-name="T318"> </text:span><text:span text:style-name="T320">klíčovou dírk</text:span><text:span text:style-name="T373">o</text:span><text:span text:style-name="T321">u</text:span><text:span text:style-name="T318">.</text:span></text:p>
      <text:list xml:id="list4130590244" text:style-name="L22">
        <text:list-item>
          <text:p text:style-name="P339">Jsou zamčené, klíč je v zámku zevnitř <text:span text:style-name="T1225">místnosti</text:span>.</text:p>
          <text:list>
            <text:list-item>
              <text:p text:style-name="P340"><text:span text:style-name="T1225">J</text:span>e <text:span text:style-name="T1030">na kroužku spolu s dalšími dvěma klíči (karta </text:span><text:span text:style-name="T365">kroužek s klíči</text:span><text:span text:style-name="T1030">).</text:span></text:p>
              <text:list>
                <text:list-item>
                  <text:p text:style-name="P341"><text:span text:style-name="T1226">J</text:span>sou označené elfskými písmeny<text:span text:style-name="T1105"> D</text:span><text:span text:style-name="T978"> </text:span><text:span text:style-name="T4">(ten je v zámku), </text:span><text:span text:style-name="T977">K</text:span><text:span text:style-name="T260"> </text:span><text:span text:style-name="T4">a</text:span><text:span text:style-name="T259"> </text:span><text:span text:style-name="T984">S</text:span><text:span text:style-name="T258">.</text:span></text:p>
                </text:list-item>
              </text:list>
            </text:list-item>
          </text:list>
        </text:list-item>
      </text:list>
      <text:list xml:id="list3782092776" text:style-name="L29">
        <text:list-item>
          <text:p text:style-name="P357"><text:span text:style-name="T258">Jdou vyrazit, </text:span><text:span text:style-name="T286">zámek jde vypáčit nebo otevřít šperhákem</text:span><text:span text:style-name="T258">.</text:span></text:p>
        </text:list-item>
      </text:list>
      <text:list xml:id="list230844176202554" text:continue-list="list4130590244" text:style-name="L22">
        <text:list-item>
          <text:list>
            <text:list-item>
              <text:p text:style-name="P421">Když se postavy pokusí dveře vyrazit <text:span text:style-name="T854">(nebo jinak hlasitě otevřít)</text:span>, zevnitř se ozve vyděšené vyjeknutí.</text:p>
              <text:list>
                <text:list-item>
                  <text:p text:style-name="P342"><text:span text:style-name="T864">Má ho na svědomí</text:span><text:span text:style-name="T854"> socha trpaslice </text:span><text:span text:style-name="T865">(</text:span><text:span text:style-name="T854">viz </text:span><text:span text:style-name="T864">popis místnosti)</text:span><text:span text:style-name="T854">.</text:span></text:p>
                </text:list-item>
              </text:list>
            </text:list-item>
          </text:list>
        </text:list-item>
      </text:list>
      <text:p text:style-name="P15"><text:soft-page-break/>V severní části místnosti je <text:span text:style-name="T1171">pracovní stůl</text:span> <text:span text:style-name="T1167">s dřevěnou židlí a o stěnu opřených</text:span> několik velkých kusů částečně opracovaného kamene. <text:span text:style-name="T923">V jižní části místnosti je výheň, malá kovadlina a </text:span><text:span text:style-name="T1172">stolek s kovářským nářadím</text:span><text:span text:style-name="T923">. Nad ním jsou pověšené </text:span><text:span text:style-name="T1173">kovářské</text:span><text:span text:style-name="T1172"> rukavice a zástěra</text:span><text:span text:style-name="T923">. Hned vpravo za vchodem je na stěně </text:span><text:span text:style-name="T1172">polička s lucernou</text:span><text:span text:style-name="T454">. </text:span><text:span text:style-name="Emphasis"><text:span text:style-name="T896">Na stěně naproti vchodu je </text:span></text:span><text:span text:style-name="Emphasis"><text:span text:style-name="T1174">nápis</text:span></text:span><text:span text:style-name="Emphasis"><text:span text:style-name="T866">.</text:span></text:span><text:span text:style-name="Emphasis"><text:span text:style-name="T847"> </text:span></text:span><text:span text:style-name="Emphasis"><text:span text:style-name="T423">Vpravo vedle pracovního stolu v severní části </text:span></text:span><text:span text:style-name="Emphasis"><text:span text:style-name="T422">místnosti</text:span></text:span><text:span text:style-name="Emphasis"><text:span text:style-name="T423"> se do rohu tiskne </text:span></text:span><text:span text:style-name="Emphasis"><text:span text:style-name="T419">kamenná socha trpaslice</text:span></text:span><text:span text:style-name="Emphasis"><text:span text:style-name="T769">.</text:span></text:span></text:p>
      <text:list xml:id="list2731249548" text:style-name="L23">
        <text:list-header>
          <text:p text:style-name="P458"><text:span text:style-name="T637">Říká: </text:span><text:span text:style-name="T370">„</text:span><text:span text:style-name="T369">Prosím, neubližujte mi!</text:span><text:span text:style-name="T370">“</text:span></text:p>
        </text:list-header>
      </text:list>
      <text:list xml:id="list2814098325" text:style-name="L24">
        <text:list-item>
          <text:list>
            <text:list-item>
              <text:p text:style-name="P459"><text:span text:style-name="T632">Mluví </text:span><text:span text:style-name="T633">hlubokým, dunivým hlasem</text:span><text:span text:style-name="T632">. </text:span><text:span text:style-name="T459">Vypadá vyděšeně a ubrečeně</text:span><text:span text:style-name="T297"> </text:span><text:span text:style-name="T459">(slzy samozřejmě nemá, je to socha).</text:span></text:p>
            </text:list-item>
          </text:list>
        </text:list-item>
        <text:list-item>
          <text:p text:style-name="P460"><text:span text:style-name="T598">S postavami si ráda promluví, je tu stovky let sama</text:span><text:span text:style-name="T439">. </text:span><text:span text:style-name="T752">Je ale trochu prostoduchá, složitější témata jí budou dělat potíže.</text:span></text:p>
          <text:list>
            <text:list-item>
              <text:p text:style-name="P343">Jmenuje se Agda.</text:p>
            </text:list-item>
            <text:list-item>
              <text:p text:style-name="P344"><text:span text:style-name="T1169">P</text:span>ůvodně <text:span text:style-name="T1169">byla</text:span> živá a trpěla nevyléčitelnou nemocí. Její otec jí poslal za svým přítelem, elfským m<text:span text:style-name="T1139">istrem</text:span> <text:span text:style-name="T1138">Ankertem</text:span>, který slíbil, že jí pomůže.</text:p>
              <text:list>
                <text:list-item>
                  <text:p text:style-name="P461"><text:span text:style-name="T439">Jak přesně se z ní stala socha, si nepamatuje. </text:span><text:span text:style-name="T635">V</text:span><text:span text:style-name="T439">í jen, že pak všechna bolest ustala. </text:span><text:span text:style-name="T634">Brzy poté s </text:span><text:span text:style-name="T599">mistrem</text:span><text:span text:style-name="T634"> </text:span><text:span text:style-name="T599">Ankertem</text:span><text:span text:style-name="T634"> odcestovala </text:span><text:span text:style-name="T462">do této pevnosti. Pomáhala mu t</text:span><text:span text:style-name="T521">ady</text:span><text:span text:style-name="T462"> s prací, vařila v kuchyni, obsluhovala elfské vojáky v jídelně, uklízela – prostě cokoliv bylo potřeba.</text:span></text:p>
                </text:list-item>
              </text:list>
            </text:list-item>
            <text:list-item>
              <text:p text:style-name="P462"><text:span text:style-name="T460">O </text:span><text:span text:style-name="T439">podzemí toho moc </text:span><text:span text:style-name="T600">neví</text:span><text:span text:style-name="T439">, </text:span><text:span text:style-name="T463">je tady totiž </text:span><text:span text:style-name="T464">tak trochu</text:span><text:span text:style-name="T463"> uvězněná:</text:span></text:p>
              <text:list>
                <text:list-item>
                  <text:p text:style-name="P283"><text:soft-page-break/>Chodba <text:span text:style-name="T1223">za dveřmi</text:span> doleva vede ke schodům dolů. Pod nimi je mříž, kterou nedokáž<text:span text:style-name="T1222">e</text:span> zvednout, ani se pod ní protáhnout. <text:span text:style-name="T1222">Z</text:span>a ní je spousta pavučin a škaredí pavouci! Tudy chod<text:span text:style-name="T925">íval</text:span>a pro vodu do studny.</text:p>
                </text:list-item>
                <text:list-item>
                  <text:p text:style-name="P283">Chodba doprava vede do skladu vody. Za ní je místnost se zřícenou podlahou, kde se bojí seskočit dolů, <text:span text:style-name="T1223">protože to je</text:span> strašně hluboko a jsou tam navíc <text:span text:style-name="T926">hrozně</text:span> velké ještěrky, které plivou <text:span text:style-name="T927">takový odporný</text:span> žlutý hlen.</text:p>
                </text:list-item>
                <text:list-item>
                  <text:p text:style-name="P284">Nedávno se tu něco dělo. Z<text:span text:style-name="T1223">prava</text:span> se ozývaly divoké výkřiky, možná se tam dokonce bojovalo. Strašně moc se bála, sem ale naštěstí nikdo nepřišel.</text:p>
                </text:list-item>
              </text:list>
            </text:list-item>
          </text:list>
        </text:list-item>
        <text:list-item>
          <text:p text:style-name="P345">Postavy <text:span text:style-name="T1224">ji</text:span> mohou přemluvit, aby <text:span text:style-name="T1224">šla s nimi</text:span>.</text:p>
          <text:list>
            <text:list-item>
              <text:p text:style-name="P463"><text:span text:style-name="T460">N</text:span><text:span text:style-name="T459">eumí </text:span><text:span text:style-name="T460">ale</text:span><text:span text:style-name="T459"> bojovat </text:span><text:span text:style-name="T461">a je velice bázlivá</text:span><text:span text:style-name="T459"> – v případném boji zapiští </text:span><text:span text:style-name="T460">(hlubokým hlasem)</text:span><text:span text:style-name="T459"> a uteče se někam schovat.</text:span></text:p>
            </text:list-item>
            <text:list-item>
              <text:p text:style-name="P346">Odmítne také dělat cokoliv krkolomného, jako třeba šplhat studnou nebo slézat do<text:span text:style-name="T1416">lů propadlým stropem</text:span>. Není na to dost ohebná.</text:p>
            </text:list-item>
          </text:list>
        </text:list-item>
        <text:list-item>
          <text:p text:style-name="P285"><text:span text:style-name="Emphasis"><text:span text:style-name="T804">⚔ </text:span></text:span><text:span text:style-name="Emphasis"><text:span text:style-name="T783">K</text:span></text:span><text:span text:style-name="Emphasis"><text:span text:style-name="T776">dyž na ni postavy zaútočí, </text:span></text:span><text:span text:style-name="Emphasis"><text:span text:style-name="T784">nebude se</text:span></text:span><text:span text:style-name="Emphasis"><text:span text:style-name="T776"> bránit: </text:span></text:span><text:span text:style-name="Emphasis"><text:span text:style-name="T784">schoulí se u stěny nebo na zemi, </text:span></text:span><text:span text:style-name="Emphasis"><text:span text:style-name="T776">případně se pokusí utéct (nemá moc kam, ale zkusit to může).</text:span></text:span></text:p>
        </text:list-item>
      </text:list>
      <text:p text:style-name="P113"><text:span text:style-name="T1274">▸<text:tab/></text:span><text:span text:style-name="T824">Pracovní s</text:span><text:span text:style-name="T825">tůl</text:span><text:span text:style-name="T627"> </text:span><text:span text:style-name="T628">u severní stěny</text:span><text:span text:style-name="T627"> m</text:span><text:span text:style-name="T624">á rozpraskanou dřevěnou desku </text:span><text:span text:style-name="T626">a</text:span><text:span text:style-name="T624"> několik šuplíků. </text:span><text:span text:style-name="T625">V nich</text:span><text:span text:style-name="T75"> je:</text:span></text:p>
      <text:list xml:id="list3775654140" text:style-name="L25">
        <text:list-item>
          <text:p text:style-name="P464"><text:span text:style-name="T76">k</text:span><text:span text:style-name="T456">amenické náčiní</text:span></text:p>
          <text:list>
            <text:list-item>
              <text:p text:style-name="P465"><text:span text:style-name="T456">zubák, šalírka, pemrlice, kružítko, hrst klínků, </text:span><text:span text:style-name="T408">kamenické </text:span><text:span text:style-name="T409">dláto</text:span><text:span text:style-name="T456"> (karta), </text:span><text:span text:style-name="T409">kamenická špice</text:span><text:span text:style-name="T456"> (karta), </text:span><text:span text:style-name="T410">kamenická </text:span><text:span text:style-name="T409">palice</text:span><text:span text:style-name="T456"> </text:span><text:span text:style-name="T458">(karta)</text:span></text:p>
            </text:list-item>
          </text:list>
        </text:list-item>
        <text:list-item>
          <text:p text:style-name="P464"><text:soft-page-break/><text:span text:style-name="T805">š</text:span><text:span text:style-name="T806">pulka se stříbrnou nití</text:span><text:span text:style-name="T631"> (karta </text:span><text:span text:style-name="T342">stříbrná nit</text:span><text:span text:style-name="T631">)</text:span></text:p>
          <text:list>
            <text:list-item>
              <text:p text:style-name="P347">Stříbrná niť je jedna ze surovin potřebných na očarování rukavic pomocí svitku v C15.</text:p>
            </text:list-item>
          </text:list>
        </text:list-item>
      </text:list>
      <text:p text:style-name="P61"><text:span text:style-name="T1244">▸<text:tab/></text:span><text:span text:style-name="T1168">Na </text:span><text:span text:style-name="T1175">stolku</text:span><text:span text:style-name="T1171"> s kovářským</text:span><text:span text:style-name="T1170"> nářadím</text:span> <text:span text:style-name="T1168">je:</text:span></text:p>
      <text:list xml:id="list2455075460" text:style-name="L26">
        <text:list-item>
          <text:p text:style-name="P466"><text:span text:style-name="T560">p</text:span><text:span text:style-name="T453">ilník, kleště</text:span><text:span text:style-name="T454">, </text:span><text:span text:style-name="T411">průbojník</text:span><text:span text:style-name="T455"> </text:span><text:span text:style-name="T584">(karta)</text:span><text:span text:style-name="T455">, </text:span><text:span text:style-name="T412">kovářské </text:span><text:span text:style-name="T411">kladivo</text:span><text:span text:style-name="T455"> </text:span><text:span text:style-name="T457">(karta)</text:span></text:p>
        </text:list-item>
      </text:list>
      <text:p text:style-name="P116"><text:span text:style-name="T1274">▸<text:tab/></text:span><text:span text:style-name="T826">K</text:span><text:span text:style-name="T827">ovářské rukavice a zástěra</text:span><text:span text:style-name="T629"> </text:span><text:span text:style-name="T630">jsou staré a zpuchřelé.</text:span></text:p>
      <text:p text:style-name="P114"><text:span text:style-name="T1274">▸<text:tab/></text:span><text:span text:style-name="T826">N</text:span><text:span text:style-name="T823">ápis</text:span><text:span text:style-name="T821"> na stěně </text:span><text:span text:style-name="T822">je ve staroelfštině.</text:span><text:span text:style-name="T439"> </text:span><text:span text:style-name="T636">Ř</text:span><text:span text:style-name="T439">íká:</text:span></text:p>
      <text:p text:style-name="P233"><text:span text:style-name="Emphasis"><text:span text:style-name="T853">„Klaním se před Tebou, Astro, stvořitelko hvězd, strážkyně moudrosti věků a tajemných umění.“</text:span></text:span></text:p>
      <text:h text:style-name="P253" text:outline-level="3"><text:span text:style-name="T440">B</text:span><text:span text:style-name="T439">2 – toaleta</text:span></text:h>
      <text:p text:style-name="P21"><text:span text:style-name="T1288">🚪<text:tab/></text:span><text:span text:style-name="T1289">Z</text:span><text:span text:style-name="T1124">avřené</text:span> <text:span text:style-name="T1064">obyčejné</text:span> dveře s klikou.</text:p>
      <text:list xml:id="list2935028310" text:style-name="L27">
        <text:list-item>
          <text:p text:style-name="P467"><text:span text:style-name="T658">Je na nich symbol ve tvaru kruhu: </text:span><text:span text:style-name="T1243">⚪</text:span></text:p>
        </text:list-item>
      </text:list>
      <text:p text:style-name="P11"><text:span text:style-name="T1044">Uvnitř je a</text:span>natomicky tvarovaná kamenná lavice s kruhovou dírou uprostřed.</text:p>
      <text:p text:style-name="Example_20_Header">Poznámka:</text:p>
      <text:p text:style-name="Example"><text:span text:style-name="T439">Tento popis je </text:span><text:span text:style-name="T565">společný</text:span><text:span text:style-name="T439"> pro </text:span><text:span text:style-name="T564">2</text:span><text:span text:style-name="T439"> místnosti (</text:span><text:span text:style-name="T564">obě</text:span><text:span text:style-name="T439"> jsou označené B</text:span><text:span text:style-name="T564">2</text:span><text:span text:style-name="T439">).</text:span></text:p>
      <text:h text:style-name="P254" text:outline-level="3"><text:span text:style-name="T440">B</text:span><text:span text:style-name="T972">3</text:span><text:span text:style-name="T439"> – sklad vody</text:span></text:h>
      <text:p text:style-name="P16">Kolem stěn jsou <text:span text:style-name="T928">velké</text:span> <text:span text:style-name="T1176">sudy</text:span><text:span text:style-name="T928"> s víky. Na zemi stojí dvě vědra s prohnutou tyčí na nošení.</text:span></text:p>
      <text:p text:style-name="P636"><text:span text:style-name="T1244">▸<text:tab/></text:span>Na něk<text:span text:style-name="T929">olika</text:span> <text:span text:style-name="T1177">sudech</text:span> je ještě trochu čitelný nápis ve staroelfštině: <text:span text:style-name="T288">„Voda“</text:span>. <text:span text:style-name="T1319">Všechny jsou prázdné.</text:span></text:p>
      <text:h text:style-name="P255" text:outline-level="3"><text:soft-page-break/><text:span text:style-name="T440">B</text:span><text:span text:style-name="T972">4</text:span><text:span text:style-name="T439"> – </text:span><text:span text:style-name="T467">sklad</text:span><text:span text:style-name="T465"> s propad</text:span><text:span text:style-name="T466">l</text:span><text:span text:style-name="T465">ou půlkou podlahy</text:span></text:h>
      <text:p text:style-name="P292">Ve východní části místnosti je <text:span text:style-name="T1170">propadlý strop</text:span>. <text:span text:style-name="T930">V </text:span>západní části místnosti, kde ještě strop drží, je několik polorozpadlých <text:span text:style-name="T1170">beden</text:span>.</text:p>
      <text:p text:style-name="P469"><text:span text:style-name="T1273">▸<text:tab/></text:span><text:span text:style-name="T641">D</text:span><text:span text:style-name="T439">íra </text:span><text:span text:style-name="T753">po </text:span><text:span text:style-name="T838">propadlém stropě</text:span><text:span text:style-name="T439"> </text:span><text:span text:style-name="T642">je hluboká</text:span><text:span text:style-name="T439"> 3 metry </text:span><text:span text:style-name="T642">a vede</text:span><text:span text:style-name="T439"> do místnosti o patro níž (C10).</text:span></text:p>
      <text:list xml:id="list2410392173" text:style-name="L121">
        <text:list-item>
          <text:p text:style-name="P637"><text:span text:style-name="T1239">♨</text:span><text:span text:style-name="T1233"> </text:span><text:span text:style-name="T1235">Zezdola je cítit</text:span><text:span text:style-name="T426"> silný zápach, zřejmě t</text:span><text:span text:style-name="T429">am</text:span><text:span text:style-name="T426"> něco žije </text:span><text:span text:style-name="T755">(jsou to</text:span><text:span text:style-name="T754"> </text:span><text:span text:style-name="T299">p</text:span><text:span text:style-name="T413">livající ještěři</text:span><text:span text:style-name="T754"> – viz C</text:span><text:span text:style-name="T972">10</text:span><text:span text:style-name="T117">)</text:span><text:span text:style-name="T754">.</text:span></text:p>
        </text:list-item>
      </text:list>
      <text:p text:style-name="P6"><text:span text:style-name="T1273">▸<text:tab/></text:span><text:span text:style-name="T829">V bednách</text:span><text:span text:style-name="T640"> j</text:span><text:span text:style-name="T439">sou rezavé zbytky plechových krabic. </text:span><text:span text:style-name="T638">Jejich obsah</text:span><text:span text:style-name="T439"> se </text:span><text:span text:style-name="T639">zřejmě</text:span><text:span text:style-name="T439"> už dávno rozpadl v prach.</text:span></text:p>
      <text:h text:style-name="Heading_20_4" text:outline-level="4">B4-d1</text:h>
      <text:p text:style-name="P18"><text:span text:style-name="T1288">🚪<text:tab/></text:span>Zavřené <text:span text:style-name="T1125">obyčejné</text:span> dveře s <text:span text:style-name="T931">klikou a</text:span> klíčovou dírkou.</text:p>
      <text:list xml:id="list230845042211625" text:continue-list="list3782092776" text:style-name="L29">
        <text:list-item>
          <text:p text:style-name="P471"><text:span text:style-name="T439">Jsou zamčené. </text:span><text:span text:style-name="T643">Odemyká je</text:span><text:span text:style-name="T561"> </text:span><text:span text:style-name="T570">klíč</text:span><text:span text:style-name="T561"> s </text:span><text:span text:style-name="T571">písmenem</text:span><text:span text:style-name="T561"> </text:span><text:span text:style-name="T973">K</text:span><text:span text:style-name="T974">.</text:span></text:p>
          <text:list>
            <text:list-item>
              <text:p text:style-name="P348"><text:span text:style-name="T1090">J</text:span>e na k<text:span text:style-name="T1104">roužku</text:span> s klíči <text:span text:style-name="T1031">ve</text:span> dveřích <text:span text:style-name="T1025">do</text:span><text:span text:style-name="T976"> </text:span><text:span text:style-name="T244">dílny</text:span> B1.</text:p>
            </text:list-item>
          </text:list>
        </text:list-item>
        <text:list-item>
          <text:p text:style-name="P358">Jdou vyrazit, <text:span text:style-name="T1417">zámek jde vypáčit nebo otevřít šperhákem</text:span>.</text:p>
        </text:list-item>
        <text:list-item>
          <text:p text:style-name="P351">Směrem do místnosti B4 <text:span text:style-name="T1089">je</text:span> <text:span text:style-name="T1055">hned za nimi propadlá podlaha (viz B4).</text:span></text:p>
        </text:list-item>
      </text:list>
      <text:h text:style-name="P256" text:outline-level="3"><text:span text:style-name="T440">B</text:span><text:span text:style-name="T519">5</text:span><text:span text:style-name="T439"> – kuchyně</text:span></text:h>
      <text:p text:style-name="P122"><text:span text:style-name="T1314">🔊</text:span><text:span text:style-name="T1237"><text:tab/></text:span><text:span text:style-name="T371">Z místnosti se ozývá mnohohlasné mňoukání.</text:span></text:p>
      <text:p text:style-name="P115"><text:span text:style-name="T1238">♨</text:span><text:span text:style-name="T1231"><text:tab/></text:span><text:span text:style-name="T323">Je tu cítit silný kočičí zápach.</text:span></text:p>
      <text:p text:style-name="P17"><text:span text:style-name="T1228">V místnosti je </text:span><text:span text:style-name="T1178">stůl</text:span><text:span text:style-name="T1228">, </text:span><text:span text:style-name="T1178">skříň,</text:span><text:span text:style-name="T1228"> velká </text:span><text:span text:style-name="T1206">keramická kamna </text:span><text:span text:style-name="T1207">a </text:span><text:span text:style-name="T1208">u nich</text:span><text:span text:style-name="T1206"> převrhnutý velký kotel. V jedné ze stěn je </text:span><text:span text:style-name="T1217">malý</text:span><text:span text:style-name="T1206"> </text:span><text:span text:style-name="T1178">obdélníkový otvor</text:span><text:span text:style-name="T1206">. Před ním je na zemi malý</text:span><text:span text:style-name="T188"> </text:span><text:span text:style-name="T261">vozík s kolečky</text:span><text:span text:style-name="T188">. </text:span><text:span text:style-name="T189">Na kamnech jsou 2 černé kočky s modře se lesknoucíma očima</text:span><text:span text:style-name="T190">.</text:span></text:p>
      <text:list xml:id="list496862707" text:style-name="L30">
        <text:list-item>
          <text:p text:style-name="P422"><text:soft-page-break/>Jsou to dva dospělí <text:span text:style-name="T288">huňáči</text:span> (karty <text:span text:style-name="T344">huňáč</text:span>). <text:span text:style-name="T1229">Udělali si doupě v kamnech – u</text:span>vnitř je 5 koťat (karty <text:span text:style-name="T345">mládě huňáče</text:span><text:span text:style-name="T1046">).</text:span></text:p>
          <text:list>
            <text:list-item>
              <text:p text:style-name="P424"><text:span text:style-name="T946">⚔ </text:span>Samec se naježí, začne prskat a když se postavy přiblíží, <text:span text:style-name="T1091">zaútočí</text:span> <text:span text:style-name="T1049">na </text:span>nejbližší z nich <text:span text:style-name="T288">výbojem </text:span><text:span text:style-name="T1091">(viz karta </text:span><text:span text:style-name="T343">huňáč</text:span><text:span text:style-name="T1091">)</text:span>.</text:p>
            </text:list-item>
            <text:list-item>
              <text:p text:style-name="P423">Samice <text:span text:style-name="T1048">se </text:span>mezitím <text:span text:style-name="T1048">pokusí odnosit koťata (po jednom) šachtou nahoru do A5</text:span>.</text:p>
            </text:list-item>
            <text:list-item>
              <text:p text:style-name="P423">Když postavy huňáče nenechají koťata odnést, budou <text:span text:style-name="T1092">je</text:span> zuřivě bránit <text:span text:style-name="T1047">(na dálku </text:span><text:span text:style-name="T322">výbojem</text:span><text:span text:style-name="T1047">, na blízko kousáním a škrábáním)</text:span>.</text:p>
            </text:list-item>
          </text:list>
        </text:list-item>
        <text:list-item>
          <text:p text:style-name="P472"><text:span text:style-name="T166">⚔ </text:span><text:span text:style-name="T163">Když se někdo podívá do kamen, m</text:span><text:span text:style-name="T161">láďata se jen naježí a nebudou útočit. </text:span><text:span text:style-name="T162">K</text:span><text:span text:style-name="T161">dyž na ně </text:span><text:span text:style-name="T162">ale</text:span><text:span text:style-name="T161"> někdo bude chtít sáhnout, budou se bránit </text:span><text:span text:style-name="T25">výbojem</text:span><text:span text:style-name="T161">.</text:span></text:p>
        </text:list-item>
      </text:list>
      <text:p text:style-name="P63"><text:span text:style-name="T1244">▸<text:tab/></text:span><text:span text:style-name="T1179">Stůl</text:span><text:span text:style-name="T1227"> má v sobě vsazené dva dřezy.</text:span></text:p>
      <text:list xml:id="list1946298343" text:style-name="L31">
        <text:list-item>
          <text:p text:style-name="P352">Ze zdi nad ním čouhá měděná trubka s páčkou. Po otočení páčkou z trubky teče voda.</text:p>
        </text:list-item>
      </text:list>
      <text:p text:style-name="P60"><text:span text:style-name="T1244">▸<text:tab/></text:span><text:span text:style-name="T1318">Ve </text:span><text:span text:style-name="T1180">skříni</text:span> <text:span text:style-name="T1045">je 16 sad keramického nádobí a mosazných příborů (talíř, miska, lžíce, nůž, vidlička, lžička) a kuchyňské náčiní (naběračky, vařečky, apod.).</text:span></text:p>
      <text:p text:style-name="P62"><text:span text:style-name="T1244">▸<text:tab/></text:span><text:span text:style-name="T1170">Obdélníkový otvor</text:span> ve stěně je ústí šachty vedoucí šikmo vzhůru (do A5).</text:p>
      <text:list xml:id="list972764119" text:style-name="L32">
        <text:list-item>
          <text:p text:style-name="P353"><text:span text:style-name="T262">Ve dne</text:span><text:span text:style-name="T263"> je šachtou vidět světlo.</text:span></text:p>
        </text:list-item>
        <text:list-item>
          <text:p text:style-name="P473"><text:span text:style-name="T77">Šachta</text:span><text:span text:style-name="T78"> j</text:span><text:span text:style-name="T79">e poměrně úzká – </text:span><text:span text:style-name="T80">asi jako</text:span><text:span text:style-name="T79"> pecen chleba </text:span><text:span text:style-name="T118">(ž</text:span><text:span text:style-name="T218">ádná z postav tudy rozhodně neproleze</text:span><text:span text:style-name="T284">)</text:span><text:span text:style-name="T218">.</text:span></text:p>
          <text:list>
            <text:list-item>
              <text:p text:style-name="P474"><text:soft-page-break/><text:span text:style-name="T9">Do</text:span><text:span text:style-name="T10"> spodní </text:span><text:span text:style-name="T9">st</text:span><text:span text:style-name="T221">ěny </text:span><text:span text:style-name="T220">šachty </text:span><text:span text:style-name="T222">jsou </text:span><text:span text:style-name="T285">vsazeny</text:span><text:span text:style-name="T223"> rzí pokryté </text:span><text:span text:style-name="T257">kolejnice</text:span><text:span text:style-name="T223">.</text:span></text:p>
            </text:list-item>
          </text:list>
        </text:list-item>
      </text:list>
      <text:p text:style-name="P14"><text:span text:style-name="T1245">▸<text:tab/></text:span><text:span text:style-name="T184">V</text:span><text:span text:style-name="T183">ozík s kolečky</text:span><text:span text:style-name="T53"> </text:span><text:span text:style-name="T81">má na jedné straně kroužek. Kolečka s</text:span><text:span text:style-name="T53">edn</text:span><text:span text:style-name="T81">ou</text:span><text:span text:style-name="T53"> přesně na kolejnice v šachtě,</text:span><text:span text:style-name="T82"> jsou </text:span><text:span text:style-name="T81">ale</text:span><text:span text:style-name="T82"> zrezlá, takže </text:span><text:span text:style-name="T81">vozík</text:span><text:span text:style-name="T82"> moc dobře nejezdí.</text:span></text:p>
      <text:p text:style-name="Example_20_Header">Poznámka:</text:p>
      <text:p text:style-name="Example"><text:span text:style-name="T854">V této místnosti není žádný poklad, hráči ale mohou chtít ulovit huňáče, aby mohly vyrobit </text:span><text:span text:style-name="T420">nabíjecí rukavice</text:span><text:span text:style-name="T854"> (svitkem z laboratoře C15).</text:span></text:p>
      <text:list xml:id="list3118641242" text:style-name="L33">
        <text:list-item>
          <text:p text:style-name="P237"><text:span text:style-name="T779">N</text:span><text:span text:style-name="T776">a recept stačí srst, postavy tedy na to nemusí nutně huňáče zabít.</text:span></text:p>
        </text:list-item>
        <text:list-item>
          <text:p text:style-name="P237"><text:span text:style-name="T779">Pokud už odtu</text:span><text:span text:style-name="T780">d</text:span><text:span text:style-name="T779"> hu</text:span><text:span text:style-name="T171">ňáči utekli, postavy je najdou v A5.</text:span></text:p>
        </text:list-item>
      </text:list>
      <text:h text:style-name="Heading_20_4" text:outline-level="4">B<text:span text:style-name="T4">5-</text:span>d1</text:h>
      <text:p text:style-name="P18"><text:span text:style-name="T1288">🚪<text:tab/></text:span>Zavřené <text:span text:style-name="T1126">obyčejné</text:span> dveře s <text:span text:style-name="T931">klikou a</text:span> klíčovou dírkou.</text:p>
      <text:list xml:id="list230844797324016" text:continue-list="list230845042211625" text:style-name="L29">
        <text:list-item>
          <text:p text:style-name="P475"><text:span text:style-name="T546">Jsou zamčené. </text:span><text:span text:style-name="T643">Odemyká je</text:span><text:span text:style-name="T439"> </text:span><text:span text:style-name="T570">klíč</text:span><text:span text:style-name="T439"> s </text:span><text:span text:style-name="T571">písmenem</text:span><text:span text:style-name="T439"> </text:span><text:span text:style-name="T973">K</text:span><text:span text:style-name="T971">.</text:span></text:p>
          <text:list>
            <text:list-item>
              <text:p text:style-name="P470"><text:span text:style-name="T561">J</text:span><text:span text:style-name="T546">e na k</text:span><text:span text:style-name="T570">roužku</text:span><text:span text:style-name="T546"> s klíči </text:span><text:span text:style-name="T547">ve</text:span><text:span text:style-name="T546"> dveřích </text:span><text:span text:style-name="T548">do</text:span><text:span text:style-name="T972"> </text:span><text:span text:style-name="T65">dílny</text:span><text:span text:style-name="T546"> B1.</text:span></text:p>
            </text:list-item>
          </text:list>
        </text:list-item>
        <text:list-item>
          <text:p text:style-name="P359"><text:span text:style-name="T546">Jdou vyrazit, </text:span><text:span text:style-name="T1417">zámek jde vypáčit nebo otevřít šperhákem</text:span><text:span text:style-name="T546">.</text:span></text:p>
        </text:list-item>
      </text:list>
      <text:h text:style-name="Heading_20_3" text:outline-level="3"><text:span text:style-name="T440">B</text:span><text:span text:style-name="T520">6</text:span><text:span text:style-name="T441"> – jídelna</text:span></text:h>
      <text:p text:style-name="P234"><text:span text:style-name="Emphasis"><text:span text:style-name="T1236">♨</text:span></text:span><text:span text:style-name="Emphasis"><text:span text:style-name="T1230"><text:tab/></text:span></text:span><text:span text:style-name="Emphasis"><text:span text:style-name="T323">Je tu cítit kočičí zápach.</text:span></text:span></text:p>
      <text:p text:style-name="P236"><text:span text:style-name="Emphasis"><text:span text:style-name="T1050">V místnosti jsou tři velké stoly, kolem nich je spousta židlí. Na východní stěně je </text:span></text:span><text:span text:style-name="Emphasis"><text:span text:style-name="T1181">malba</text:span></text:span><text:span text:style-name="Emphasis"><text:span text:style-name="T1050"> zobrazující velkou bitvu.</text:span></text:span></text:p>
      <text:list xml:id="list1811633332" text:style-name="L34">
        <text:list-item>
          <text:p text:style-name="P477"><text:span text:style-name="Emphasis"><text:span text:style-name="T1051">V</text:span></text:span><text:span text:style-name="Emphasis"><text:span text:style-name="T525">ětšina židlí a nohou stolů je podrápaná (</text:span></text:span><text:span text:style-name="Emphasis"><text:span text:style-name="T563">od kočičích drápků</text:span></text:span><text:span text:style-name="Emphasis"><text:span text:style-name="T525">)</text:span></text:span><text:span text:style-name="Emphasis"><text:span text:style-name="T1051">.</text:span></text:span></text:p>
        </text:list-item>
      </text:list>
      <text:list xml:id="list186088463" text:style-name="L35">
        <text:list-item>
          <text:p text:style-name="P478"><text:span text:style-name="Emphasis"><text:span text:style-name="T524">Na každém stole jsou dva masivní trojramenné mosazné svícny. </text:span></text:span><text:span text:style-name="Emphasis"><text:span text:style-name="T525">Vypadají zašle a používaně, ale s</text:span></text:span><text:span text:style-name="Emphasis"><text:span text:style-name="T524">víčky v nich nejsou.</text:span></text:span></text:p>
        </text:list-item>
      </text:list>
      <text:p text:style-name="P117"><text:soft-page-break/><text:span text:style-name="Emphasis"><text:span text:style-name="T1273">▸<text:tab/></text:span></text:span><text:span text:style-name="Emphasis"><text:span text:style-name="T830">Malba</text:span></text:span><text:span text:style-name="Emphasis"><text:span text:style-name="T524"> na stěně zobrazuje a</text:span></text:span><text:span text:style-name="Emphasis"><text:span text:style-name="T644">rmády elfů a trpaslíků bojují</text:span></text:span><text:span text:style-name="Emphasis"><text:span text:style-name="T756">cí</text:span></text:span><text:span text:style-name="Emphasis"><text:span text:style-name="T644"> se zástupy goblinů, orků a několika velkými troly. Na obzoru letí drak.</text:span></text:span></text:p>
      <text:h text:style-name="Heading_20_4" text:outline-level="4">B<text:span text:style-name="T4">6-</text:span>d1</text:h>
      <text:p text:style-name="P59"><text:span text:style-name="T1302">🚪<text:tab/></text:span>Zavřené <text:span text:style-name="T1127">obyčejné</text:span> dveře s <text:span text:style-name="T931">klikou a</text:span> klíčovou dírkou.</text:p>
      <text:list xml:id="list230843775277287" text:continue-list="list230844797324016" text:style-name="L29">
        <text:list-item>
          <text:p text:style-name="P349">Jsou zamčené.</text:p>
          <text:list>
            <text:list-item>
              <text:p text:style-name="P354">Do zámku pasuje <text:span text:style-name="T264">klíč</text:span> s <text:span text:style-name="T1321">písmenem</text:span> <text:span text:style-name="T977">K</text:span><text:span text:style-name="T961">.</text:span></text:p>
              <text:list>
                <text:list-item>
                  <text:p text:style-name="P350"><text:span text:style-name="T1090">J</text:span>e na k<text:span text:style-name="T1104">roužku</text:span> s klíči <text:span text:style-name="T1031">ve</text:span> dveřích <text:span text:style-name="T1025">do</text:span><text:span text:style-name="T976"> </text:span><text:span text:style-name="T244">dílny</text:span> B1.</text:p>
                </text:list-item>
              </text:list>
            </text:list-item>
          </text:list>
        </text:list-item>
        <text:list-item>
          <text:p text:style-name="P355">Jdou vyrazit, <text:span text:style-name="T1417">zámek jde vypáčit nebo otevřít šperhákem</text:span>.</text:p>
        </text:list-item>
      </text:list>
      <text:h text:style-name="Heading_20_3" text:outline-level="3"><text:span text:style-name="T440">B</text:span><text:span text:style-name="T520">7</text:span><text:span text:style-name="T439"> – prostřední patro boční věže</text:span></text:h>
      <text:p text:style-name="P34">Točité schody jsou <text:span text:style-name="T1320">zde</text:span> <text:span text:style-name="T1323">částečně zřícené</text:span>.</text:p>
      <text:list xml:id="list2972033225" text:style-name="L36">
        <text:list-item>
          <text:p text:style-name="P361"><text:span text:style-name="T1322">Skrz díry ve schodišti je d</text:span>ole vidět dno věže <text:span text:style-name="T1094">(C5)</text:span>.</text:p>
          <text:list>
            <text:list-item>
              <text:p text:style-name="P362">Na zbytku schodů úplně <text:span text:style-name="T1093">dole</text:span> je na kupě několik orků. <text:span text:style-name="T1094">Další je rozplácnutý na zemi pod propadlou částí schodů.</text:span> <text:span text:style-name="T1418">Leží a vůbec se nehýbou, nejspíš jsou mrtví.</text:span></text:p>
            </text:list-item>
          </text:list>
        </text:list-item>
      </text:list>
      <text:list xml:id="list2321345847" text:style-name="L37">
        <text:list-item>
          <text:p text:style-name="P363">V místě, kde jsou schody zřícené, ze zdi čouhají části nějakého mechanismu.</text:p>
          <text:list>
            <text:list-item>
              <text:p text:style-name="P363">Byla to původně past, která umožňovala část schodů sklopit (tu, která je nyní zřícená<text:span text:style-name="T1419">).</text:span> <text:span text:style-name="T1419">Nyní je</text:span> nefunkční.</text:p>
            </text:list-item>
          </text:list>
        </text:list-item>
        <text:list-item>
          <text:p text:style-name="P364">Sešplhat <text:span text:style-name="T1002">(nebo vyšplhat) po zbytcích schodů</text:span> je poměrně jednoduché, <text:span text:style-name="T1002">ale zabere to několik minut</text:span>.</text:p>
        </text:list-item>
      </text:list>
      <text:h text:style-name="P257" text:outline-level="3">B<text:span text:style-name="T1027">8</text:span> - <text:span text:style-name="T1012">obytná místnost</text:span></text:h>
      <text:p text:style-name="P19"><text:span text:style-name="T1286">🚪<text:tab/></text:span><text:span text:style-name="T1287">Z</text:span>avřené obyčejné dveře s klikou.</text:p>
      <text:p text:style-name="P90"><text:soft-page-break/><text:span text:style-name="T315">V místnosti j</text:span><text:span text:style-name="T316">sou </text:span><text:span text:style-name="T317">d</text:span><text:span text:style-name="T316">vě </text:span><text:span text:style-name="T431">p</text:span><text:span text:style-name="T432">ostel</text:span><text:span text:style-name="T431">e</text:span><text:span text:style-name="T316">. </text:span><text:span text:style-name="T317">U každé je </text:span><text:span text:style-name="T433">noční stolek</text:span><text:span text:style-name="T317"> a </text:span><text:span text:style-name="T433">truhla</text:span><text:span text:style-name="T317">.</text:span></text:p>
      <text:p text:style-name="P124"><text:span text:style-name="Emphasis"><text:span text:style-name="T1274">▸<text:tab/></text:span></text:span><text:span text:style-name="Emphasis"><text:span text:style-name="T1275">Z </text:span></text:span><text:span text:style-name="Emphasis"><text:span text:style-name="T1295">postelí</text:span></text:span><text:span text:style-name="Emphasis"><text:span text:style-name="T1275"> zbývají jen čela a rošty, m</text:span></text:span>atrace i pokrývky se už dávno rozpadly v prach.</text:p>
      <text:p text:style-name="P124"><text:span text:style-name="Emphasis"><text:span text:style-name="T1274">▸<text:tab/></text:span></text:span><text:span text:style-name="Emphasis"><text:span text:style-name="T1296">Noční stolky</text:span></text:span><text:span text:style-name="Emphasis"><text:span text:style-name="T1276"> jsou prázdné</text:span></text:span>.</text:p>
      <text:p text:style-name="P124"><text:span text:style-name="Emphasis"><text:span text:style-name="T1274">▸<text:tab/></text:span></text:span><text:span text:style-name="Emphasis"><text:span text:style-name="T1297">Truhly</text:span></text:span><text:span text:style-name="Emphasis"><text:span text:style-name="T1277"> nejsou zamčené a jsou prázdné.</text:span></text:span></text:p>
      <text:p text:style-name="Example_20_Header">Poznámka:</text:p>
      <text:p text:style-name="Example">Tento popis je <text:span text:style-name="T1095">společný</text:span> pro 4 místnosti (všechny jsou označené B<text:span text:style-name="T1420">8</text:span>).</text:p>
      <text:h text:style-name="P258" text:outline-level="3">B<text:span text:style-name="T1027">9</text:span> – <text:span text:style-name="T898">mrtvá elfka</text:span></text:h>
      <text:p text:style-name="P123"><text:span text:style-name="Emphasis"><text:span text:style-name="T1238">♨</text:span></text:span><text:span text:style-name="Emphasis"><text:span text:style-name="T1231"><text:tab/></text:span></text:span><text:span text:style-name="T378">V chodbě je cítit mrtvolný zápach.</text:span></text:p>
      <text:p text:style-name="P38">Na zemi leží mrtvá elfka.</text:p>
      <text:list xml:id="list2353602981" text:style-name="L38">
        <text:list-item>
          <text:p text:style-name="P365">Leží na břiše, hlavou směrem na východ (k B6). Vypadá to, jako když <text:span text:style-name="T1063">běžela a</text:span> upadla. <text:span text:style-name="T1328">Má vypoulené oči a otevřená ústa, jako kdyby lapala po dechu. </text:span><text:span text:style-name="T1218">Ž</text:span><text:span text:style-name="T1219">ádná jiná zranění </text:span><text:span text:style-name="T1218">nemá</text:span><text:span text:style-name="T1219">.</text:span></text:p>
        </text:list-item>
        <text:list-item>
          <text:p text:style-name="P286"><text:span text:style-name="T439">V </text:span><text:span text:style-name="T647">jedné</text:span><text:span text:style-name="T439"> ruce má </text:span>dlouhý luk <text:span text:style-name="T439">(karta), </text:span><text:span text:style-name="T647">ve druhé drží kožené </text:span><text:span text:style-name="T831">pouzdro na svitky</text:span><text:span text:style-name="T647">. </text:span><text:span text:style-name="T439">Na zádech má toulec </text:span><text:span text:style-name="T657">(</text:span><text:span text:style-name="T439">s</text:span><text:span text:style-name="T739">e</text:span><text:span text:style-name="T439"> 6 šípy</text:span><text:span text:style-name="T657">)</text:span><text:span text:style-name="T439">. </text:span><text:span text:style-name="T650">Na sobě má </text:span><text:span text:style-name="T649">kvalitní cestovní oblečení, </text:span><text:span text:style-name="T1329">zlaté náušnice</text:span><text:span text:style-name="T648"> (</text:span><text:span text:style-name="T566">karta</text:span><text:span text:style-name="T648">) </text:span><text:span text:style-name="T649">a</text:span><text:span text:style-name="T74"> </text:span><text:span text:style-name="T129">s</text:span><text:span text:style-name="T130">tříbrný amulet</text:span><text:span text:style-name="T84"> (karta </text:span><text:span text:style-name="T266">a</text:span><text:span text:style-name="T267">mulet</text:span><text:span text:style-name="T84">). </text:span><text:span text:style-name="T85">U pasu má </text:span><text:span text:style-name="T185">měšec</text:span><text:span text:style-name="T83">, </text:span><text:span text:style-name="T280">dýku</text:span><text:span text:style-name="T83"> (karta) a </text:span><text:span text:style-name="T185">koženou brašnu</text:span><text:span text:style-name="T129">.</text:span></text:p>
          <text:list>
            <text:list-item>
              <text:p text:style-name="P366">V <text:span text:style-name="T1170">pouzdře </text:span><text:span text:style-name="T1182">na svitky</text:span> je:</text:p>
              <text:list>
                <text:list-item>
                  <text:p text:style-name="P367"><text:span text:style-name="T1327">s</text:span>vitek s kouzlem <text:span text:style-name="T288">př</text:span><text:span text:style-name="T331">enos myšlenek</text:span><text:span text:style-name="T1069"> </text:span>(karta)</text:p>
                </text:list-item>
                <text:list-item>
                  <text:p text:style-name="P368"><text:span text:style-name="T1327">d</text:span>opis (rekvizita <text:span text:style-name="T844">B9-r1</text:span>)</text:p>
                </text:list-item>
                <text:list-item>
                  <text:p text:style-name="P481"><text:span text:style-name="T651">dva svitky se staroelfským textem</text:span><text:span text:style-name="T439"> (rekvizit</text:span><text:span text:style-name="T652">y</text:span><text:span text:style-name="T439"> </text:span><text:span text:style-name="T757">B9-r2</text:span><text:span text:style-name="T776"> </text:span><text:span text:style-name="T786">a</text:span><text:span text:style-name="T785"> </text:span><text:span text:style-name="T770">B9-r3</text:span><text:span text:style-name="T785">)</text:span></text:p>
                </text:list-item>
              </text:list>
            </text:list-item>
            <text:list-item>
              <text:p text:style-name="P479"><text:soft-page-break/><text:span text:style-name="T1209">V </text:span><text:span text:style-name="T1183">m</text:span><text:span text:style-name="T1184">ěšc</text:span><text:span text:style-name="T1183">i</text:span><text:span text:style-name="T1329"> je:</text:span></text:p>
              <text:list>
                <text:list-item>
                  <text:p text:style-name="P482"><text:s/>6 zl a 15 st</text:p>
                </text:list-item>
                <text:list-item>
                  <text:p text:style-name="P480"><text:span text:style-name="T588">klíč s elfským písmenem </text:span><text:span text:style-name="T975">Z</text:span><text:span text:style-name="T588"> </text:span><text:span text:style-name="T604">(karta </text:span><text:span text:style-name="T364">klíč ‚</text:span><text:span text:style-name="T980">Z</text:span><text:span text:style-name="T41">‘</text:span><text:span text:style-name="T604">)</text:span></text:p>
                  <text:list>
                    <text:list-item>
                      <text:p text:style-name="P369">Pasuje do dveří do zbrojnice C17 (které jsou odemčené <text:span text:style-name="T1421">a otevřené</text:span>).</text:p>
                    </text:list-item>
                  </text:list>
                </text:list-item>
              </text:list>
            </text:list-item>
          </text:list>
        </text:list-item>
      </text:list>
      <text:list xml:id="list1968254007" text:style-name="L39">
        <text:list-item>
          <text:list>
            <text:list-item>
              <text:p text:style-name="P485"><text:span text:style-name="T1329">V </text:span><text:span text:style-name="T1183">kožené brašně</text:span><text:span text:style-name="T1329"> jsou</text:span>:</text:p>
              <text:list>
                <text:list-item>
                  <text:p text:style-name="P370">léčitelské potřeby</text:p>
                </text:list-item>
                <text:list-item>
                  <text:p text:style-name="P483"><text:span text:style-name="T379">lektvar </text:span><text:span text:style-name="T362">regenerace</text:span><text:span text:style-name="T1330"> (karta)</text:span></text:p>
                </text:list-item>
                <text:list-item>
                  <text:p text:style-name="P484"><text:span text:style-name="T362">mast na popáleniny</text:span><text:span text:style-name="T1331"> (karta)</text:span></text:p>
                </text:list-item>
              </text:list>
            </text:list-item>
          </text:list>
        </text:list-item>
      </text:list>
      <text:p text:style-name="P168"><text:span text:style-name="T1211">P</text:span><text:span text:style-name="T1210">oznámka:</text:span></text:p>
      <text:p text:style-name="Example"><text:span text:style-name="T1211">S</text:span><text:span text:style-name="T1212">tříbrný amulet, </text:span><text:span text:style-name="T1213">který má elfka na krku,</text:span><text:span text:style-name="T265"> j</text:span><text:span text:style-name="T268">e </text:span><text:span text:style-name="T42">Beleronův amulet</text:span><text:span text:style-name="T268">.</text:span></text:p>
      <text:list xml:id="list2338699859" text:style-name="L40">
        <text:list-item>
          <text:p text:style-name="P238"><text:span text:style-name="T61">N</text:span><text:span text:style-name="T86">ení magický, ale </text:span><text:span text:style-name="T87">když</text:span><text:span text:style-name="T86"> ho něk</text:span><text:span text:style-name="T89">terá z postav</text:span><text:span text:style-name="T86"> bude </text:span><text:span text:style-name="T89">viditelně nosit</text:span><text:span text:style-name="T86">, </text:span><text:span text:style-name="T62">nebud</text:span><text:span text:style-name="T119">e</text:span><text:span text:style-name="T62"> na ně útočit soch</text:span><text:span text:style-name="T119">a</text:span><text:span text:style-name="T62"> v C7</text:span><text:span text:style-name="T86"> </text:span><text:span text:style-name="T88">a </text:span><text:span text:style-name="T86">přízrak je pustí do Beleronovy </text:span><text:span text:style-name="T66">svatyně</text:span><text:span text:style-name="T86"> </text:span><text:span text:style-name="T63">B1</text:span><text:span text:style-name="T64">4</text:span><text:span text:style-name="T63">.</text:span></text:p>
        </text:list-item>
      </text:list>
      <text:h text:style-name="P257" text:outline-level="3">B<text:span text:style-name="T1028">10</text:span> – <text:span text:style-name="T1012">obytná místnost</text:span></text:h>
      <text:p text:style-name="P20"><text:span text:style-name="T1286">🚪<text:tab/></text:span><text:span text:style-name="T1290">Z</text:span>avřené obyčejné dveře s klikou.</text:p>
      <text:p text:style-name="P90"><text:span text:style-name="T315">V místnosti j</text:span><text:span text:style-name="T316">sou </text:span><text:span text:style-name="T317">d</text:span><text:span text:style-name="T316">vě p</text:span><text:span text:style-name="T314">ostel</text:span><text:span text:style-name="T316">e. </text:span><text:span text:style-name="T317">U každé je noční stolek a truhla. </text:span><text:span text:style-name="T424">Truhla u pravé postele je trochu pootočená. Na zemi je vidět obrys, kde stála původně.</text:span></text:p>
      <text:p text:style-name="P80"><text:span text:style-name="T1062">Pokud budou hráči chtít tuto místnost prohledávat, z</text:span>eptej se <text:span text:style-name="T1062">jich</text:span>, <text:span text:style-name="T1062">co která postava prohledává</text:span>.</text:p>
      <text:list xml:id="list2146884265" text:style-name="L41">
        <text:list-item>
          <text:p text:style-name="P420"><text:soft-page-break/><text:span text:style-name="T875">Tímto dotazem jim samozřejmě napovíš, že se tu bude </text:span><text:span text:style-name="T876">něco</text:span><text:span text:style-name="T875"> dít. Nenech je z toho vycouvat – řekli ti, že místnost prohledají, tak na tom trvej.</text:span></text:p>
        </text:list-item>
      </text:list>
      <text:p text:style-name="P128"><text:span text:style-name="Emphasis"><text:span text:style-name="T1274">▸<text:tab/></text:span></text:span><text:span text:style-name="Emphasis"><text:span text:style-name="T1275">Z </text:span></text:span><text:span text:style-name="Emphasis"><text:span text:style-name="T1295">postelí</text:span></text:span><text:span text:style-name="Emphasis"><text:span text:style-name="T1275"> zbývají jen čela a rošty, m</text:span></text:span><text:span text:style-name="T1334">atrace i pokrývky se už dávno rozpadly v prach.</text:span></text:p>
      <text:list xml:id="list461381376" text:style-name="L42">
        <text:list-item>
          <text:p text:style-name="P486"><text:span text:style-name="T849">Pod pravou postelí jsou zastrkané rozlámané kusy truhly</text:span><text:span text:style-name="T1335">.</text:span></text:p>
        </text:list-item>
      </text:list>
      <text:p text:style-name="P125"><text:span text:style-name="Emphasis"><text:span text:style-name="T1274">▸<text:tab/></text:span></text:span><text:span text:style-name="Emphasis"><text:span text:style-name="T1296">Noční stolky</text:span></text:span><text:span text:style-name="Emphasis"><text:span text:style-name="T1276"> jsou prázdné</text:span></text:span>.</text:p>
      <text:p text:style-name="P64"><text:span text:style-name="Emphasis"><text:span text:style-name="T1274">▸<text:tab/></text:span></text:span><text:span text:style-name="T1185">Truhla</text:span><text:span text:style-name="T1334"> u levé postele</text:span> je <text:span text:style-name="T1058">obyčejná a</text:span> zamčená.</text:p>
      <text:list xml:id="list2216547264" text:style-name="L43">
        <text:list-item>
          <text:p text:style-name="P487">Zámek je vnitřní, <text:span text:style-name="T1333">d</text:span>á se vypáčit nebo odemknout paklíčem.</text:p>
        </text:list-item>
      </text:list>
      <text:list xml:id="list439406190" text:style-name="L44">
        <text:list-item>
          <text:p text:style-name="P488"><text:span text:style-name="T1061">Uvnitř je </text:span><text:span text:style-name="T327">elfský meč</text:span><text:span text:style-name="T1057"> (karta) a </text:span><text:span text:style-name="T327">elfská dýka</text:span><text:span text:style-name="T1057"> (karta).</text:span></text:p>
          <text:list>
            <text:list-item>
              <text:p text:style-name="P489">Obě zbraně mají pochvu (zahrnuta v ceně) a jsou zcela nedotčené rzí.</text:p>
            </text:list-item>
          </text:list>
        </text:list-item>
      </text:list>
      <text:p text:style-name="P129"><text:span text:style-name="Emphasis"><text:span text:style-name="T1274">▸<text:tab/></text:span></text:span><text:span text:style-name="T1186">Truhla</text:span><text:span text:style-name="T839"> u pravé postele není ve skutečnosti truhla, ale</text:span> <text:span text:style-name="T288">mimik</text:span> (karta).</text:p>
      <text:list xml:id="list2666026165" text:style-name="L45">
        <text:list-item>
          <text:p text:style-name="P490"><text:span text:style-name="T328">Mimik</text:span><text:span text:style-name="T1059"> je magická nestvůra, umí na sebe brát podobu různých věcí.</text:span></text:p>
        </text:list-item>
        <text:list-item>
          <text:p text:style-name="P425"><text:span text:style-name="T1332">N</text:span>a poklep <text:span text:style-name="T1332">není dutá (</text:span><text:span text:style-name="T848">když to někdo zkusí, truhla na něj zaútočí</text:span><text:span text:style-name="T1332">, viz dále)</text:span>.</text:p>
        </text:list-item>
        <text:list-item>
          <text:p text:style-name="P492"><text:span text:style-name="T946">⚔ </text:span>Zaútočí, jakmile k tomu bude mít vhodnou příležitost (například když se k „truhle“ některá z postav sehne, aby si ji prohlédla zblízka).</text:p>
          <text:list>
            <text:list-item>
              <text:p text:style-name="P491">Na tento první útok bude mít velkou výhodu (+2) za překvapení.</text:p>
            </text:list-item>
            <text:list-item>
              <text:p text:style-name="P493"><text:soft-page-break/>Postava také pravděpodobně nebude mít při otevírání truhly v ruce zbraně, takže si bude házet na boj beze zbraně (<text:span text:style-name="T1422">nepředpokládej to, </text:span><text:span text:style-name="T839">zeptej se hráče, co přesně dělá</text:span>).</text:p>
            </text:list-item>
            <text:list-item>
              <text:p text:style-name="P494">Mimik je zranitelný ohněm a sečnými zbraněmi (meče, sekery apod.). Proti těmto útokům má zbroj 0, jinak 2.</text:p>
            </text:list-item>
            <text:list-item>
              <text:p text:style-name="P495">Mimik se může pohybovat, je ale pomalý (zhruba <text:span text:style-name="T1060">jako</text:span> chůze), takže je před ním možné snadno utéct.</text:p>
            </text:list-item>
          </text:list>
        </text:list-item>
      </text:list>
      <text:h text:style-name="Heading_20_3" text:outline-level="3">B1<text:span text:style-name="T1065">1</text:span> –<text:span text:style-name="T897"> zvedací mechanismus mříže v C2</text:span></text:h>
      <text:p text:style-name="P40"><text:span text:style-name="Emphasis"><text:span text:style-name="T1238">♨</text:span></text:span><text:span text:style-name="Emphasis"><text:span text:style-name="T1231"><text:tab/></text:span></text:span>Mrtvolný zápach je zde ještě o něco silnější.</text:p>
      <text:p text:style-name="P39">Na konci chodby je <text:span text:style-name="T1170">rumpál</text:span>. <text:span text:style-name="T1336">U něj jsou dva </text:span><text:span text:style-name="T1187">mrtv</text:span><text:span text:style-name="T1188">í</text:span><text:span text:style-name="T1187"> elf</text:span><text:span text:style-name="T1188">ové</text:span><text:span text:style-name="T1336">. Jeden má ruce na rumpálu, jako kdyby se jím snažil do poslední chvíle točit. Druhý leží v chodbě o pár kroků dál. Na zemi stojí lucerna </text:span><text:span text:style-name="T656">(se zcela vyhořelou svíčkou)</text:span><text:span text:style-name="T1336">. O zeď jsou opřené dva krátké luky </text:span><text:span text:style-name="T656">(karta </text:span><text:span text:style-name="T1397">krátký luk</text:span><text:span text:style-name="T656">)</text:span><text:span text:style-name="T1336">. Na zemi opodál je položený kotouč lana </text:span><text:span text:style-name="T656">(5 metrů)</text:span><text:span text:style-name="T1336">.</text:span></text:p>
      <text:p text:style-name="P130"><text:span text:style-name="Emphasis"><text:span text:style-name="T1274">▸<text:tab/></text:span></text:span><text:span text:style-name="Emphasis"><text:span text:style-name="T1298">Rumpál</text:span></text:span><text:span text:style-name="Emphasis"><text:span text:style-name="T1279"> </text:span></text:span><text:span text:style-name="Emphasis"><text:span text:style-name="T1280">tahá za řetězy, které vedou dírami dolů do podlahy.</text:span></text:span></text:p>
      <text:list xml:id="list1731509097" text:style-name="L46">
        <text:list-item>
          <text:p text:style-name="P496"><text:span text:style-name="Emphasis"><text:span text:style-name="T1280">M</text:span></text:span><text:span text:style-name="Emphasis"><text:span text:style-name="T1278">á západku. </text:span></text:span><text:span text:style-name="Emphasis"><text:span text:style-name="T1280">Dokud je zastrčená, mříž v C3 o patro níž nejde zvednout ani spustit. Když je vytažená, mříž jde s</text:span></text:span><text:span text:style-name="Emphasis"><text:span text:style-name="T1281">pustit</text:span></text:span><text:span text:style-name="Emphasis"><text:span text:style-name="T1280"> i vytáhnout jak rumpálem, tak prostě silou.</text:span></text:span></text:p>
        </text:list-item>
      </text:list>
      <text:p text:style-name="P131"><text:span text:style-name="Emphasis"><text:span text:style-name="T1274">▸<text:tab/></text:span></text:span><text:span text:style-name="T832">M</text:span><text:span text:style-name="T828">rtv</text:span><text:span text:style-name="T832">í elfové</text:span><text:span text:style-name="T653"> mají </text:span><text:span text:style-name="T654">vypoulené oči a</text:span><text:span text:style-name="T653"> </text:span><text:span text:style-name="T655">otevřená ústa, jako kdyby lapal</text:span><text:span text:style-name="T653">i</text:span><text:span text:style-name="T655"> po dechu. </text:span><text:span text:style-name="T90">Oba </text:span><text:span text:style-name="T91">m</text:span><text:span text:style-name="T90">ají</text:span><text:span text:style-name="T91"> prosté cestovní šaty. </text:span><text:span text:style-name="T92">Každý má </text:span><text:span text:style-name="T93">u pasu </text:span><text:span text:style-name="T49">dýku</text:span><text:span text:style-name="T93"> (kart</text:span><text:span text:style-name="T97">a</text:span><text:span text:style-name="T93">) a</text:span><text:span text:style-name="T92"> přes rameno toulec </text:span><text:span text:style-name="T94">(v </text:span><text:span text:style-name="T92">jednom jsou 3 šípy, ve druhém 4</text:span><text:span text:style-name="T94">). </text:span><text:span text:style-name="T95">Jeden z nich má v jednom uchu </text:span><text:span text:style-name="T96">stříbrnou</text:span><text:span text:style-name="T95"> </text:span><text:span text:style-name="T43">náušnici s perlou</text:span><text:span text:style-name="T95"> (karta).</text:span></text:p>
      <text:list xml:id="list830746213" text:style-name="L47">
        <text:list-item>
          <text:p text:style-name="P371">Jeden z elfů má na hrudi ošklivou popáleninu.</text:p>
          <text:list>
            <text:list-item>
              <text:p text:style-name="P372"><text:soft-page-break/>Okraje díry v šatech nejsou zčernalé, takže ji zřejmě nezpůsobil oheň.</text:p>
            </text:list-item>
          </text:list>
        </text:list-item>
        <text:list-item>
          <text:p text:style-name="P497">U sebe mají: <text:span text:style-name="T1423">po kapsách dohromady 16 st, dřevěnou flétnu, pytlík s karamelovými bombóny, troud a křesadlo, lojové svíčky (na 1 den svícení).</text:span></text:p>
        </text:list-item>
      </text:list>
      <text:h text:style-name="P259" text:outline-level="3">B12 – umývárna</text:h>
      <text:p text:style-name="P22"><text:span text:style-name="T1288">🚪<text:tab/></text:span><text:span text:style-name="T1324">Zavřené</text:span> <text:span text:style-name="T1064">obyčejné</text:span> dveře s klikou.</text:p>
      <text:list xml:id="list230844062199659" text:continue-list="list2935028310" text:style-name="L27">
        <text:list-item>
          <text:p text:style-name="P468"><text:span text:style-name="T658">Je na nich symbol ve tvaru </text:span><text:span text:style-name="T659">mísy:</text:span><text:span text:style-name="T1307"> </text:span><text:span text:style-name="T1304">⯋</text:span></text:p>
        </text:list-item>
      </text:list>
      <text:p text:style-name="P9">V místnosti je stolek s umývadlem, vedle něj vědro na vodu.</text:p>
      <text:list xml:id="list2521411162" text:style-name="L48">
        <text:list-item>
          <text:p text:style-name="P373">Ze zdi čouhá měděná trubka s páčkou.</text:p>
          <text:list>
            <text:list-item>
              <text:p text:style-name="P498"><text:span text:style-name="T535">Po otočení páčkou z trubky teče voda</text:span><text:span text:style-name="T536">.</text:span></text:p>
            </text:list-item>
          </text:list>
        </text:list-item>
      </text:list>
      <text:h text:style-name="P260" text:outline-level="3">B1<text:span text:style-name="T1066">3</text:span> – <text:span text:style-name="T1013">komnata pána tvrze</text:span></text:h>
      <text:p text:style-name="P26"><text:span text:style-name="T1288">🚪<text:tab/></text:span><text:span text:style-name="T1291">Z</text:span><text:span text:style-name="T1128">avřené</text:span> <text:span text:style-name="T1064">obyčejné</text:span> dveře s klikou.</text:p>
      <text:p text:style-name="P132"><text:span text:style-name="Emphasis"><text:span text:style-name="T380">V místnosti je velká </text:span></text:span><text:span text:style-name="Emphasis"><text:span text:style-name="T434">postel</text:span></text:span><text:span text:style-name="Emphasis"><text:span text:style-name="T380"> s vyřezávaným čelem a </text:span></text:span><text:span text:style-name="Emphasis"><text:span text:style-name="T434">psací stůl</text:span></text:span><text:span text:style-name="Emphasis"><text:span text:style-name="T380"> s dřevěnou židlí. Na stěně naproti vchodu je </text:span></text:span><text:span text:style-name="Emphasis"><text:span text:style-name="T434">nápis</text:span></text:span><text:span text:style-name="Emphasis"><text:span text:style-name="T380">.</text:span></text:span></text:p>
      <text:p text:style-name="P133"><text:span text:style-name="Emphasis"><text:span text:style-name="T1274">▸<text:tab/></text:span></text:span><text:span text:style-name="Emphasis"><text:span text:style-name="T1275">Z </text:span></text:span><text:span text:style-name="Emphasis"><text:span text:style-name="T1295">postel</text:span></text:span><text:span text:style-name="Emphasis"><text:span text:style-name="T1299">e</text:span></text:span><text:span text:style-name="Emphasis"><text:span text:style-name="T1275"> zbývají jen čela a rošty, m</text:span></text:span><text:span text:style-name="Emphasis"><text:span text:style-name="T660">atrace i pokrývky se už dávno rozpadly v prach.</text:span></text:span></text:p>
      <text:p text:style-name="P133"><text:span text:style-name="Emphasis"><text:span text:style-name="T1274">▸<text:tab/></text:span></text:span><text:span text:style-name="Emphasis"><text:span text:style-name="T1299">Psací stůl</text:span></text:span><text:span text:style-name="Emphasis"><text:span text:style-name="T1282"> má</text:span></text:span><text:span text:style-name="Emphasis"><text:span text:style-name="T567"> velký šuplík. </text:span></text:span><text:span text:style-name="Emphasis"><text:span text:style-name="T545">Uvnitř j</text:span></text:span><text:span text:style-name="Emphasis"><text:span text:style-name="T661">sou tři</text:span></text:span><text:span text:style-name="Emphasis"><text:span text:style-name="T545"> </text:span></text:span><text:span text:style-name="Emphasis"><text:span text:style-name="T661">svitky </text:span></text:span><text:span text:style-name="Emphasis"><text:span text:style-name="T788">staroelfským textem</text:span></text:span><text:span text:style-name="Emphasis"><text:span text:style-name="T787"> (rekvizit</text:span></text:span><text:span text:style-name="Emphasis"><text:span text:style-name="T786">y</text:span></text:span><text:span text:style-name="Emphasis"><text:span text:style-name="T787"> </text:span></text:span><text:span text:style-name="Emphasis"><text:span text:style-name="T763">B13-r1</text:span></text:span><text:span text:style-name="Emphasis"><text:span text:style-name="T789">, </text:span></text:span><text:span text:style-name="Emphasis"><text:span text:style-name="T763">B13-r</text:span></text:span><text:span text:style-name="Emphasis"><text:span text:style-name="T764">2</text:span></text:span><text:span text:style-name="Emphasis"><text:span text:style-name="T790"> </text:span></text:span><text:span text:style-name="Emphasis"><text:span text:style-name="T791">a</text:span></text:span><text:span text:style-name="Emphasis"><text:span text:style-name="T544"> </text:span></text:span><text:span text:style-name="Emphasis"><text:span text:style-name="T763">B13-r</text:span></text:span><text:span text:style-name="Emphasis"><text:span text:style-name="T765">3</text:span></text:span><text:span text:style-name="Emphasis"><text:span text:style-name="T544">).</text:span></text:span></text:p>
      <text:p text:style-name="P134"><text:span text:style-name="Emphasis"><text:span text:style-name="T1274">▸<text:tab/></text:span></text:span><text:span text:style-name="Emphasis"><text:span text:style-name="T1300">Nápis</text:span></text:span><text:span text:style-name="Emphasis"><text:span text:style-name="T1283"> </text:span></text:span><text:span text:style-name="Emphasis"><text:span text:style-name="T1284">na stěně </text:span></text:span><text:span text:style-name="Emphasis"><text:span text:style-name="T1285">je ve staroelfštině.</text:span></text:span><text:span text:style-name="Emphasis"><text:span text:style-name="T1284"> </text:span></text:span><text:span text:style-name="Emphasis"><text:span text:style-name="T1285">Ř</text:span></text:span><text:span text:style-name="Emphasis"><text:span text:style-name="T1284">íká:</text:span></text:span></text:p>
      <text:list xml:id="list3618960480" text:style-name="L49">
        <text:list-item>
          <text:list>
            <text:list-item>
              <text:list>
                <text:list-header>
                  <text:p text:style-name="P638"><text:span text:style-name="T414">„Klaním se před Tebou, Belerone, </text:span><text:span text:style-name="T415">jenž jsi </text:span><text:span text:style-name="T416">pro nás vzorem</text:span><text:span text:style-name="T414"> cti, spravedlnosti a věrnosti“.</text:span></text:p>
                </text:list-header>
              </text:list>
            </text:list-item>
          </text:list>
        </text:list-item>
      </text:list>
      <text:p text:style-name="P136"><text:soft-page-break/>Když postavy prohledají tuto místnost, nebo přímo severní stěnu či nápis <text:span text:style-name="T1424">na ní</text:span>, všimnou si:</text:p>
      <text:list xml:id="list2172822795" text:style-name="L50">
        <text:list-item>
          <text:p text:style-name="P504"><text:span text:style-name="T1033">K</text:span><text:span text:style-name="T1032">olem nápisu je úzká spára ve tvaru dveří.</text:span></text:p>
          <text:list>
            <text:list-item>
              <text:p text:style-name="P505"><text:span text:style-name="T1033">S</text:span><text:span text:style-name="T1032">těna zde na poklepání zní dutě, ale ne moc výrazně – je to zřejmě poměrně silná deska.</text:span></text:p>
            </text:list-item>
          </text:list>
        </text:list-item>
        <text:list-item>
          <text:p text:style-name="P506"><text:span text:style-name="T1033">D</text:span><text:span text:style-name="T1032">veře se otevírají tím, že na ně někdo zatlačí.</text:span></text:p>
          <text:list>
            <text:list-item>
              <text:p text:style-name="P507">Po otevření se začnou samy pomalu zavírat.</text:p>
            </text:list-item>
            <text:list-item>
              <text:p text:style-name="P508">Z druhé strany mají madlo, takže je lze otevřít i odtamtud.</text:p>
            </text:list-item>
          </text:list>
        </text:list-item>
      </text:list>
      <text:p text:style-name="Example_20_Header">Poznámka:</text:p>
      <text:p text:style-name="Example"><text:span text:style-name="T1033">K těmto </text:span><text:span text:style-name="T1039">tajným</text:span><text:span text:style-name="T1033"> dveřím není </text:span><text:span text:style-name="T1034">nikde žádná nápověda, </text:span><text:span text:style-name="T1036">ale</text:span><text:span text:style-name="T1034"> po prozkoumání celého zbytku podzemí si hráči téměř určitě všimnou, že jim </text:span><text:span text:style-name="T1040">v prostředním patře věže</text:span><text:span text:style-name="T1034"> na mapě zbývá prázdné místo</text:span><text:span text:style-name="T1037">.</text:span><text:span text:style-name="T1034"><text:line-break/><text:tab/></text:span><text:span text:style-name="T1035">Kdyby se k tomu </text:span><text:span text:style-name="T1041">přesto</text:span><text:span text:style-name="T1035"> neměli, tak jim připomeň, že stále mají silný nutkavý pocit nalézt </text:span><text:span text:style-name="T1042">zářící krystal</text:span><text:span text:style-name="T1035">, kvůli kterému sem přišli. </text:span><text:span text:style-name="T1038">Dodej také,</text:span><text:span text:style-name="T1037"> že cítí, že jsou opravdu blízko (nepoznají ale směr ani přesnou vzdálenost)</text:span><text:span text:style-name="T1035">. </text:span><text:span text:style-name="T1037">Přinejhorším mohou </text:span><text:span text:style-name="T1043">důkladně</text:span><text:span text:style-name="T1037"> prohledat úplně celé podzemí – zabere jim to sice pár dní, ale času mají dost.</text:span></text:p>
      <text:h text:style-name="Heading_20_3" text:outline-level="3"><text:span text:style-name="T898">B14 – svatyně</text:span> <text:span text:style-name="T898">boha Belerona</text:span></text:h>
      <text:p text:style-name="P12"><text:span text:style-name="T899">V místnosti je tlumené světlo. </text:span>Uprostřed na <text:span text:style-name="T1214">žulovém</text:span><text:span text:style-name="T1205"> </text:span><text:span text:style-name="T1170">podstavci</text:span> <text:span text:style-name="T900">klečí mramorová</text:span> <text:span text:style-name="T1205">socha</text:span> bojovníka s čelem opřeným o jílec <text:span text:style-name="T1170">meče</text:span>, <text:span text:style-name="T911">na krku má zavěšený amulet</text:span><text:span text:style-name="T446"> (karta </text:span><text:span text:style-name="T1108">elfský amulet</text:span><text:span text:style-name="T446">)</text:span>. <text:span text:style-name="T901">Na stěnách je zářící stříbrnou linií vyobrazeno pět </text:span><text:span text:style-name="T1189">postav</text:span><text:span text:style-name="T901">.</text:span></text:p>
      <text:p text:style-name="P53"><text:span text:style-name="T757">Když </text:span><text:span text:style-name="T767">se</text:span><text:span text:style-name="T757"> do </text:span><text:span text:style-name="T758">svatyně</text:span><text:span text:style-name="T757"> někdo </text:span><text:span text:style-name="T767">pokusí</text:span><text:span text:style-name="T757"> vstoup</text:span><text:span text:style-name="T767">it</text:span><text:span text:style-name="T757">, </text:span><text:span text:style-name="T771">objeví se před ním</text:span><text:span text:style-name="T757"> přízrak </text:span><text:span text:style-name="T759">z hradeb pevnosti</text:span><text:span text:style-name="T757"> </text:span><text:span text:style-name="T445">(</text:span><text:span text:style-name="T665">karta </text:span><text:span text:style-name="T1342">přízrak</text:span><text:span text:style-name="T665">, </text:span><text:span text:style-name="T445">viz A</text:span><text:span text:style-name="T741">1</text:span><text:span text:style-name="T445">)</text:span><text:span text:style-name="T792"> </text:span><text:span text:style-name="T771">a</text:span><text:span text:style-name="T768"> zastoupí </text:span><text:span text:style-name="T771">mu</text:span><text:span text:style-name="T768"> cestu</text:span><text:span text:style-name="T839">.</text:span></text:p>
      <text:list xml:id="list3684022143" text:style-name="L51">
        <text:list-item>
          <text:p text:style-name="P509"><text:soft-page-break/><text:span text:style-name="T125">Pokud má alespoň jedna z postav </text:span><text:span text:style-name="T128">viditelný</text:span><text:span text:style-name="T125"> </text:span><text:span text:style-name="T15">Beleronův amulet</text:span><text:span text:style-name="T125">, přízrak </text:span><text:span text:style-name="T128">neslyšně</text:span><text:span text:style-name="T125"> </text:span><text:span text:style-name="T127">zahýbe </text:span><text:span text:style-name="T131">ústy</text:span><text:span text:style-name="T127">, jako kdyby něco říkal, pokloní se</text:span><text:span text:style-name="T126"> a zmizí.</text:span></text:p>
        </text:list-item>
        <text:list-item>
          <text:p text:style-name="P510"><text:span text:style-name="T126">V opačném případě také něco neslyšně „řekne“</text:span><text:span text:style-name="T16">,</text:span><text:span text:style-name="T132"> ale zastoupí postavám cestu, zaujme bojový postoj a namíří na ně hrot svého přízračného kopí.</text:span></text:p>
        </text:list-item>
        <text:list-item>
          <text:p text:style-name="P510"><text:span text:style-name="T133">Postavy mohou „slyšet“, co říká, a mluvit s ním, pouze když použijí kouzlo </text:span><text:span text:style-name="T17">přenos myšlenek</text:span><text:span text:style-name="T133">. V tom případě „</text:span><text:span text:style-name="T128">slyší“</text:span><text:span text:style-name="T133">:</text:span></text:p>
          <text:list>
            <text:list-item>
              <text:p text:style-name="P511"><text:span text:style-name="T134">Pokud viditelně nesou </text:span><text:span text:style-name="T18">Beleronův</text:span><text:span text:style-name="T135"> amulet:</text:span></text:p>
              <text:list>
                <text:list-item>
                  <text:p text:style-name="P510"><text:span text:style-name="T18">„</text:span><text:span text:style-name="T19">Vítej, služebníku Beleronův.</text:span><text:span text:style-name="T18">“</text:span></text:p>
                </text:list-item>
              </text:list>
            </text:list-item>
            <text:list-item>
              <text:p text:style-name="P511"><text:span text:style-name="T132">V </text:span><text:span text:style-name="T134">opačném případě:</text:span></text:p>
              <text:list>
                <text:list-item>
                  <text:p text:style-name="P510"><text:span text:style-name="T16">„Do svatyně mohou vstoupit jen služebníci </text:span><text:span text:style-name="T20">našeho pána</text:span><text:span text:style-name="T16"> Belerona.“</text:span></text:p>
                </text:list-item>
              </text:list>
            </text:list-item>
          </text:list>
        </text:list-item>
      </text:list>
      <text:p text:style-name="Example_20_Header"><text:span text:style-name="T16">P</text:span><text:span text:style-name="T11">oznámka:</text:span></text:p>
      <text:p text:style-name="Example">Postavy si mohou s přízrakem poradit například tak, že:</text:p>
      <text:list xml:id="list1516813274" text:style-name="L52">
        <text:list-item>
          <text:p text:style-name="P240"><text:span text:style-name="T269">Ukáží mu</text:span><text:span text:style-name="T4"> </text:span><text:span text:style-name="T26">Beleronův amulet</text:span><text:span text:style-name="T53"> </text:span><text:span text:style-name="T98">(má jej na krku mrtvá elfka v B9)</text:span><text:span text:style-name="T4">.</text:span></text:p>
        </text:list-item>
        <text:list-item>
          <text:p text:style-name="P239"><text:span text:style-name="T4">Použ</text:span><text:span text:style-name="T270">ijí</text:span><text:span text:style-name="T4"> kouzlo </text:span><text:span text:style-name="T44">p</text:span><text:span text:style-name="T26">řenos myšlenek</text:span><text:span text:style-name="T4"> a promluv</text:span><text:span text:style-name="T270">í</text:span><text:span text:style-name="T4"> si s ním.</text:span></text:p>
          <text:list>
            <text:list-item>
              <text:p text:style-name="P239"><text:span text:style-name="T1073">Nechá se přemluvit čímkoliv</text:span> alespoň trochu <text:span text:style-name="T1425">smysluplným</text:span> – třeba že ho volá velitel pevnosti.</text:p>
            </text:list-item>
          </text:list>
        </text:list-item>
        <text:list-item>
          <text:p text:style-name="P240">Znič<text:span text:style-name="T1339">í</text:span> amulet, který má kolem krku socha uprostřed svatyně. V tom případě přízrak zmizí nadobro.</text:p>
          <text:list>
            <text:list-item>
              <text:p text:style-name="P239">Amulet <text:span text:style-name="T909">mohou z krku sochy například</text:span> sundat nějakou tyčí <text:span text:style-name="T910">(přízrak ji nemůže chytit, protože je nehmotný), nebo jej třeba zkusit prostě sebrat a utéct</text:span>.</text:p>
              <text:list>
                <text:list-item>
                  <text:p text:style-name="P239"><text:soft-page-break/>Vběhnout do místnost, sundat amulet a vyběhnout ven zabere tři kola (po která bude přízrak útočit).</text:p>
                </text:list-item>
              </text:list>
            </text:list-item>
          </text:list>
        </text:list-item>
        <text:list-item>
          <text:p text:style-name="P239"><text:span text:style-name="T287">⚔ </text:span><text:span text:style-name="T202">Mohou také </text:span><text:span text:style-name="T254">přízrak</text:span><text:span text:style-name="T202"> zabít</text:span><text:span text:style-name="T4">, ale jen pokud mají výbavu z jiných </text:span><text:span text:style-name="T202">dobrodružství – bez duševních kouzel nebo magických zbraní mu nemají jak ublížit (viz kapitola </text:span><text:span text:style-name="T204">Boj s nehmotným protivníkem</text:span><text:span text:style-name="T215"> v </text:span><text:span text:style-name="T239">pravidlech</text:span><text:span text:style-name="T215">)</text:span><text:span text:style-name="T4">.</text:span></text:p>
          <text:list>
            <text:list-item>
              <text:p text:style-name="P239">Když se postavy stáhnou ven ze svatyně, nebude je pronásledovat.</text:p>
            </text:list-item>
          </text:list>
        </text:list-item>
      </text:list>
      <text:p text:style-name="P48"><text:span text:style-name="T99">P</text:span><text:span text:style-name="T53">oté, co si postavy nějak poradí s přízrakem, </text:span><text:span text:style-name="T99">mohou </text:span><text:span text:style-name="T102">postavy vejít do místnosti a prohlédnout si ji</text:span><text:span text:style-name="T53">:</text:span></text:p>
      <text:p text:style-name="P49"><text:span text:style-name="Emphasis"><text:span text:style-name="T1262">▸<text:tab/></text:span></text:span><text:span text:style-name="Emphasis"><text:span text:style-name="T1261">Na</text:span></text:span><text:span text:style-name="T53"> </text:span><text:span text:style-name="T183">podstavci</text:span><text:span text:style-name="T100"> pod sochou je napsáno:</text:span></text:p>
      <text:list xml:id="list3343508140" text:style-name="L53">
        <text:list-header>
          <text:p text:style-name="P287"><text:span text:style-name="T191">„Jen ten, kdo se skloní před všemi bohy </text:span><text:span text:style-name="T192">Řádu</text:span><text:span text:style-name="T191">, je hoden daru našeho pána Belerona.“</text:span></text:p>
        </text:list-header>
      </text:list>
      <text:p text:style-name="P49"><text:span text:style-name="Emphasis"><text:span text:style-name="T1262">▸<text:tab/></text:span></text:span><text:span text:style-name="T833">Meč</text:span><text:span text:style-name="T662">, který socha drží, je kamenný, pro postavy nepoužitelný.</text:span></text:p>
      <text:p text:style-name="P65"><text:span text:style-name="Emphasis"><text:span text:style-name="T1246">▸<text:tab/></text:span></text:span><text:span text:style-name="Emphasis"><text:span text:style-name="T1263">Postavy</text:span></text:span><text:span text:style-name="Emphasis"><text:span text:style-name="T1247"> vyobrazené na stěnách </text:span></text:span><text:span text:style-name="Emphasis"><text:span text:style-name="T1248">zářící stříbrnou linií </text:span></text:span><text:span text:style-name="Emphasis"><text:span text:style-name="T1249">na dotek brní (jsou magické – </text:span></text:span><text:span text:style-name="Emphasis"><text:span text:style-name="T1248">nejdou připoutat</text:span></text:span><text:span text:style-name="Emphasis"><text:span text:style-name="T1249">).</text:span></text:span> <text:span text:style-name="T1340">J</text:span>sou <text:span text:style-name="T1340">na nich</text:span>:</text:p>
      <text:list xml:id="list512308857" text:style-name="L54">
        <text:list-item>
          <text:p text:style-name="P512"><text:span text:style-name="Emphasis"><text:span text:style-name="T549">Postarší </text:span></text:span><text:span text:style-name="Emphasis"><text:span text:style-name="T554">elfka</text:span></text:span><text:span text:style-name="Emphasis"><text:span text:style-name="T549"> s č</text:span></text:span><text:span text:style-name="Emphasis"><text:span text:style-name="T663">elenk</text:span></text:span><text:span text:style-name="Emphasis"><text:span text:style-name="T549">ou</text:span></text:span><text:span text:style-name="Emphasis"><text:span text:style-name="T663"> z hvězd, </text:span></text:span><text:span text:style-name="Emphasis"><text:span text:style-name="T551">holí</text:span></text:span><text:span text:style-name="Emphasis"><text:span text:style-name="T663"> a otevřen</text:span></text:span><text:span text:style-name="Emphasis"><text:span text:style-name="T549">ou</text:span></text:span><text:span text:style-name="Emphasis"><text:span text:style-name="T663"> knih</text:span></text:span><text:span text:style-name="Emphasis"><text:span text:style-name="T549">ou.</text:span></text:span></text:p>
        </text:list-item>
        <text:list-item>
          <text:p text:style-name="P513"><text:span text:style-name="Emphasis"><text:span text:style-name="T553">Trpaslík </text:span></text:span><text:span text:style-name="Emphasis"><text:span text:style-name="T557">v kovářské zástěře</text:span></text:span><text:span text:style-name="Emphasis"><text:span text:style-name="T552"> s kladivem v jedné ruce a měšcem ve druhé.</text:span></text:span></text:p>
        </text:list-item>
        <text:list-item>
          <text:p text:style-name="P514"><text:span text:style-name="Emphasis"><text:span text:style-name="T549">Bojovník ve zbroji v</text:span></text:span><text:span text:style-name="T663"> </text:span><text:span text:style-name="T550">p</text:span><text:span text:style-name="T663">oklek</text:span><text:span text:style-name="T550">u</text:span><text:span text:style-name="T663"> s čelem opřeným o jílec meče.</text:span></text:p>
        </text:list-item>
        <text:list-item>
          <text:p text:style-name="P515"><text:span text:style-name="T553">Trpaslice s kusem horského křišťálu v jedné ruce a </text:span><text:span text:style-name="T556">dýmající zkumavkou</text:span><text:span text:style-name="T553"> ve druhé.</text:span></text:p>
        </text:list-item>
        <text:list-item>
          <text:p text:style-name="P514"><text:span text:style-name="T66">N</text:span><text:span text:style-name="T67">ahá </text:span><text:span text:style-name="T68">mladá</text:span><text:span text:style-name="T67"> </text:span><text:span text:style-name="T69">elfka</text:span><text:span text:style-name="T67"> s dlouhým lukem </text:span><text:span text:style-name="T66">sedící</text:span><text:span text:style-name="T67"> na zádech majestátního jelena.</text:span></text:p>
        </text:list-item>
      </text:list>
      <text:p text:style-name="P51"><text:soft-page-break/><text:span text:style-name="T793">Pokaždé, když někdo vysloví správnou formuli u správného obrazu, </text:span><text:span text:style-name="T807">se </text:span><text:span text:style-name="T793">tento obraz rozsvítí jasněji. </text:span><text:span text:style-name="T664">Správné formule jsou:</text:span></text:p>
      <text:list xml:id="list2394110778" text:style-name="L55">
        <text:list-item>
          <text:p text:style-name="P516"><text:span text:style-name="T101">U obrazu </text:span><text:span text:style-name="T68">postarší ženy</text:span><text:span text:style-name="T101"> s čelenkou z hvězd, </text:span><text:span text:style-name="T68">holí a otevřenou knihou</text:span><text:span text:style-name="T101">:</text:span></text:p>
        </text:list-item>
      </text:list>
      <text:list xml:id="list230843947384035" text:continue-list="list3618960480" text:style-name="L49">
        <text:list-item>
          <text:list>
            <text:list-header>
              <text:p text:style-name="P499"><text:span text:style-name="Emphasis"><text:span text:style-name="T853">„Klaním se před Tebou, Astro, stvořitelko hvězd, strážkyně moudrosti věků a tajemných umění.“</text:span></text:span></text:p>
            </text:list-header>
          </text:list>
        </text:list-item>
        <text:list-item>
          <text:p text:style-name="P500"><text:span text:style-name="Emphasis"><text:span text:style-name="T553">U obrazu trpaslíka</text:span></text:span><text:span text:style-name="Emphasis"><text:span text:style-name="T552"> v kovářské zástěře s kladivem a měšcem:</text:span></text:span></text:p>
          <text:list>
            <text:list-header>
              <text:p text:style-name="P500"><text:span text:style-name="Emphasis"><text:span text:style-name="T333">„Klaním se před tebou, Nirvi, pane obchodu a řemesel.“</text:span></text:span></text:p>
            </text:list-header>
          </text:list>
        </text:list-item>
        <text:list-item>
          <text:p text:style-name="P501"><text:span text:style-name="Emphasis"><text:span text:style-name="T444">U obrazu bojovníka v pokleku s čelem opřeným o jílec meče:</text:span></text:span></text:p>
          <text:list>
            <text:list-header>
              <text:p text:style-name="P501"><text:span text:style-name="T414">„Klaním se před Tebou, Belerone, </text:span><text:span text:style-name="T415">jenž jsi </text:span><text:span text:style-name="T416">pro nás vzorem</text:span><text:span text:style-name="T414"> cti, spravedlnosti a věrnosti“.</text:span></text:p>
            </text:list-header>
          </text:list>
        </text:list-item>
        <text:list-item>
          <text:p text:style-name="P502"><text:span text:style-name="T808">U </text:span><text:span text:style-name="T809">obrazu </text:span><text:span text:style-name="T811">trpaslice</text:span><text:span text:style-name="T809"> </text:span><text:span text:style-name="T810">s </text:span><text:span text:style-name="T813">horským křišťálem</text:span><text:span text:style-name="T810"> a </text:span><text:span text:style-name="T812">dýmající zkumavkou</text:span><text:span text:style-name="T810">:</text:span></text:p>
          <text:list>
            <text:list-header>
              <text:p text:style-name="P501"><text:span text:style-name="T12">„Klaním se před Tebou, </text:span><text:span text:style-name="T13">Miro. Tobě vděčíme za bohatství </text:span><text:span text:style-name="T14">z</text:span><text:span text:style-name="T13"> hlubin země</text:span><text:span text:style-name="T12">.</text:span></text:p>
            </text:list-header>
          </text:list>
        </text:list-item>
        <text:list-item>
          <text:p text:style-name="P503"><text:span text:style-name="Emphasis"><text:span text:style-name="T442">U obrazu nahé </text:span></text:span><text:span text:style-name="Emphasis"><text:span text:style-name="T443">mladé</text:span></text:span><text:span text:style-name="Emphasis"><text:span text:style-name="T442"> </text:span></text:span><text:span text:style-name="Emphasis"><text:span text:style-name="T555">elfky</text:span></text:span><text:span text:style-name="Emphasis"><text:span text:style-name="T443"> </text:span></text:span><text:span text:style-name="Emphasis"><text:span text:style-name="T67">s lukem </text:span></text:span><text:span text:style-name="Emphasis"><text:span text:style-name="T70">jedoucí na jelenovi</text:span></text:span><text:span text:style-name="Emphasis"><text:span text:style-name="T67">:</text:span></text:span></text:p>
          <text:list>
            <text:list-header>
              <text:p text:style-name="P375"><text:span text:style-name="Emphasis"><text:span text:style-name="T187">„Klaním se před Tebou, Raio, paní divočiny. Tobě vděčíme za léčivé dary lesa.“</text:span></text:span></text:p>
            </text:list-header>
          </text:list>
        </text:list-item>
      </text:list>
      <text:p text:style-name="P54"><text:span text:style-name="T1341">Když</text:span> někdo obejde všech pět obrazů a u každého z nich nahlas řekne správnou formuli, v místnosti se jasně zableskne a na jílci meče sochy uprostřed místnosti se objeví jasně zářící krystal.</text:p>
      <text:list xml:id="list777591504" text:style-name="L56">
        <text:list-item>
          <text:p text:style-name="P314"><text:soft-page-break/>Na pořadí, v jakém budou formule vysloveny, nezáleží. <text:span text:style-name="T1220">Všechny </text:span><text:span text:style-name="T1221">ale</text:span><text:span text:style-name="T1220"> musí vyslovit jedna osoba.</text:span></text:p>
        </text:list-item>
      </text:list>
      <text:p text:style-name="P55">Kvůli tomuto krystalu sem postavy přišly.</text:p>
      <text:list xml:id="list3016656497" text:style-name="L57">
        <text:list-item>
          <text:p text:style-name="P517"><text:span text:style-name="T136">Každý</text:span><text:span text:style-name="T137">, kdo se ho dotkn</text:span><text:span text:style-name="T136">e</text:span><text:span text:style-name="T137">, pocítí náhlý příliv síly. Je to elektrizující, úžasný pocit.</text:span></text:p>
          <text:list>
            <text:list-item>
              <text:p text:style-name="P517"><text:span text:style-name="T137">Postava tím získá 1 bod </text:span><text:span text:style-name="T149">moci</text:span><text:span text:style-name="T137">. Pokud to stačí na novou úroveň, </text:span><text:span text:style-name="T138">což určitě stačí, </text:span><text:span text:style-name="T150">jestliže</text:span><text:span text:style-name="T138"> </text:span><text:span text:style-name="T139">je</text:span><text:span text:style-name="T140"> </text:span><text:span text:style-name="T138">tohle </text:span><text:span text:style-name="T140">je jej</text:span><text:span text:style-name="T139">í</text:span><text:span text:style-name="T138"> první dobrodružství</text:span><text:span text:style-name="T137">, tak tím </text:span><text:span text:style-name="T141">rovnou</text:span><text:span text:style-name="T137"> </text:span><text:span text:style-name="T142">postoupí</text:span><text:span text:style-name="T137"> (viz kapitola </text:span><text:span text:style-name="T167">P</text:span><text:span text:style-name="T168">os</text:span><text:span text:style-name="T167">tup na vyšší úroveň</text:span><text:span text:style-name="T143"> v</text:span><text:span text:style-name="T164"> </text:span><text:span text:style-name="T165">pravidlech</text:span><text:span text:style-name="T137">).</text:span></text:p>
            </text:list-item>
            <text:list-item>
              <text:p text:style-name="P518"><text:span text:style-name="T144">Po d</text:span><text:span text:style-name="T145">otyk</text:span><text:span text:style-name="T144">u</text:span><text:span text:style-name="T145"> krystalu zmizí pocit, </text:span><text:span text:style-name="T148">která sem</text:span><text:span text:style-name="T145"> postav</text:span><text:span text:style-name="T148">y</text:span><text:span text:style-name="T145"> </text:span><text:span text:style-name="T148">přivedl</text:span><text:span text:style-name="T145">.</text:span></text:p>
            </text:list-item>
            <text:list-item>
              <text:p text:style-name="P320">Pro každou postavu bude krystal účinkovat jen jednou.</text:p>
            </text:list-item>
            <text:list-item>
              <text:p text:style-name="P519"><text:span text:style-name="T146">A</text:span><text:span text:style-name="T120">ž postavy opustí pevnost, krystal nadobro zmizí.</text:span></text:p>
            </text:list-item>
          </text:list>
        </text:list-item>
      </text:list>
      <text:p text:style-name="P167"><text:span text:style-name="T193">P</text:span><text:span text:style-name="T186">oznámka:</text:span></text:p>
      <text:p text:style-name="Example"><text:span text:style-name="T122">Dobrodružství </text:span><text:span text:style-name="T124">zde</text:span><text:span text:style-name="T122"> nutně nekončí, hráči mohou ještě chtít prozkoumat zbytek podzemí. </text:span><text:span text:style-name="T121">Pokud už tu ale nic zajímavého k prozkoumání není, tak jim to řekni, nenech je marně hledat.</text:span></text:p>
      <text:list xml:id="list157039370" text:style-name="L58">
        <text:list-item>
          <text:p text:style-name="P241"><text:span text:style-name="T123">Až</text:span><text:span text:style-name="T147"> se hráči rozhodnou podzemí opustit, přejdi ke kapitole </text:span><text:span text:style-name="T169">Konec dobrodružství</text:span><text:span text:style-name="T147"> na konci této příručky.</text:span></text:p>
        </text:list-item>
      </text:list>
      <text:h text:style-name="Heading_20_2" text:outline-level="2"><text:bookmark-start text:name="__RefHeading___Toc2928_1905480466"/>Druhé podzemní patro<text:bookmark-end text:name="__RefHeading___Toc2928_1905480466"/></text:h>
      <text:h text:style-name="P261" text:outline-level="3"><text:span text:style-name="T5">C</text:span><text:span text:style-name="T4">1 – </text:span><text:span text:style-name="T200">ústí chodby</text:span><text:span text:style-name="T4"> do studny</text:span></text:h>
      <text:p text:style-name="P41"><text:span text:style-name="T271">Zhruba 5 metrů nad hladinou do</text:span><text:span text:style-name="T4"> studny ústí </text:span><text:span text:style-name="T245">chodba</text:span><text:span text:style-name="T198">.</text:span></text:p>
      <text:list xml:id="list1901076785" text:style-name="L59">
        <text:list-item>
          <text:p text:style-name="P520"><text:soft-page-break/><text:span text:style-name="T103">D</text:span><text:span text:style-name="T104">íra v pavučinách, která ved</text:span><text:span text:style-name="T111">e</text:span><text:span text:style-name="T104"> skrz celou studnu až sem, nepokračuje dolů k hladině – místo toho „zahýbá“ do chodby </text:span><text:span text:style-name="T110">(</text:span><text:span text:style-name="T105">a pokračuje</text:span><text:span text:style-name="T55"> až do C</text:span><text:span text:style-name="T56">4</text:span><text:span text:style-name="T110">)</text:span><text:span text:style-name="T55">.</text:span></text:p>
        </text:list-item>
        <text:list-item>
          <text:p text:style-name="P521"><text:span text:style-name="T54">I </text:span><text:span text:style-name="T107">tady jsou v</text:span><text:span text:style-name="T106"> pavučinách </text:span><text:span text:style-name="T108">jedovatí</text:span><text:span text:style-name="T106"> pavouci, kteří </text:span><text:span text:style-name="T109">se</text:span><text:span text:style-name="T106"> </text:span><text:span text:style-name="T108">ale postavám </text:span><text:span text:style-name="T109">klidí z cesty</text:span><text:span text:style-name="T108"> a nijak je neohrozí</text:span><text:span text:style-name="T106">.</text:span></text:p>
        </text:list-item>
      </text:list>
      <text:h text:style-name="P262" text:outline-level="3"><text:span text:style-name="T199">C</text:span><text:span text:style-name="T225">2</text:span><text:span text:style-name="T4"> – </text:span><text:span text:style-name="T200">chodba </text:span><text:span text:style-name="T225">s pavučinami</text:span></text:h>
      <text:p text:style-name="P87"><text:span text:style-name="T29">C</text:span><text:span text:style-name="T26">hodba je protkána závěji hustých, silných pavučin. U </text:span><text:span text:style-name="T45">podlahy</text:span><text:span text:style-name="T26"> je v nich ale díra, jako kdyby tudy někdo nedávno vlekl nějaký těžký předmět.</text:span></text:p>
      <text:list xml:id="list1027663687" text:style-name="L60">
        <text:list-item>
          <text:p text:style-name="P522"><text:span text:style-name="T53">Pavučiny ne</text:span><text:span text:style-name="T201">jsou tak </text:span><text:span text:style-name="T272">siln</text:span><text:span text:style-name="T273">é</text:span><text:span text:style-name="T201">, aby se jimi </text:span><text:span text:style-name="T228">postavy</text:span><text:span text:style-name="T201"> nedokázal</text:span><text:span text:style-name="T228">y</text:span><text:span text:style-name="T201"> prodrat, ale </text:span><text:span text:style-name="T228">rozhodně to nebude příjemný zážitek </text:span><text:span text:style-name="T229">a postup to výrazně zpomalí</text:span><text:span text:style-name="T201">.</text:span></text:p>
        </text:list-item>
      </text:list>
      <text:h text:style-name="P263" text:outline-level="3">C3 – mříž</text:h>
      <text:p text:style-name="P94"><text:span text:style-name="T27">C</text:span><text:span text:style-name="T28">hodbu přehrazuje masivní zarezlá </text:span><text:span text:style-name="T46">částečně nadzvednutá</text:span><text:span text:style-name="T28"> </text:span><text:span text:style-name="T50">mříž</text:span><text:span text:style-name="T28">.</text:span></text:p>
      <text:list xml:id="list898633571" text:style-name="L61">
        <text:list-item>
          <text:p text:style-name="P523"><text:span text:style-name="T71">Pokud postavy přišly z jihu </text:span><text:span text:style-name="T72">(tedy studnou z nádvoří pevnosti)</text:span><text:span text:style-name="T71">:</text:span></text:p>
          <text:list>
            <text:list-item>
              <text:p text:style-name="P523"><text:span text:style-name="T28">Za mříží je</text:span><text:span text:style-name="T27"> mnohem méně pavučin.</text:span></text:p>
            </text:list-item>
          </text:list>
        </text:list-item>
        <text:list-item>
          <text:p text:style-name="P523"><text:span text:style-name="T73">P</text:span><text:span text:style-name="T71">okud přišly ze severu </text:span><text:span text:style-name="T72">(tedy po schodech z prvního patra)</text:span><text:span text:style-name="T71">:</text:span></text:p>
          <text:list>
            <text:list-item>
              <text:p text:style-name="P523"><text:span text:style-name="T33">Chodba za</text:span><text:span text:style-name="T32"> mříží je </text:span><text:span text:style-name="T33">plná nepřirozeně velkých a silných pavučin</text:span><text:span text:style-name="T32">.</text:span></text:p>
            </text:list-item>
          </text:list>
        </text:list-item>
      </text:list>
      <text:p text:style-name="P56"><text:span text:style-name="Emphasis"><text:span text:style-name="T1274">▸<text:tab/></text:span></text:span><text:span text:style-name="T1190">Mříž</text:span><text:span text:style-name="T1096"> j</text:span>e zasazená do svislých drážek vytesaných do skalní stěny. <text:span text:style-name="T1343">Z</text:span>řejmě je ji tedy možné vytáhnout nahoru.</text:p>
      <text:list xml:id="list2063227355" text:style-name="L62">
        <text:list-item>
          <text:p text:style-name="P524"><text:soft-page-break/><text:span text:style-name="T112">Víc se ovšem z</text:span><text:span text:style-name="T113">vednout nedá </text:span><text:span text:style-name="T114">(protože zvedací mechanismus o patro výš je zaaretován západkou).</text:span></text:p>
        </text:list-item>
        <text:list-item>
          <text:p text:style-name="P315"><text:span text:style-name="T1344">D</text:span>á se pod ní <text:span text:style-name="T1345">velmi těsně</text:span> protáhnout. Na spodní straně má <text:span text:style-name="T1346">ovšem</text:span> bodce a z<text:span text:style-name="T1347">řejmě je</text:span> pekelně těžká. <text:span text:style-name="T1348">Kdyby na někoho spadla, bude s ním nepochybně konec.</text:span></text:p>
        </text:list-item>
      </text:list>
      <text:list xml:id="list1366119435" text:style-name="L63">
        <text:list-item>
          <text:list>
            <text:list-item>
              <text:p text:style-name="P316"><text:span text:style-name="T4">Komentář o bodcích je jen na postrašení, mříž </text:span><text:span text:style-name="T916">se</text:span><text:span text:style-name="T4"> ani nehne.</text:span></text:p>
            </text:list-item>
          </text:list>
        </text:list-item>
      </text:list>
      <text:p text:style-name="P144"><text:span text:style-name="T213">Pokud</text:span><text:span text:style-name="T206"> postavy </text:span><text:span text:style-name="T207">začnou podlézat mříž a</text:span><text:span text:style-name="T206"> ne</text:span><text:span text:style-name="T208">vyčisti</text:span><text:span text:style-name="T206">ly místnost C</text:span><text:span text:style-name="T209">4</text:span><text:span text:style-name="T206">, </text:span><text:span text:style-name="T210">přijd</text:span><text:span text:style-name="T212">e</text:span><text:span text:style-name="T206"> odtamtud obří pavou</text:span><text:span text:style-name="T212">k </text:span><text:span text:style-name="T241">(karta </text:span><text:span text:style-name="T52">obří pavouk</text:span><text:span text:style-name="T241">)</text:span><text:span text:style-name="T206"> a napadn</text:span><text:span text:style-name="T212">e</text:span><text:span text:style-name="T206"> je.</text:span></text:p>
      <text:list xml:id="list3627438432" text:style-name="L64">
        <text:list-item>
          <text:p text:style-name="P525"><text:span text:style-name="T236">Pavou</text:span><text:span text:style-name="T238">k</text:span><text:span text:style-name="T236"> </text:span><text:span text:style-name="T237">j</text:span><text:span text:style-name="T238">e</text:span><text:span text:style-name="T237"> moc vel</text:span><text:span text:style-name="T238">ký</text:span><text:span text:style-name="T237">, pod mříží neprolez</text:span><text:span text:style-name="T238">e</text:span><text:span text:style-name="T236">.</text:span></text:p>
        </text:list-item>
        <text:list-item>
          <text:p text:style-name="P525"><text:span text:style-name="T172">Každé kolo může pod mříží prolézt </text:span><text:span text:style-name="T173">jen</text:span><text:span text:style-name="T172"> jedna postava.</text:span></text:p>
        </text:list-item>
        <text:list-item>
          <text:p text:style-name="P526"><text:span text:style-name="T172">P</text:span><text:span text:style-name="T170">okud postavy nevyčistily chodbu od pavučin, budou v nich bojovat s nevýhodou (-1). Pavouk se skrz ně dokáže pohybovat bez obtíží.</text:span></text:p>
        </text:list-item>
        <text:list-item>
          <text:p text:style-name="P322"><text:span text:style-name="T795">Když někdo pavučiny zapálí, budou zraňovat za</text:span><text:span text:style-name="T776"> </text:span><text:span text:style-name="T794">(</text:span><text:span text:style-name="T776">4dz - </text:span><text:span text:style-name="T794">zbroj)</text:span><text:span text:style-name="T776"> po dobu dvou kol (pak jsou spálené na prach).</text:span></text:p>
        </text:list-item>
        <text:list-item>
          <text:p text:style-name="P526"><text:span text:style-name="T170">Skrz mříž je možné útočit (střílet, </text:span><text:span text:style-name="T174">nebo třeba</text:span><text:span text:style-name="T170"> bodat kopím), ale s nevýhodou (-1).</text:span></text:p>
        </text:list-item>
        <text:list-item>
          <text:p text:style-name="P321">Když si budou postavy pomáhat při prolézání pod mříží, počítej za to výhodu na obranu (+1).</text:p>
        </text:list-item>
        <text:list-item>
          <text:p text:style-name="P527"><text:span text:style-name="T176">P</text:span><text:span text:style-name="T170">avouk má jen jednu dávku jedu. Pokud ji nepoužije, postavy ji mohou z jeho mrtvoly vypreparovat </text:span><text:span text:style-name="T177">(parametry jedu najdeš na kartě </text:span><text:span text:style-name="T51">obří pavouk</text:span><text:span text:style-name="T177">).</text:span></text:p>
        </text:list-item>
      </text:list>
      <text:h text:style-name="Heading_20_3" text:outline-level="3"><text:soft-page-break/><text:span text:style-name="T915">C4 - d</text:span>oupě obří<text:span text:style-name="T914">c</text:span>h pavouk<text:span text:style-name="T914">ů</text:span></text:h>
      <text:p text:style-name="P52">Místnost je plná velkých, hustých pavučin. V zadní části <text:span text:style-name="T1097">jsou skrz ně vidět obrysy</text:span> <text:span text:style-name="T1191">čtyř</text:span><text:span text:style-name="T1170"> velk</text:span><text:span text:style-name="T1192">ých</text:span><text:span text:style-name="T1170"> předmět</text:span><text:span text:style-name="T1192">ů</text:span>.</text:p>
      <text:p text:style-name="P139"><text:span text:style-name="Emphasis"><text:span text:style-name="T1246">▸<text:tab/></text:span></text:span><text:span text:style-name="T252">Dva</text:span><text:span text:style-name="T4"> z těchto „předmětů“ jsou </text:span><text:span text:style-name="T252">mrtví obří pavouci.</text:span></text:p>
      <text:p text:style-name="P140"><text:span text:style-name="Emphasis"><text:span text:style-name="T1246">▸<text:tab/></text:span></text:span><text:span text:style-name="T4">Třetí je živý </text:span><text:span text:style-name="T39">obří pavou</text:span><text:span text:style-name="T26">k</text:span><text:span text:style-name="T227"> (karta), pokud tedy už na postavy nevyběhl </text:span><text:span text:style-name="T274">v</text:span><text:span text:style-name="T234"> C3</text:span><text:span text:style-name="T227">.</text:span></text:p>
      <text:list xml:id="list2250521072" text:style-name="L65">
        <text:list-item>
          <text:p text:style-name="P528"><text:span text:style-name="T172">P</text:span><text:span text:style-name="T175">okud postavy nevyčist</text:span><text:span text:style-name="T179">í</text:span><text:span text:style-name="T175"> </text:span><text:span text:style-name="T178">místnost</text:span><text:span text:style-name="T175"> od pavučin, budou v nich bojovat s nevýhodou (-1). Pavouk se skrz ně dokáže pohybovat bez obtíží.</text:span></text:p>
        </text:list-item>
        <text:list-item>
          <text:p text:style-name="P528"><text:span text:style-name="T180">Když někdo pavučiny zapálí, budou zraňovat za</text:span><text:span text:style-name="T175"> </text:span><text:span text:style-name="T181">(</text:span><text:span text:style-name="T175">4dz - </text:span><text:span text:style-name="T181">zbroj)</text:span><text:span text:style-name="T175"> po dobu dvou kol (pak jsou spálené na prach).</text:span></text:p>
        </text:list-item>
        <text:list-item>
          <text:p text:style-name="P528"><text:span text:style-name="T182">P</text:span><text:span text:style-name="T175">avouk má jen jednu dávku jedu. Pokud ji nepoužije, postavy ji mohou z jeho mrtvoly vypreparovat. </text:span><text:span text:style-name="T182">Mrtví pavouci mají také každý po jedné dávce</text:span><text:span text:style-name="T175"> </text:span><text:span text:style-name="T177">(parametry jedu najdeš na kartě </text:span><text:span text:style-name="T51">obří pavouk</text:span><text:span text:style-name="T177">).</text:span></text:p>
        </text:list-item>
      </text:list>
      <text:p text:style-name="P141"><text:span text:style-name="Emphasis"><text:span text:style-name="T1246">▸<text:tab/></text:span></text:span><text:span text:style-name="T115">Čtvrtý předmět je v</text:span><text:span text:style-name="T53">ysátá, do pavučin zamotaná mrtvola elfa </text:span><text:span text:style-name="T116">v</text:span><text:span text:style-name="T91"> prost</text:span><text:span text:style-name="T116">ých</text:span><text:span text:style-name="T91"> cestovní</text:span><text:span text:style-name="T116">ch</text:span><text:span text:style-name="T91"> šat</text:span><text:span text:style-name="T116">ech</text:span><text:span text:style-name="T91">. </text:span><text:span text:style-name="T275">U</text:span><text:span text:style-name="T268"> sebe </text:span><text:span text:style-name="T275">má</text:span><text:span text:style-name="T268">:</text:span></text:p>
      <text:list xml:id="list1119614988" text:style-name="L66">
        <text:list-item>
          <text:p text:style-name="P531">měšec s 5 st</text:p>
        </text:list-item>
        <text:list-item>
          <text:p text:style-name="P532">kožené pouzdro na svitky</text:p>
          <text:list>
            <text:list-item>
              <text:p text:style-name="P529"><text:span text:style-name="T276">Uvnitř je svitek s </text:span><text:span text:style-name="T235">kouzlem</text:span><text:span text:style-name="T276"> </text:span><text:span text:style-name="T34">v</text:span><text:span text:style-name="T31">zplanutí</text:span><text:span text:style-name="T276"> (karta).</text:span></text:p>
            </text:list-item>
            <text:list-item>
              <text:p text:style-name="P530"><text:span text:style-name="T214">Když postavy pavučiny zapálí </text:span><text:span text:style-name="T240">(před tím, než mrtvolu vytáhnou ven)</text:span><text:span text:style-name="T214">, svitek shoří.</text:span></text:p>
            </text:list-item>
          </text:list>
        </text:list-item>
      </text:list>
      <text:h text:style-name="P264" text:outline-level="3">C<text:span text:style-name="T963">5</text:span> –<text:span text:style-name="T902"> spodní patro boční věže</text:span></text:h>
      <text:p text:style-name="P145"><text:span text:style-name="Emphasis"><text:span text:style-name="T1238">♨</text:span></text:span><text:span text:style-name="Emphasis"><text:span text:style-name="T1231"><text:tab/></text:span></text:span><text:span text:style-name="Emphasis"><text:span text:style-name="T1232">J</text:span></text:span><text:span text:style-name="T378">e </text:span><text:span text:style-name="T381">zde</text:span><text:span text:style-name="T378"> cítit </text:span><text:span text:style-name="T381">silný</text:span><text:span text:style-name="T378"> mrtvolný zápach.</text:span></text:p>
      <text:p text:style-name="P42"><text:soft-page-break/>Na <text:span text:style-name="T1349">schodech</text:span> <text:span text:style-name="T1350">je</text:span> pět mrtvých orků. <text:span text:style-name="T921">Od vchodu do místnosti k nim vedou zaschlé stopy krve. Další mrtvý ork je za schodištěm. Vypadá to, že spadl z poškozených schodů o patro výš. Před schodištěm je pohozený </text:span><text:span text:style-name="T1193">štít a několik zbraní</text:span><text:span text:style-name="T921">.</text:span></text:p>
      <text:list xml:id="list230843894787624" text:continue-list="list754638976" text:style-name="L13">
        <text:list-item>
          <text:p text:style-name="P376">Orkové jsou o poznání větší než lidé. Mají tmavou, hnědozelenou kůži bez vlasů, rostou jim velké horní i dolní tesáky a místo nehtů mají krátké ostré drápy.</text:p>
        </text:list-item>
        <text:list-item>
          <text:p text:style-name="P377"><text:span text:style-name="T1353">Orkové na schodišti j</text:span>sou na jedné hromadě, hlavou do schodů. Skoro to vypadá, že se snažili <text:span text:style-name="T1355">vyběhnout</text:span> <text:span text:style-name="T1354">nahoru</text:span> –<text:span text:style-name="T996"> tam jsou ovšem schody pobořené (viz B6)</text:span>. <text:span text:style-name="T1003">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33">Žádné z těchto zranění nevypadá smrtelně.</text:p>
            </text:list-item>
            <text:list-item>
              <text:p text:style-name="P333">Mrtvolně páchnou, ale <text:span text:style-name="T942">jejich těla se ještě nezačala rozkládat.</text:span></text:p>
            </text:list-item>
          </text:list>
        </text:list-item>
        <text:list-item>
          <text:p text:style-name="P432"><text:span text:style-name="T481">Každý z </text:span><text:span text:style-name="T675">celkem šesti</text:span><text:span text:style-name="T481"> </text:span><text:span text:style-name="T493">mrtvých orků</text:span><text:span text:style-name="T481"> má o</text:span><text:span text:style-name="T480">blečenou lehkou orkskou zbroj </text:span><text:span text:style-name="T678">(pro postavy je moc velká)</text:span><text:span text:style-name="T478">,</text:span><text:span text:style-name="T481"> </text:span><text:span text:style-name="T488">na provaze </text:span><text:span text:style-name="T481">p</text:span><text:span text:style-name="T479">řes rameno </text:span><text:span text:style-name="T489">zavěšený </text:span><text:span text:style-name="T676">velký</text:span><text:span text:style-name="T489"> </text:span><text:span text:style-name="T482">měch na vodu </text:span><text:span text:style-name="T676">(na 2 dny)</text:span><text:span text:style-name="T484">,</text:span><text:span text:style-name="T482"> </text:span><text:span text:style-name="T484">n</text:span><text:span text:style-name="T483">a opasku kožený pytlík se sušeným masem </text:span><text:span text:style-name="T587">(na </text:span><text:span text:style-name="T677">týden</text:span><text:span text:style-name="T587">)</text:span><text:span text:style-name="T483"> </text:span><text:span text:style-name="T485">a u </text:span><text:span text:style-name="T487">pasu</text:span><text:span text:style-name="T486"> </text:span><text:span text:style-name="T302">pazourkový nůž</text:span><text:span text:style-name="T486"> (karta). </text:span><text:span text:style-name="T1357">Dále u sebe mají:</text:span></text:p>
          <text:list>
            <text:list-item>
              <text:p text:style-name="P534"><text:span text:style-name="T470">V</text:span><text:span text:style-name="T439">elkou </text:span><text:span text:style-name="T348">čtvercovou</text:span><text:span text:style-name="T288"> minci</text:span><text:span text:style-name="T439"> </text:span><text:span text:style-name="T583">(karta)</text:span><text:span text:style-name="T439">.</text:span></text:p>
            </text:list-item>
            <text:list-item>
              <text:p text:style-name="P535">Pytlík se šesti hracími kostkami – na stěnách mají místo čísel <text:span text:style-name="T1014">nějaké</text:span> symboly <text:span text:style-name="T1098">(j</text:span>sou to <text:span text:style-name="T997">znaky ze staroorkského</text:span> klínové<text:span text:style-name="T997">ho</text:span> <text:span text:style-name="T997">písma – což tady postavy nemají jak zjistit)</text:span>.</text:p>
            </text:list-item>
            <text:list-item>
              <text:p text:style-name="P536"><text:soft-page-break/>Jeden z nich má za zbrojí zastrčený měšec <text:span text:style-name="T1099">s přetrženou šňůrkou</text:span>. Uvnitř jsou 3 zl a 6 st <text:span text:style-name="T1356">(j</text:span>sou to mince, kterými se platí ve městě<text:span text:style-name="T1356">)</text:span>.</text:p>
            </text:list-item>
            <text:list-item>
              <text:p text:style-name="P537"><text:span text:style-name="T998">Jeden z nich má kolem krku náhrdelník z polodrahokamů</text:span> <text:span text:style-name="T1109">(karta </text:span><text:span text:style-name="T349">náhrdelník</text:span><text:span text:style-name="T1109">)</text:span>. <text:span text:style-name="T673">Je to orkská práce, ale </text:span><text:span text:style-name="T674">překvapivě dobrá.</text:span></text:p>
            </text:list-item>
          </text:list>
        </text:list-item>
      </text:list>
      <text:p text:style-name="P66"><text:span text:style-name="Emphasis"><text:span text:style-name="T1246">▸<text:tab/></text:span></text:span><text:span text:style-name="T1170">Poh</text:span><text:span text:style-name="T1194">ozený štít a</text:span><text:span text:style-name="T1170"> zbraně</text:span> jsou:</text:p>
      <text:list xml:id="list2090550300" text:style-name="L67">
        <text:list-item>
          <text:p text:style-name="P538"><text:span text:style-name="T666">2 </text:span><text:span text:style-name="T307">kamenné palice</text:span><text:span text:style-name="T666"> (karta), </text:span><text:span text:style-name="T667">3</text:span><text:span text:style-name="T666"> </text:span><text:span text:style-name="T307">kyje</text:span><text:span text:style-name="T666"> (karta), jeden </text:span><text:span text:style-name="T307">dvojruční kyj</text:span><text:span text:style-name="T666"> (karta), </text:span><text:span text:style-name="T341">orksk</text:span><text:span text:style-name="T363">ý</text:span><text:span text:style-name="T341"> štít </text:span><text:span text:style-name="T668">(karta),</text:span><text:span text:style-name="T666"> </text:span><text:span text:style-name="T329">meč</text:span><text:span text:style-name="T669"> (karta) </text:span><text:span text:style-name="T670">a</text:span><text:span text:style-name="T669"> </text:span><text:span text:style-name="T329">dýka</text:span><text:span text:style-name="T669"> (karta)</text:span></text:p>
          <text:list>
            <text:list-item>
              <text:p text:style-name="P539"><text:span text:style-name="T669">Meč a dýka jsou kvalitní zbraně vyrobené kovářem ve městě </text:span><text:span text:style-name="T671">(</text:span><text:span text:style-name="T672">o</text:span><text:span text:style-name="T671">rkové je vzali elfovi, kterého zabili před můstkem k </text:span><text:span text:style-name="T672">boční</text:span><text:span text:style-name="T671"> věži – </text:span><text:span text:style-name="T672">viz A7</text:span><text:span text:style-name="T671">).</text:span></text:p>
            </text:list-item>
          </text:list>
        </text:list-item>
      </text:list>
      <text:p text:style-name="P57">Prohledání <text:span text:style-name="T1134">stěn odhalí</text:span>:</text:p>
      <text:list xml:id="list856815275" text:style-name="L68">
        <text:list-item>
          <text:p text:style-name="P378">Na východě místnosti naproti chodbě ve výšce zhruba metr nad zemí je ve zdi malý kruhový otvor se zčernalými okraji (modrá značka na mapě).</text:p>
          <text:list>
            <text:list-item>
              <text:p text:style-name="P379">Je široký a hluboký zhruba tak, že by se do něj vešel prst.</text:p>
            </text:list-item>
            <text:list-item>
              <text:p text:style-name="P381">Je mastný a špiní, jako kdyby byl od sazí.</text:p>
              <text:list>
                <text:list-item>
                  <text:p text:style-name="P540">Odtud vyletuje jedna ze dvou ohnivých šipek po šlápnutí na některou z dlaždic v C6.</text:p>
                </text:list-item>
              </text:list>
            </text:list-item>
          </text:list>
        </text:list-item>
      </text:list>
      <text:p text:style-name="P95">Prohledání schodiště odhalí:</text:p>
      <text:list xml:id="list1518553419" text:style-name="L69">
        <text:list-item>
          <text:p text:style-name="P383">Na boku schodiště směrem ke stěně místnosti je malá páčka.</text:p>
          <text:list>
            <text:list-item>
              <text:p text:style-name="P541"><text:soft-page-break/>Otevírá a zavírá tajné dveře C5-d1 (původně jsou otevřené, takže postavy možná překvapí, když se jim zavře jediný východ z místnosti).</text:p>
            </text:list-item>
          </text:list>
        </text:list-item>
      </text:list>
      <text:h text:style-name="P275" text:outline-level="4">C<text:span text:style-name="T964">5</text:span>-d1</text:h>
      <text:p text:style-name="P27"><text:span text:style-name="T1288">🚪<text:tab/></text:span>Masivní kamenná deska za<text:span text:style-name="T938">sunut</text:span>á do severní stěny <text:span text:style-name="T940">chodby</text:span><text:span text:style-name="T439"> </text:span><text:span text:style-name="T468">(otevřené tajné </text:span><text:span text:style-name="T469">d</text:span><text:span text:style-name="T468">veře)</text:span>.</text:p>
      <text:list xml:id="list3023627052" text:style-name="L70">
        <text:list-item>
          <text:p text:style-name="P543">Dveře se otevírají a zavírají skryt<text:span text:style-name="T1004">ými</text:span> páčk<text:span text:style-name="T1004">ami.</text:span></text:p>
          <text:list>
            <text:list-item>
              <text:p text:style-name="P544">Jedna je na boku <text:span text:style-name="T1100">točitého</text:span> schodiště <text:span text:style-name="T1358">v C5</text:span> směrem ke stěně věže (na mapě je to modrá značka na schodišti<text:span text:style-name="T1101">)</text:span>.</text:p>
            </text:list-item>
            <text:list-item>
              <text:p text:style-name="P545">Dr<text:span text:style-name="T1005">u</text:span>há je <text:span text:style-name="T1005">ve spáře mezi dlaždicemi</text:span> na severní stěně chodby C6 (<text:span text:style-name="T1007">o</text:span>pět modrá <text:span text:style-name="T1006">značka </text:span>na mapě).</text:p>
            </text:list-item>
          </text:list>
        </text:list-item>
        <text:list-item>
          <text:p text:style-name="P546">Mechanismus je stále funkční. Po zavření <text:span text:style-name="T939">je</text:span> deska <text:span text:style-name="T1359">téměř</text:span> <text:span text:style-name="T939">nerozeznatelná od stěny věže.</text:span></text:p>
        </text:list-item>
      </text:list>
      <text:h text:style-name="P264" text:outline-level="3">C<text:span text:style-name="T965">6</text:span> – spouštěcí dlaždice pasti</text:h>
      <text:p text:style-name="P96">Prohledání <text:span text:style-name="T1135">severní stěny okolo dveří C5-d1</text:span> odhalí:</text:p>
      <text:list xml:id="list230844985931455" text:continue-list="list1518553419" text:style-name="L69">
        <text:list-item>
          <text:p text:style-name="P288">Ve spáře mezi dlaždicemi je malá páčka.</text:p>
          <text:list>
            <text:list-item>
              <text:p text:style-name="P542">Otevírá a zavírá tajné dveře C5-d1.</text:p>
            </text:list-item>
          </text:list>
        </text:list-item>
      </text:list>
      <text:p text:style-name="P75">Než <text:span text:style-name="T1362">budeš pokračovat</text:span>, zeptej se hráčů, v jakém jdou pořadí.</text:p>
      <text:p text:style-name="P7"><text:span text:style-name="T1018">Chodbou se táhnou</text:span> zaschlé stopy krve.</text:p>
      <text:list xml:id="list588039071" text:style-name="L71">
        <text:list-item>
          <text:p text:style-name="P547">Vedou od jižních dveří v místnosti C<text:span text:style-name="T965">7</text:span> k mrtvolám orků na schodech v místnosti C<text:span text:style-name="T965">5</text:span>.</text:p>
        </text:list-item>
      </text:list>
      <text:p text:style-name="P88">Modře označené dlaždice spouští past.</text:p>
      <text:list xml:id="list230844738849866" text:continue-numbering="true" text:style-name="L71">
        <text:list-item>
          <text:p text:style-name="P548"><text:soft-page-break/>Lze si jich všimnout jen při velmi důkladném a pomalém prohledávání podlahy. <text:span text:style-name="T1362">Když postava jen půjde opatrně a nebude cíleně prohledávat podlahu, tak past spustí, ale bude mít výhodu na obranu (+1).</text:span></text:p>
        </text:list-item>
      </text:list>
      <text:list xml:id="list867829906" text:style-name="L72">
        <text:list-item>
          <text:p text:style-name="P549"><text:span text:style-name="T999">Při spuštění pasti libovolnou ze dvou dlaždic současně vystřelí jedna ohnivá šipka z</text:span>e <text:span text:style-name="T903">zdi v místnosti C</text:span><text:span text:style-name="T966">5</text:span><text:span text:style-name="T903"> a druhá ze zdi v místnosti C</text:span><text:span text:style-name="T966">7</text:span><text:span text:style-name="T903"> (viz modré značky na mapě).</text:span></text:p>
          <text:list>
            <text:list-item>
              <text:p text:style-name="P550">Obě šipky proletí celou chodbou C6 ve výšce metr nad zemí. Uprostřed chodby se tedy potkají a každá nakonec narazí do zdi tam, odkud ta druhá vystřelila (pokud tedy nezasáhne něco po cestě).</text:p>
            </text:list-item>
          </text:list>
        </text:list-item>
        <text:list-item>
          <text:p text:style-name="P551"><text:span text:style-name="T904">Každá šipka</text:span> má <text:span text:style-name="T290">útok</text:span><text:span text:style-name="T450"> </text:span><text:span text:style-name="T451">6/2</text:span><text:span text:style-name="T452">k</text:span><text:span text:style-name="T451">z </text:span><text:span text:style-name="T919">ohněm</text:span><text:span text:style-name="T451"> proti Finese </text:span><text:span text:style-name="T679">(odečítá se Zbroj)</text:span><text:span text:style-name="T451">.</text:span></text:p>
          <text:list>
            <text:list-item>
              <text:p text:style-name="P552">Každá zraní jen <text:span text:style-name="T1000">jednou</text:span>, ale když před ní někdo uhne, může pořád <text:span text:style-name="T905">zasáhnout</text:span> <text:span text:style-name="T906">dalšího</text:span> v řadě.</text:p>
            </text:list-item>
            <text:list-item>
              <text:p text:style-name="P553">Šipky <text:span text:style-name="T1001">budou střílet, dokud bude někdo stát na dlaždicích, ale</text:span> nejvýše jednou za kolo.</text:p>
            </text:list-item>
          </text:list>
        </text:list-item>
      </text:list>
      <text:h text:style-name="P264" text:outline-level="3">C<text:span text:style-name="T967">7</text:span> – vstupní obranná místnost</text:h>
      <text:p text:style-name="P147"><text:span text:style-name="T291">Ve </text:span><text:span text:style-name="T293">výklencích</text:span><text:span text:style-name="T291"> stojí </text:span><text:span text:style-name="T430">sochy</text:span><text:span text:style-name="T288"> </text:span><text:span text:style-name="T292">e</text:span><text:span text:style-name="T334">l</text:span><text:span text:style-name="T292">fích vojáků</text:span><text:span text:style-name="T447"> </text:span><text:span text:style-name="T448">(</text:span><text:span text:style-name="T449">na mapě ‚</text:span><text:span text:style-name="T448">S‘)</text:span><text:span text:style-name="T288">. </text:span><text:span text:style-name="T382">Na zemi jsou </text:span><text:span text:style-name="T385">po celé místnosti </text:span><text:span text:style-name="T382">různě velké </text:span><text:span text:style-name="T383">kusy</text:span><text:span text:style-name="T382"> kamene – zřejmě </text:span><text:span text:style-name="T383">odlomené z</text:span><text:span text:style-name="T382"> poškozených soch. </text:span><text:span text:style-name="T384">Jeden z nich vypadá jako půlka hlavy</text:span><text:span text:style-name="T386">.</text:span></text:p>
      <text:p text:style-name="P69"><text:span text:style-name="Emphasis"><text:span text:style-name="T1246">▸<text:tab/></text:span></text:span><text:span text:style-name="T1195">Sochy</text:span><text:span text:style-name="T1351"> m</text:span>ají kopí <text:span text:style-name="T924">a velké štíty</text:span>. <text:span text:style-name="T1363">Obě jsou poškozené, ta jižní ale mnohem víc – chybí jí mimo jiné půlka hlavy. Obě mají hroty kopí a přední strany štítů potřísněné zaschlou krví.</text:span></text:p>
      <text:list xml:id="list3975442853" text:style-name="L73">
        <text:list-item>
          <text:p text:style-name="P554">Kopí i štíty jsou z kamene, pro postavy jsou nepoužitelné.</text:p>
        </text:list-item>
      </text:list>
      <text:p text:style-name="P79"><text:soft-page-break/><text:span text:style-name="T1019">Severní socha obživne </text:span><text:span text:style-name="T869">(karta </text:span><text:span text:style-name="T428">oživlá socha</text:span><text:span text:style-name="T869">)</text:span><text:span text:style-name="T1019">, j</text:span>akmile někdo vstoupí do místnosti, <text:span text:style-name="T1017">nebo na ni zaútočí.</text:span></text:p>
      <text:list xml:id="list983127930" text:style-name="L74">
        <text:list-item>
          <text:p text:style-name="P555"><text:span text:style-name="T152">Pokud </text:span><text:span text:style-name="T157">postavy neudělají nic nepatřičného (jako třeba že by </text:span><text:span text:style-name="T158">se tu</text:span><text:span text:style-name="T157"> snažily něco rozbít, vyrážet dveře a podobně) </text:span><text:span text:style-name="T159">a</text:span><text:span text:style-name="T152"> alespoň jedna z </text:span><text:span text:style-name="T159">nich</text:span><text:span text:style-name="T152"> </text:span><text:span text:style-name="T156">má</text:span><text:span text:style-name="T152"> na krku </text:span><text:span text:style-name="T22">Beleronův amulet</text:span><text:span text:style-name="T152">, </text:span><text:span text:style-name="T155">socha</text:span><text:span text:style-name="T152"> řekne: </text:span><text:span text:style-name="T23">„</text:span><text:span text:style-name="T24">Vítej, služebníku Beleronův</text:span><text:span text:style-name="T23">“</text:span><text:span text:style-name="T153"> </text:span><text:span text:style-name="T155">a</text:span><text:span text:style-name="T154"> nechá </text:span><text:span text:style-name="T160">je</text:span><text:span text:style-name="T154"> </text:span><text:span text:style-name="T155">projít</text:span><text:span text:style-name="T154">.</text:span></text:p>
        </text:list-item>
        <text:list-item>
          <text:p text:style-name="P556"><text:span text:style-name="T154">P</text:span><text:span text:style-name="T151">okud nikdo na krku </text:span><text:span text:style-name="T21">Beleronův amulet</text:span><text:span text:style-name="T151"> nemá, socha místo toho řekne: </text:span><text:span text:style-name="T311">„</text:span><text:span text:style-name="T298">Objekt je uzavřen, </text:span><text:span text:style-name="T313">průchod</text:span><text:span text:style-name="T311"> zakázán“ </text:span><text:span text:style-name="T312">a</text:span><text:span text:style-name="T439"> napadne každého, kdo ji neposlechne.</text:span></text:p>
        </text:list-item>
        <text:list-item>
          <text:p text:style-name="P557"><text:span text:style-name="T439">Když se postavy budou chovat jak</text:span><text:span text:style-name="T516">o útočníci nebo</text:span><text:span text:style-name="T439"> vandalové, socha je napadne nehledě na amulet.</text:span></text:p>
        </text:list-item>
      </text:list>
      <text:list xml:id="list2776211468" text:style-name="L75">
        <text:list-item>
          <text:list>
            <text:list-item>
              <text:p text:style-name="P384">Nic víc postavám neřekne.</text:p>
            </text:list-item>
          </text:list>
        </text:list-item>
      </text:list>
      <text:p text:style-name="P71">Boj se sochou:</text:p>
      <text:list xml:id="list1331905084" text:style-name="L76">
        <text:list-item>
          <text:p text:style-name="P561">Socha ví o ohnivé šipce prostřelující střed chodby, takže si tam nestoupá (viz spouštěcí dlaždice v C6).</text:p>
        </text:list-item>
        <text:list-item>
          <text:p text:style-name="P562">Když postavy utečou do chodby, socha je nebude pronásledovat.</text:p>
        </text:list-item>
        <text:list-item>
          <text:p text:style-name="P558">Pokud se ji budou snažit z chodby ostřelovat, aniž by s ní někdo bojoval v místnosti, stáhne se do svého výklenku, kam na ni z chodby není vidět.</text:p>
        </text:list-item>
        <text:list-item>
          <text:p text:style-name="P563">Je to velmi silný protivník. Není jednoduché ji zranit, protože je kamenná a má tedy vysokou zbroj (3). Je ale zranitelná drtivými zbraněmi (kladivem, kyjem, palicí, apod.) a kamenickými nástroji. Proti těmto útokům má zbroj jen 1.</text:p>
          <text:list>
            <text:list-item>
              <text:p text:style-name="P559"><text:soft-page-break/><text:span text:style-name="T1365">Když ji někdo zasáhne některou z těchto zbraní, nezapomeň popsat větší účinek, například: „</text:span><text:span text:style-name="T387">Po zásahu se v kameni objevily tenké pukliny“</text:span><text:span text:style-name="T1364">.</text:span></text:p>
            </text:list-item>
            <text:list-item>
              <text:p text:style-name="P564">Pokud hráči dobře neznají pravidla, připomeň jim, že kromě obyčejných útoků mohou:</text:p>
              <text:list>
                <text:list-item>
                  <text:p text:style-name="P560"><text:span text:style-name="T1121">Útok si připravovat (třeba tím, že sochu oběhnou a dostanou se jí do zad – akce </text:span><text:span text:style-name="T387">příprava</text:span><text:span text:style-name="T1364">).</text:span></text:p>
                </text:list-item>
                <text:list-item>
                  <text:p text:style-name="P560"><text:span text:style-name="T1121">Snažit se soše podrazit nohy (akce </text:span><text:span text:style-name="T350">znevýhodnění</text:span><text:span text:style-name="T1120">).</text:span></text:p>
                </text:list-item>
                <text:list-item>
                  <text:p text:style-name="P560"><text:span text:style-name="T1121">Někam ji zatlačit (akce </text:span><text:span text:style-name="T350">zatlačení</text:span><text:span text:style-name="T1120">).</text:span></text:p>
                </text:list-item>
                <text:list-item>
                  <text:p text:style-name="P560"><text:span text:style-name="T1120">Vzájemně se bránit (akce </text:span><text:span text:style-name="T350">zabránění</text:span><text:span text:style-name="T1120">).</text:span></text:p>
                </text:list-item>
                <text:list-item>
                  <text:p text:style-name="P565">A mohou také získat výhodu čistě tím, že sochu obstoupí:</text:p>
                  <text:list>
                    <text:list-item>
                      <text:p text:style-name="P565">Ten, na koho socha útočí, výhodu nemá, ostatní ji mohou obstoupit a výhodu tak získat.</text:p>
                    </text:list-item>
                    <text:list-item>
                      <text:p text:style-name="P560"><text:span text:style-name="T1121">Socha ovšem není hloupá a když se jí tohle stane, pokusí se ustoupit zády ke stěně, nebo do svého výklenku – hráči ji v tom mohou bránit (akce </text:span><text:span text:style-name="T351">zabránění</text:span><text:span text:style-name="T1121">).</text:span></text:p>
                    </text:list-item>
                  </text:list>
                </text:list-item>
              </text:list>
            </text:list-item>
          </text:list>
        </text:list-item>
      </text:list>
      <text:p text:style-name="P58">Prohledání západní stěny (mezi dveřmi C7-d1 a C7-d2) odhalí:</text:p>
      <text:list xml:id="list209405794" text:style-name="L77">
        <text:list-item>
          <text:p text:style-name="P566"><text:span text:style-name="T680">Ve stěně mezi dveřmi je </text:span><text:span text:style-name="T591">v</text:span><text:span text:style-name="T681">e výšce zhruba metr nad zemí ve zdi malý </text:span><text:span text:style-name="T682">kruhový</text:span><text:span text:style-name="T681"> otvor </text:span><text:span text:style-name="T590">se zčernalými okraji </text:span><text:span text:style-name="T591">(modrá značka na mapě)</text:span><text:span text:style-name="T355">.</text:span></text:p>
          <text:list>
            <text:list-item>
              <text:p text:style-name="P380">Je široký a hluboký zhruba tak, že by se do něj vešel prst.</text:p>
            </text:list-item>
            <text:list-item>
              <text:p text:style-name="P382">Je mastný a špiní, jako kdyby byl od sazí.</text:p>
              <text:list>
                <text:list-item>
                  <text:p text:style-name="P385"><text:soft-page-break/>Odtud vyletuje jedna ze dvou ohnivých šipek po šlápnutí na některou z dlaždic v C6.</text:p>
                </text:list-item>
              </text:list>
            </text:list-item>
          </text:list>
        </text:list-item>
      </text:list>
      <text:h text:style-name="P276" text:outline-level="4">C<text:span text:style-name="T968">7</text:span><text:span text:style-name="T922">-d</text:span>1</text:h>
      <text:p text:style-name="P28"><text:span text:style-name="T1288">🚪<text:tab/></text:span><text:span text:style-name="T1324">Zavřené b</text:span>ytelné dveře.</text:p>
      <text:list xml:id="list1741094765" text:style-name="L78">
        <text:list-item>
          <text:p text:style-name="P567">Nemají kliku ani zámek.</text:p>
        </text:list-item>
        <text:list-item>
          <text:p text:style-name="P568">Jsou zavřené na závoru z místnosti C<text:span text:style-name="T969">8</text:span>. Z místnosti C<text:span text:style-name="T969">7</text:span> tedy nejdou nijak otevřít.</text:p>
        </text:list-item>
      </text:list>
      <text:list xml:id="list3495100143" text:style-name="L79">
        <text:list-item>
          <text:p text:style-name="P569">K vyražení je potřeba beranidlo <text:span text:style-name="T1021">nebo jiný vhodný nástroj</text:span>.</text:p>
        </text:list-item>
      </text:list>
      <text:h text:style-name="P276" text:outline-level="4">C<text:span text:style-name="T968">7</text:span><text:span text:style-name="T922">-d</text:span>2</text:h>
      <text:p text:style-name="P29"><text:span text:style-name="T1288">🚪<text:tab/></text:span>Vyražené bytelné dveře.</text:p>
      <text:list xml:id="list230844662590806" text:continue-list="list1741094765" text:style-name="L78">
        <text:list-item>
          <text:p text:style-name="P386">Nemají kliku ani zámek.</text:p>
        </text:list-item>
      </text:list>
      <text:list xml:id="list627539132" text:style-name="L80">
        <text:list-item>
          <text:p text:style-name="P387">P<text:span text:style-name="T224">řed vyražením</text:span> byly zavřené na závoru z místnosti C<text:span text:style-name="T970">8</text:span>.</text:p>
        </text:list-item>
      </text:list>
      <text:h text:style-name="P264" text:outline-level="3">C<text:span text:style-name="T985">8</text:span> – <text:span text:style-name="T907">obranné postavení</text:span></text:h>
      <text:p text:style-name="P149"><text:span text:style-name="T294">Před </text:span><text:span text:style-name="T295">jižními dveřmi </text:span><text:span text:style-name="T593">(C</text:span><text:span text:style-name="T594">8</text:span><text:span text:style-name="T595">-</text:span><text:span text:style-name="T596">d</text:span><text:span text:style-name="T597">2</text:span><text:span text:style-name="T593">)</text:span><text:span text:style-name="T294"> leží </text:span><text:span text:style-name="T388">rovnoběžně se západní stěnou</text:span><text:span text:style-name="T295"> </text:span><text:span text:style-name="T357">masivní</text:span><text:span text:style-name="T294"> </text:span><text:span text:style-name="T357">břevno </text:span><text:span text:style-name="T686">(</text:span><text:span text:style-name="T684">kus stropního trámu z </text:span><text:span text:style-name="T685">nadzemí</text:span><text:span text:style-name="T684"> pevnosti</text:span><text:span text:style-name="T686">)</text:span><text:span text:style-name="T294">. </text:span><text:span text:style-name="T356">Na zemi </text:span><text:span text:style-name="T389">j</text:span><text:span text:style-name="T390">e spousta</text:span><text:span text:style-name="T389"> </text:span><text:span text:style-name="T390">různě velkých</text:span><text:span text:style-name="T356"> úlomk</text:span><text:span text:style-name="T390">ů</text:span><text:span text:style-name="T356"> kamene.</text:span></text:p>
      <text:list xml:id="list2199046042" text:style-name="L81">
        <text:list-item>
          <text:p text:style-name="P571">Jsou to zbytky dvou rozmlácených soch (stejných jako v C7).</text:p>
        </text:list-item>
        <text:list-item>
          <text:p text:style-name="P572">Na některých <text:span text:style-name="T1368">úlomcích</text:span> jsou zaschlé stopy od krve.</text:p>
          <text:list>
            <text:list-item>
              <text:p text:style-name="P572"><text:span text:style-name="T687">P</text:span><text:span text:style-name="T439">otřísněné jsou hlavně hroty kopí a přední strany štítů, jak sochy bojovaly s orky.</text:span></text:p>
            </text:list-item>
          </text:list>
        </text:list-item>
      </text:list>
      <text:p text:style-name="P148"><text:soft-page-break/><text:span text:style-name="T839">Když někdo bude chtít projít </text:span><text:span text:style-name="T850">některými ze dvou dveří </text:span><text:span text:style-name="T839">z C</text:span><text:span text:style-name="T851">7</text:span><text:span text:style-name="T839"> do C</text:span><text:span text:style-name="T851">8 </text:span><text:span text:style-name="T852">a bude mít v ruce světlo</text:span><text:span text:style-name="T839">,</text:span><text:span text:style-name="T852"> na protější stěně něco zaujme jeho pozornost</text:span><text:span text:style-name="T757">.</text:span></text:p>
      <text:list xml:id="list1960198556" text:style-name="L82">
        <text:list-item>
          <text:p text:style-name="P426">Není tam moc dobře vidět, světlo lucerny tam ode dveří dopadá moc slabě.</text:p>
          <text:list>
            <text:list-item>
              <text:p text:style-name="P574"><text:span text:style-name="T772">K</text:span><text:span text:style-name="T757">dyž půjde blíž, spustí past</text:span><text:span text:style-name="T776"> (viz dále).</text:span></text:p>
            </text:list-item>
          </text:list>
        </text:list-item>
        <text:list-item>
          <text:p text:style-name="P573"><text:span text:style-name="T796">J</text:span><text:span text:style-name="T797">e </text:span><text:span text:style-name="T796">tam</text:span><text:span text:style-name="T777"> mal</text:span><text:span text:style-name="T782">ý kruhový otvor se zčernalými okraji</text:span><text:span text:style-name="T777"> (viz značka pasti na mapě)</text:span><text:span text:style-name="T778">, stejn</text:span><text:span text:style-name="T782">ý</text:span><text:span text:style-name="T778"> jako v místnosti C</text:span><text:span text:style-name="T781">5</text:span><text:span text:style-name="T778">.</text:span></text:p>
        </text:list-item>
      </text:list>
      <text:list xml:id="list3282080899" text:style-name="L83">
        <text:list-item>
          <text:list>
            <text:list-item>
              <text:p text:style-name="P388"><text:span text:style-name="T867">Okraje j</text:span><text:span text:style-name="T858">sou mastné a špiní, jako kdyby byly od sazí.</text:span></text:p>
            </text:list-item>
            <text:list-item>
              <text:p text:style-name="P389"><text:span text:style-name="T858">Je široký a hluboký zhruba tak, že by se do něj vešel prst</text:span><text:span text:style-name="T859">.</text:span></text:p>
            </text:list-item>
          </text:list>
        </text:list-item>
        <text:list-item>
          <text:p text:style-name="P427">Spouštěcích dlaždic <text:span text:style-name="T1020">(moře označených na mapě)</text:span> si lze všimnout jen při velmi důkladném a pomalém prohledávání podlahy.</text:p>
        </text:list-item>
      </text:list>
      <text:p text:style-name="P76">Stoupnutí na <text:span text:style-name="T920">některou</text:span> z modře označených dlaždic spustí past:</text:p>
      <text:list xml:id="list943104206" text:style-name="L84">
        <text:list-item>
          <text:p text:style-name="P390">Z protější stěny vyletí ohnivá šipka:</text:p>
          <text:list>
            <text:list-item>
              <text:p text:style-name="P392">Letí vodorovně metr nad zemí.</text:p>
            </text:list-item>
            <text:list-item>
              <text:p text:style-name="P391"><text:span text:style-name="T288">Útok</text:span> <text:span text:style-name="T917">6/2kz </text:span><text:span text:style-name="T918">ohněm</text:span><text:span text:style-name="T917"> proti Finese (odečítá se Zbroj).</text:span></text:p>
            </text:list-item>
            <text:list-item>
              <text:p text:style-name="P393">Ten, kdo si všimnul „něčeho divného“ na protější stěně, nebo kdo ohlásil, že postupuje opatrně a dává pozor na pasti, bude mít výhodu a obranu (+1).</text:p>
            </text:list-item>
            <text:list-item>
              <text:p text:style-name="P394">Šipka bude střílet, dokud bude někdo stát na dlaždici, ale nejvýše jednou za kolo.</text:p>
            </text:list-item>
          </text:list>
        </text:list-item>
      </text:list>
      <text:p text:style-name="P97"><text:soft-page-break/><text:span text:style-name="T592">P</text:span><text:span text:style-name="T439">rohledání západní stěny (</text:span><text:span text:style-name="T683">mezi</text:span><text:span text:style-name="T439"> výklenky se sochami) těsně pod stropem odhalí úzké vodorovné štěrbiny.</text:span></text:p>
      <text:list xml:id="list2244927547" text:style-name="L85">
        <text:list-item>
          <text:p text:style-name="P289">Jsou zhruba půl metru hluboké, <text:span text:style-name="T1136">jako dlaň široké a vysoké tak, že se do nich těsně vejde prst</text:span>.</text:p>
          <text:list>
            <text:list-item>
              <text:p text:style-name="P395">Hluboko uvnitř stěny <text:span text:style-name="T1367">je</text:span> na štěrbiny na<text:span text:style-name="T1367">pojený</text:span> mechanismus, který <text:span text:style-name="T1137">do nich přivádí</text:span> jedovatý plyn.</text:p>
            </text:list-item>
            <text:list-item>
              <text:p text:style-name="P396">Vypouštění plynu spouští zvednutí pravé páky ve zbrojnici C17.</text:p>
            </text:list-item>
          </text:list>
        </text:list-item>
      </text:list>
      <text:h text:style-name="P276" text:outline-level="4">C<text:span text:style-name="T987">8-d1</text:span></text:h>
      <text:p text:style-name="P28"><text:span text:style-name="T1288">🚪<text:tab/></text:span><text:span text:style-name="T1324">Zavřené b</text:span>ytelné dveře.</text:p>
      <text:list xml:id="list230844750044049" text:continue-list="list230844662590806" text:style-name="L78">
        <text:list-item>
          <text:p text:style-name="P568">Jsou zavřené na závoru z chodby do místnosti C<text:span text:style-name="T992">16</text:span>. Z místnosti C<text:span text:style-name="T988">8</text:span> tedy nejdou nijak otevřít.</text:p>
        </text:list-item>
        <text:list-item>
          <text:p text:style-name="P570">K vyražení je potřeba beranidlo <text:span text:style-name="T1021">nebo jiný vhodný nástroj</text:span>.</text:p>
        </text:list-item>
      </text:list>
      <text:list xml:id="list3898236239" text:style-name="L86">
        <text:list-item>
          <text:p text:style-name="P575"><text:span text:style-name="T490">Směrem z místnosti C</text:span><text:span text:style-name="T492">16</text:span><text:span text:style-name="T490"> je kolem rámu </text:span><text:span text:style-name="T491">dveří</text:span><text:span text:style-name="T490"> chlopeň, která pevně doléhá k futrům.</text:span></text:p>
        </text:list-item>
      </text:list>
      <text:h text:style-name="P276" text:outline-level="4">C<text:span text:style-name="T987">8-d2</text:span></text:h>
      <text:p text:style-name="P110"><text:span text:style-name="T1288">🚪<text:tab/></text:span><text:span text:style-name="T354">Zavřené b</text:span><text:span text:style-name="T288">ytelné, </text:span><text:span text:style-name="T296">poškozené</text:span><text:span text:style-name="T288"> dveře.</text:span></text:p>
      <text:list xml:id="list245742939" text:style-name="L87">
        <text:list-item>
          <text:p text:style-name="P397">Jsou viditelně popraskané a promáčknuté, <text:span text:style-name="T1369">jako by do nich ze severu (tedy směrem z místnosti C8) něco několikrát udeřilo nadlidskou silou</text:span>.</text:p>
        </text:list-item>
        <text:list-item>
          <text:p text:style-name="P398"><text:span text:style-name="T1133">J</text:span>sou zavřené na závoru <text:span text:style-name="T912">z místnosti C9</text:span>.</text:p>
          <text:list>
            <text:list-item>
              <text:p text:style-name="P399">Závora už nejde jednoduše odsunout, brání v tom prohnut<text:span text:style-name="T913">í</text:span> dveř<text:span text:style-name="T913">í</text:span>. Je možné j<text:span text:style-name="T913">i</text:span> odmontovat, urazit a podobně.</text:p>
            </text:list-item>
          </text:list>
        </text:list-item>
        <text:list-item>
          <text:p text:style-name="P400"><text:soft-page-break/>K vyražení je potřeba beranidlo <text:span text:style-name="T1021">nebo jiný vhodný nástroj</text:span>.</text:p>
        </text:list-item>
        <text:list-item>
          <text:p text:style-name="P401">Směrem z místnosti C<text:span text:style-name="T991">9</text:span> je kolem <text:span text:style-name="T990">rámu</text:span> <text:span text:style-name="T989">dveří</text:span> chlopeň, která pevně doléhá k futrům.</text:p>
        </text:list-item>
      </text:list>
      <text:h text:style-name="P265" text:outline-level="3">C<text:span text:style-name="T960">9 – prázdná místnost</text:span></text:h>
      <text:p text:style-name="P150"><text:span text:style-name="T26">Místnost je prázdná. </text:span><text:span text:style-name="Emphasis"><text:span text:style-name="T896">Na severní stěně je nápis ve staroelfštině:</text:span></text:span></text:p>
      <text:list xml:id="list3175760205" text:style-name="L88">
        <text:list-header>
          <text:p text:style-name="P576"><text:span text:style-name="Emphasis"><text:span text:style-name="T12">„Klaním se před Tebou, </text:span></text:span><text:span text:style-name="Emphasis"><text:span text:style-name="T13">Miro. Tobě vděčíme za bohatství </text:span></text:span><text:span text:style-name="Emphasis"><text:span text:style-name="T14">z</text:span></text:span><text:span text:style-name="Emphasis"><text:span text:style-name="T13"> hlubin země</text:span></text:span><text:span text:style-name="Emphasis"><text:span text:style-name="T12">.“</text:span></text:span></text:p>
        </text:list-header>
      </text:list>
      <text:h text:style-name="P276" text:outline-level="4">C<text:span text:style-name="T962">9</text:span><text:span text:style-name="T935">-</text:span>d1</text:h>
      <text:p text:style-name="P30"><text:span text:style-name="T1288">🚪<text:tab/></text:span>Zavřené <text:span text:style-name="T1132">obyčejné</text:span> dveře <text:span text:style-name="T1008">s klikou</text:span>.</text:p>
      <text:list xml:id="list4005935013" text:style-name="L89">
        <text:list-item>
          <text:p text:style-name="P402">Jdou otevřít, ale jde to ztuha.</text:p>
        </text:list-item>
      </text:list>
      <text:p text:style-name="P89"><text:span text:style-name="T439">Pokud postavy </text:span><text:span text:style-name="T517">při</text:span><text:span text:style-name="T568">chází</text:span><text:span text:style-name="T439"> z C9:</text:span></text:p>
      <text:list xml:id="list2669825887" text:style-name="L90">
        <text:list-item>
          <text:p text:style-name="P577">Za dveřmi je zával <text:span text:style-name="T1370">(</text:span>část se ho vysype do místnosti<text:span text:style-name="T1370">)</text:span>.</text:p>
          <text:list>
            <text:list-item>
              <text:p text:style-name="P577">Nahoře pod horním futrem je vidět mezera, zával zřejmě tedy nesahá až ke stropu.</text:p>
            </text:list-item>
            <text:list-item>
              <text:p text:style-name="P578">Je možné ho prokopat (škvíru rozšířit) <text:span text:style-name="T1371">a dostat se tak do C10</text:span>.</text:p>
            </text:list-item>
          </text:list>
        </text:list-item>
      </text:list>
      <text:h text:style-name="P266" text:outline-level="3">C10 – částečně zavalená místnost</text:h>
      <text:p text:style-name="P151"><text:span text:style-name="T1239">♨</text:span><text:span text:style-name="T1233"><text:tab/></text:span><text:span text:style-name="T426">Je </text:span><text:span text:style-name="T427">tu</text:span><text:span text:style-name="T426"> silný zápach, zřejmě tu něco žije.</text:span></text:p>
      <text:p text:style-name="P152"><text:soft-page-break/><text:span text:style-name="T288">Východní třetina místnosti je </text:span><text:span text:style-name="T308">zhruba do výšky metru </text:span><text:span text:style-name="T391">a půl</text:span><text:span text:style-name="T288"> zasypaná sutí. </text:span><text:span text:style-name="T300">N</text:span><text:span text:style-name="T301">ad </text:span><text:span text:style-name="T308">závalem</text:span><text:span text:style-name="T301"> </text:span><text:span text:style-name="T435">chybí strop</text:span><text:span text:style-name="T392">. </text:span><text:span text:style-name="T393">Na východě je vidět kus závalem </text:span><text:span text:style-name="T436">zasypaných dveří</text:span><text:span text:style-name="T393">. </text:span><text:span text:style-name="T336">V jihovýchodním rohu jsou nad závalem </text:span><text:span text:style-name="T337">ve stěně</text:span><text:span text:style-name="T336"> místnosti </text:span><text:span text:style-name="T338">různě široké </text:span><text:span text:style-name="T437">otvory</text:span><text:span text:style-name="T336">. Další podobné díry jsou o kus výš, zhruba v úrovni původního stropu. </text:span><text:span text:style-name="Emphasis"><text:span text:style-name="T896">Na jižní stěně je částečně zasypaný </text:span></text:span><text:span text:style-name="Emphasis"><text:span text:style-name="T1196">nápis</text:span></text:span><text:span text:style-name="Emphasis"><text:span text:style-name="T896">.</text:span></text:span></text:p>
      <text:p text:style-name="P153"><text:span text:style-name="Emphasis"><text:span text:style-name="T1314">🔊</text:span></text:span><text:span text:style-name="Emphasis"><text:span text:style-name="T1309"><text:tab/></text:span></text:span><text:span text:style-name="Emphasis"><text:span text:style-name="T1311">Ze tmy se ozv</text:span></text:span><text:span text:style-name="Emphasis"><text:span text:style-name="T1312">e</text:span></text:span><text:span text:style-name="Emphasis"><text:span text:style-name="T1311"> zvuk, jako když někdo natahuje sliny </text:span></text:span><text:span text:style-name="Emphasis"><text:span text:style-name="T1310">(před plivnutím)</text:span></text:span><text:span text:style-name="Emphasis"><text:span text:style-name="T1311">.</text:span></text:span></text:p>
      <text:p text:style-name="P77"><text:span text:style-name="T936">Postavy napadnou </text:span>2 mláďata plivajícího ještěra <text:span text:style-name="T857">(karty).</text:span></text:p>
      <text:list xml:id="list3029145017" text:style-name="L91">
        <text:list-item>
          <text:p text:style-name="P403">Nejdříve plivnutím žíraviny (viz karta <text:span text:style-name="T346">mládě plivajícího ještěra</text:span>), pak na blízko.</text:p>
        </text:list-item>
        <text:list-item>
          <text:p text:style-name="P404">Ještěři po tmě nevidí, ale postavy nejspíš budou mít světlo.</text:p>
          <text:list>
            <text:list-item>
              <text:p text:style-name="P404">Pokud ne, ještěři dokáží bojovat i po tmě (po sluchu a <text:span text:style-name="T1102">po </text:span>čichu). Budou na to mít velkou nevýhodu, ale postavy tak<text:span text:style-name="T1372">é</text:span>, takže si nikdo postihy počítat nebude.</text:p>
            </text:list-item>
          </text:list>
        </text:list-item>
        <text:list-item>
          <text:p text:style-name="P406">Když <text:span text:style-name="T1022">bude</text:span> některé z <text:span text:style-name="T1103">mláďat</text:span> zraněno, <text:span text:style-name="T934">pokusí se utéct</text:span> buď do jednoho z tunelů ve zdi <text:span text:style-name="T1009">(viz dále)</text:span> nebo do hnízda v C<text:span text:style-name="T1009">11</text:span>.</text:p>
        </text:list-item>
      </text:list>
      <text:p text:style-name="P70"><text:span text:style-name="Emphasis"><text:span text:style-name="T1246">▸<text:tab/></text:span></text:span><text:span text:style-name="Emphasis"><text:span text:style-name="T1250">Dírou po </text:span></text:span><text:span text:style-name="Emphasis"><text:span text:style-name="T1264">zřícené části stropu</text:span></text:span><text:span text:style-name="Emphasis"><text:span text:style-name="T1250"> lze vyšplhat nahoru (do B4).</text:span></text:span></text:p>
      <text:p text:style-name="P154"><text:span text:style-name="Emphasis"><text:span text:style-name="T1246">▸<text:tab/></text:span></text:span><text:span text:style-name="Emphasis"><text:span text:style-name="T1266">Zasypané </text:span></text:span><text:span text:style-name="Emphasis"><text:span text:style-name="T1265"><text:s/>d</text:span></text:span><text:span text:style-name="Emphasis"><text:span text:style-name="T1267">veře</text:span></text:span><text:span text:style-name="Emphasis"><text:span text:style-name="T1251"> </text:span></text:span><text:span text:style-name="Emphasis"><text:span text:style-name="T1252">(C9-d1)</text:span></text:span><text:span text:style-name="Emphasis"><text:span text:style-name="T1251"> není možné otevřít bez prokopání závalu (alespoň ke klice).</text:span></text:span></text:p>
      <text:p text:style-name="P155"><text:span text:style-name="Emphasis"><text:span text:style-name="T1246">▸<text:tab/></text:span></text:span><text:span text:style-name="Emphasis"><text:span text:style-name="T1268">Otvory</text:span></text:span><text:span text:style-name="Emphasis"><text:span text:style-name="T1253"> ve stěně místnosti jsou</text:span></text:span><text:span text:style-name="T1373"> ústí spletitých tunelů vyhrabaných v podloží pevnosti.</text:span></text:p>
      <text:list xml:id="list1271037986" text:style-name="L92">
        <text:list-item>
          <text:p text:style-name="P579">Těmi nejširšími se protáhne kudůk nebo štíhlý elf.</text:p>
        </text:list-item>
        <text:list-item>
          <text:p text:style-name="P579">Ústí venku u paty skály, na které pevnost stojí.</text:p>
        </text:list-item>
        <text:list-item>
          <text:p text:style-name="P579"><text:soft-page-break/>Vyhrabal je plivající ještěr z C11. Mláďata tudy mohou utéct ven z podzemí.</text:p>
        </text:list-item>
      </text:list>
      <text:p text:style-name="P155"><text:span text:style-name="Emphasis"><text:span text:style-name="T1246">▸<text:tab/></text:span></text:span><text:span text:style-name="Emphasis"><text:span text:style-name="T1253">Z částečně zasypaného </text:span></text:span><text:span text:style-name="Emphasis"><text:span text:style-name="T1268">nápisu</text:span></text:span><text:span text:style-name="Emphasis"><text:span text:style-name="T1253"> na jižní stěně</text:span></text:span><text:span text:style-name="Emphasis"><text:span text:style-name="T688"> jde přečíst:</text:span></text:span></text:p>
      <text:list xml:id="list1207426158" text:style-name="L93">
        <text:list-header>
          <text:p text:style-name="P580"><text:span text:style-name="Emphasis"><text:span text:style-name="T853">„Klaním se před Tebou, Ra...“</text:span></text:span></text:p>
        </text:list-header>
        <text:list-item>
          <text:p text:style-name="P580"><text:span text:style-name="Emphasis"><text:span text:style-name="T522">Po odhrabání závalu j</text:span></text:span><text:span text:style-name="Emphasis"><text:span text:style-name="T523">de</text:span></text:span><text:span text:style-name="Emphasis"><text:span text:style-name="T522"> přečíst celý:</text:span></text:span></text:p>
          <text:p text:style-name="P580"><text:span text:style-name="Emphasis"><text:span text:style-name="T853">„Klaním se před Tebou, Raio, paní divočiny.<text:line-break/>Tobě vděčíme za léčivé dary lesa.“</text:span></text:span></text:p>
        </text:list-item>
      </text:list>
      <text:h text:style-name="P277" text:outline-level="4">C<text:span text:style-name="T1052">10-d1</text:span></text:h>
      <text:p text:style-name="P119"><text:span text:style-name="T1288">🚪<text:tab/></text:span><text:span text:style-name="T324">Z</text:span><text:span text:style-name="T288">avřené </text:span><text:span text:style-name="T335">obyčejné</text:span><text:span text:style-name="T288"> dveře </text:span><text:span text:style-name="T325">s klikou</text:span><text:span text:style-name="T288">.</text:span></text:p>
      <text:h text:style-name="P267" text:outline-level="3">C<text:span text:style-name="T959">11</text:span> – sklad luceren <text:span text:style-name="T932">a dílna na výrobu svic</text:span></text:h>
      <text:p text:style-name="P72"><text:span text:style-name="T1242">♨</text:span><text:span text:style-name="T1234"><text:tab/></text:span><text:span text:style-name="T426">Je </text:span><text:span text:style-name="T427">tu</text:span><text:span text:style-name="T426"> silný zápach</text:span><text:span text:style-name="T854"> (</text:span><text:span text:style-name="T868">stejný jako v C10</text:span><text:span text:style-name="T854">).</text:span></text:p>
      <text:p text:style-name="P44"><text:span text:style-name="T1023">N</text:span>a polici <text:span text:style-name="T1023">zavěšené na severní stěně je elfská</text:span> lucern<text:span text:style-name="T1374">a na svíci </text:span><text:span text:style-name="T743">(karta </text:span><text:span text:style-name="T1374">elfská lucerna</text:span><text:span text:style-name="T743">)</text:span>. <text:span text:style-name="T1375">U jižní stěny je </text:span><text:span text:style-name="T1197">pracovní stůl</text:span><text:span text:style-name="T1375"> a dřevěná židle. </text:span><text:span text:style-name="Emphasis"><text:span text:style-name="T896">Na stěně naproti vchodu je </text:span></text:span><text:span text:style-name="Emphasis"><text:span text:style-name="T1196">nápis</text:span></text:span><text:span text:style-name="Emphasis"><text:span text:style-name="T896"> ve staroelfštině. </text:span></text:span><text:span text:style-name="Emphasis"><text:span text:style-name="T394">V západní části místnosti je </text:span></text:span><text:span text:style-name="Emphasis"><text:span text:style-name="T395">nahrnutá</text:span></text:span><text:span text:style-name="Emphasis"><text:span text:style-name="T394"> </text:span></text:span><text:span text:style-name="Emphasis"><text:span text:style-name="T438">hromada suti</text:span></text:span><text:span text:style-name="Emphasis"><text:span text:style-name="T417"> </text:span></text:span><text:span text:style-name="Emphasis"><text:span text:style-name="T418">v ní je částečně skrytý velký ještěr</text:span></text:span><text:span text:style-name="Emphasis"><text:span text:style-name="T417">.</text:span></text:span></text:p>
      <text:p text:style-name="P235"><text:span text:style-name="Emphasis"><text:span text:style-name="T1316">🔊<text:tab/></text:span></text:span><text:span text:style-name="Emphasis"><text:span text:style-name="T1313">Ještěr zlověstně syčí.</text:span></text:span></text:p>
      <text:list xml:id="list658106926" text:style-name="L94">
        <text:list-item>
          <text:p text:style-name="P582"><text:span text:style-name="Emphasis"><text:span text:style-name="T1254">Je to dospělý </text:span></text:span><text:span text:style-name="Emphasis"><text:span text:style-name="T1272">plivající ještěr</text:span></text:span><text:span text:style-name="Emphasis"><text:span text:style-name="T1254"> (karta). </text:span></text:span><text:span text:style-name="T933">Když ho postavy nechají být a nebudou se k němu přibližovat, nebude si jich všímat. V opačném případě bude urputně bojovat – </text:span><text:span text:style-name="Emphasis"><text:span text:style-name="T1254">brání </text:span></text:span><text:span text:style-name="Emphasis"><text:span text:style-name="T1257">totiž</text:span></text:span><text:span text:style-name="Emphasis"><text:span text:style-name="T1254"> hnízdo, které si tam udělal.</text:span></text:span></text:p>
          <text:list>
            <text:list-item>
              <text:p text:style-name="P583"><text:span text:style-name="T1378">V</text:span> hnízdě <text:span text:style-name="T1378">je</text:span> částečně skrytý – má výhodu (+1) proti střelbě. Může se také schovat úplně, aby si připravil další plivnutí žíraviny <text:span text:style-name="T1377">(zvuk natahování slin)</text:span>.</text:p>
            </text:list-item>
            <text:list-item>
              <text:p text:style-name="P581"><text:soft-page-break/><text:span text:style-name="T698">P</text:span><text:span text:style-name="T569">o tmě nevidí, ale postavy nejspíš budou mít světlo.</text:span></text:p>
              <text:list>
                <text:list-item>
                  <text:p text:style-name="P290"><text:span text:style-name="Emphasis"><text:span text:style-name="T1255">Pokud ne, dokáž</text:span></text:span><text:span text:style-name="Emphasis"><text:span text:style-name="T1256">e</text:span></text:span><text:span text:style-name="Emphasis"><text:span text:style-name="T1255"> bojovat i po tmě (po sluchu a </text:span></text:span><text:span text:style-name="Emphasis"><text:span text:style-name="T1256">po</text:span></text:span><text:span text:style-name="Emphasis"><text:span text:style-name="T1255"> čichu). Bud</text:span></text:span><text:span text:style-name="Emphasis"><text:span text:style-name="T1256">e</text:span></text:span><text:span text:style-name="Emphasis"><text:span text:style-name="T1255"> na to mít velkou nevýhodu, ale postavy tak</text:span></text:span><text:span text:style-name="Emphasis"><text:span text:style-name="T1258">é</text:span></text:span><text:span text:style-name="Emphasis"><text:span text:style-name="T1255">, takže si nikdo postihy počítat nebude.</text:span></text:span></text:p>
                </text:list-item>
              </text:list>
            </text:list-item>
          </text:list>
        </text:list-item>
      </text:list>
      <text:p text:style-name="P156"><text:span text:style-name="Emphasis"><text:span text:style-name="T1246">▸<text:tab/></text:span></text:span><text:span text:style-name="T689">Na </text:span><text:span text:style-name="T834">pracovním stole</text:span><text:span text:style-name="T689"> jsou f</text:span><text:span text:style-name="T690">ormy na svíčky, nůžky, </text:span><text:span text:style-name="T691">špachtle, rydla, </text:span><text:span text:style-name="T689">n</text:span><text:span text:style-name="T692">ěkolik prázdných</text:span><text:span text:style-name="T690"> </text:span><text:span text:style-name="T692">špulek, </text:span><text:span text:style-name="T695">n</text:span><text:span text:style-name="T693">ádoba</text:span><text:span text:style-name="T694"> se zbytkem vosku </text:span><text:span text:style-name="T695">(d</text:span><text:span text:style-name="T694">á se z něj vyrobit 6 svic, </text:span><text:span text:style-name="T696">každá svítí 6 hodin)</text:span><text:span text:style-name="T694">.</text:span></text:p>
      <text:p text:style-name="P138"><text:span text:style-name="Emphasis"><text:span text:style-name="T1246">▸<text:tab/></text:span></text:span><text:span text:style-name="Emphasis"><text:span text:style-name="T834">Nápis</text:span></text:span><text:span text:style-name="Emphasis"><text:span text:style-name="T689"> na stěně říká:</text:span></text:span></text:p>
      <text:list xml:id="list3405298138" text:style-name="L95">
        <text:list-header>
          <text:p text:style-name="P405"><text:span text:style-name="Emphasis"><text:span text:style-name="T333">„Klaním se před tebou, Nirvi, pane obchodu a řemesel.“</text:span></text:span></text:p>
        </text:list-header>
      </text:list>
      <text:p text:style-name="P73"><text:span text:style-name="Emphasis"><text:span text:style-name="T1246">▸<text:tab/></text:span></text:span>Na <text:span text:style-name="T1198">hromadě suti</text:span><text:span text:style-name="T1376"> </text:span>je velké hnízdo <text:span text:style-name="T1376">a </text:span><text:span text:style-name="Emphasis"><text:span text:style-name="T697">ohlodané zbytky dvou menších ještěrů</text:span></text:span></text:p>
      <text:list xml:id="list230844159265349" text:continue-numbering="true" text:style-name="L95">
        <text:list-item>
          <text:p text:style-name="P407">V hnízdě jsou 3 vejce plivajícího ještěra.</text:p>
        </text:list-item>
      </text:list>
      <text:h text:style-name="P268" text:outline-level="3">C12 – <text:span text:style-name="T1024">toaleta</text:span></text:h>
      <text:p text:style-name="P23"><text:span text:style-name="T1288">🚪<text:tab/></text:span><text:span text:style-name="T1292">Z</text:span><text:span text:style-name="T1129">avřené</text:span> <text:span text:style-name="T1064">obyčejné</text:span> dveře s klikou.</text:p>
      <text:list xml:id="list230844712054387" text:continue-list="list230844062199659" text:style-name="L27">
        <text:list-item>
          <text:p text:style-name="P408">Je na nich symbol ve tvaru kruhu: <text:span text:style-name="T1243">⚪</text:span></text:p>
        </text:list-item>
      </text:list>
      <text:p text:style-name="P10"><text:span text:style-name="T1044">Uvnitř je a</text:span>natomicky tvarovaná kamenná lavice s kruhovou dírou uprostřed.</text:p>
      <text:h text:style-name="P269" text:outline-level="3">C13 – obytná místnost mistra sochaře</text:h>
      <text:p text:style-name="P120"><text:span text:style-name="T1288">🚪<text:tab/></text:span><text:span text:style-name="T1292">Z</text:span><text:span text:style-name="T352">avřené </text:span><text:span text:style-name="T374">obyčejné</text:span><text:span text:style-name="T352"> dveře s klikou a zámkem.</text:span></text:p>
      <text:list xml:id="list1824179140" text:style-name="L96">
        <text:list-item>
          <text:p text:style-name="P410"><text:span text:style-name="T1131">J</text:span>sou zamčené.</text:p>
        </text:list-item>
      </text:list>
      <text:list xml:id="list3590161549" text:style-name="L97">
        <text:list-item>
          <text:p text:style-name="P476"><text:span text:style-name="T561">D</text:span><text:span text:style-name="T439">o zámku pasuje </text:span><text:span text:style-name="T562">klíč </text:span><text:span text:style-name="T439">s </text:span><text:span text:style-name="T571">písmenem</text:span><text:span text:style-name="T439"> </text:span><text:span text:style-name="T971">S.</text:span></text:p>
          <text:list>
            <text:list-item>
              <text:p text:style-name="P584"><text:span text:style-name="T561">J</text:span><text:span text:style-name="T546">e na k</text:span><text:span text:style-name="T570">roužku</text:span><text:span text:style-name="T546"> s klíči </text:span><text:span text:style-name="T547">ve</text:span><text:span text:style-name="T546"> dveřích </text:span><text:span text:style-name="T548">do</text:span><text:span text:style-name="T972"> </text:span><text:span text:style-name="T65">dílny</text:span><text:span text:style-name="T546"> B1.</text:span></text:p>
            </text:list-item>
          </text:list>
        </text:list-item>
      </text:list>
      <text:list xml:id="list230843439558177" text:continue-list="list230843775277287" text:style-name="L29">
        <text:list-item>
          <text:p text:style-name="P356"><text:soft-page-break/><text:span text:style-name="T546">Jdou vyrazit, </text:span><text:span text:style-name="T1417">zámek jde vypáčit nebo otevřít šperhákem</text:span><text:span text:style-name="T546">.</text:span></text:p>
        </text:list-item>
      </text:list>
      <text:p text:style-name="P45">V místnosti je <text:span text:style-name="T1199">postel</text:span><text:span text:style-name="T1379">, </text:span><text:span text:style-name="T1199">noční stolek</text:span><text:span text:style-name="T1379"> a </text:span><text:span text:style-name="T1199">truhla</text:span><text:span text:style-name="T1379">.</text:span></text:p>
      <text:p text:style-name="P126"><text:span text:style-name="Emphasis"><text:span text:style-name="T1246">▸<text:tab/></text:span></text:span><text:span text:style-name="Emphasis"><text:span text:style-name="T1275">Z </text:span></text:span><text:span text:style-name="Emphasis"><text:span text:style-name="T1295">postel</text:span></text:span><text:span text:style-name="Emphasis"><text:span text:style-name="T1301">e</text:span></text:span><text:span text:style-name="Emphasis"><text:span text:style-name="T1275"> zbývají jen čela a rošt, m</text:span></text:span><text:span text:style-name="T439">atrace i pokrývky se už dávno rozpadly v prach.</text:span></text:p>
      <text:p text:style-name="P67"><text:span text:style-name="Emphasis"><text:span text:style-name="T1246">▸<text:tab/></text:span></text:span><text:span text:style-name="T1379">Na </text:span><text:span text:style-name="T1199">n</text:span><text:span text:style-name="T1170">oční</text:span><text:span text:style-name="T1199">m</text:span><text:span text:style-name="T1170"> stolk</text:span><text:span text:style-name="T1199">u</text:span><text:span text:style-name="T1379"> je</text:span> malý kovový kelímek.</text:p>
      <text:p text:style-name="P142"><text:span text:style-name="Emphasis"><text:span text:style-name="T1246">▸<text:tab/></text:span></text:span><text:span text:style-name="T828">Truhla</text:span><text:span text:style-name="T439"> </text:span><text:span text:style-name="T699">je zamčená visacím zámkem (jde urazit nebo třeba odemknout paklíčem).</text:span></text:p>
      <text:list xml:id="list2598854680" text:style-name="L98">
        <text:list-item>
          <text:p text:style-name="P587">Uvnitř je balík pečlivě zabalený do koženého obalu. V něm jsou:</text:p>
          <text:list>
            <text:list-item>
              <text:p text:style-name="P586"><text:span text:style-name="T701">S</text:span><text:span text:style-name="T700">kicy různých soch. </text:span><text:span text:style-name="T701">N</text:span><text:span text:style-name="T1380">a většině z nich jsou elfové, jedna ale zobrazuje trpaslici (sochu v B1).</text:span></text:p>
            </text:list-item>
            <text:list-item>
              <text:p text:style-name="P585"><text:span text:style-name="T701">Svitek </text:span><text:span text:style-name="T651">se staroelfským textem</text:span><text:span text:style-name="T701"> </text:span><text:span text:style-name="T700">(rekvizita </text:span><text:span text:style-name="T766">C13-r1</text:span><text:span text:style-name="T700">)</text:span><text:span text:style-name="T396">.</text:span></text:p>
            </text:list-item>
          </text:list>
        </text:list-item>
      </text:list>
      <text:h text:style-name="P270" text:outline-level="3">C14 – <text:span text:style-name="T1054">obytná místnost mága</text:span></text:h>
      <text:p text:style-name="P24"><text:span text:style-name="T1288">🚪<text:tab/></text:span><text:span text:style-name="T1293">Z</text:span><text:span text:style-name="T1128">avřené obyčejné</text:span> dveře s klikou <text:span text:style-name="T1130">a zámkem</text:span>.</text:p>
      <text:list xml:id="list1069170361" text:style-name="L99">
        <text:list-item>
          <text:p text:style-name="P411">Jsou <text:span text:style-name="T1381">za</text:span>mčené.</text:p>
        </text:list-item>
        <text:list-item>
          <text:p text:style-name="P412">Klíč nikde v podzemí není.</text:p>
        </text:list-item>
        <text:list-item>
          <text:p text:style-name="P360">Jdou vyrazit, <text:span text:style-name="T1417">zámek jde vypáčit nebo otevřít šperhákem</text:span>.</text:p>
        </text:list-item>
      </text:list>
      <text:p text:style-name="P46">V místnosti je <text:span text:style-name="T1200">postel</text:span><text:span text:style-name="T1382">, noční stolek a okovaná </text:span><text:span text:style-name="T1200">truhla</text:span><text:span text:style-name="T1215">.</text:span></text:p>
      <text:p text:style-name="P127"><text:span text:style-name="Emphasis"><text:span text:style-name="T1246">▸<text:tab/></text:span></text:span><text:span text:style-name="Emphasis"><text:span text:style-name="T1275">Z </text:span></text:span><text:span text:style-name="Emphasis"><text:span text:style-name="T1295">postel</text:span></text:span><text:span text:style-name="Emphasis"><text:span text:style-name="T1301">e</text:span></text:span><text:span text:style-name="Emphasis"><text:span text:style-name="T1275"> zbývají jen čela a rošt, m</text:span></text:span><text:span text:style-name="T439">atrace i pokrývky se už dávno rozpadly v prach. </text:span><text:span text:style-name="T702">V prachu je zapadlý nějaký předmět.</text:span></text:p>
      <text:list xml:id="list1967135510" text:style-name="L100">
        <text:list-item>
          <text:p text:style-name="P588"><text:span text:style-name="T1056">Je to </text:span><text:span text:style-name="T703">klíč s </text:span><text:span text:style-name="T605">vyryt</text:span><text:span text:style-name="T606">ý</text:span><text:span text:style-name="T605">m</text:span><text:span text:style-name="T703"> elfsk</text:span><text:span text:style-name="T605">ým</text:span><text:span text:style-name="T607"> písmen</text:span><text:span text:style-name="T605">em</text:span><text:span text:style-name="T703"> A </text:span><text:span text:style-name="T604">(karta </text:span><text:span text:style-name="T980">kl</text:span><text:span text:style-name="T40">íč ‚</text:span><text:span text:style-name="T980">A’</text:span><text:span text:style-name="T604">)</text:span><text:span text:style-name="T1056">.</text:span></text:p>
          <text:list>
            <text:list-item>
              <text:p text:style-name="P589">Otevírá dveře do laboratoře C15.</text:p>
            </text:list-item>
          </text:list>
        </text:list-item>
      </text:list>
      <text:p text:style-name="P157"><text:soft-page-break/><text:span text:style-name="Emphasis"><text:span text:style-name="T1246">▸<text:tab/></text:span></text:span><text:span text:style-name="Emphasis"><text:span text:style-name="T1269">O</text:span></text:span><text:span text:style-name="T1170">kovan</text:span><text:span text:style-name="T1201">á</text:span><text:span text:style-name="T1170"> truhl</text:span><text:span text:style-name="T1201">a</text:span><text:span text:style-name="T1383"> nemá zámek (ale nejde otevřít).</text:span></text:p>
      <text:list xml:id="list1442903644" text:style-name="L101">
        <text:list-item>
          <text:p text:style-name="P590">Jsou na ní tenkou stříbrnou linií vyryté staroelfské runy (není to souvislý text, jsou to podivně poskládané slabiky).</text:p>
        </text:list-item>
      </text:list>
      <text:list xml:id="list3242714128" text:style-name="L102">
        <text:list-item>
          <text:p text:style-name="P591"><text:span text:style-name="T712">N</text:span><text:span text:style-name="T705">a dotek brní </text:span><text:span text:style-name="T704">(je magická). Nejde připoutat.</text:span></text:p>
        </text:list-item>
        <text:list-item>
          <text:p text:style-name="P592"><text:span text:style-name="T775">C</text:span><text:span text:style-name="T773">hrání </text:span><text:span text:style-name="T775">ji</text:span><text:span text:style-name="T773"> magická past</text:span><text:span text:style-name="T774">.</text:span></text:p>
          <text:list>
            <text:list-item>
              <text:p text:style-name="P593"><text:span text:style-name="T706">P</text:span><text:span text:style-name="T707">ři pokusu truhlu poškodit nebo vypáčit přes použitý nástroj přeskočí výboj </text:span><text:span text:style-name="T1053">bleskem</text:span><text:span text:style-name="T707"> 7/3kz proti Finese.</text:span></text:p>
              <text:list>
                <text:list-item>
                  <text:p text:style-name="P594"><text:span text:style-name="T708">Pokud nástroj není celý kovový (třeba krumpáč nebo kladivo s kovovou násadou), zasažen</text:span><text:span text:style-name="T709">ý</text:span><text:span text:style-name="T708"> má na obranu </text:span><text:span text:style-name="T710">výhodu</text:span><text:span text:style-name="T708"> (+1).</text:span></text:p>
                </text:list-item>
                <text:list-item>
                  <text:p text:style-name="P413">Když není kovový vůbec (např. kamenná palice), tak má dokonce velkou výhodu (+2).</text:p>
                </text:list-item>
                <text:list-item>
                  <text:p text:style-name="P595"><text:span text:style-name="T708">Když </text:span><text:span text:style-name="T711">v</text:span><text:span text:style-name="T708">ůbec nedojde ke kontaktu (třeba když někdo truhlu pustí z výšky na zem), past se neaktivuje.</text:span></text:p>
                </text:list-item>
              </text:list>
            </text:list-item>
            <text:list-item>
              <text:p text:style-name="P599"><text:span text:style-name="T708">N</text:span><text:span text:style-name="T439">ásilné otevření vyžaduje 3 pokusy (3 rány kladivem či sekerou, 3 pokusy o otevření víka páčidlem atp.). </text:span><text:span text:style-name="T718">Až třikrát tedy může někoho zasáhnout výboj.</text:span></text:p>
            </text:list-item>
          </text:list>
        </text:list-item>
        <text:list-item>
          <text:p text:style-name="P596"><text:span text:style-name="T714">Truhla se otevře, když někdo vysloví formuli</text:span><text:span text:style-name="T534"> „</text:span><text:span text:style-name="T326">Era solren“</text:span><text:span text:style-name="T713">.</text:span></text:p>
          <text:list>
            <text:list-item>
              <text:p text:style-name="P597"><text:span text:style-name="T714">Postavy ji mohou</text:span><text:span text:style-name="T716"> nalézt </text:span><text:span text:style-name="T715">na svitku (C15-r2) v laboratoři C15).</text:span></text:p>
            </text:list-item>
          </text:list>
        </text:list-item>
        <text:list-item>
          <text:p text:style-name="P598"><text:span text:style-name="T717">Uvnitř </text:span><text:span text:style-name="T533">truhly</text:span><text:span text:style-name="T717"> </text:span><text:span text:style-name="T532">je </text:span><text:span text:style-name="T397">elfská lyra</text:span><text:span text:style-name="T531"> </text:span><text:span text:style-name="T532">(karta).</text:span></text:p>
        </text:list-item>
      </text:list>
      <text:h text:style-name="P271" text:outline-level="3">C1<text:span text:style-name="T986">5</text:span> –<text:span text:style-name="T908"> laboratoř</text:span></text:h>
      <text:p text:style-name="P121"><text:span text:style-name="T1303">🚪<text:tab/></text:span><text:span text:style-name="T48">Zavřené </text:span><text:span text:style-name="T37">bytelné dveře </text:span><text:span text:style-name="T38">s klikou a zámkem</text:span><text:span text:style-name="T37">.</text:span></text:p>
      <text:list xml:id="list1127757586" text:style-name="L103">
        <text:list-item>
          <text:p text:style-name="P317"><text:soft-page-break/>Jsou zamčené.</text:p>
        </text:list-item>
      </text:list>
      <text:list xml:id="list1560461613" text:style-name="L104">
        <text:list-item>
          <text:p text:style-name="P600"><text:span text:style-name="T58">K vyražení je potřeba beranidlo </text:span><text:span text:style-name="T59">nebo jiný vhodný nástroj</text:span><text:span text:style-name="T58">.</text:span></text:p>
        </text:list-item>
        <text:list-item>
          <text:p text:style-name="P318">Zámek je příliš složitý na otevření paklíčem, <text:span text:style-name="T1366">s vhodným náčiním</text:span> <text:span text:style-name="T1366">jde ale vylomit</text:span>.</text:p>
        </text:list-item>
      </text:list>
      <text:list xml:id="list1020143203" text:style-name="L105">
        <text:list-item>
          <text:p text:style-name="P601"><text:span text:style-name="T60">P</text:span><text:span text:style-name="T57">asuje </text:span><text:span text:style-name="T60">do něj</text:span><text:span text:style-name="T57"> </text:span><text:span text:style-name="T30">klíč s elfsk</text:span><text:span text:style-name="T35">ým</text:span><text:span text:style-name="T36"> písmen</text:span><text:span text:style-name="T35">em</text:span><text:span text:style-name="T30"> ‚A‘.</text:span></text:p>
          <text:list>
            <text:list-item>
              <text:p text:style-name="P319">Klíč leží na posteli v obytné místnosti mága (C14).</text:p>
            </text:list-item>
          </text:list>
        </text:list-item>
      </text:list>
      <text:p text:style-name="P50"><text:span text:style-name="T1386">U stěn stojí prázdná skříň s policemi, </text:span><text:span text:style-name="T1202">zavřená skříň</text:span><text:span text:style-name="T1386">, velká truhla s masivním visacím zámkem, </text:span><text:span text:style-name="T1202">stůl</text:span><text:span text:style-name="T1386"> a židle. Na stěnách jsou pověšené tři obrazy: údolí s vodopádem, letící orel a </text:span><text:span text:style-name="T1202">horské štíty</text:span><text:span text:style-name="T1386">.</text:span></text:p>
      <text:p text:style-name="P47"><text:span text:style-name="Emphasis"><text:span text:style-name="T1246">▸<text:tab/></text:span></text:span><text:span text:style-name="T719">V </text:span><text:span text:style-name="T835">zavřené skříni</text:span><text:span text:style-name="T719"> jsou</text:span><text:span text:style-name="T518"> </text:span><text:span text:style-name="T1385">přesýpací hodiny</text:span><text:span text:style-name="T572"> </text:span><text:span text:style-name="T573">(karta)</text:span><text:span text:style-name="T572">.</text:span></text:p>
      <text:p text:style-name="P68"><text:span text:style-name="Emphasis"><text:span text:style-name="T1246">▸<text:tab/></text:span></text:span><text:span text:style-name="T1334">Zámek na </text:span><text:span text:style-name="T1203">v</text:span><text:span text:style-name="T1170">elk</text:span><text:span text:style-name="T1203">é</text:span><text:span text:style-name="T1170"> truhl</text:span><text:span text:style-name="T1203">e</text:span><text:span text:style-name="T1384"> jde otevřít šperhákem, urazit, něčím vypáčit, a podobně. </text:span>Uvnitř je:</text:p>
      <text:list xml:id="list1915157800" text:style-name="L106">
        <text:list-item>
          <text:p text:style-name="P602"><text:span text:style-name="T720">v</text:span><text:span text:style-name="T575">elký pytel plný jemného písku</text:span></text:p>
        </text:list-item>
        <text:list-item>
          <text:p text:style-name="P602"><text:span text:style-name="T720">v</text:span><text:span text:style-name="T575">elk</text:span><text:span text:style-name="T574">ý</text:span><text:span text:style-name="T575"> krystal horského křišťálu </text:span><text:span text:style-name="T574">(karta </text:span><text:span text:style-name="T339">horský křišťál</text:span><text:span text:style-name="T574">)</text:span></text:p>
        </text:list-item>
        <text:list-item>
          <text:p text:style-name="P603"><text:span text:style-name="T399">l</text:span><text:span text:style-name="T398">ektvar ohnivého dechu</text:span><text:span text:style-name="T526"> </text:span><text:span text:style-name="T543">(karta)</text:span></text:p>
        </text:list-item>
      </text:list>
      <text:p text:style-name="P158"><text:span text:style-name="Emphasis"><text:span text:style-name="T1246">▸<text:tab/></text:span></text:span><text:span text:style-name="T527">Na </text:span><text:span text:style-name="T836">stole</text:span><text:span text:style-name="T527"> </text:span><text:span text:style-name="T723">je</text:span><text:span text:style-name="T527"> </text:span><text:span text:style-name="T578">mosazný s</text:span><text:span text:style-name="T721">vícen, </text:span><text:span text:style-name="T578">p</text:span><text:span text:style-name="T722">sací potřeby </text:span><text:span text:style-name="T723">a </text:span><text:span text:style-name="T578">l</text:span><text:span text:style-name="T577">ahvička se stříbrným inkoustem </text:span><text:span text:style-name="T576">(karta </text:span><text:span text:style-name="T340">stříbrný inkoust</text:span><text:span text:style-name="T576">).</text:span><text:span text:style-name="T724"> </text:span><text:span text:style-name="T723">Pod deskou stolu je šuplík.</text:span></text:p>
      <text:list xml:id="list1450856187" text:style-name="L107">
        <text:list-item>
          <text:p text:style-name="P604"><text:span text:style-name="T814">Uvnitř</text:span><text:span text:style-name="T815"> je</text:span><text:span text:style-name="T818"> </text:span><text:span text:style-name="T819">s</text:span><text:span text:style-name="T816">vitek </text:span><text:span text:style-name="T817">se staroelfským textem</text:span><text:span text:style-name="T528"> (rekvizita </text:span><text:span text:style-name="T762">c15-r1</text:span><text:span text:style-name="T528">).</text:span></text:p>
        </text:list-item>
        <text:list-item>
          <text:p text:style-name="P605"><text:span text:style-name="T725">Je překvapivě mělký na to, jak velký prostor zabírá</text:span><text:span text:style-name="T529">.</text:span></text:p>
          <text:list>
            <text:list-item>
              <text:p text:style-name="P606"><text:span text:style-name="T726">Pod dvojitým dnem</text:span><text:span text:style-name="T529"> je </text:span><text:span text:style-name="T530">svitek </text:span><text:span text:style-name="T332">očarování rukavic</text:span><text:span text:style-name="T540"> (karta).</text:span></text:p>
              <text:list>
                <text:list-item>
                  <text:p text:style-name="P607"><text:soft-page-break/><text:span text:style-name="T540">T</text:span><text:span text:style-name="T529">ento svitek </text:span><text:span text:style-name="T541">mohou</text:span><text:span text:style-name="T529"> postavy použít, až když seženou ingredience uvedené na kartě. Musí také </text:span><text:span text:style-name="T541">mít</text:span><text:span text:style-name="T529"> obyčejné rukavice, které budou očarovávat – třeba ty, které jsou součástí zbroje mrtvého elfa v A7. </text:span><text:span text:style-name="T541">Použitím svitku se z těchto rukavic stanou kouzelné </text:span><text:span text:style-name="T400">nabíjecí rukavice</text:span><text:span text:style-name="T542"> (karta). Svitek se tím spotřebuje (lze ho použít jen jednou) </text:span><text:span text:style-name="T727">a stejně tak i použité suroviny</text:span><text:span text:style-name="T542">.</text:span></text:p>
                </text:list-item>
              </text:list>
            </text:list-item>
          </text:list>
        </text:list-item>
      </text:list>
      <text:p text:style-name="P159"><text:span text:style-name="Emphasis"><text:span text:style-name="T1246">▸<text:tab/></text:span></text:span><text:span text:style-name="Emphasis"><text:span text:style-name="T1260">Po sundání </text:span></text:span><text:span text:style-name="Emphasis"><text:span text:style-name="T1271">obrazu</text:span></text:span><text:span text:style-name="Emphasis"><text:span text:style-name="T1270"> horských štítů</text:span></text:span><text:span text:style-name="Emphasis"><text:span text:style-name="T1259"> </text:span></text:span><text:span text:style-name="Emphasis"><text:span text:style-name="T1260">je vidět </text:span></text:span><text:span text:style-name="Emphasis"><text:span text:style-name="T1317">do stěny vsazená čtvercová deska</text:span></text:span><text:span text:style-name="Emphasis"><text:span text:style-name="T1259"> (modrá značka na mapě). </text:span></text:span><text:span text:style-name="T1387">Jsou na ní následující symboly: Trojúhelník, kruh, čtverec, spirála, kříž.</text:span></text:p>
      <text:list xml:id="list503470134" text:style-name="L108">
        <text:list-item>
          <text:p text:style-name="P609"><text:span text:style-name="T1388">Schránka se otevře, když někdo stiskne symbol </text:span><text:span text:style-name="T401">čtverce</text:span><text:span text:style-name="T1388">, potom </text:span><text:span text:style-name="T401">kříže</text:span><text:span text:style-name="T1388"> a nakonec </text:span><text:span text:style-name="T401">trojúhelníku</text:span><text:span text:style-name="T1388">.</text:span></text:p>
        </text:list-item>
        <text:list-item>
          <text:p text:style-name="P612">Na tom, jaké symboly byly stisknuté před tím, nezáleží.</text:p>
        </text:list-item>
        <text:list-item>
          <text:p text:style-name="P610"><text:span text:style-name="T1361">Když někdo stiskne špatný symbol, vyjede z něj jako prst dlouhá jehlice s jedem. </text:span>Jedná se o vlčí mor (rostlinný jed):</text:p>
          <text:list>
            <text:list-item>
              <text:p text:style-name="P611"><text:span text:style-name="T1389">Latence 15 minut, poté Útok </text:span><text:span text:style-name="T1011">jedem</text:span><text:span text:style-name="T1360"> 5/0 proti Síle. Působení 3 hodiny.</text:span></text:p>
            </text:list-item>
            <text:list-item>
              <text:p text:style-name="P608"><text:span text:style-name="T288">Příznaky:</text:span> Pocit znecitlivění a mravenčení zasažené části, pocení, průjem, silné zvracení, úzkost, zimnice, později <text:span text:style-name="T1106">případně</text:span> smrt zástavou srdce nebo udušením.</text:p>
            </text:list-item>
          </text:list>
        </text:list-item>
        <text:list-item>
          <text:p text:style-name="P613">Z každé jehlice, která nikoho neotrávila, je možné získat jednu dávku tohoto jedu.</text:p>
        </text:list-item>
      </text:list>
      <text:list xml:id="list747347111" text:style-name="L109">
        <text:list-item>
          <text:p text:style-name="P616">Uvnitř schránky je:</text:p>
          <text:list>
            <text:list-item>
              <text:p text:style-name="P614"><text:span text:style-name="T402">sérotvorný flakón</text:span><text:span text:style-name="T728"> (karta)</text:span></text:p>
            </text:list-item>
            <text:list-item>
              <text:p text:style-name="P615"><text:span text:style-name="T819">s</text:span><text:span text:style-name="T816">vitek </text:span><text:span text:style-name="T817">se staroelfským textem</text:span><text:span text:style-name="T1070"> (rekvizita </text:span><text:span text:style-name="T843">c15-r2</text:span><text:span text:style-name="T1070">)</text:span></text:p>
              <text:list>
                <text:list-item>
                  <text:p text:style-name="P617"><text:soft-page-break/>Formule uvedená na svitku otevírá truhlu v mágově obytné místnosti C14.</text:p>
                </text:list-item>
              </text:list>
            </text:list-item>
          </text:list>
        </text:list-item>
      </text:list>
      <text:h text:style-name="P272" text:outline-level="3">C16 – umývárna</text:h>
      <text:p text:style-name="P25"><text:span text:style-name="T1288">🚪<text:tab/></text:span><text:span text:style-name="T1294">Z</text:span><text:span text:style-name="T1064">avřené obyčejné</text:span> dveře s klikou.</text:p>
      <text:list xml:id="list230845473985008" text:continue-list="list230844712054387" text:style-name="L27">
        <text:list-item>
          <text:p text:style-name="P409">Je na nich symbol ve tvaru <text:span text:style-name="T1123">mísy: </text:span><text:span text:style-name="T1305">⯋</text:span></text:p>
        </text:list-item>
      </text:list>
      <text:p text:style-name="P9">V místnosti je stolek s umývadlem, vedle něj vědro na vodu.</text:p>
      <text:list xml:id="list230845488650508" text:continue-list="list2521411162" text:style-name="L48">
        <text:list-item>
          <text:p text:style-name="P374">Na stolku je <text:span text:style-name="T1338">vyschlý</text:span> zbytek mýdla.</text:p>
        </text:list-item>
        <text:list-item>
          <text:p text:style-name="P374">Ze zdi <text:span text:style-name="T1337">čouhá</text:span> <text:span text:style-name="T1337">měděná</text:span> trubka s páčkou.</text:p>
          <text:list>
            <text:list-item>
              <text:p text:style-name="P374"><text:span text:style-name="T1029">Po otočení páčkou z trubky teče voda</text:span>.</text:p>
            </text:list-item>
          </text:list>
        </text:list-item>
      </text:list>
      <text:h text:style-name="P273" text:outline-level="3">C1<text:span text:style-name="T1024">7</text:span> – zbrojnice</text:h>
      <text:p text:style-name="P161"><text:span text:style-name="T1288">🚪<text:tab/></text:span><text:span text:style-name="T1306">Otevřené</text:span><text:span text:style-name="T288"> bytelné </text:span><text:span text:style-name="T406">dveře s klikou a zámkem</text:span><text:span text:style-name="T288">.</text:span></text:p>
      <text:list xml:id="list2652091258" text:style-name="L110">
        <text:list-item>
          <text:p text:style-name="P618"><text:span text:style-name="T588">Pasuje do něj </text:span><text:span text:style-name="T353">klíč s elfským písmenem ‚</text:span><text:span text:style-name="T979">Z</text:span><text:span text:style-name="T353">‘</text:span><text:span text:style-name="T588">, který má u sebe mrtvá el</text:span><text:span text:style-name="T589">f</text:span><text:span text:style-name="T588">ka v B9.</text:span></text:p>
        </text:list-item>
      </text:list>
      <text:p text:style-name="P137"><text:span text:style-name="T403">U stěn jsou prázdné stojany na zbraně. </text:span><text:span text:style-name="T358">Na </text:span><text:span text:style-name="T359">východní </text:span><text:span text:style-name="T358">stěně j</text:span><text:span text:style-name="T360">sou dvě páky</text:span><text:span text:style-name="T358">. </text:span><text:span text:style-name="T361">Nad každou z nich je tabulka s nápisem.</text:span></text:p>
      <text:list xml:id="list3772807674" text:style-name="L111">
        <text:list-item>
          <text:p text:style-name="P414">Na obou pákách jsou západky. Obě jsou vytaženy, páky je tedy možné překlápět. Páky je západkami možné zajistit pouze v pozici „dole“.</text:p>
        </text:list-item>
        <text:list-item>
          <text:p text:style-name="P415"><text:span text:style-name="T1391">Levá páka je v pozici „nahoře“. Nad ní</text:span> je <text:span text:style-name="T1015">napsáno</text:span>:</text:p>
          <text:p text:style-name="P291">„Nebezpečí úrazu! <text:span text:style-name="T1015">Před aktivací obranných opatření se ujistěte, že v objektu nikdo není.</text:span>“</text:p>
          <text:list>
            <text:list-item>
              <text:p text:style-name="P619"><text:soft-page-break/><text:span text:style-name="T799">Překlopení</text:span><text:span text:style-name="T798"> lev</text:span><text:span text:style-name="T799">é</text:span><text:span text:style-name="T798"> pák</text:span><text:span text:style-name="T799">y do pozice „dole“</text:span><text:span text:style-name="T798"> vypne pasti v C6 a C8 (po šlápnutí na spouštěcí dlaždice ze stěn nebudou vylétat ohnivé střely). Překlopením zpět </text:span><text:span text:style-name="T799">do pozice „nahoře“</text:span><text:span text:style-name="T798"> se pasti opět aktivují.</text:span></text:p>
            </text:list-item>
          </text:list>
        </text:list-item>
        <text:list-item>
          <text:p text:style-name="P620"><text:span text:style-name="T729">Pravá páka je v pozici „dole“.</text:span><text:span text:style-name="T730"> </text:span><text:span text:style-name="T729">J</text:span><text:span text:style-name="T730">e </text:span><text:span text:style-name="T729">nad ní</text:span><text:span text:style-name="T730"> </text:span><text:span text:style-name="T731">napsáno:</text:span></text:p>
        </text:list-item>
      </text:list>
      <text:list xml:id="list3518250591" text:style-name="L112">
        <text:list-item>
          <text:list>
            <text:list-header>
              <text:p text:style-name="P621"><text:span text:style-name="T309">„</text:span><text:span text:style-name="T404">Smrtelné nebezpečí! Před použitím se ujistěte, že ve vstupní hale a ve věži nikdo nezůstal a že oboje bezpečnostní dveře jsou zavřené a utěsněné.</text:span><text:span text:style-name="T309">“</text:span></text:p>
            </text:list-header>
          </text:list>
        </text:list-item>
      </text:list>
      <text:p text:style-name="P78">Když <text:span text:style-name="T1016">někdo překlopí</text:span> <text:span text:style-name="T1016">pravou</text:span> <text:span text:style-name="T1016">páku do pozice „nahoře“</text:span>:</text:p>
      <text:p text:style-name="P160"><text:span text:style-name="T1314">🔊<text:tab/></text:span><text:span text:style-name="T309">Ze stěny za pákou se ozv</text:span><text:span text:style-name="T405">alo</text:span><text:span text:style-name="T309"> zaklapání nějakého mechanismu. </text:span><text:span text:style-name="T310">O chvíli později </text:span><text:span text:style-name="T405">je</text:span><text:span text:style-name="T310"> někde v dálce slyšet syčení.</text:span></text:p>
      <text:p text:style-name="P143"><text:span text:style-name="T760">Z</text:span><text:span text:style-name="T761">ačni počítat čas na kola.</text:span></text:p>
      <text:p text:style-name="P163"><text:span text:style-name="T800">Překlopení páky „nahoru“ začne</text:span><text:span text:style-name="T801"> vypu</text:span><text:span text:style-name="T800">štět</text:span><text:span text:style-name="T802"> jedovatý plyn do místnost</text:span><text:span text:style-name="T803">i</text:span><text:span text:style-name="T802"> C</text:span><text:span text:style-name="T801">8</text:span><text:span text:style-name="T802">. </text:span><text:span text:style-name="T801">Odtamtud se začne šířit celým podzemím a zabije všechno živé. Přežijí jen ti, kdo včas utečou ven.<text:line-break/><text:tab/></text:span><text:span text:style-name="T509">Každé kolo se plyn rozšíří do </text:span><text:span text:style-name="T505">bezprostředně sousedních místností (šíří se ve vlně)</text:span><text:span text:style-name="T509">. </text:span><text:span text:style-name="T732">Dlouhými chodbami se šíří rychlostí 8 čtverců za kolo.<text:line-break/><text:tab/></text:span><text:span text:style-name="T510">Stejnou rychlostí se pohybují i postavy: </text:span><text:span text:style-name="T737">Z</text:span><text:span text:style-name="T510">a jedno kolo se tedy dostanou zhruba z jedné místnosti do druhé </text:span><text:span text:style-name="T737">a k</text:span><text:span text:style-name="T506">dyž běží chodbou, </text:span><text:span text:style-name="T737">uběhnou</text:span><text:span text:style-name="T506"> zhruba 8 čtverců na mapě za kolo.</text:span></text:p>
      <text:list xml:id="list1522072095" text:style-name="L113">
        <text:list-item>
          <text:p text:style-name="P622"><text:span text:style-name="T510">Podlézání pod mříží C3 zabere </text:span><text:span text:style-name="T513">jedno kolo za každou postavu</text:span><text:span text:style-name="T510">.</text:span></text:p>
        </text:list-item>
        <text:list-item>
          <text:p text:style-name="P623"><text:span text:style-name="T511">Šplhání studnou (z C1 do A</text:span><text:span text:style-name="T581">4</text:span><text:span text:style-name="T511">) nahoru trvá pět kol, </text:span><text:span text:style-name="T514">šplhat ale může víc postav za sebou.</text:span><text:span text:style-name="T511"> </text:span><text:span text:style-name="T579">P</text:span><text:span text:style-name="T511">lynu to zabere jen jedno kolo.</text:span></text:p>
        </text:list-item>
        <text:list-item>
          <text:p text:style-name="P623"><text:soft-page-break/><text:span text:style-name="T511">Šplhání po </text:span><text:span text:style-name="T515">zborcených</text:span><text:span text:style-name="T511"> schodech ve věži (B</text:span><text:span text:style-name="T580">7</text:span><text:span text:style-name="T511">) zabere </text:span><text:span text:style-name="T515">2</text:span><text:span text:style-name="T511"> kola </text:span><text:span text:style-name="T515">za každou šplhající postavu.</text:span><text:span text:style-name="T511"> </text:span><text:span text:style-name="T579">P</text:span><text:span text:style-name="T511">lyn to zvládne za jedno </text:span><text:span text:style-name="T500">kolo</text:span><text:span text:style-name="T511">.</text:span></text:p>
        </text:list-item>
      </text:list>
      <text:p text:style-name="P74">Když postavy překlopí páku zpět dolů, plyn se přestane dál vypouštět. Postupně se rozptýlí po celém podzemí, ale smrtelnou koncentraci bude mít jen v místnostech, kam se zatím stihnul rozšířit <text:span text:style-name="T1392">(odhadni, kolik kol postavám trvalo, než páku překlopily zpět)</text:span>. V ostatních místnostech se projeví stejné příznaky <text:span text:style-name="T1393">(viz dále)</text:span>, ale <text:span text:style-name="T1390">nedojde k bezvědomí a udušení.<text:line-break/><text:tab/>Když postavy páku nechají „nahoře“, po skončení vypouštění plynu se sama překlopí dolů.</text:span></text:p>
      <text:p text:style-name="P81">Účinky plynu:</text:p>
      <text:list xml:id="list3944461033" text:style-name="L114">
        <text:list-item>
          <text:p text:style-name="P624"><text:span text:style-name="T736">Pokud jsou</text:span><text:span text:style-name="T509"> postavy </text:span><text:span text:style-name="T736">v daném kole</text:span><text:span text:style-name="T509"> v místnosti, kam se ještě plyn nedostal, tak se jim nic neděje.</text:span></text:p>
        </text:list-item>
      </text:list>
      <text:list xml:id="list2349107577" text:style-name="L115">
        <text:list-item>
          <text:p text:style-name="P625"><text:span text:style-name="T509">Za každé kolo strávené v zamořené místnosti </text:span><text:span text:style-name="T498">se posunou po následující stupnici – na začátku každého kola jim řekni, co se jim děje:</text:span></text:p>
        </text:list-item>
      </text:list>
      <text:list xml:id="list4231148707" text:style-name="L116">
        <text:list-item>
          <text:list>
            <text:list-item>
              <text:list>
                <text:list-item>
                  <text:list>
                    <text:list-item>
                      <text:p text:style-name="P416">Začínají vám slzet oči.</text:p>
                    </text:list-item>
                    <text:list-item>
                      <text:p text:style-name="P416">Spustila se vám silná rýma.</text:p>
                    </text:list-item>
                    <text:list-item>
                      <text:p text:style-name="P416">Začínají vás pálit oči.</text:p>
                    </text:list-item>
                    <text:list-item>
                      <text:p text:style-name="P626"><text:span text:style-name="T496">Začíná vá</text:span><text:span text:style-name="T504">s</text:span><text:span text:style-name="T496"> škrábat v krku.</text:span></text:p>
                    </text:list-item>
                    <text:list-item>
                      <text:p text:style-name="P416"><text:span text:style-name="T278">Začíná vám tuhnout jazyk</text:span>.</text:p>
                    </text:list-item>
                    <text:list-item>
                      <text:p text:style-name="P416">Začíná vás pálit kůže na tváři.</text:p>
                    </text:list-item>
                    <text:list-item>
                      <text:p text:style-name="P416"><text:span text:style-name="T1394">Přestáváte cítit prsty</text:span>.</text:p>
                    </text:list-item>
                    <text:list-item>
                      <text:p text:style-name="P416">Začíná vás pálit kůže po celém těle.</text:p>
                    </text:list-item>
                    <text:list-item>
                      <text:p text:style-name="P416"><text:soft-page-break/><text:span text:style-name="T1395">Přestávají vás poslouchat končetiny</text:span>.</text:p>
                    </text:list-item>
                    <text:list-item>
                      <text:p text:style-name="P627"><text:span text:style-name="T496">U</text:span><text:span text:style-name="T439">padáte do bezvědomí.</text:span></text:p>
                    </text:list-item>
                  </text:list>
                </text:list-item>
              </text:list>
              <text:p text:style-name="P628"><text:span text:style-name="T738">Po upadnutí do bezvědomí p</text:span><text:span text:style-name="T439">ostavy neumírají okamžitě, ale pokud jim nikdo nepomůže (neodtáhne je ven z podzemí), udusí se.</text:span></text:p>
            </text:list-item>
          </text:list>
        </text:list-item>
      </text:list>
      <text:list xml:id="list4097749310" text:style-name="L117">
        <text:list-item>
          <text:p text:style-name="P417">Zadržení dechu dá postavám 2 kola k dobru. Jed se ale vstřebává i kůží, takže po uplynutí dvou kol strávených v plynu začni oznamovat příznaky a dále postupuj stejně jako bez zadržení dechu.</text:p>
        </text:list-item>
        <text:list-item>
          <text:p text:style-name="P418">Plyn je bez barvy a bez zápachu, takže kromě <text:span text:style-name="T1396">příznaků</text:span> postavy nemají jak poznat, kde je a kde není.</text:p>
        </text:list-item>
        <text:list-item>
          <text:p text:style-name="P419"><text:span text:style-name="T1107">Při útěku se p</text:span>ozice <text:span text:style-name="T1107">na</text:span> stupnic<text:span text:style-name="T1107">i</text:span> <text:span text:style-name="T1107">nevrací na začátek</text:span>. Když jsou postavy například na druhém stupni, pak vběhnou do místnosti bez plynu a pak do další s plynem, posunou se na třetí stupeň stupnice.</text:p>
        </text:list-item>
        <text:list-item>
          <text:p text:style-name="P629"><text:span text:style-name="T733">Moc na hráče netlač</text:span><text:span text:style-name="T496">, </text:span><text:span text:style-name="T498">průběžné ohlašování zhoršujících se </text:span><text:span text:style-name="T733">příznaků</text:span><text:span text:style-name="T498"> by mělo </text:span><text:span text:style-name="T499">stačit </text:span><text:span text:style-name="T733">k navození pocitu, že jim jde o čas a o život</text:span><text:span text:style-name="T498">. </text:span><text:span text:style-name="T499">Nenech je ale příliš dlouho rozmýšlet.</text:span></text:p>
        </text:list-item>
      </text:list>
      <text:p text:style-name="P162"><text:span text:style-name="T503">P</text:span><text:span text:style-name="T512">lyn z podzemí za několik dní vyvětrá. </text:span><text:span text:style-name="T507">Přeživší p</text:span><text:span text:style-name="T512">ostavy se pak budou moci vrátit a dokončit průzkum.</text:span></text:p>
      <text:p text:style-name="Example_20_Header"><text:span text:style-name="T497">P</text:span><text:span text:style-name="T439">oznámka:</text:span></text:p>
      <text:p text:style-name="Example"><text:span text:style-name="T497">Vypuštění plynu </text:span><text:span text:style-name="T734">zabije</text:span><text:span text:style-name="T497"> všechno živé v podzemí, </text:span><text:span text:style-name="T501">co ještě nepobily postavy </text:span><text:span text:style-name="T734">a co nestihne utéct</text:span><text:span text:style-name="T497">:</text:span></text:p>
      <text:list xml:id="list230844118981065" text:continue-numbering="true" text:style-name="L117">
        <text:list-item>
          <text:list>
            <text:list-item>
              <text:p text:style-name="P242"><text:span text:style-name="T742">Dospělý ještěr </text:span><text:span text:style-name="T494">v C11 </text:span><text:span text:style-name="T733">(mláďata </text:span><text:span text:style-name="T742">v C10</text:span><text:span text:style-name="T733"> utečou tunely ven)</text:span><text:span text:style-name="T494">.</text:span></text:p>
            </text:list-item>
            <text:list-item>
              <text:p text:style-name="P242"><text:span text:style-name="T497">Pavou</text:span><text:span text:style-name="T733">k</text:span><text:span text:style-name="T497"> v </text:span><text:span text:style-name="T494">C4.</text:span></text:p>
            </text:list-item>
            <text:list-item>
              <text:p text:style-name="P242"><text:soft-page-break/><text:span text:style-name="T497">Huňáči </text:span><text:span text:style-name="T495">v B</text:span><text:span text:style-name="T582">5</text:span><text:span text:style-name="T497"> utečou, stihnou ale odnést jen dvě koťata (každý jedno). </text:span><text:span text:style-name="T735">Zbylá tři koťata se udusí.</text:span></text:p>
            </text:list-item>
          </text:list>
        </text:list-item>
        <text:list-item>
          <text:p text:style-name="P242"><text:span text:style-name="T502">Mimik v </text:span><text:span text:style-name="T558">B10</text:span><text:span text:style-name="T502"> je magický tvor a nepotřebuje dýchat, takže jed mu nic neudělá. </text:span><text:span text:style-name="T503">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5"><text:span text:style-name="T4">Dobrodružství </text:span><text:span text:style-name="T195">s</text:span><text:span text:style-name="T4">končí, </text:span><text:span text:style-name="T246">až</text:span><text:span text:style-name="T4"> když se </text:span><text:span text:style-name="T196">pro to hráči rozhodnou </text:span><text:span text:style-name="T247">(pokud už ale v podzemí nic zajímavého není, tak jim to řekni, nenech je marně hledat)</text:span><text:span text:style-name="T4">.</text:span></text:p>
      <text:list xml:id="list1714586270" text:style-name="L118">
        <text:list-item>
          <text:p text:style-name="P630"><text:span text:style-name="T4">Před </text:span><text:span text:style-name="T197">koncem hry ještě</text:span><text:span text:style-name="T4"> </text:span><text:span text:style-name="T230">odehrajte</text:span><text:span text:style-name="T4"> prodej </text:span><text:span text:style-name="T231">nalezených pokladů </text:span><text:span text:style-name="T4">(viz </text:span><text:span text:style-name="T279">následující kapitola</text:span><text:span text:style-name="T4"> </text:span><text:span text:style-name="T203">Cen</text:span><text:span text:style-name="T211">a pokladů</text:span><text:span text:style-name="T4">)</text:span><text:span text:style-name="T194">.</text:span></text:p>
          <text:list>
            <text:list-item>
              <text:p text:style-name="P632"><text:span text:style-name="T194">N</text:span><text:span text:style-name="T4">emusíte to hrát v roli, stačí posčítat ceny nalezených pokladů</text:span><text:span text:style-name="T248">, které se hráči rozhodnou prodat</text:span><text:span text:style-name="T4">.</text:span></text:p>
            </text:list-item>
            <text:list-item>
              <text:p text:style-name="P632"><text:span text:style-name="T4">Udělej to i v případě, že s těmito postavami neplánujete hrát další dobrodružství – </text:span><text:span text:style-name="T232">ocenit nalezené poklady je důležité, </text:span><text:span text:style-name="T249">jsou to v podstatě vítězné body</text:span><text:span text:style-name="T232">.</text:span></text:p>
            </text:list-item>
          </text:list>
        </text:list-item>
        <text:list-item>
          <text:p text:style-name="P631"><text:span text:style-name="T195">Pokud plánujete se stejnými postavami pokračovat do dalších dobrodružství, můžete rovnou </text:span><text:span text:style-name="T233">odehrát</text:span><text:span text:style-name="T195"> i nákupy</text:span><text:span text:style-name="T4">.</text:span></text:p>
        </text:list-item>
      </text:list>
      <text:h text:style-name="P246" text:outline-level="2"><text:bookmark-start text:name="__RefHeading___Toc5831_1424409582"/>Cena pokladů<text:bookmark-end text:name="__RefHeading___Toc5831_1424409582"/></text:h>
      <text:p text:style-name="P165">Prodávat magické předměty je problematické – ve městě, odkud postavy pochází, totiž nikdo o existenci magie neví a výjimkou lektvarů nikdo kromě postav tyto předměty nedokáže použít. Pokud budou hráči trvat na tom, že tyto předměty prodají <text:span text:style-name="T1122">cenu určíš hodem šestistěnnou kostkou</text:span>.<text:line-break/><text:tab/><text:span text:style-name="T1400">Klíče samy o sobě nemají prakticky žádnou cenu, v tabulce proto nejsou. U zámků se cena liší podle toho, jestli jsou i s klíčem nebo bez něj.</text:span><text:line-break/><text:tab/><text:span text:style-name="T251">Když</text:span><text:span text:style-name="T983"> budou cht</text:span><text:span text:style-name="T250">ít hráči prodat něco </text:span><text:span text:style-name="T281">jiného</text:span><text:span text:style-name="T250">,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74"><text:span text:style-name="T1111">Magické p</text:span>ředměty <text:span text:style-name="T1112">(s runovým rámečkem na kartě)</text:span></text:p>
          </table:table-cell>
          <table:covered-table-cell/>
          <table:covered-table-cell/>
          <table:covered-table-cell/>
          <table:covered-table-cell/>
        </table:table-row>
        <table:table-row>
          <table:table-cell table:style-name="Tabulka1.A2" office:value-type="string">
            <text:p text:style-name="P220">elfský amulet</text:p>
          </table:table-cell>
          <table:table-cell table:style-name="Tabulka1.A2" office:value-type="string">
            <text:p text:style-name="P221"><text:span text:style-name="T1113">1</text:span>k6 st</text:p>
          </table:table-cell>
          <table:table-cell table:style-name="Tabulka1.A2" office:value-type="string">
            <text:p text:style-name="P221"/>
          </table:table-cell>
          <table:table-cell table:style-name="Tabulka1.A2" office:value-type="string">
            <text:p text:style-name="P220">nabíjecí rukavice</text:p>
          </table:table-cell>
          <table:table-cell table:style-name="Tabulka1.A2" office:value-type="string">
            <text:p text:style-name="P221"><text:span text:style-name="T1113">1</text:span>k6 st</text:p>
          </table:table-cell>
        </table:table-row>
        <table:table-row>
          <table:table-cell table:style-name="Tabulka1.A2" office:value-type="string">
            <text:p text:style-name="P220">kulový blesk</text:p>
          </table:table-cell>
          <table:table-cell table:style-name="Tabulka1.A2" office:value-type="string">
            <text:p text:style-name="P221"><text:span text:style-name="T1113">1</text:span>k6 st</text:p>
          </table:table-cell>
          <table:table-cell table:style-name="Tabulka1.A2" office:value-type="string">
            <text:p text:style-name="P221"/>
          </table:table-cell>
          <table:table-cell table:style-name="Tabulka1.A2" office:value-type="string">
            <text:p text:style-name="P220">očarování rukavic</text:p>
          </table:table-cell>
          <table:table-cell table:style-name="Tabulka1.A2" office:value-type="string">
            <text:p text:style-name="P221"><text:span text:style-name="T1113">1</text:span>k6 st</text:p>
          </table:table-cell>
        </table:table-row>
        <table:table-row>
          <table:table-cell table:style-name="Tabulka1.A2" office:value-type="string">
            <text:p text:style-name="P220">lektvar ohnivého dechu</text:p>
          </table:table-cell>
          <table:table-cell table:style-name="Tabulka1.A2" office:value-type="string">
            <text:p text:style-name="P221"><text:span text:style-name="T1113">1</text:span>k6 st</text:p>
          </table:table-cell>
          <table:table-cell table:style-name="Tabulka1.A2" office:value-type="string">
            <text:p text:style-name="P221"/>
          </table:table-cell>
          <table:table-cell table:style-name="Tabulka1.A2" office:value-type="string">
            <text:p text:style-name="P220">přenos myšlenek</text:p>
          </table:table-cell>
          <table:table-cell table:style-name="Tabulka1.A2" office:value-type="string">
            <text:p text:style-name="P221"><text:span text:style-name="T1113">1</text:span>k6 st</text:p>
          </table:table-cell>
        </table:table-row>
        <table:table-row>
          <table:table-cell table:style-name="Tabulka1.A2" office:value-type="string">
            <text:p text:style-name="P220"><text:span text:style-name="T1399">l</text:span>ektvar <text:span text:style-name="T1399">regenerace</text:span></text:p>
          </table:table-cell>
          <table:table-cell table:style-name="Tabulka1.A2" office:value-type="string">
            <text:p text:style-name="P221"><text:span text:style-name="T1113">1</text:span>k6 zl</text:p>
          </table:table-cell>
          <table:table-cell table:style-name="Tabulka1.A2" office:value-type="string">
            <text:p text:style-name="P221"/>
          </table:table-cell>
          <table:table-cell table:style-name="Tabulka1.A2" office:value-type="string">
            <text:p text:style-name="P220">sérotvorný flakón</text:p>
          </table:table-cell>
          <table:table-cell table:style-name="Tabulka1.A2" office:value-type="string">
            <text:p text:style-name="P221"><text:span text:style-name="T1113">1</text:span>k6 st</text:p>
          </table:table-cell>
        </table:table-row>
        <table:table-row>
          <table:table-cell table:style-name="Tabulka1.A6" office:value-type="string">
            <text:p text:style-name="P222">mast na popáleniny</text:p>
          </table:table-cell>
          <table:table-cell table:style-name="Tabulka1.A6" office:value-type="string">
            <text:p text:style-name="P221"><text:span text:style-name="T1113">1</text:span>k6 zl</text:p>
          </table:table-cell>
          <table:table-cell table:style-name="Tabulka1.A6" office:value-type="string">
            <text:p text:style-name="P221"/>
          </table:table-cell>
          <table:table-cell table:style-name="Tabulka1.A6" office:value-type="string">
            <text:p text:style-name="P220">vzplanutí</text:p>
          </table:table-cell>
          <table:table-cell table:style-name="Tabulka1.A6" office:value-type="string">
            <text:p text:style-name="P221"><text:span text:style-name="T1113">1</text:span>k6 st</text:p>
          </table:table-cell>
        </table:table-row>
      </table:table>
      <text:p text:style-name="Table_20_Comment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80">Nemagické předměty s kartou</text:p>
          </table:table-cell>
          <table:covered-table-cell/>
          <table:covered-table-cell/>
          <table:covered-table-cell/>
          <table:covered-table-cell/>
        </table:table-row>
        <table:table-row>
          <table:table-cell table:style-name="Table1.A2" office:value-type="string">
            <text:p text:style-name="P220">amulet s bojovníkem</text:p>
          </table:table-cell>
          <table:table-cell table:style-name="Table1.A2" office:value-type="string">
            <text:p text:style-name="P201">1 zl</text:p>
          </table:table-cell>
          <table:table-cell table:style-name="Table1.A2" office:value-type="string">
            <text:p text:style-name="P202"/>
          </table:table-cell>
          <table:table-cell table:style-name="Table1.A2" office:value-type="string">
            <text:p text:style-name="P176">kovářské kladivo</text:p>
          </table:table-cell>
          <table:table-cell table:style-name="Table1.A2" office:value-type="string">
            <text:p text:style-name="P212">5 st</text:p>
          </table:table-cell>
        </table:table-row>
        <table:table-row>
          <table:table-cell table:style-name="Table1.A2" office:value-type="string">
            <text:p text:style-name="P220">čtvercová mince</text:p>
          </table:table-cell>
          <table:table-cell table:style-name="Table1.A2" office:value-type="string">
            <text:p text:style-name="P200">5 st</text:p>
          </table:table-cell>
          <table:table-cell table:style-name="Table1.A2" office:value-type="string">
            <text:p text:style-name="P178"/>
          </table:table-cell>
          <table:table-cell table:style-name="Table1.A2" office:value-type="string">
            <text:p text:style-name="P176">krátký luk</text:p>
          </table:table-cell>
          <table:table-cell table:style-name="Table1.A2" office:value-type="string">
            <text:p text:style-name="P202">3 st</text:p>
          </table:table-cell>
        </table:table-row>
        <table:table-row>
          <table:table-cell table:style-name="Table1.A2" office:value-type="string">
            <text:p text:style-name="P220">dlouhý luk</text:p>
          </table:table-cell>
          <table:table-cell table:style-name="Table1.A2" office:value-type="string">
            <text:p text:style-name="P200">1 zl</text:p>
          </table:table-cell>
          <table:table-cell table:style-name="Table1.A2" office:value-type="string">
            <text:p text:style-name="P175"/>
          </table:table-cell>
          <table:table-cell table:style-name="Table1.A2" office:value-type="string">
            <text:p text:style-name="P177">kyj</text:p>
          </table:table-cell>
          <table:table-cell table:style-name="Table1.A2" office:value-type="string">
            <text:p text:style-name="P274">2 mk</text:p>
          </table:table-cell>
        </table:table-row>
        <table:table-row>
          <table:table-cell table:style-name="Table1.A2" office:value-type="string">
            <text:p text:style-name="P220"><text:span text:style-name="T585">dřevěná krabička s hnědým práškem </text:span><text:span text:style-name="T586">(2 st za krabičku, 4 st za každou dávku prášku)</text:span></text:p>
          </table:table-cell>
          <table:table-cell table:style-name="Table1.A2" office:value-type="string">
            <text:p text:style-name="P225"><text:span text:style-name="T1116">4,</text:span><text:span text:style-name="T982">2 zl</text:span></text:p>
          </table:table-cell>
          <table:table-cell table:style-name="Table1.A2" office:value-type="string">
            <text:p text:style-name="P175"/>
          </table:table-cell>
          <table:table-cell table:style-name="Table1.A2" office:value-type="string">
            <text:p text:style-name="P176">lehká zbroj</text:p>
          </table:table-cell>
          <table:table-cell table:style-name="Table1.A2" office:value-type="string">
            <text:p text:style-name="P203">2 zl</text:p>
          </table:table-cell>
        </table:table-row>
        <table:table-row>
          <table:table-cell table:style-name="Table1.A2" office:value-type="string">
            <text:p text:style-name="P220">dvojruční kyj</text:p>
          </table:table-cell>
          <table:table-cell table:style-name="Table1.A2" office:value-type="string">
            <text:p text:style-name="P213">4 mk</text:p>
          </table:table-cell>
          <table:table-cell table:style-name="Table1.A2" office:value-type="string">
            <text:p text:style-name="P175"/>
          </table:table-cell>
          <table:table-cell table:style-name="Table1.A2" office:value-type="string">
            <text:p text:style-name="P176">meč</text:p>
          </table:table-cell>
          <table:table-cell table:style-name="Table1.A2" office:value-type="string">
            <text:p text:style-name="P204">1,5 zl</text:p>
          </table:table-cell>
        </table:table-row>
        <table:table-row>
          <table:table-cell table:style-name="Table1.A2" office:value-type="string">
            <text:p text:style-name="P220">dýka</text:p>
          </table:table-cell>
          <table:table-cell table:style-name="Table1.A2" office:value-type="string">
            <text:p text:style-name="P214">5 st</text:p>
          </table:table-cell>
          <table:table-cell table:style-name="Table1.A2" office:value-type="string">
            <text:p text:style-name="P175"/>
          </table:table-cell>
          <table:table-cell table:style-name="Table1.A2" office:value-type="string">
            <text:p text:style-name="P176">náhrdelník z polodrahokamů</text:p>
          </table:table-cell>
          <table:table-cell table:style-name="Table1.A2" office:value-type="string">
            <text:p text:style-name="P223">1 zl</text:p>
          </table:table-cell>
        </table:table-row>
        <table:table-row>
          <table:table-cell table:style-name="Table1.A2" office:value-type="string">
            <text:p text:style-name="P220">elfská dýka</text:p>
          </table:table-cell>
          <table:table-cell table:style-name="Table1.A2" office:value-type="string">
            <text:p text:style-name="P215">1 zl</text:p>
          </table:table-cell>
          <table:table-cell table:style-name="Table1.A2" office:value-type="string">
            <text:p text:style-name="P175"/>
          </table:table-cell>
          <table:table-cell table:style-name="Table1.A2" office:value-type="string">
            <text:p text:style-name="P176">náušnice s perlou</text:p>
          </table:table-cell>
          <table:table-cell table:style-name="Table1.A2" office:value-type="string">
            <text:p text:style-name="P205"><text:span text:style-name="T1118">1</text:span> zl</text:p>
          </table:table-cell>
        </table:table-row>
        <table:table-row>
          <table:table-cell table:style-name="Table1.A2" office:value-type="string">
            <text:p text:style-name="P220">elfská lucerna</text:p>
          </table:table-cell>
          <table:table-cell table:style-name="Table1.A2" office:value-type="string">
            <text:p text:style-name="P216">2 st</text:p>
          </table:table-cell>
          <table:table-cell table:style-name="Table1.A2" office:value-type="string">
            <text:p text:style-name="P175"/>
          </table:table-cell>
          <table:table-cell table:style-name="Table1.A2" office:value-type="string">
            <text:p text:style-name="P220">orkský štít</text:p>
          </table:table-cell>
          <table:table-cell table:style-name="Table1.A2" office:value-type="string">
            <text:p text:style-name="P206">4 st</text:p>
          </table:table-cell>
        </table:table-row>
        <table:table-row>
          <table:table-cell table:style-name="Table1.A2" office:value-type="string">
            <text:p text:style-name="P220">elfská lyra</text:p>
          </table:table-cell>
          <table:table-cell table:style-name="Table1.A2" office:value-type="string">
            <text:p text:style-name="P217">10 zl</text:p>
          </table:table-cell>
          <table:table-cell table:style-name="Table1.A2" office:value-type="string">
            <text:p text:style-name="P178"/>
          </table:table-cell>
          <table:table-cell table:style-name="Table1.A2" office:value-type="string">
            <text:p text:style-name="P176">pazourkový nůž</text:p>
          </table:table-cell>
          <table:table-cell table:style-name="Table1.A2" office:value-type="string">
            <text:p text:style-name="P207">2 mk</text:p>
          </table:table-cell>
        </table:table-row>
        <table:table-row>
          <table:table-cell table:style-name="Table1.A2" office:value-type="string">
            <text:p text:style-name="P220">elfský meč</text:p>
          </table:table-cell>
          <table:table-cell table:style-name="Table1.A2" office:value-type="string">
            <text:p text:style-name="P218">3 zl</text:p>
          </table:table-cell>
          <table:table-cell table:style-name="Table1.A2" office:value-type="string">
            <text:p text:style-name="P175"/>
          </table:table-cell>
          <table:table-cell table:style-name="Table1.A2" office:value-type="string">
            <text:p text:style-name="P176">průbojník</text:p>
          </table:table-cell>
          <table:table-cell table:style-name="Table1.A2" office:value-type="string">
            <text:p text:style-name="P224"><text:span text:style-name="T1117">2</text:span> st</text:p>
          </table:table-cell>
        </table:table-row>
        <table:table-row>
          <table:table-cell table:style-name="Table1.A2" office:value-type="string">
            <text:p text:style-name="P220">horský křišťál</text:p>
          </table:table-cell>
          <table:table-cell table:style-name="Table1.A2" office:value-type="string">
            <text:p text:style-name="P210">5 st</text:p>
          </table:table-cell>
          <table:table-cell table:style-name="Table1.A2" office:value-type="string">
            <text:p text:style-name="P175"/>
          </table:table-cell>
          <table:table-cell table:style-name="Table1.A2" office:value-type="string">
            <text:p text:style-name="P220">přesýpací hodiny</text:p>
          </table:table-cell>
          <table:table-cell table:style-name="Table1.A2" office:value-type="string">
            <text:p text:style-name="P208">2 zl</text:p>
          </table:table-cell>
        </table:table-row>
        <table:table-row>
          <table:table-cell table:style-name="Table1.A2" office:value-type="string">
            <text:p text:style-name="P220">kamenická palice</text:p>
          </table:table-cell>
          <table:table-cell table:style-name="Table1.A2" office:value-type="string">
            <text:p text:style-name="P212">2 st</text:p>
          </table:table-cell>
          <table:table-cell table:style-name="Table1.A2" office:value-type="string">
            <text:p text:style-name="P220"/>
          </table:table-cell>
          <table:table-cell table:style-name="Table1.A2" office:value-type="string">
            <text:p text:style-name="P220">stříbrná nit</text:p>
          </table:table-cell>
          <table:table-cell table:style-name="Table1.A2" office:value-type="string">
            <text:p text:style-name="P209">1 zl</text:p>
          </table:table-cell>
        </table:table-row>
        <table:table-row>
          <table:table-cell table:style-name="Table1.A2" office:value-type="string">
            <text:p text:style-name="P220">kamenická špice</text:p>
          </table:table-cell>
          <table:table-cell table:style-name="Table1.A2" office:value-type="string">
            <text:p text:style-name="P212">2 st</text:p>
          </table:table-cell>
          <table:table-cell table:style-name="Table1.A2" office:value-type="string">
            <text:p text:style-name="P220"/>
          </table:table-cell>
          <table:table-cell table:style-name="Table1.A2" office:value-type="string">
            <text:p text:style-name="P176">stříbrný inkoust</text:p>
          </table:table-cell>
          <table:table-cell table:style-name="Table1.A2" office:value-type="string">
            <text:p text:style-name="P210">2 zl</text:p>
          </table:table-cell>
        </table:table-row>
        <table:table-row>
          <table:table-cell table:style-name="Table1.A2" office:value-type="string">
            <text:p text:style-name="P220">kamenické dláto</text:p>
          </table:table-cell>
          <table:table-cell table:style-name="Table1.A2" office:value-type="string">
            <text:p text:style-name="P212">2 st</text:p>
          </table:table-cell>
          <table:table-cell table:style-name="Table1.A2" office:value-type="string">
            <text:p text:style-name="P220"/>
          </table:table-cell>
          <table:table-cell table:style-name="Table1.A2" office:value-type="string">
            <text:p text:style-name="P220">zlaté náušnice</text:p>
          </table:table-cell>
          <table:table-cell table:style-name="Table1.A2" office:value-type="string">
            <text:p text:style-name="P211">6 zl</text:p>
          </table:table-cell>
        </table:table-row>
        <table:table-row>
          <table:table-cell table:style-name="Table1.A16" office:value-type="string">
            <text:p text:style-name="P220">kamenná palice</text:p>
          </table:table-cell>
          <table:table-cell table:style-name="Table1.A16" office:value-type="string">
            <text:p text:style-name="P219"><text:span text:style-name="T1119">3</text:span> mk</text:p>
          </table:table-cell>
          <table:table-cell table:style-name="Table1.A16" office:value-type="string">
            <text:p text:style-name="P219"/>
          </table:table-cell>
          <table:table-cell table:style-name="Table1.A16" office:value-type="string">
            <text:p text:style-name="P176"/>
          </table:table-cell>
          <table:table-cell table:style-name="Table1.A16" office:value-type="string">
            <text:p text:style-name="P211"/>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79">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96">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93"><text:span text:style-name="T981">2</text:span> st</text:p>
          </table:table-cell>
        </table:table-row>
        <table:table-row>
          <table:table-cell table:style-name="Table2.A2" office:value-type="string">
            <text:p text:style-name="Table_20_Contents">dřevěná flétna</text:p>
          </table:table-cell>
          <table:table-cell table:style-name="Table2.A2" office:value-type="string">
            <text:p text:style-name="P183">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92"><text:span text:style-name="T981">2</text:span> st</text:p>
          </table:table-cell>
        </table:table-row>
        <table:table-row>
          <table:table-cell table:style-name="Table2.A2" office:value-type="string">
            <text:p text:style-name="Table_20_Contents">hrst klínků</text:p>
          </table:table-cell>
          <table:table-cell table:style-name="Table2.A2" office:value-type="string">
            <text:p text:style-name="P195">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98">1 zl</text:p>
          </table:table-cell>
        </table:table-row>
        <table:table-row>
          <table:table-cell table:style-name="Table2.A2" office:value-type="string">
            <text:p text:style-name="Table_20_Contents">keramická miska</text:p>
          </table:table-cell>
          <table:table-cell table:style-name="Table2.A2" office:value-type="string">
            <text:p text:style-name="P190">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92"><text:span text:style-name="T981">2</text:span> st</text:p>
          </table:table-cell>
        </table:table-row>
        <table:table-row>
          <table:table-cell table:style-name="Table2.A2" office:value-type="string">
            <text:p text:style-name="Table_20_Contents">keramický talíř</text:p>
          </table:table-cell>
          <table:table-cell table:style-name="Table2.A2" office:value-type="string">
            <text:p text:style-name="P190">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82"><text:span text:style-name="T981">2</text:span> st</text:p>
          </table:table-cell>
        </table:table-row>
        <table:table-row>
          <table:table-cell table:style-name="Table2.A2" office:value-type="string">
            <text:p text:style-name="Table_20_Contents">kleště</text:p>
          </table:table-cell>
          <table:table-cell table:style-name="Table2.A2" office:value-type="string">
            <text:p text:style-name="P192"><text:span text:style-name="T981">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89">1 st</text:p>
          </table:table-cell>
        </table:table-row>
        <table:table-row>
          <table:table-cell table:style-name="Table2.A2" office:value-type="string">
            <text:p text:style-name="Table_20_Contents">kožené pouzdro na svitky</text:p>
          </table:table-cell>
          <table:table-cell table:style-name="Table2.A2" office:value-type="string">
            <text:p text:style-name="P185">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93"><text:span text:style-name="T981">2</text:span> st</text:p>
          </table:table-cell>
        </table:table-row>
        <table:table-row>
          <table:table-cell table:style-name="Table2.A2" office:value-type="string">
            <text:p text:style-name="Table_20_Contents">kružítko</text:p>
          </table:table-cell>
          <table:table-cell table:style-name="Table2.A2" office:value-type="string">
            <text:p text:style-name="P194"><text:span text:style-name="T981">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82"><text:span text:style-name="T981">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97">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84">1 st</text:p>
          </table:table-cell>
        </table:table-row>
        <table:table-row>
          <table:table-cell table:style-name="Table2.A2" office:value-type="string">
            <text:p text:style-name="Table_20_Contents">léčitelské potřeby</text:p>
          </table:table-cell>
          <table:table-cell table:style-name="Table2.A2" office:value-type="string">
            <text:p text:style-name="P184">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87"><text:span text:style-name="T1115">1</text:span> zl</text:p>
          </table:table-cell>
        </table:table-row>
        <table:table-row>
          <table:table-cell table:style-name="Table2.A2" office:value-type="string">
            <text:p text:style-name="Table_20_Contents">lehká orkská zbroj</text:p>
          </table:table-cell>
          <table:table-cell table:style-name="Table2.A2" office:value-type="string">
            <text:p text:style-name="P199">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91">4 st</text:p>
          </table:table-cell>
        </table:table-row>
        <table:table-row>
          <table:table-cell table:style-name="Table2.A2" office:value-type="string">
            <text:p text:style-name="Table_20_Contents">malá kovadlina</text:p>
          </table:table-cell>
          <table:table-cell table:style-name="Table2.A2" office:value-type="string">
            <text:p text:style-name="P188">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91">6 st</text:p>
          </table:table-cell>
        </table:table-row>
        <table:table-row>
          <table:table-cell table:style-name="Table2.A2" office:value-type="string">
            <text:p text:style-name="Table_20_Contents">malý železný vozík</text:p>
          </table:table-cell>
          <table:table-cell table:style-name="Table2.A2" office:value-type="string">
            <text:p text:style-name="P188">5 st</text:p>
          </table:table-cell>
          <table:table-cell table:style-name="Table2.A2" office:value-type="string">
            <text:p text:style-name="Table_20_Contents"/>
          </table:table-cell>
          <table:table-cell table:style-name="Table2.A2" office:value-type="string">
            <text:p text:style-name="P170">vlčí mor <text:span text:style-name="T1114">(1 dávka)</text:span></text:p>
          </table:table-cell>
          <table:table-cell table:style-name="Table2.A2" office:value-type="string">
            <text:p text:style-name="P181">5 st</text:p>
          </table:table-cell>
        </table:table-row>
        <table:table-row>
          <table:table-cell table:style-name="Table2.A2" office:value-type="string">
            <text:p text:style-name="Table_20_Contents">mosazný svícen</text:p>
          </table:table-cell>
          <table:table-cell table:style-name="Table2.A2" office:value-type="string">
            <text:p text:style-name="P186">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82">2 st</text:p>
          </table:table-cell>
        </table:table-row>
        <table:table-row>
          <table:table-cell table:style-name="Table2.A16" office:value-type="string">
            <text:p text:style-name="Table_20_Contents">nůžky</text:p>
          </table:table-cell>
          <table:table-cell table:style-name="Table2.A16" office:value-type="string">
            <text:p text:style-name="P182"><text:span text:style-name="T981">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93"><text:span text:style-name="T981">2</text:span> st</text:p>
          </table:table-cell>
        </table:table-row>
      </table:table>
      <text:p text:style-name="P170"/>
      <text:p text:style-name="P171">Obraz<text:span text:style-name="T1401"> (z místnosti C 15) (asi tak 2 zl – o něco víc než meč).</text:span></text:p>
      <text:p text:style-name="P172">Zámek z obyčejných dveří <text:span text:style-name="T1403">8 st, bez klíče 6 st</text:span></text:p>
      <text:p text:style-name="P172">Zámek z bytelných dveří <text:span text:style-name="T1403">12 st, bez klíče 10 st</text:span></text:p>
      <text:p text:style-name="P172">Vnitřní zámek z truhly (bez klíče) <text:span text:style-name="T1403">6 st</text:span></text:p>
      <text:p text:style-name="P172">Visací zámek z truhly (bez klíče) <text:span text:style-name="T1403">6 st</text:span></text:p>
      <text:p text:style-name="P172"/>
      <text:p text:style-name="P173">šípy 2 mk za každý</text:p>
      <text:p text:style-name="P172">lucerna na svíci 1 st</text:p>
      <text:p text:style-name="P172">lano (5 metrů)2 st</text:p>
      <text:p text:style-name="P172"/>
      <text:p text:style-name="P172">lehkou orkskou zbroj</text:p>
      <text:p text:style-name="P172">měch na vodu (orkský)</text:p>
      <text:p text:style-name="P172">měch s pálenkou</text:p>
      <text:p text:style-name="P172">pytlík se sušeným masem</text:p>
      <text:p text:style-name="P172"/>
      <text:p text:style-name="P172">dřevěný pohár</text:p>
      <text:p text:style-name="P172">dřevěná miska</text:p>
      <text:p text:style-name="P172">torna</text:p>
      <text:p text:style-name="P172">pokrývka</text:p>
      <text:p text:style-name="P172">křesadlo</text:p>
      <text:p text:style-name="P172">trvanlivé jídlo</text:p>
      <text:p text:style-name="P172">lojové svíce</text:p>
      <text:p text:style-name="P172">celta</text:p>
      <text:p text:style-name="P172"><text:soft-page-break/>potrhaný oděv bohatého měšťana</text:p>
      <text:p text:style-name="P172"/>
      <text:p text:style-name="P172">A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header-left>
        <text:p text:style-name="Header_20_left"/>
      </style:header-left>
      <style:footer>
        <text:p text:style-name="MP2"><text:chapter text:display="name" text:outline-level="3">C1 – ústí chodby do studny</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2"><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2T23:08:41.331000000</dc:date>
    <meta:print-date>2113-01-01T00:00:00</meta:print-date>
    <meta:editing-cycles>14153</meta:editing-cycles>
    <meta:editing-duration>P39DT2H30M44S</meta:editing-duration>
    <meta:generator>LibreOffice/6.0.5.2$Windows_X86_64 LibreOffice_project/54c8cbb85f300ac59db32fe8a675ff7683cd5a16</meta:generator>
    <meta:document-statistic meta:table-count="3" meta:image-count="0" meta:object-count="0" meta:page-count="64" meta:paragraph-count="885" meta:word-count="10565" meta:character-count="60517" meta:non-whitespace-character-count="51185"/>
  </office:meta>
</office:document-meta>
</file>